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repli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33:56.25565" calcext:value-type="date">
            <text:p>2017-08-29 23:33:56</text:p>
          </table:table-cell>
          <table:table-cell office:value-type="string" calcext:value-type="string">
            <text:p>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29T23:33:58" calcext:value-type="date">
            <text:p>2017-08-29 23:33:58</text:p>
          </table:table-cell>
          <table:table-cell office:value-type="string" calcext:value-type="string">
            <text:p>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29T23:33:59.74435" calcext:value-type="date">
            <text:p>2017-08-29 23:34:00</text:p>
          </table:table-cell>
          <table:table-cell office:value-type="string" calcext:value-type="string">
            <text:p>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7-08-29T23:34:01.488699" calcext:value-type="date">
            <text:p>2017-08-29 23:34:01</text:p>
          </table:table-cell>
          <table:table-cell office:value-type="string" calcext:value-type="string">
            <text:p>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34:03.233049" calcext:value-type="date">
            <text:p>2017-08-29 23:34:03</text:p>
          </table:table-cell>
          <table:table-cell office:value-type="string" calcext:value-type="string">
            <text:p>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29T23:34:04.977399" calcext:value-type="date">
            <text:p>2017-08-29 23:34:05</text:p>
          </table:table-cell>
          <table:table-cell office:value-type="string" calcext:value-type="string">
            <text:p>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7-08-29T23:34:06.721749" calcext:value-type="date">
            <text:p>2017-08-29 23:34:07</text:p>
          </table:table-cell>
          <table:table-cell office:value-type="string" calcext:value-type="string">
            <text:p>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29T23:34:08.466098" calcext:value-type="date">
            <text:p>2017-08-29 23:34:08</text:p>
          </table:table-cell>
          <table:table-cell office:value-type="string" calcext:value-type="string">
            <text:p>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29T23:34:10.210448" calcext:value-type="date">
            <text:p>2017-08-29 23:34:10</text:p>
          </table:table-cell>
          <table:table-cell office:value-type="string" calcext:value-type="string">
            <text:p>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29T23:34:11.954798" calcext:value-type="date">
            <text:p>2017-08-29 23:34:12</text:p>
          </table:table-cell>
          <table:table-cell office:value-type="string" calcext:value-type="string">
            <text:p>1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29T23:34:13.699147" calcext:value-type="date">
            <text:p>2017-08-29 23:34:14</text:p>
          </table:table-cell>
          <table:table-cell office:value-type="string" calcext:value-type="string">
            <text:p>1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34:15.443497" calcext:value-type="date">
            <text:p>2017-08-29 23:34:15</text:p>
          </table:table-cell>
          <table:table-cell office:value-type="string" calcext:value-type="string">
            <text:p>1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34:17.187847" calcext:value-type="date">
            <text:p>2017-08-29 23:34:17</text:p>
          </table:table-cell>
          <table:table-cell office:value-type="string" calcext:value-type="string">
            <text:p>1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29T23:34:18.932196" calcext:value-type="date">
            <text:p>2017-08-29 23:34:19</text:p>
          </table:table-cell>
          <table:table-cell office:value-type="string" calcext:value-type="string">
            <text:p>1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29T23:34:20.676546" calcext:value-type="date">
            <text:p>2017-08-29 23:34:21</text:p>
          </table:table-cell>
          <table:table-cell office:value-type="string" calcext:value-type="string">
            <text:p>1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29T23:34:22.420896" calcext:value-type="date">
            <text:p>2017-08-29 23:34:22</text:p>
          </table:table-cell>
          <table:table-cell office:value-type="string" calcext:value-type="string">
            <text:p>1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29T23:34:24.165246" calcext:value-type="date">
            <text:p>2017-08-29 23:34:24</text:p>
          </table:table-cell>
          <table:table-cell office:value-type="string" calcext:value-type="string">
            <text:p>1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29T23:34:25.909595" calcext:value-type="date">
            <text:p>2017-08-29 23:34:26</text:p>
          </table:table-cell>
          <table:table-cell office:value-type="string" calcext:value-type="string">
            <text:p>18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34:27.653945" calcext:value-type="date">
            <text:p>2017-08-29 23:34:28</text:p>
          </table:table-cell>
          <table:table-cell office:value-type="string" calcext:value-type="string">
            <text:p>1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29T23:34:29.398295" calcext:value-type="date">
            <text:p>2017-08-29 23:34:29</text:p>
          </table:table-cell>
          <table:table-cell office:value-type="string" calcext:value-type="string">
            <text:p>2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29T23:34:31.142644" calcext:value-type="date">
            <text:p>2017-08-29 23:34:31</text:p>
          </table:table-cell>
          <table:table-cell office:value-type="string" calcext:value-type="string">
            <text:p>2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29T23:34:32.886994" calcext:value-type="date">
            <text:p>2017-08-29 23:34:33</text:p>
          </table:table-cell>
          <table:table-cell office:value-type="string" calcext:value-type="string">
            <text:p>2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34:34.631344" calcext:value-type="date">
            <text:p>2017-08-29 23:34:35</text:p>
          </table:table-cell>
          <table:table-cell office:value-type="string" calcext:value-type="string">
            <text:p>2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29T23:34:36.375693" calcext:value-type="date">
            <text:p>2017-08-29 23:34:36</text:p>
          </table:table-cell>
          <table:table-cell office:value-type="string" calcext:value-type="string">
            <text:p>2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29T23:34:38.120043" calcext:value-type="date">
            <text:p>2017-08-29 23:34:38</text:p>
          </table:table-cell>
          <table:table-cell office:value-type="string" calcext:value-type="string">
            <text:p>2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7-08-29T23:34:39.864393" calcext:value-type="date">
            <text:p>2017-08-29 23:34:40</text:p>
          </table:table-cell>
          <table:table-cell office:value-type="string" calcext:value-type="string">
            <text:p>2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29T23:34:41.608743" calcext:value-type="date">
            <text:p>2017-08-29 23:34:42</text:p>
          </table:table-cell>
          <table:table-cell office:value-type="string" calcext:value-type="string">
            <text:p>2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29T23:34:43.353092" calcext:value-type="date">
            <text:p>2017-08-29 23:34:43</text:p>
          </table:table-cell>
          <table:table-cell office:value-type="string" calcext:value-type="string">
            <text:p>2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7-08-29T23:34:45.097442" calcext:value-type="date">
            <text:p>2017-08-29 23:34:45</text:p>
          </table:table-cell>
          <table:table-cell office:value-type="string" calcext:value-type="string">
            <text:p>2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29T23:34:46.841792" calcext:value-type="date">
            <text:p>2017-08-29 23:34:47</text:p>
          </table:table-cell>
          <table:table-cell office:value-type="string" calcext:value-type="string">
            <text:p>3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34:48.586141" calcext:value-type="date">
            <text:p>2017-08-29 23:34:49</text:p>
          </table:table-cell>
          <table:table-cell office:value-type="string" calcext:value-type="string">
            <text:p>3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34:50.330491" calcext:value-type="date">
            <text:p>2017-08-29 23:34:50</text:p>
          </table:table-cell>
          <table:table-cell office:value-type="string" calcext:value-type="string">
            <text:p>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34:52.074841" calcext:value-type="date">
            <text:p>2017-08-29 23:34:52</text:p>
          </table:table-cell>
          <table:table-cell office:value-type="string" calcext:value-type="string">
            <text:p>3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34:53.81919" calcext:value-type="date">
            <text:p>2017-08-29 23:34:54</text:p>
          </table:table-cell>
          <table:table-cell office:value-type="string" calcext:value-type="string">
            <text:p>3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29T23:34:55.56354" calcext:value-type="date">
            <text:p>2017-08-29 23:34:56</text:p>
          </table:table-cell>
          <table:table-cell office:value-type="string" calcext:value-type="string">
            <text:p>3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34:57.30789" calcext:value-type="date">
            <text:p>2017-08-29 23:34:57</text:p>
          </table:table-cell>
          <table:table-cell office:value-type="string" calcext:value-type="string">
            <text:p>3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7-08-29T23:34:59.052239" calcext:value-type="date">
            <text:p>2017-08-29 23:34:59</text:p>
          </table:table-cell>
          <table:table-cell office:value-type="string" calcext:value-type="string">
            <text:p>3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29T23:35:00.796589" calcext:value-type="date">
            <text:p>2017-08-29 23:35:01</text:p>
          </table:table-cell>
          <table:table-cell office:value-type="string" calcext:value-type="string">
            <text:p>3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7-08-29T23:35:02.540939" calcext:value-type="date">
            <text:p>2017-08-29 23:35:03</text:p>
          </table:table-cell>
          <table:table-cell office:value-type="string" calcext:value-type="string">
            <text:p>3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29T23:35:04.285289" calcext:value-type="date">
            <text:p>2017-08-29 23:35:04</text:p>
          </table:table-cell>
          <table:table-cell office:value-type="string" calcext:value-type="string">
            <text:p>4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35:06.029638" calcext:value-type="date">
            <text:p>2017-08-29 23:35:06</text:p>
          </table:table-cell>
          <table:table-cell office:value-type="string" calcext:value-type="string">
            <text:p>4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35:07.773988" calcext:value-type="date">
            <text:p>2017-08-29 23:35:08</text:p>
          </table:table-cell>
          <table:table-cell office:value-type="string" calcext:value-type="string">
            <text:p>4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8-29T23:35:09.518338" calcext:value-type="date">
            <text:p>2017-08-29 23:35:10</text:p>
          </table:table-cell>
          <table:table-cell office:value-type="string" calcext:value-type="string">
            <text:p>4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29T23:35:11.262687" calcext:value-type="date">
            <text:p>2017-08-29 23:35:11</text:p>
          </table:table-cell>
          <table:table-cell office:value-type="string" calcext:value-type="string">
            <text:p>4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7-08-29T23:35:13.007037" calcext:value-type="date">
            <text:p>2017-08-29 23:35:13</text:p>
          </table:table-cell>
          <table:table-cell office:value-type="string" calcext:value-type="string">
            <text:p>4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29T23:35:14.751387" calcext:value-type="date">
            <text:p>2017-08-29 23:35:15</text:p>
          </table:table-cell>
          <table:table-cell office:value-type="string" calcext:value-type="string">
            <text:p>4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29T23:35:16.495736" calcext:value-type="date">
            <text:p>2017-08-29 23:35:16</text:p>
          </table:table-cell>
          <table:table-cell office:value-type="string" calcext:value-type="string">
            <text:p>4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29T23:35:18.240086" calcext:value-type="date">
            <text:p>2017-08-29 23:35:18</text:p>
          </table:table-cell>
          <table:table-cell office:value-type="string" calcext:value-type="string">
            <text:p>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29T23:35:19.984436" calcext:value-type="date">
            <text:p>2017-08-29 23:35:20</text:p>
          </table:table-cell>
          <table:table-cell office:value-type="string" calcext:value-type="string">
            <text:p>4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29T23:35:21.728786" calcext:value-type="date">
            <text:p>2017-08-29 23:35:22</text:p>
          </table:table-cell>
          <table:table-cell office:value-type="string" calcext:value-type="string">
            <text:p>5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29T23:35:23.473135" calcext:value-type="date">
            <text:p>2017-08-29 23:35:23</text:p>
          </table:table-cell>
          <table:table-cell office:value-type="string" calcext:value-type="string">
            <text:p>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29T23:35:25.217485" calcext:value-type="date">
            <text:p>2017-08-29 23:35:25</text:p>
          </table:table-cell>
          <table:table-cell office:value-type="string" calcext:value-type="string">
            <text:p>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29T23:35:26.961835" calcext:value-type="date">
            <text:p>2017-08-29 23:35:27</text:p>
          </table:table-cell>
          <table:table-cell office:value-type="string" calcext:value-type="string">
            <text:p>5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29T23:35:28.706184" calcext:value-type="date">
            <text:p>2017-08-29 23:35:29</text:p>
          </table:table-cell>
          <table:table-cell office:value-type="string" calcext:value-type="string">
            <text:p>5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29T23:35:30.450534" calcext:value-type="date">
            <text:p>2017-08-29 23:35:30</text:p>
          </table:table-cell>
          <table:table-cell office:value-type="string" calcext:value-type="string">
            <text:p>5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7-08-29T23:35:32.194884" calcext:value-type="date">
            <text:p>2017-08-29 23:35:32</text:p>
          </table:table-cell>
          <table:table-cell office:value-type="string" calcext:value-type="string">
            <text:p>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29T23:35:33.939233" calcext:value-type="date">
            <text:p>2017-08-29 23:35:34</text:p>
          </table:table-cell>
          <table:table-cell office:value-type="string" calcext:value-type="string">
            <text:p>5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29T23:35:35.683583" calcext:value-type="date">
            <text:p>2017-08-29 23:35:36</text:p>
          </table:table-cell>
          <table:table-cell office:value-type="string" calcext:value-type="string">
            <text:p>5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29T23:35:37.427933" calcext:value-type="date">
            <text:p>2017-08-29 23:35:37</text:p>
          </table:table-cell>
          <table:table-cell office:value-type="string" calcext:value-type="string">
            <text:p>5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35:39.172283" calcext:value-type="date">
            <text:p>2017-08-29 23:35:39</text:p>
          </table:table-cell>
          <table:table-cell office:value-type="string" calcext:value-type="string">
            <text:p>6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35:40.916632" calcext:value-type="date">
            <text:p>2017-08-29 23:35:41</text:p>
          </table:table-cell>
          <table:table-cell office:value-type="string" calcext:value-type="string">
            <text:p>6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29T23:35:42.660982" calcext:value-type="date">
            <text:p>2017-08-29 23:35:43</text:p>
          </table:table-cell>
          <table:table-cell office:value-type="string" calcext:value-type="string">
            <text:p>6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29T23:35:44.405332" calcext:value-type="date">
            <text:p>2017-08-29 23:35:44</text:p>
          </table:table-cell>
          <table:table-cell office:value-type="string" calcext:value-type="string">
            <text:p>6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8-29T23:35:46.149681" calcext:value-type="date">
            <text:p>2017-08-29 23:35:46</text:p>
          </table:table-cell>
          <table:table-cell office:value-type="string" calcext:value-type="string">
            <text:p>64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35:47.894031" calcext:value-type="date">
            <text:p>2017-08-29 23:35:48</text:p>
          </table:table-cell>
          <table:table-cell office:value-type="string" calcext:value-type="string">
            <text:p>6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35:49.638381" calcext:value-type="date">
            <text:p>2017-08-29 23:35:50</text:p>
          </table:table-cell>
          <table:table-cell office:value-type="string" calcext:value-type="string">
            <text:p>6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29T23:35:51.38273" calcext:value-type="date">
            <text:p>2017-08-29 23:35:51</text:p>
          </table:table-cell>
          <table:table-cell office:value-type="string" calcext:value-type="string">
            <text:p>67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29T23:35:53.12708" calcext:value-type="date">
            <text:p>2017-08-29 23:35:53</text:p>
          </table:table-cell>
          <table:table-cell office:value-type="string" calcext:value-type="string">
            <text:p>6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7-08-29T23:35:54.87143" calcext:value-type="date">
            <text:p>2017-08-29 23:35:55</text:p>
          </table:table-cell>
          <table:table-cell office:value-type="string" calcext:value-type="string">
            <text:p>6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35:56.615779" calcext:value-type="date">
            <text:p>2017-08-29 23:35:57</text:p>
          </table:table-cell>
          <table:table-cell office:value-type="string" calcext:value-type="string">
            <text:p>70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29T23:35:58.360129" calcext:value-type="date">
            <text:p>2017-08-29 23:35:58</text:p>
          </table:table-cell>
          <table:table-cell office:value-type="string" calcext:value-type="string">
            <text:p>7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29T23:36:00.104479" calcext:value-type="date">
            <text:p>2017-08-29 23:36:00</text:p>
          </table:table-cell>
          <table:table-cell office:value-type="string" calcext:value-type="string">
            <text:p>7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36:01.848829" calcext:value-type="date">
            <text:p>2017-08-29 23:36:02</text:p>
          </table:table-cell>
          <table:table-cell office:value-type="string" calcext:value-type="string">
            <text:p>7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29T23:36:03.593178" calcext:value-type="date">
            <text:p>2017-08-29 23:36:04</text:p>
          </table:table-cell>
          <table:table-cell office:value-type="string" calcext:value-type="string">
            <text:p>7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36:05.337528" calcext:value-type="date">
            <text:p>2017-08-29 23:36:05</text:p>
          </table:table-cell>
          <table:table-cell office:value-type="string" calcext:value-type="string">
            <text:p>7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29T23:36:07.081878" calcext:value-type="date">
            <text:p>2017-08-29 23:36:07</text:p>
          </table:table-cell>
          <table:table-cell office:value-type="string" calcext:value-type="string">
            <text:p>76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29T23:36:08.826227" calcext:value-type="date">
            <text:p>2017-08-29 23:36:09</text:p>
          </table:table-cell>
          <table:table-cell office:value-type="string" calcext:value-type="string">
            <text:p>7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36:10.570577" calcext:value-type="date">
            <text:p>2017-08-29 23:36:11</text:p>
          </table:table-cell>
          <table:table-cell office:value-type="string" calcext:value-type="string">
            <text:p>7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36:12.314927" calcext:value-type="date">
            <text:p>2017-08-29 23:36:12</text:p>
          </table:table-cell>
          <table:table-cell office:value-type="string" calcext:value-type="string">
            <text:p>7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29T23:36:14.059276" calcext:value-type="date">
            <text:p>2017-08-29 23:36:14</text:p>
          </table:table-cell>
          <table:table-cell office:value-type="string" calcext:value-type="string">
            <text:p>8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29T23:36:15.803626" calcext:value-type="date">
            <text:p>2017-08-29 23:36:16</text:p>
          </table:table-cell>
          <table:table-cell office:value-type="string" calcext:value-type="string">
            <text:p>8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29T23:36:17.547976" calcext:value-type="date">
            <text:p>2017-08-29 23:36:18</text:p>
          </table:table-cell>
          <table:table-cell office:value-type="string" calcext:value-type="string">
            <text:p>8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36:19.292326" calcext:value-type="date">
            <text:p>2017-08-29 23:36:19</text:p>
          </table:table-cell>
          <table:table-cell office:value-type="string" calcext:value-type="string">
            <text:p>8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29T23:36:21.036675" calcext:value-type="date">
            <text:p>2017-08-29 23:36:21</text:p>
          </table:table-cell>
          <table:table-cell office:value-type="string" calcext:value-type="string">
            <text:p>8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29T23:36:22.781025" calcext:value-type="date">
            <text:p>2017-08-29 23:36:23</text:p>
          </table:table-cell>
          <table:table-cell office:value-type="string" calcext:value-type="string">
            <text:p>8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8-29T23:36:24.525375" calcext:value-type="date">
            <text:p>2017-08-29 23:36:25</text:p>
          </table:table-cell>
          <table:table-cell office:value-type="string" calcext:value-type="string">
            <text:p>8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29T23:36:26.269724" calcext:value-type="date">
            <text:p>2017-08-29 23:36:26</text:p>
          </table:table-cell>
          <table:table-cell office:value-type="string" calcext:value-type="string">
            <text:p>8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7-08-29T23:36:28.014074" calcext:value-type="date">
            <text:p>2017-08-29 23:36:28</text:p>
          </table:table-cell>
          <table:table-cell office:value-type="string" calcext:value-type="string">
            <text:p>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36:29.758424" calcext:value-type="date">
            <text:p>2017-08-29 23:36:30</text:p>
          </table:table-cell>
          <table:table-cell office:value-type="string" calcext:value-type="string">
            <text:p>8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7-08-29T23:36:31.502773" calcext:value-type="date">
            <text:p>2017-08-29 23:36:32</text:p>
          </table:table-cell>
          <table:table-cell office:value-type="string" calcext:value-type="string">
            <text:p>9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7-08-29T23:36:33.247123" calcext:value-type="date">
            <text:p>2017-08-29 23:36:33</text:p>
          </table:table-cell>
          <table:table-cell office:value-type="string" calcext:value-type="string">
            <text:p>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36:34.991473" calcext:value-type="date">
            <text:p>2017-08-29 23:36:35</text:p>
          </table:table-cell>
          <table:table-cell office:value-type="string" calcext:value-type="string">
            <text:p>9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29T23:36:36.735823" calcext:value-type="date">
            <text:p>2017-08-29 23:36:37</text:p>
          </table:table-cell>
          <table:table-cell office:value-type="string" calcext:value-type="string">
            <text:p>9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7-08-29T23:36:38.480172" calcext:value-type="date">
            <text:p>2017-08-29 23:36:38</text:p>
          </table:table-cell>
          <table:table-cell office:value-type="string" calcext:value-type="string">
            <text:p>9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29T23:36:40.224522" calcext:value-type="date">
            <text:p>2017-08-29 23:36:40</text:p>
          </table:table-cell>
          <table:table-cell office:value-type="string" calcext:value-type="string">
            <text:p>9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29T23:36:41.968872" calcext:value-type="date">
            <text:p>2017-08-29 23:36:42</text:p>
          </table:table-cell>
          <table:table-cell office:value-type="string" calcext:value-type="string">
            <text:p>9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7-08-29T23:36:43.713221" calcext:value-type="date">
            <text:p>2017-08-29 23:36:44</text:p>
          </table:table-cell>
          <table:table-cell office:value-type="string" calcext:value-type="string">
            <text:p>9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29T23:36:45.457571" calcext:value-type="date">
            <text:p>2017-08-29 23:36:45</text:p>
          </table:table-cell>
          <table:table-cell office:value-type="string" calcext:value-type="string">
            <text:p>9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29T23:36:47.201921" calcext:value-type="date">
            <text:p>2017-08-29 23:36:47</text:p>
          </table:table-cell>
          <table:table-cell office:value-type="string" calcext:value-type="string">
            <text:p>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29T23:36:48.94627" calcext:value-type="date">
            <text:p>2017-08-29 23:36:49</text:p>
          </table:table-cell>
          <table:table-cell office:value-type="string" calcext:value-type="string">
            <text:p>10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29T23:36:50.69062" calcext:value-type="date">
            <text:p>2017-08-29 23:36:51</text:p>
          </table:table-cell>
          <table:table-cell office:value-type="string" calcext:value-type="string">
            <text:p>1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29T23:36:52.43497" calcext:value-type="date">
            <text:p>2017-08-29 23:36:52</text:p>
          </table:table-cell>
          <table:table-cell office:value-type="string" calcext:value-type="string">
            <text:p>10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29T23:36:54.179319" calcext:value-type="date">
            <text:p>2017-08-29 23:36:54</text:p>
          </table:table-cell>
          <table:table-cell office:value-type="string" calcext:value-type="string">
            <text:p>10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36:55.923669" calcext:value-type="date">
            <text:p>2017-08-29 23:36:56</text:p>
          </table:table-cell>
          <table:table-cell office:value-type="string" calcext:value-type="string">
            <text:p>10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7-08-29T23:36:57.668019" calcext:value-type="date">
            <text:p>2017-08-29 23:36:58</text:p>
          </table:table-cell>
          <table:table-cell office:value-type="string" calcext:value-type="string">
            <text:p>10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29T23:36:59.412369" calcext:value-type="date">
            <text:p>2017-08-29 23:36:59</text:p>
          </table:table-cell>
          <table:table-cell office:value-type="string" calcext:value-type="string">
            <text:p>10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29T23:37:01.156718" calcext:value-type="date">
            <text:p>2017-08-29 23:37:01</text:p>
          </table:table-cell>
          <table:table-cell office:value-type="string" calcext:value-type="string">
            <text:p>10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7-08-29T23:37:02.901068" calcext:value-type="date">
            <text:p>2017-08-29 23:37:03</text:p>
          </table:table-cell>
          <table:table-cell office:value-type="string" calcext:value-type="string">
            <text:p>10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8-29T23:37:04.645418" calcext:value-type="date">
            <text:p>2017-08-29 23:37:05</text:p>
          </table:table-cell>
          <table:table-cell office:value-type="string" calcext:value-type="string">
            <text:p>10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29T23:37:06.389767" calcext:value-type="date">
            <text:p>2017-08-29 23:37:06</text:p>
          </table:table-cell>
          <table:table-cell office:value-type="string" calcext:value-type="string">
            <text:p>11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7-08-29T23:37:08.134117" calcext:value-type="date">
            <text:p>2017-08-29 23:37:08</text:p>
          </table:table-cell>
          <table:table-cell office:value-type="string" calcext:value-type="string">
            <text:p>11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7-08-29T23:37:09.878467" calcext:value-type="date">
            <text:p>2017-08-29 23:37:10</text:p>
          </table:table-cell>
          <table:table-cell office:value-type="string" calcext:value-type="string">
            <text:p>11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29T23:37:11.622816" calcext:value-type="date">
            <text:p>2017-08-29 23:37:12</text:p>
          </table:table-cell>
          <table:table-cell office:value-type="string" calcext:value-type="string">
            <text:p>11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7-08-29T23:37:13.367166" calcext:value-type="date">
            <text:p>2017-08-29 23:37:13</text:p>
          </table:table-cell>
          <table:table-cell office:value-type="string" calcext:value-type="string">
            <text:p>11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29T23:37:15.111516" calcext:value-type="date">
            <text:p>2017-08-29 23:37:15</text:p>
          </table:table-cell>
          <table:table-cell office:value-type="string" calcext:value-type="string">
            <text:p>11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29T23:37:16.855866" calcext:value-type="date">
            <text:p>2017-08-29 23:37:17</text:p>
          </table:table-cell>
          <table:table-cell office:value-type="string" calcext:value-type="string">
            <text:p>11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29T23:37:18.600215" calcext:value-type="date">
            <text:p>2017-08-29 23:37:19</text:p>
          </table:table-cell>
          <table:table-cell office:value-type="string" calcext:value-type="string">
            <text:p>11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08-29T23:37:20.344565" calcext:value-type="date">
            <text:p>2017-08-29 23:37:20</text:p>
          </table:table-cell>
          <table:table-cell office:value-type="string" calcext:value-type="string">
            <text:p>11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29T23:37:22.088915" calcext:value-type="date">
            <text:p>2017-08-29 23:37:22</text:p>
          </table:table-cell>
          <table:table-cell office:value-type="string" calcext:value-type="string">
            <text:p>11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29T23:37:23.833264" calcext:value-type="date">
            <text:p>2017-08-29 23:37:24</text:p>
          </table:table-cell>
          <table:table-cell office:value-type="string" calcext:value-type="string">
            <text:p>12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29T23:37:25.577614" calcext:value-type="date">
            <text:p>2017-08-29 23:37:26</text:p>
          </table:table-cell>
          <table:table-cell office:value-type="string" calcext:value-type="string">
            <text:p>12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29T23:37:27.321964" calcext:value-type="date">
            <text:p>2017-08-29 23:37:27</text:p>
          </table:table-cell>
          <table:table-cell office:value-type="string" calcext:value-type="string">
            <text:p>12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8-29T23:37:29.066313" calcext:value-type="date">
            <text:p>2017-08-29 23:37:29</text:p>
          </table:table-cell>
          <table:table-cell office:value-type="string" calcext:value-type="string">
            <text:p>12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29T23:37:30.810663" calcext:value-type="date">
            <text:p>2017-08-29 23:37:31</text:p>
          </table:table-cell>
          <table:table-cell office:value-type="string" calcext:value-type="string">
            <text:p>12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29T23:37:32.555013" calcext:value-type="date">
            <text:p>2017-08-29 23:37:33</text:p>
          </table:table-cell>
          <table:table-cell office:value-type="string" calcext:value-type="string">
            <text:p>12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7-08-29T23:37:34.299362" calcext:value-type="date">
            <text:p>2017-08-29 23:37:34</text:p>
          </table:table-cell>
          <table:table-cell office:value-type="string" calcext:value-type="string">
            <text:p>12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37:36.043712" calcext:value-type="date">
            <text:p>2017-08-29 23:37:36</text:p>
          </table:table-cell>
          <table:table-cell office:value-type="string" calcext:value-type="string">
            <text:p>12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8-29T23:37:37.788062" calcext:value-type="date">
            <text:p>2017-08-29 23:37:38</text:p>
          </table:table-cell>
          <table:table-cell office:value-type="string" calcext:value-type="string">
            <text:p>12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29T23:37:39.532412" calcext:value-type="date">
            <text:p>2017-08-29 23:37:40</text:p>
          </table:table-cell>
          <table:table-cell office:value-type="string" calcext:value-type="string">
            <text:p>12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29T23:37:41.276761" calcext:value-type="date">
            <text:p>2017-08-29 23:37:41</text:p>
          </table:table-cell>
          <table:table-cell office:value-type="string" calcext:value-type="string">
            <text:p>13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29T23:37:43.021111" calcext:value-type="date">
            <text:p>2017-08-29 23:37:43</text:p>
          </table:table-cell>
          <table:table-cell office:value-type="string" calcext:value-type="string">
            <text:p>13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29T23:37:44.765461" calcext:value-type="date">
            <text:p>2017-08-29 23:37:45</text:p>
          </table:table-cell>
          <table:table-cell office:value-type="string" calcext:value-type="string">
            <text:p>1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29T23:37:46.50981" calcext:value-type="date">
            <text:p>2017-08-29 23:37:47</text:p>
          </table:table-cell>
          <table:table-cell office:value-type="string" calcext:value-type="string">
            <text:p>13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29T23:37:48.25416" calcext:value-type="date">
            <text:p>2017-08-29 23:37:48</text:p>
          </table:table-cell>
          <table:table-cell office:value-type="string" calcext:value-type="string">
            <text:p>13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29T23:37:49.99851" calcext:value-type="date">
            <text:p>2017-08-29 23:37:50</text:p>
          </table:table-cell>
          <table:table-cell office:value-type="string" calcext:value-type="string">
            <text:p>13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29T23:37:51.742859" calcext:value-type="date">
            <text:p>2017-08-29 23:37:52</text:p>
          </table:table-cell>
          <table:table-cell office:value-type="string" calcext:value-type="string">
            <text:p>13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29T23:37:53.487209" calcext:value-type="date">
            <text:p>2017-08-29 23:37:53</text:p>
          </table:table-cell>
          <table:table-cell office:value-type="string" calcext:value-type="string">
            <text:p>13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29T23:37:55.231559" calcext:value-type="date">
            <text:p>2017-08-29 23:37:55</text:p>
          </table:table-cell>
          <table:table-cell office:value-type="string" calcext:value-type="string">
            <text:p>13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7-08-29T23:37:56.975909" calcext:value-type="date">
            <text:p>2017-08-29 23:37:57</text:p>
          </table:table-cell>
          <table:table-cell office:value-type="string" calcext:value-type="string">
            <text:p>13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29T23:37:58.720258" calcext:value-type="date">
            <text:p>2017-08-29 23:37:59</text:p>
          </table:table-cell>
          <table:table-cell office:value-type="string" calcext:value-type="string">
            <text:p>14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29T23:38:00.464608" calcext:value-type="date">
            <text:p>2017-08-29 23:38:00</text:p>
          </table:table-cell>
          <table:table-cell office:value-type="string" calcext:value-type="string">
            <text:p>14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38:02.208958" calcext:value-type="date">
            <text:p>2017-08-29 23:38:02</text:p>
          </table:table-cell>
          <table:table-cell office:value-type="string" calcext:value-type="string">
            <text:p>14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7-08-29T23:38:03.953307" calcext:value-type="date">
            <text:p>2017-08-29 23:38:04</text:p>
          </table:table-cell>
          <table:table-cell office:value-type="string" calcext:value-type="string">
            <text:p>14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29T23:38:05.697657" calcext:value-type="date">
            <text:p>2017-08-29 23:38:06</text:p>
          </table:table-cell>
          <table:table-cell office:value-type="string" calcext:value-type="string">
            <text:p>14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29T23:38:07.442007" calcext:value-type="date">
            <text:p>2017-08-29 23:38:07</text:p>
          </table:table-cell>
          <table:table-cell office:value-type="string" calcext:value-type="string">
            <text:p>14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29T23:38:09.186356" calcext:value-type="date">
            <text:p>2017-08-29 23:38:09</text:p>
          </table:table-cell>
          <table:table-cell office:value-type="string" calcext:value-type="string">
            <text:p>14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29T23:38:10.930706" calcext:value-type="date">
            <text:p>2017-08-29 23:38:11</text:p>
          </table:table-cell>
          <table:table-cell office:value-type="string" calcext:value-type="string">
            <text:p>14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7-08-29T23:38:12.675056" calcext:value-type="date">
            <text:p>2017-08-29 23:38:13</text:p>
          </table:table-cell>
          <table:table-cell office:value-type="string" calcext:value-type="string">
            <text:p>14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29T23:38:14.419406" calcext:value-type="date">
            <text:p>2017-08-29 23:38:14</text:p>
          </table:table-cell>
          <table:table-cell office:value-type="string" calcext:value-type="string">
            <text:p>14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38:16.163755" calcext:value-type="date">
            <text:p>2017-08-29 23:38:16</text:p>
          </table:table-cell>
          <table:table-cell office:value-type="string" calcext:value-type="string">
            <text:p>15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29T23:38:17.908105" calcext:value-type="date">
            <text:p>2017-08-29 23:38:18</text:p>
          </table:table-cell>
          <table:table-cell office:value-type="string" calcext:value-type="string">
            <text:p>15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29T23:38:19.652455" calcext:value-type="date">
            <text:p>2017-08-29 23:38:20</text:p>
          </table:table-cell>
          <table:table-cell office:value-type="string" calcext:value-type="string">
            <text:p>15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29T23:38:21.396804" calcext:value-type="date">
            <text:p>2017-08-29 23:38:21</text:p>
          </table:table-cell>
          <table:table-cell office:value-type="string" calcext:value-type="string">
            <text:p>15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29T23:38:23.141154" calcext:value-type="date">
            <text:p>2017-08-29 23:38:23</text:p>
          </table:table-cell>
          <table:table-cell office:value-type="string" calcext:value-type="string">
            <text:p>15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29T23:38:24.885504" calcext:value-type="date">
            <text:p>2017-08-29 23:38:25</text:p>
          </table:table-cell>
          <table:table-cell office:value-type="string" calcext:value-type="string">
            <text:p>15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29T23:38:26.629853" calcext:value-type="date">
            <text:p>2017-08-29 23:38:27</text:p>
          </table:table-cell>
          <table:table-cell office:value-type="string" calcext:value-type="string">
            <text:p>1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7-08-29T23:38:28.374203" calcext:value-type="date">
            <text:p>2017-08-29 23:38:28</text:p>
          </table:table-cell>
          <table:table-cell office:value-type="string" calcext:value-type="string">
            <text:p>15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29T23:38:30.118553" calcext:value-type="date">
            <text:p>2017-08-29 23:38:30</text:p>
          </table:table-cell>
          <table:table-cell office:value-type="string" calcext:value-type="string">
            <text:p>15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7-08-29T23:38:31.862902" calcext:value-type="date">
            <text:p>2017-08-29 23:38:32</text:p>
          </table:table-cell>
          <table:table-cell office:value-type="string" calcext:value-type="string">
            <text:p>15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29T23:38:33.607252" calcext:value-type="date">
            <text:p>2017-08-29 23:38:34</text:p>
          </table:table-cell>
          <table:table-cell office:value-type="string" calcext:value-type="string">
            <text:p>1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38:35.351602" calcext:value-type="date">
            <text:p>2017-08-29 23:38:35</text:p>
          </table:table-cell>
          <table:table-cell office:value-type="string" calcext:value-type="string">
            <text:p>16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38:37.095952" calcext:value-type="date">
            <text:p>2017-08-29 23:38:37</text:p>
          </table:table-cell>
          <table:table-cell office:value-type="string" calcext:value-type="string">
            <text:p>16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29T23:38:38.840301" calcext:value-type="date">
            <text:p>2017-08-29 23:38:39</text:p>
          </table:table-cell>
          <table:table-cell office:value-type="string" calcext:value-type="string">
            <text:p>1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29T23:38:40.584651" calcext:value-type="date">
            <text:p>2017-08-29 23:38:41</text:p>
          </table:table-cell>
          <table:table-cell office:value-type="string" calcext:value-type="string">
            <text:p>16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29T23:38:42.329001" calcext:value-type="date">
            <text:p>2017-08-29 23:38:42</text:p>
          </table:table-cell>
          <table:table-cell office:value-type="string" calcext:value-type="string">
            <text:p>16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29T23:38:44.07335" calcext:value-type="date">
            <text:p>2017-08-29 23:38:44</text:p>
          </table:table-cell>
          <table:table-cell office:value-type="string" calcext:value-type="string">
            <text:p>16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29T23:38:45.8177" calcext:value-type="date">
            <text:p>2017-08-29 23:38:46</text:p>
          </table:table-cell>
          <table:table-cell office:value-type="string" calcext:value-type="string">
            <text:p>16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29T23:38:47.56205" calcext:value-type="date">
            <text:p>2017-08-29 23:38:48</text:p>
          </table:table-cell>
          <table:table-cell office:value-type="string" calcext:value-type="string">
            <text:p>16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29T23:38:49.306399" calcext:value-type="date">
            <text:p>2017-08-29 23:38:49</text:p>
          </table:table-cell>
          <table:table-cell office:value-type="string" calcext:value-type="string">
            <text:p>16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29T23:38:51.050749" calcext:value-type="date">
            <text:p>2017-08-29 23:38:51</text:p>
          </table:table-cell>
          <table:table-cell office:value-type="string" calcext:value-type="string">
            <text:p>17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29T23:38:52.795099" calcext:value-type="date">
            <text:p>2017-08-29 23:38:53</text:p>
          </table:table-cell>
          <table:table-cell office:value-type="string" calcext:value-type="string">
            <text:p>17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38:54.539449" calcext:value-type="date">
            <text:p>2017-08-29 23:38:55</text:p>
          </table:table-cell>
          <table:table-cell office:value-type="string" calcext:value-type="string">
            <text:p>17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29T23:38:56.283798" calcext:value-type="date">
            <text:p>2017-08-29 23:38:56</text:p>
          </table:table-cell>
          <table:table-cell office:value-type="string" calcext:value-type="string">
            <text:p>17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7-08-29T23:38:58.028148" calcext:value-type="date">
            <text:p>2017-08-29 23:38:58</text:p>
          </table:table-cell>
          <table:table-cell office:value-type="string" calcext:value-type="string">
            <text:p>17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29T23:38:59.772498" calcext:value-type="date">
            <text:p>2017-08-29 23:39:00</text:p>
          </table:table-cell>
          <table:table-cell office:value-type="string" calcext:value-type="string">
            <text:p>175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7-08-29T23:39:01.516847" calcext:value-type="date">
            <text:p>2017-08-29 23:39:02</text:p>
          </table:table-cell>
          <table:table-cell office:value-type="string" calcext:value-type="string">
            <text:p>17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39:03.261197" calcext:value-type="date">
            <text:p>2017-08-29 23:39:03</text:p>
          </table:table-cell>
          <table:table-cell office:value-type="string" calcext:value-type="string">
            <text:p>17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39:05.005547" calcext:value-type="date">
            <text:p>2017-08-29 23:39:05</text:p>
          </table:table-cell>
          <table:table-cell office:value-type="string" calcext:value-type="string">
            <text:p>17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39:06.749896" calcext:value-type="date">
            <text:p>2017-08-29 23:39:07</text:p>
          </table:table-cell>
          <table:table-cell office:value-type="string" calcext:value-type="string">
            <text:p>17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29T23:39:08.494246" calcext:value-type="date">
            <text:p>2017-08-29 23:39:08</text:p>
          </table:table-cell>
          <table:table-cell office:value-type="string" calcext:value-type="string">
            <text:p>18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7-08-29T23:39:10.238596" calcext:value-type="date">
            <text:p>2017-08-29 23:39:10</text:p>
          </table:table-cell>
          <table:table-cell office:value-type="string" calcext:value-type="string">
            <text:p>18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29T23:39:11.982946" calcext:value-type="date">
            <text:p>2017-08-29 23:39:12</text:p>
          </table:table-cell>
          <table:table-cell office:value-type="string" calcext:value-type="string">
            <text:p>18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39:13.727295" calcext:value-type="date">
            <text:p>2017-08-29 23:39:14</text:p>
          </table:table-cell>
          <table:table-cell office:value-type="string" calcext:value-type="string">
            <text:p>18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39:15.471645" calcext:value-type="date">
            <text:p>2017-08-29 23:39:15</text:p>
          </table:table-cell>
          <table:table-cell office:value-type="string" calcext:value-type="string">
            <text:p>18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29T23:39:17.215995" calcext:value-type="date">
            <text:p>2017-08-29 23:39:17</text:p>
          </table:table-cell>
          <table:table-cell office:value-type="string" calcext:value-type="string">
            <text:p>18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7-08-29T23:39:18.960344" calcext:value-type="date">
            <text:p>2017-08-29 23:39:19</text:p>
          </table:table-cell>
          <table:table-cell office:value-type="string" calcext:value-type="string">
            <text:p>18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7-08-29T23:39:20.704694" calcext:value-type="date">
            <text:p>2017-08-29 23:39:21</text:p>
          </table:table-cell>
          <table:table-cell office:value-type="string" calcext:value-type="string">
            <text:p>18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29T23:39:22.449044" calcext:value-type="date">
            <text:p>2017-08-29 23:39:22</text:p>
          </table:table-cell>
          <table:table-cell office:value-type="string" calcext:value-type="string">
            <text:p>18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29T23:39:24.193393" calcext:value-type="date">
            <text:p>2017-08-29 23:39:24</text:p>
          </table:table-cell>
          <table:table-cell office:value-type="string" calcext:value-type="string">
            <text:p>18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29T23:39:25.937743" calcext:value-type="date">
            <text:p>2017-08-29 23:39:26</text:p>
          </table:table-cell>
          <table:table-cell office:value-type="string" calcext:value-type="string">
            <text:p>19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29T23:39:27.682093" calcext:value-type="date">
            <text:p>2017-08-29 23:39:28</text:p>
          </table:table-cell>
          <table:table-cell office:value-type="string" calcext:value-type="string">
            <text:p>19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29T23:39:29.426442" calcext:value-type="date">
            <text:p>2017-08-29 23:39:29</text:p>
          </table:table-cell>
          <table:table-cell office:value-type="string" calcext:value-type="string">
            <text:p>19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29T23:39:31.170792" calcext:value-type="date">
            <text:p>2017-08-29 23:39:31</text:p>
          </table:table-cell>
          <table:table-cell office:value-type="string" calcext:value-type="string">
            <text:p>19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8-29T23:39:32.915142" calcext:value-type="date">
            <text:p>2017-08-29 23:39:33</text:p>
          </table:table-cell>
          <table:table-cell office:value-type="string" calcext:value-type="string">
            <text:p>19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29T23:39:34.659492" calcext:value-type="date">
            <text:p>2017-08-29 23:39:35</text:p>
          </table:table-cell>
          <table:table-cell office:value-type="string" calcext:value-type="string">
            <text:p>19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29T23:39:36.403841" calcext:value-type="date">
            <text:p>2017-08-29 23:39:36</text:p>
          </table:table-cell>
          <table:table-cell office:value-type="string" calcext:value-type="string">
            <text:p>19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29T23:39:38.148191" calcext:value-type="date">
            <text:p>2017-08-29 23:39:38</text:p>
          </table:table-cell>
          <table:table-cell office:value-type="string" calcext:value-type="string">
            <text:p>19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39:39.892541" calcext:value-type="date">
            <text:p>2017-08-29 23:39:40</text:p>
          </table:table-cell>
          <table:table-cell office:value-type="string" calcext:value-type="string">
            <text:p>19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29T23:39:41.63689" calcext:value-type="date">
            <text:p>2017-08-29 23:39:42</text:p>
          </table:table-cell>
          <table:table-cell office:value-type="string" calcext:value-type="string">
            <text:p>19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29T23:39:43.38124" calcext:value-type="date">
            <text:p>2017-08-29 23:39:43</text:p>
          </table:table-cell>
          <table:table-cell office:value-type="string" calcext:value-type="string">
            <text:p>20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7-08-29T23:39:45.12559" calcext:value-type="date">
            <text:p>2017-08-29 23:39:45</text:p>
          </table:table-cell>
          <table:table-cell office:value-type="string" calcext:value-type="string">
            <text:p>2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8-29T23:39:46.869939" calcext:value-type="date">
            <text:p>2017-08-29 23:39:47</text:p>
          </table:table-cell>
          <table:table-cell office:value-type="string" calcext:value-type="string">
            <text:p>20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29T23:39:48.614289" calcext:value-type="date">
            <text:p>2017-08-29 23:39:49</text:p>
          </table:table-cell>
          <table:table-cell office:value-type="string" calcext:value-type="string">
            <text:p>20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29T23:39:50.358639" calcext:value-type="date">
            <text:p>2017-08-29 23:39:50</text:p>
          </table:table-cell>
          <table:table-cell office:value-type="string" calcext:value-type="string">
            <text:p>20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29T23:39:52.102989" calcext:value-type="date">
            <text:p>2017-08-29 23:39:52</text:p>
          </table:table-cell>
          <table:table-cell office:value-type="string" calcext:value-type="string">
            <text:p>205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29T23:39:53.847338" calcext:value-type="date">
            <text:p>2017-08-29 23:39:54</text:p>
          </table:table-cell>
          <table:table-cell office:value-type="string" calcext:value-type="string">
            <text:p>20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7-08-29T23:39:55.591688" calcext:value-type="date">
            <text:p>2017-08-29 23:39:56</text:p>
          </table:table-cell>
          <table:table-cell office:value-type="string" calcext:value-type="string">
            <text:p>20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29T23:39:57.336038" calcext:value-type="date">
            <text:p>2017-08-29 23:39:57</text:p>
          </table:table-cell>
          <table:table-cell office:value-type="string" calcext:value-type="string">
            <text:p>20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29T23:39:59.080387" calcext:value-type="date">
            <text:p>2017-08-29 23:39:59</text:p>
          </table:table-cell>
          <table:table-cell office:value-type="string" calcext:value-type="string">
            <text:p>2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29T23:40:00.824737" calcext:value-type="date">
            <text:p>2017-08-29 23:40:01</text:p>
          </table:table-cell>
          <table:table-cell office:value-type="string" calcext:value-type="string">
            <text:p>21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7-08-29T23:40:02.569087" calcext:value-type="date">
            <text:p>2017-08-29 23:40:03</text:p>
          </table:table-cell>
          <table:table-cell office:value-type="string" calcext:value-type="string">
            <text:p>21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7-08-29T23:40:04.313436" calcext:value-type="date">
            <text:p>2017-08-29 23:40:04</text:p>
          </table:table-cell>
          <table:table-cell office:value-type="string" calcext:value-type="string">
            <text:p>21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29T23:40:06.057786" calcext:value-type="date">
            <text:p>2017-08-29 23:40:06</text:p>
          </table:table-cell>
          <table:table-cell office:value-type="string" calcext:value-type="string">
            <text:p>21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7-08-29T23:40:07.802136" calcext:value-type="date">
            <text:p>2017-08-29 23:40:08</text:p>
          </table:table-cell>
          <table:table-cell office:value-type="string" calcext:value-type="string">
            <text:p>21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7-08-29T23:40:09.546485" calcext:value-type="date">
            <text:p>2017-08-29 23:40:10</text:p>
          </table:table-cell>
          <table:table-cell office:value-type="string" calcext:value-type="string">
            <text:p>21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40:11.290835" calcext:value-type="date">
            <text:p>2017-08-29 23:40:11</text:p>
          </table:table-cell>
          <table:table-cell office:value-type="string" calcext:value-type="string">
            <text:p>21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29T23:40:13.035185" calcext:value-type="date">
            <text:p>2017-08-29 23:40:13</text:p>
          </table:table-cell>
          <table:table-cell office:value-type="string" calcext:value-type="string">
            <text:p>21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08-29T23:40:14.779535" calcext:value-type="date">
            <text:p>2017-08-29 23:40:15</text:p>
          </table:table-cell>
          <table:table-cell office:value-type="string" calcext:value-type="string">
            <text:p>21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29T23:40:16.523884" calcext:value-type="date">
            <text:p>2017-08-29 23:40:17</text:p>
          </table:table-cell>
          <table:table-cell office:value-type="string" calcext:value-type="string">
            <text:p>21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29T23:40:18.268234" calcext:value-type="date">
            <text:p>2017-08-29 23:40:18</text:p>
          </table:table-cell>
          <table:table-cell office:value-type="string" calcext:value-type="string">
            <text:p>22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8-29T23:40:20.012584" calcext:value-type="date">
            <text:p>2017-08-29 23:40:20</text:p>
          </table:table-cell>
          <table:table-cell office:value-type="string" calcext:value-type="string">
            <text:p>22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29T23:40:21.756933" calcext:value-type="date">
            <text:p>2017-08-29 23:40:22</text:p>
          </table:table-cell>
          <table:table-cell office:value-type="string" calcext:value-type="string">
            <text:p>22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29T23:40:23.501283" calcext:value-type="date">
            <text:p>2017-08-29 23:40:24</text:p>
          </table:table-cell>
          <table:table-cell office:value-type="string" calcext:value-type="string">
            <text:p>22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29T23:40:25.245633" calcext:value-type="date">
            <text:p>2017-08-29 23:40:25</text:p>
          </table:table-cell>
          <table:table-cell office:value-type="string" calcext:value-type="string">
            <text:p>224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40:26.989982" calcext:value-type="date">
            <text:p>2017-08-29 23:40:27</text:p>
          </table:table-cell>
          <table:table-cell office:value-type="string" calcext:value-type="string">
            <text:p>22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29T23:40:28.734332" calcext:value-type="date">
            <text:p>2017-08-29 23:40:29</text:p>
          </table:table-cell>
          <table:table-cell office:value-type="string" calcext:value-type="string">
            <text:p>22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29T23:40:30.478682" calcext:value-type="date">
            <text:p>2017-08-29 23:40:30</text:p>
          </table:table-cell>
          <table:table-cell office:value-type="string" calcext:value-type="string">
            <text:p>22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29T23:40:32.223032" calcext:value-type="date">
            <text:p>2017-08-29 23:40:32</text:p>
          </table:table-cell>
          <table:table-cell office:value-type="string" calcext:value-type="string">
            <text:p>22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40:33.967381" calcext:value-type="date">
            <text:p>2017-08-29 23:40:34</text:p>
          </table:table-cell>
          <table:table-cell office:value-type="string" calcext:value-type="string">
            <text:p>22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29T23:40:35.711731" calcext:value-type="date">
            <text:p>2017-08-29 23:40:36</text:p>
          </table:table-cell>
          <table:table-cell office:value-type="string" calcext:value-type="string">
            <text:p>23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29T23:40:37.456081" calcext:value-type="date">
            <text:p>2017-08-29 23:40:37</text:p>
          </table:table-cell>
          <table:table-cell office:value-type="string" calcext:value-type="string">
            <text:p>23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40:39.20043" calcext:value-type="date">
            <text:p>2017-08-29 23:40:39</text:p>
          </table:table-cell>
          <table:table-cell office:value-type="string" calcext:value-type="string">
            <text:p>23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40:40.94478" calcext:value-type="date">
            <text:p>2017-08-29 23:40:41</text:p>
          </table:table-cell>
          <table:table-cell office:value-type="string" calcext:value-type="string">
            <text:p>23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29T23:40:42.68913" calcext:value-type="date">
            <text:p>2017-08-29 23:40:43</text:p>
          </table:table-cell>
          <table:table-cell office:value-type="string" calcext:value-type="string">
            <text:p>23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8-29T23:40:44.433479" calcext:value-type="date">
            <text:p>2017-08-29 23:40:44</text:p>
          </table:table-cell>
          <table:table-cell office:value-type="string" calcext:value-type="string">
            <text:p>23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7-08-29T23:40:46.177829" calcext:value-type="date">
            <text:p>2017-08-29 23:40:46</text:p>
          </table:table-cell>
          <table:table-cell office:value-type="string" calcext:value-type="string">
            <text:p>23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40:47.922179" calcext:value-type="date">
            <text:p>2017-08-29 23:40:48</text:p>
          </table:table-cell>
          <table:table-cell office:value-type="string" calcext:value-type="string">
            <text:p>23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29T23:40:49.666529" calcext:value-type="date">
            <text:p>2017-08-29 23:40:50</text:p>
          </table:table-cell>
          <table:table-cell office:value-type="string" calcext:value-type="string">
            <text:p>23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29T23:40:51.410878" calcext:value-type="date">
            <text:p>2017-08-29 23:40:51</text:p>
          </table:table-cell>
          <table:table-cell office:value-type="string" calcext:value-type="string">
            <text:p>23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7-08-29T23:40:53.155228" calcext:value-type="date">
            <text:p>2017-08-29 23:40:53</text:p>
          </table:table-cell>
          <table:table-cell office:value-type="string" calcext:value-type="string">
            <text:p>24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29T23:40:54.899578" calcext:value-type="date">
            <text:p>2017-08-29 23:40:55</text:p>
          </table:table-cell>
          <table:table-cell office:value-type="string" calcext:value-type="string">
            <text:p>24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29T23:40:56.643927" calcext:value-type="date">
            <text:p>2017-08-29 23:40:57</text:p>
          </table:table-cell>
          <table:table-cell office:value-type="string" calcext:value-type="string">
            <text:p>24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40:58.388277" calcext:value-type="date">
            <text:p>2017-08-29 23:40:58</text:p>
          </table:table-cell>
          <table:table-cell office:value-type="string" calcext:value-type="string">
            <text:p>24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29T23:41:00.132627" calcext:value-type="date">
            <text:p>2017-08-29 23:41:00</text:p>
          </table:table-cell>
          <table:table-cell office:value-type="string" calcext:value-type="string">
            <text:p>24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41:01.876976" calcext:value-type="date">
            <text:p>2017-08-29 23:41:02</text:p>
          </table:table-cell>
          <table:table-cell office:value-type="string" calcext:value-type="string">
            <text:p>24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41:03.621326" calcext:value-type="date">
            <text:p>2017-08-29 23:41:04</text:p>
          </table:table-cell>
          <table:table-cell office:value-type="string" calcext:value-type="string">
            <text:p>24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29T23:41:05.365676" calcext:value-type="date">
            <text:p>2017-08-29 23:41:05</text:p>
          </table:table-cell>
          <table:table-cell office:value-type="string" calcext:value-type="string">
            <text:p>24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29T23:41:07.110025" calcext:value-type="date">
            <text:p>2017-08-29 23:41:07</text:p>
          </table:table-cell>
          <table:table-cell office:value-type="string" calcext:value-type="string">
            <text:p>24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29T23:41:08.854375" calcext:value-type="date">
            <text:p>2017-08-29 23:41:09</text:p>
          </table:table-cell>
          <table:table-cell office:value-type="string" calcext:value-type="string">
            <text:p>24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29T23:41:10.598725" calcext:value-type="date">
            <text:p>2017-08-29 23:41:11</text:p>
          </table:table-cell>
          <table:table-cell office:value-type="string" calcext:value-type="string">
            <text:p>25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29T23:41:12.343075" calcext:value-type="date">
            <text:p>2017-08-29 23:41:12</text:p>
          </table:table-cell>
          <table:table-cell office:value-type="string" calcext:value-type="string">
            <text:p>2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29T23:41:14.087424" calcext:value-type="date">
            <text:p>2017-08-29 23:41:14</text:p>
          </table:table-cell>
          <table:table-cell office:value-type="string" calcext:value-type="string">
            <text:p>25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29T23:41:15.831774" calcext:value-type="date">
            <text:p>2017-08-29 23:41:16</text:p>
          </table:table-cell>
          <table:table-cell office:value-type="string" calcext:value-type="string">
            <text:p>25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7-08-29T23:41:17.576124" calcext:value-type="date">
            <text:p>2017-08-29 23:41:18</text:p>
          </table:table-cell>
          <table:table-cell office:value-type="string" calcext:value-type="string">
            <text:p>25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29T23:41:19.320473" calcext:value-type="date">
            <text:p>2017-08-29 23:41:19</text:p>
          </table:table-cell>
          <table:table-cell office:value-type="string" calcext:value-type="string">
            <text:p>25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7-08-29T23:41:21.064823" calcext:value-type="date">
            <text:p>2017-08-29 23:41:21</text:p>
          </table:table-cell>
          <table:table-cell office:value-type="string" calcext:value-type="string">
            <text:p>25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41:22.809173" calcext:value-type="date">
            <text:p>2017-08-29 23:41:23</text:p>
          </table:table-cell>
          <table:table-cell office:value-type="string" calcext:value-type="string">
            <text:p>25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29T23:41:24.553522" calcext:value-type="date">
            <text:p>2017-08-29 23:41:25</text:p>
          </table:table-cell>
          <table:table-cell office:value-type="string" calcext:value-type="string">
            <text:p>25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29T23:41:26.297872" calcext:value-type="date">
            <text:p>2017-08-29 23:41:26</text:p>
          </table:table-cell>
          <table:table-cell office:value-type="string" calcext:value-type="string">
            <text:p>25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41:28.042222" calcext:value-type="date">
            <text:p>2017-08-29 23:41:28</text:p>
          </table:table-cell>
          <table:table-cell office:value-type="string" calcext:value-type="string">
            <text:p>26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29T23:41:29.786572" calcext:value-type="date">
            <text:p>2017-08-29 23:41:30</text:p>
          </table:table-cell>
          <table:table-cell office:value-type="string" calcext:value-type="string">
            <text:p>26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29T23:41:31.530921" calcext:value-type="date">
            <text:p>2017-08-29 23:41:32</text:p>
          </table:table-cell>
          <table:table-cell office:value-type="string" calcext:value-type="string">
            <text:p>26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29T23:41:33.275271" calcext:value-type="date">
            <text:p>2017-08-29 23:41:33</text:p>
          </table:table-cell>
          <table:table-cell office:value-type="string" calcext:value-type="string">
            <text:p>2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41:35.019621" calcext:value-type="date">
            <text:p>2017-08-29 23:41:35</text:p>
          </table:table-cell>
          <table:table-cell office:value-type="string" calcext:value-type="string">
            <text:p>26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29T23:41:36.76397" calcext:value-type="date">
            <text:p>2017-08-29 23:41:37</text:p>
          </table:table-cell>
          <table:table-cell office:value-type="string" calcext:value-type="string">
            <text:p>26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29T23:41:38.50832" calcext:value-type="date">
            <text:p>2017-08-29 23:41:39</text:p>
          </table:table-cell>
          <table:table-cell office:value-type="string" calcext:value-type="string">
            <text:p>266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41:40.25267" calcext:value-type="date">
            <text:p>2017-08-29 23:41:40</text:p>
          </table:table-cell>
          <table:table-cell office:value-type="string" calcext:value-type="string">
            <text:p>26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41:41.997019" calcext:value-type="date">
            <text:p>2017-08-29 23:41:42</text:p>
          </table:table-cell>
          <table:table-cell office:value-type="string" calcext:value-type="string">
            <text:p>26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29T23:41:43.741369" calcext:value-type="date">
            <text:p>2017-08-29 23:41:44</text:p>
          </table:table-cell>
          <table:table-cell office:value-type="string" calcext:value-type="string">
            <text:p>26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41:45.485719" calcext:value-type="date">
            <text:p>2017-08-29 23:41:45</text:p>
          </table:table-cell>
          <table:table-cell office:value-type="string" calcext:value-type="string">
            <text:p>27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29T23:41:47.230069" calcext:value-type="date">
            <text:p>2017-08-29 23:41:47</text:p>
          </table:table-cell>
          <table:table-cell office:value-type="string" calcext:value-type="string">
            <text:p>27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41:48.974418" calcext:value-type="date">
            <text:p>2017-08-29 23:41:49</text:p>
          </table:table-cell>
          <table:table-cell office:value-type="string" calcext:value-type="string">
            <text:p>27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29T23:41:50.718768" calcext:value-type="date">
            <text:p>2017-08-29 23:41:51</text:p>
          </table:table-cell>
          <table:table-cell office:value-type="string" calcext:value-type="string">
            <text:p>27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29T23:41:52.463118" calcext:value-type="date">
            <text:p>2017-08-29 23:41:52</text:p>
          </table:table-cell>
          <table:table-cell office:value-type="string" calcext:value-type="string">
            <text:p>27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41:54.207467" calcext:value-type="date">
            <text:p>2017-08-29 23:41:54</text:p>
          </table:table-cell>
          <table:table-cell office:value-type="string" calcext:value-type="string">
            <text:p>27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41:55.951817" calcext:value-type="date">
            <text:p>2017-08-29 23:41:56</text:p>
          </table:table-cell>
          <table:table-cell office:value-type="string" calcext:value-type="string">
            <text:p>27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08-29T23:41:57.696167" calcext:value-type="date">
            <text:p>2017-08-29 23:41:58</text:p>
          </table:table-cell>
          <table:table-cell office:value-type="string" calcext:value-type="string">
            <text:p>27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29T23:41:59.440516" calcext:value-type="date">
            <text:p>2017-08-29 23:41:59</text:p>
          </table:table-cell>
          <table:table-cell office:value-type="string" calcext:value-type="string">
            <text:p>27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42:01.184866" calcext:value-type="date">
            <text:p>2017-08-29 23:42:01</text:p>
          </table:table-cell>
          <table:table-cell office:value-type="string" calcext:value-type="string">
            <text:p>27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29T23:42:02.929216" calcext:value-type="date">
            <text:p>2017-08-29 23:42:03</text:p>
          </table:table-cell>
          <table:table-cell office:value-type="string" calcext:value-type="string">
            <text:p>28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29T23:42:04.673565" calcext:value-type="date">
            <text:p>2017-08-29 23:42:05</text:p>
          </table:table-cell>
          <table:table-cell office:value-type="string" calcext:value-type="string">
            <text:p>28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29T23:42:06.417915" calcext:value-type="date">
            <text:p>2017-08-29 23:42:06</text:p>
          </table:table-cell>
          <table:table-cell office:value-type="string" calcext:value-type="string">
            <text:p>28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29T23:42:08.162265" calcext:value-type="date">
            <text:p>2017-08-29 23:42:08</text:p>
          </table:table-cell>
          <table:table-cell office:value-type="string" calcext:value-type="string">
            <text:p>28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42:09.906615" calcext:value-type="date">
            <text:p>2017-08-29 23:42:10</text:p>
          </table:table-cell>
          <table:table-cell office:value-type="string" calcext:value-type="string">
            <text:p>2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29T23:42:11.650964" calcext:value-type="date">
            <text:p>2017-08-29 23:42:12</text:p>
          </table:table-cell>
          <table:table-cell office:value-type="string" calcext:value-type="string">
            <text:p>28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29T23:42:13.395314" calcext:value-type="date">
            <text:p>2017-08-29 23:42:13</text:p>
          </table:table-cell>
          <table:table-cell office:value-type="string" calcext:value-type="string">
            <text:p>28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7-08-29T23:42:15.139664" calcext:value-type="date">
            <text:p>2017-08-29 23:42:15</text:p>
          </table:table-cell>
          <table:table-cell office:value-type="string" calcext:value-type="string">
            <text:p>28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7-08-29T23:42:16.884013" calcext:value-type="date">
            <text:p>2017-08-29 23:42:17</text:p>
          </table:table-cell>
          <table:table-cell office:value-type="string" calcext:value-type="string">
            <text:p>28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29T23:42:18.628363" calcext:value-type="date">
            <text:p>2017-08-29 23:42:19</text:p>
          </table:table-cell>
          <table:table-cell office:value-type="string" calcext:value-type="string">
            <text:p>28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42:20.372713" calcext:value-type="date">
            <text:p>2017-08-29 23:42:20</text:p>
          </table:table-cell>
          <table:table-cell office:value-type="string" calcext:value-type="string">
            <text:p>29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29T23:42:22.117062" calcext:value-type="date">
            <text:p>2017-08-29 23:42:22</text:p>
          </table:table-cell>
          <table:table-cell office:value-type="string" calcext:value-type="string">
            <text:p>29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29T23:42:23.861412" calcext:value-type="date">
            <text:p>2017-08-29 23:42:24</text:p>
          </table:table-cell>
          <table:table-cell office:value-type="string" calcext:value-type="string">
            <text:p>29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29T23:42:25.605762" calcext:value-type="date">
            <text:p>2017-08-29 23:42:26</text:p>
          </table:table-cell>
          <table:table-cell office:value-type="string" calcext:value-type="string">
            <text:p>2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7-08-29T23:42:27.350112" calcext:value-type="date">
            <text:p>2017-08-29 23:42:27</text:p>
          </table:table-cell>
          <table:table-cell office:value-type="string" calcext:value-type="string">
            <text:p>294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29T23:42:29.094461" calcext:value-type="date">
            <text:p>2017-08-29 23:42:29</text:p>
          </table:table-cell>
          <table:table-cell office:value-type="string" calcext:value-type="string">
            <text:p>29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29T23:42:30.838811" calcext:value-type="date">
            <text:p>2017-08-29 23:42:31</text:p>
          </table:table-cell>
          <table:table-cell office:value-type="string" calcext:value-type="string">
            <text:p>29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7-08-29T23:42:32.583161" calcext:value-type="date">
            <text:p>2017-08-29 23:42:33</text:p>
          </table:table-cell>
          <table:table-cell office:value-type="string" calcext:value-type="string">
            <text:p>29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29T23:42:34.32751" calcext:value-type="date">
            <text:p>2017-08-29 23:42:34</text:p>
          </table:table-cell>
          <table:table-cell office:value-type="string" calcext:value-type="string">
            <text:p>29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7-08-29T23:42:36.07186" calcext:value-type="date">
            <text:p>2017-08-29 23:42:36</text:p>
          </table:table-cell>
          <table:table-cell office:value-type="string" calcext:value-type="string">
            <text:p>2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29T23:42:37.81621" calcext:value-type="date">
            <text:p>2017-08-29 23:42:38</text:p>
          </table:table-cell>
          <table:table-cell office:value-type="string" calcext:value-type="string">
            <text:p>30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29T23:42:39.560559" calcext:value-type="date">
            <text:p>2017-08-29 23:42:40</text:p>
          </table:table-cell>
          <table:table-cell office:value-type="string" calcext:value-type="string">
            <text:p>3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42:41.304909" calcext:value-type="date">
            <text:p>2017-08-29 23:42:41</text:p>
          </table:table-cell>
          <table:table-cell office:value-type="string" calcext:value-type="string">
            <text:p>30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29T23:42:43.049259" calcext:value-type="date">
            <text:p>2017-08-29 23:42:43</text:p>
          </table:table-cell>
          <table:table-cell office:value-type="string" calcext:value-type="string">
            <text:p>30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29T23:42:44.793609" calcext:value-type="date">
            <text:p>2017-08-29 23:42:45</text:p>
          </table:table-cell>
          <table:table-cell office:value-type="string" calcext:value-type="string">
            <text:p>30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29T23:42:46.537958" calcext:value-type="date">
            <text:p>2017-08-29 23:42:47</text:p>
          </table:table-cell>
          <table:table-cell office:value-type="string" calcext:value-type="string">
            <text:p>30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29T23:42:48.282308" calcext:value-type="date">
            <text:p>2017-08-29 23:42:48</text:p>
          </table:table-cell>
          <table:table-cell office:value-type="string" calcext:value-type="string">
            <text:p>30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7-08-29T23:42:50.026658" calcext:value-type="date">
            <text:p>2017-08-29 23:42:50</text:p>
          </table:table-cell>
          <table:table-cell office:value-type="string" calcext:value-type="string">
            <text:p>30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29T23:42:51.771007" calcext:value-type="date">
            <text:p>2017-08-29 23:42:52</text:p>
          </table:table-cell>
          <table:table-cell office:value-type="string" calcext:value-type="string">
            <text:p>30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29T23:42:53.515357" calcext:value-type="date">
            <text:p>2017-08-29 23:42:54</text:p>
          </table:table-cell>
          <table:table-cell office:value-type="string" calcext:value-type="string">
            <text:p>30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7-08-29T23:42:55.259707" calcext:value-type="date">
            <text:p>2017-08-29 23:42:55</text:p>
          </table:table-cell>
          <table:table-cell office:value-type="string" calcext:value-type="string">
            <text:p>31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29T23:42:57.004056" calcext:value-type="date">
            <text:p>2017-08-29 23:42:57</text:p>
          </table:table-cell>
          <table:table-cell office:value-type="string" calcext:value-type="string">
            <text:p>31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29T23:42:58.748406" calcext:value-type="date">
            <text:p>2017-08-29 23:42:59</text:p>
          </table:table-cell>
          <table:table-cell office:value-type="string" calcext:value-type="string">
            <text:p>31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29T23:43:00.492756" calcext:value-type="date">
            <text:p>2017-08-29 23:43:00</text:p>
          </table:table-cell>
          <table:table-cell office:value-type="string" calcext:value-type="string">
            <text:p>31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43:02.237105" calcext:value-type="date">
            <text:p>2017-08-29 23:43:02</text:p>
          </table:table-cell>
          <table:table-cell office:value-type="string" calcext:value-type="string">
            <text:p>31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7-08-29T23:43:03.981455" calcext:value-type="date">
            <text:p>2017-08-29 23:43:04</text:p>
          </table:table-cell>
          <table:table-cell office:value-type="string" calcext:value-type="string">
            <text:p>31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29T23:43:05.725805" calcext:value-type="date">
            <text:p>2017-08-29 23:43:06</text:p>
          </table:table-cell>
          <table:table-cell office:value-type="string" calcext:value-type="string">
            <text:p>31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29T23:43:07.470155" calcext:value-type="date">
            <text:p>2017-08-29 23:43:07</text:p>
          </table:table-cell>
          <table:table-cell office:value-type="string" calcext:value-type="string">
            <text:p>31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29T23:43:09.214504" calcext:value-type="date">
            <text:p>2017-08-29 23:43:09</text:p>
          </table:table-cell>
          <table:table-cell office:value-type="string" calcext:value-type="string">
            <text:p>31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43:10.958854" calcext:value-type="date">
            <text:p>2017-08-29 23:43:11</text:p>
          </table:table-cell>
          <table:table-cell office:value-type="string" calcext:value-type="string">
            <text:p>31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29T23:43:12.703204" calcext:value-type="date">
            <text:p>2017-08-29 23:43:13</text:p>
          </table:table-cell>
          <table:table-cell office:value-type="string" calcext:value-type="string">
            <text:p>32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29T23:43:14.447553" calcext:value-type="date">
            <text:p>2017-08-29 23:43:14</text:p>
          </table:table-cell>
          <table:table-cell office:value-type="string" calcext:value-type="string">
            <text:p>32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7-08-29T23:43:16.191903" calcext:value-type="date">
            <text:p>2017-08-29 23:43:16</text:p>
          </table:table-cell>
          <table:table-cell office:value-type="string" calcext:value-type="string">
            <text:p>32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8-29T23:43:17.936253" calcext:value-type="date">
            <text:p>2017-08-29 23:43:18</text:p>
          </table:table-cell>
          <table:table-cell office:value-type="string" calcext:value-type="string">
            <text:p>32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29T23:43:19.680602" calcext:value-type="date">
            <text:p>2017-08-29 23:43:20</text:p>
          </table:table-cell>
          <table:table-cell office:value-type="string" calcext:value-type="string">
            <text:p>32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43:21.424952" calcext:value-type="date">
            <text:p>2017-08-29 23:43:21</text:p>
          </table:table-cell>
          <table:table-cell office:value-type="string" calcext:value-type="string">
            <text:p>325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29T23:43:23.169302" calcext:value-type="date">
            <text:p>2017-08-29 23:43:23</text:p>
          </table:table-cell>
          <table:table-cell office:value-type="string" calcext:value-type="string">
            <text:p>326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29T23:43:24.913652" calcext:value-type="date">
            <text:p>2017-08-29 23:43:25</text:p>
          </table:table-cell>
          <table:table-cell office:value-type="string" calcext:value-type="string">
            <text:p>32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7-08-29T23:43:26.658001" calcext:value-type="date">
            <text:p>2017-08-29 23:43:27</text:p>
          </table:table-cell>
          <table:table-cell office:value-type="string" calcext:value-type="string">
            <text:p>32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29T23:43:28.402351" calcext:value-type="date">
            <text:p>2017-08-29 23:43:28</text:p>
          </table:table-cell>
          <table:table-cell office:value-type="string" calcext:value-type="string">
            <text:p>32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29T23:43:30.146701" calcext:value-type="date">
            <text:p>2017-08-29 23:43:30</text:p>
          </table:table-cell>
          <table:table-cell office:value-type="string" calcext:value-type="string">
            <text:p>33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29T23:43:31.89105" calcext:value-type="date">
            <text:p>2017-08-29 23:43:32</text:p>
          </table:table-cell>
          <table:table-cell office:value-type="string" calcext:value-type="string">
            <text:p>331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29T23:43:33.6354" calcext:value-type="date">
            <text:p>2017-08-29 23:43:34</text:p>
          </table:table-cell>
          <table:table-cell office:value-type="string" calcext:value-type="string">
            <text:p>33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29T23:43:35.37975" calcext:value-type="date">
            <text:p>2017-08-29 23:43:35</text:p>
          </table:table-cell>
          <table:table-cell office:value-type="string" calcext:value-type="string">
            <text:p>33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29T23:43:37.124099" calcext:value-type="date">
            <text:p>2017-08-29 23:43:37</text:p>
          </table:table-cell>
          <table:table-cell office:value-type="string" calcext:value-type="string">
            <text:p>33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7-08-29T23:43:38.868449" calcext:value-type="date">
            <text:p>2017-08-29 23:43:39</text:p>
          </table:table-cell>
          <table:table-cell office:value-type="string" calcext:value-type="string">
            <text:p>33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29T23:43:40.612799" calcext:value-type="date">
            <text:p>2017-08-29 23:43:41</text:p>
          </table:table-cell>
          <table:table-cell office:value-type="string" calcext:value-type="string">
            <text:p>33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29T23:43:42.357148" calcext:value-type="date">
            <text:p>2017-08-29 23:43:42</text:p>
          </table:table-cell>
          <table:table-cell office:value-type="string" calcext:value-type="string">
            <text:p>33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43:44.101498" calcext:value-type="date">
            <text:p>2017-08-29 23:43:44</text:p>
          </table:table-cell>
          <table:table-cell office:value-type="string" calcext:value-type="string">
            <text:p>33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29T23:43:45.845848" calcext:value-type="date">
            <text:p>2017-08-29 23:43:46</text:p>
          </table:table-cell>
          <table:table-cell office:value-type="string" calcext:value-type="string">
            <text:p>33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43:47.590198" calcext:value-type="date">
            <text:p>2017-08-29 23:43:48</text:p>
          </table:table-cell>
          <table:table-cell office:value-type="string" calcext:value-type="string">
            <text:p>34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7-08-29T23:43:49.334547" calcext:value-type="date">
            <text:p>2017-08-29 23:43:49</text:p>
          </table:table-cell>
          <table:table-cell office:value-type="string" calcext:value-type="string">
            <text:p>34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29T23:43:51.078897" calcext:value-type="date">
            <text:p>2017-08-29 23:43:51</text:p>
          </table:table-cell>
          <table:table-cell office:value-type="string" calcext:value-type="string">
            <text:p>34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7-08-29T23:43:52.823247" calcext:value-type="date">
            <text:p>2017-08-29 23:43:53</text:p>
          </table:table-cell>
          <table:table-cell office:value-type="string" calcext:value-type="string">
            <text:p>34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29T23:43:54.567596" calcext:value-type="date">
            <text:p>2017-08-29 23:43:55</text:p>
          </table:table-cell>
          <table:table-cell office:value-type="string" calcext:value-type="string">
            <text:p>34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29T23:43:56.311946" calcext:value-type="date">
            <text:p>2017-08-29 23:43:56</text:p>
          </table:table-cell>
          <table:table-cell office:value-type="string" calcext:value-type="string">
            <text:p>34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29T23:43:58.056296" calcext:value-type="date">
            <text:p>2017-08-29 23:43:58</text:p>
          </table:table-cell>
          <table:table-cell office:value-type="string" calcext:value-type="string">
            <text:p>346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29T23:43:59.800645" calcext:value-type="date">
            <text:p>2017-08-29 23:44:00</text:p>
          </table:table-cell>
          <table:table-cell office:value-type="string" calcext:value-type="string">
            <text:p>34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7-08-29T23:44:01.544995" calcext:value-type="date">
            <text:p>2017-08-29 23:44:02</text:p>
          </table:table-cell>
          <table:table-cell office:value-type="string" calcext:value-type="string">
            <text:p>34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08-29T23:44:03.289345" calcext:value-type="date">
            <text:p>2017-08-29 23:44:03</text:p>
          </table:table-cell>
          <table:table-cell office:value-type="string" calcext:value-type="string">
            <text:p>34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29T23:44:05.033695" calcext:value-type="date">
            <text:p>2017-08-29 23:44:05</text:p>
          </table:table-cell>
          <table:table-cell office:value-type="string" calcext:value-type="string">
            <text:p>3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29T23:44:06.778044" calcext:value-type="date">
            <text:p>2017-08-29 23:44:07</text:p>
          </table:table-cell>
          <table:table-cell office:value-type="string" calcext:value-type="string">
            <text:p>35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29T23:44:08.522394" calcext:value-type="date">
            <text:p>2017-08-29 23:44:09</text:p>
          </table:table-cell>
          <table:table-cell office:value-type="string" calcext:value-type="string">
            <text:p>3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29T23:44:10.266744" calcext:value-type="date">
            <text:p>2017-08-29 23:44:10</text:p>
          </table:table-cell>
          <table:table-cell office:value-type="string" calcext:value-type="string">
            <text:p>35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29T23:44:12.011093" calcext:value-type="date">
            <text:p>2017-08-29 23:44:12</text:p>
          </table:table-cell>
          <table:table-cell office:value-type="string" calcext:value-type="string">
            <text:p>35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44:13.755443" calcext:value-type="date">
            <text:p>2017-08-29 23:44:14</text:p>
          </table:table-cell>
          <table:table-cell office:value-type="string" calcext:value-type="string">
            <text:p>35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29T23:44:15.499793" calcext:value-type="date">
            <text:p>2017-08-29 23:44:15</text:p>
          </table:table-cell>
          <table:table-cell office:value-type="string" calcext:value-type="string">
            <text:p>3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44:17.244142" calcext:value-type="date">
            <text:p>2017-08-29 23:44:17</text:p>
          </table:table-cell>
          <table:table-cell office:value-type="string" calcext:value-type="string">
            <text:p>35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8-29T23:44:18.988492" calcext:value-type="date">
            <text:p>2017-08-29 23:44:19</text:p>
          </table:table-cell>
          <table:table-cell office:value-type="string" calcext:value-type="string">
            <text:p>35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44:20.732842" calcext:value-type="date">
            <text:p>2017-08-29 23:44:21</text:p>
          </table:table-cell>
          <table:table-cell office:value-type="string" calcext:value-type="string">
            <text:p>35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44:22.477192" calcext:value-type="date">
            <text:p>2017-08-29 23:44:22</text:p>
          </table:table-cell>
          <table:table-cell office:value-type="string" calcext:value-type="string">
            <text:p>3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29T23:44:24.221541" calcext:value-type="date">
            <text:p>2017-08-29 23:44:24</text:p>
          </table:table-cell>
          <table:table-cell office:value-type="string" calcext:value-type="string">
            <text:p>36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29T23:44:25.965891" calcext:value-type="date">
            <text:p>2017-08-29 23:44:26</text:p>
          </table:table-cell>
          <table:table-cell office:value-type="string" calcext:value-type="string">
            <text:p>36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44:27.710241" calcext:value-type="date">
            <text:p>2017-08-29 23:44:28</text:p>
          </table:table-cell>
          <table:table-cell office:value-type="string" calcext:value-type="string">
            <text:p>36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29T23:44:29.45459" calcext:value-type="date">
            <text:p>2017-08-29 23:44:29</text:p>
          </table:table-cell>
          <table:table-cell office:value-type="string" calcext:value-type="string">
            <text:p>36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29T23:44:31.19894" calcext:value-type="date">
            <text:p>2017-08-29 23:44:31</text:p>
          </table:table-cell>
          <table:table-cell office:value-type="string" calcext:value-type="string">
            <text:p>36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44:32.94329" calcext:value-type="date">
            <text:p>2017-08-29 23:44:33</text:p>
          </table:table-cell>
          <table:table-cell office:value-type="string" calcext:value-type="string">
            <text:p>3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29T23:44:34.687639" calcext:value-type="date">
            <text:p>2017-08-29 23:44:35</text:p>
          </table:table-cell>
          <table:table-cell office:value-type="string" calcext:value-type="string">
            <text:p>36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29T23:44:36.431989" calcext:value-type="date">
            <text:p>2017-08-29 23:44:36</text:p>
          </table:table-cell>
          <table:table-cell office:value-type="string" calcext:value-type="string">
            <text:p>36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7-08-29T23:44:38.176339" calcext:value-type="date">
            <text:p>2017-08-29 23:44:38</text:p>
          </table:table-cell>
          <table:table-cell office:value-type="string" calcext:value-type="string">
            <text:p>36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7-08-29T23:44:39.920688" calcext:value-type="date">
            <text:p>2017-08-29 23:44:40</text:p>
          </table:table-cell>
          <table:table-cell office:value-type="string" calcext:value-type="string">
            <text:p>37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29T23:44:41.665038" calcext:value-type="date">
            <text:p>2017-08-29 23:44:42</text:p>
          </table:table-cell>
          <table:table-cell office:value-type="string" calcext:value-type="string">
            <text:p>37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29T23:44:43.409388" calcext:value-type="date">
            <text:p>2017-08-29 23:44:43</text:p>
          </table:table-cell>
          <table:table-cell office:value-type="string" calcext:value-type="string">
            <text:p>37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7-08-29T23:44:45.153738" calcext:value-type="date">
            <text:p>2017-08-29 23:44:45</text:p>
          </table:table-cell>
          <table:table-cell office:value-type="string" calcext:value-type="string">
            <text:p>37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44:46.898087" calcext:value-type="date">
            <text:p>2017-08-29 23:44:47</text:p>
          </table:table-cell>
          <table:table-cell office:value-type="string" calcext:value-type="string">
            <text:p>37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29T23:44:48.642437" calcext:value-type="date">
            <text:p>2017-08-29 23:44:49</text:p>
          </table:table-cell>
          <table:table-cell office:value-type="string" calcext:value-type="string">
            <text:p>37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29T23:44:50.386787" calcext:value-type="date">
            <text:p>2017-08-29 23:44:50</text:p>
          </table:table-cell>
          <table:table-cell office:value-type="string" calcext:value-type="string">
            <text:p>37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29T23:44:52.131136" calcext:value-type="date">
            <text:p>2017-08-29 23:44:52</text:p>
          </table:table-cell>
          <table:table-cell office:value-type="string" calcext:value-type="string">
            <text:p>37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29T23:44:53.875486" calcext:value-type="date">
            <text:p>2017-08-29 23:44:54</text:p>
          </table:table-cell>
          <table:table-cell office:value-type="string" calcext:value-type="string">
            <text:p>37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29T23:44:55.619836" calcext:value-type="date">
            <text:p>2017-08-29 23:44:56</text:p>
          </table:table-cell>
          <table:table-cell office:value-type="string" calcext:value-type="string">
            <text:p>37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7-08-29T23:44:57.364185" calcext:value-type="date">
            <text:p>2017-08-29 23:44:57</text:p>
          </table:table-cell>
          <table:table-cell office:value-type="string" calcext:value-type="string">
            <text:p>38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7-08-29T23:44:59.108535" calcext:value-type="date">
            <text:p>2017-08-29 23:44:59</text:p>
          </table:table-cell>
          <table:table-cell office:value-type="string" calcext:value-type="string">
            <text:p>38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45:00.852885" calcext:value-type="date">
            <text:p>2017-08-29 23:45:01</text:p>
          </table:table-cell>
          <table:table-cell office:value-type="string" calcext:value-type="string">
            <text:p>38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8-29T23:45:02.597235" calcext:value-type="date">
            <text:p>2017-08-29 23:45:03</text:p>
          </table:table-cell>
          <table:table-cell office:value-type="string" calcext:value-type="string">
            <text:p>38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45:04.341584" calcext:value-type="date">
            <text:p>2017-08-29 23:45:04</text:p>
          </table:table-cell>
          <table:table-cell office:value-type="string" calcext:value-type="string">
            <text:p>38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29T23:45:06.085934" calcext:value-type="date">
            <text:p>2017-08-29 23:45:06</text:p>
          </table:table-cell>
          <table:table-cell office:value-type="string" calcext:value-type="string">
            <text:p>38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45:07.830284" calcext:value-type="date">
            <text:p>2017-08-29 23:45:08</text:p>
          </table:table-cell>
          <table:table-cell office:value-type="string" calcext:value-type="string">
            <text:p>38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45:09.574633" calcext:value-type="date">
            <text:p>2017-08-29 23:45:10</text:p>
          </table:table-cell>
          <table:table-cell office:value-type="string" calcext:value-type="string">
            <text:p>38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29T23:45:11.318983" calcext:value-type="date">
            <text:p>2017-08-29 23:45:11</text:p>
          </table:table-cell>
          <table:table-cell office:value-type="string" calcext:value-type="string">
            <text:p>38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29T23:45:13.063333" calcext:value-type="date">
            <text:p>2017-08-29 23:45:13</text:p>
          </table:table-cell>
          <table:table-cell office:value-type="string" calcext:value-type="string">
            <text:p>38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45:14.807682" calcext:value-type="date">
            <text:p>2017-08-29 23:45:15</text:p>
          </table:table-cell>
          <table:table-cell office:value-type="string" calcext:value-type="string">
            <text:p>39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29T23:45:16.552032" calcext:value-type="date">
            <text:p>2017-08-29 23:45:17</text:p>
          </table:table-cell>
          <table:table-cell office:value-type="string" calcext:value-type="string">
            <text:p>3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29T23:45:18.296382" calcext:value-type="date">
            <text:p>2017-08-29 23:45:18</text:p>
          </table:table-cell>
          <table:table-cell office:value-type="string" calcext:value-type="string">
            <text:p>39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29T23:45:20.040732" calcext:value-type="date">
            <text:p>2017-08-29 23:45:20</text:p>
          </table:table-cell>
          <table:table-cell office:value-type="string" calcext:value-type="string">
            <text:p>3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45:21.785081" calcext:value-type="date">
            <text:p>2017-08-29 23:45:22</text:p>
          </table:table-cell>
          <table:table-cell office:value-type="string" calcext:value-type="string">
            <text:p>39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29T23:45:23.529431" calcext:value-type="date">
            <text:p>2017-08-29 23:45:24</text:p>
          </table:table-cell>
          <table:table-cell office:value-type="string" calcext:value-type="string">
            <text:p>39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29T23:45:25.273781" calcext:value-type="date">
            <text:p>2017-08-29 23:45:25</text:p>
          </table:table-cell>
          <table:table-cell office:value-type="string" calcext:value-type="string">
            <text:p>3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29T23:45:27.01813" calcext:value-type="date">
            <text:p>2017-08-29 23:45:27</text:p>
          </table:table-cell>
          <table:table-cell office:value-type="string" calcext:value-type="string">
            <text:p>39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29T23:45:28.76248" calcext:value-type="date">
            <text:p>2017-08-29 23:45:29</text:p>
          </table:table-cell>
          <table:table-cell office:value-type="string" calcext:value-type="string">
            <text:p>39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29T23:45:30.50683" calcext:value-type="date">
            <text:p>2017-08-29 23:45:31</text:p>
          </table:table-cell>
          <table:table-cell office:value-type="string" calcext:value-type="string">
            <text:p>39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29T23:45:32.251179" calcext:value-type="date">
            <text:p>2017-08-29 23:45:32</text:p>
          </table:table-cell>
          <table:table-cell office:value-type="string" calcext:value-type="string">
            <text:p>40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29T23:45:33.995529" calcext:value-type="date">
            <text:p>2017-08-29 23:45:34</text:p>
          </table:table-cell>
          <table:table-cell office:value-type="string" calcext:value-type="string">
            <text:p>40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29T23:45:35.739879" calcext:value-type="date">
            <text:p>2017-08-29 23:45:36</text:p>
          </table:table-cell>
          <table:table-cell office:value-type="string" calcext:value-type="string">
            <text:p>40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29T23:45:37.484228" calcext:value-type="date">
            <text:p>2017-08-29 23:45:37</text:p>
          </table:table-cell>
          <table:table-cell office:value-type="string" calcext:value-type="string">
            <text:p>40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7-08-29T23:45:39.228578" calcext:value-type="date">
            <text:p>2017-08-29 23:45:39</text:p>
          </table:table-cell>
          <table:table-cell office:value-type="string" calcext:value-type="string">
            <text:p>40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7-08-29T23:45:40.972928" calcext:value-type="date">
            <text:p>2017-08-29 23:45:41</text:p>
          </table:table-cell>
          <table:table-cell office:value-type="string" calcext:value-type="string">
            <text:p>40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29T23:45:42.717278" calcext:value-type="date">
            <text:p>2017-08-29 23:45:43</text:p>
          </table:table-cell>
          <table:table-cell office:value-type="string" calcext:value-type="string">
            <text:p>40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45:44.461627" calcext:value-type="date">
            <text:p>2017-08-29 23:45:44</text:p>
          </table:table-cell>
          <table:table-cell office:value-type="string" calcext:value-type="string">
            <text:p>40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29T23:45:46.205977" calcext:value-type="date">
            <text:p>2017-08-29 23:45:46</text:p>
          </table:table-cell>
          <table:table-cell office:value-type="string" calcext:value-type="string">
            <text:p>40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29T23:45:47.950327" calcext:value-type="date">
            <text:p>2017-08-29 23:45:48</text:p>
          </table:table-cell>
          <table:table-cell office:value-type="string" calcext:value-type="string">
            <text:p>4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7-08-29T23:45:49.694676" calcext:value-type="date">
            <text:p>2017-08-29 23:45:50</text:p>
          </table:table-cell>
          <table:table-cell office:value-type="string" calcext:value-type="string">
            <text:p>41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29T23:45:51.439026" calcext:value-type="date">
            <text:p>2017-08-29 23:45:51</text:p>
          </table:table-cell>
          <table:table-cell office:value-type="string" calcext:value-type="string">
            <text:p>41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29T23:45:53.183376" calcext:value-type="date">
            <text:p>2017-08-29 23:45:53</text:p>
          </table:table-cell>
          <table:table-cell office:value-type="string" calcext:value-type="string">
            <text:p>41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29T23:45:54.927725" calcext:value-type="date">
            <text:p>2017-08-29 23:45:55</text:p>
          </table:table-cell>
          <table:table-cell office:value-type="string" calcext:value-type="string">
            <text:p>41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45:56.672075" calcext:value-type="date">
            <text:p>2017-08-29 23:45:57</text:p>
          </table:table-cell>
          <table:table-cell office:value-type="string" calcext:value-type="string">
            <text:p>41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29T23:45:58.416425" calcext:value-type="date">
            <text:p>2017-08-29 23:45:58</text:p>
          </table:table-cell>
          <table:table-cell office:value-type="string" calcext:value-type="string">
            <text:p>41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29T23:46:00.160775" calcext:value-type="date">
            <text:p>2017-08-29 23:46:00</text:p>
          </table:table-cell>
          <table:table-cell office:value-type="string" calcext:value-type="string">
            <text:p>41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29T23:46:01.905124" calcext:value-type="date">
            <text:p>2017-08-29 23:46:02</text:p>
          </table:table-cell>
          <table:table-cell office:value-type="string" calcext:value-type="string">
            <text:p>41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46:03.649474" calcext:value-type="date">
            <text:p>2017-08-29 23:46:04</text:p>
          </table:table-cell>
          <table:table-cell office:value-type="string" calcext:value-type="string">
            <text:p>41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29T23:46:05.393824" calcext:value-type="date">
            <text:p>2017-08-29 23:46:05</text:p>
          </table:table-cell>
          <table:table-cell office:value-type="string" calcext:value-type="string">
            <text:p>41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46:07.138173" calcext:value-type="date">
            <text:p>2017-08-29 23:46:07</text:p>
          </table:table-cell>
          <table:table-cell office:value-type="string" calcext:value-type="string">
            <text:p>42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08-29T23:46:08.882523" calcext:value-type="date">
            <text:p>2017-08-29 23:46:09</text:p>
          </table:table-cell>
          <table:table-cell office:value-type="string" calcext:value-type="string">
            <text:p>42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7-08-29T23:46:10.626873" calcext:value-type="date">
            <text:p>2017-08-29 23:46:11</text:p>
          </table:table-cell>
          <table:table-cell office:value-type="string" calcext:value-type="string">
            <text:p>4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29T23:46:12.371222" calcext:value-type="date">
            <text:p>2017-08-29 23:46:12</text:p>
          </table:table-cell>
          <table:table-cell office:value-type="string" calcext:value-type="string">
            <text:p>42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29T23:46:14.115572" calcext:value-type="date">
            <text:p>2017-08-29 23:46:14</text:p>
          </table:table-cell>
          <table:table-cell office:value-type="string" calcext:value-type="string">
            <text:p>42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29T23:46:15.859922" calcext:value-type="date">
            <text:p>2017-08-29 23:46:16</text:p>
          </table:table-cell>
          <table:table-cell office:value-type="string" calcext:value-type="string">
            <text:p>425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46:17.604271" calcext:value-type="date">
            <text:p>2017-08-29 23:46:18</text:p>
          </table:table-cell>
          <table:table-cell office:value-type="string" calcext:value-type="string">
            <text:p>42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29T23:46:19.348621" calcext:value-type="date">
            <text:p>2017-08-29 23:46:19</text:p>
          </table:table-cell>
          <table:table-cell office:value-type="string" calcext:value-type="string">
            <text:p>42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29T23:46:21.092971" calcext:value-type="date">
            <text:p>2017-08-29 23:46:21</text:p>
          </table:table-cell>
          <table:table-cell office:value-type="string" calcext:value-type="string">
            <text:p>42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29T23:46:22.837321" calcext:value-type="date">
            <text:p>2017-08-29 23:46:23</text:p>
          </table:table-cell>
          <table:table-cell office:value-type="string" calcext:value-type="string">
            <text:p>42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29T23:46:24.58167" calcext:value-type="date">
            <text:p>2017-08-29 23:46:25</text:p>
          </table:table-cell>
          <table:table-cell office:value-type="string" calcext:value-type="string">
            <text:p>430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29T23:46:26.32602" calcext:value-type="date">
            <text:p>2017-08-29 23:46:26</text:p>
          </table:table-cell>
          <table:table-cell office:value-type="string" calcext:value-type="string">
            <text:p>43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29T23:46:28.07037" calcext:value-type="date">
            <text:p>2017-08-29 23:46:28</text:p>
          </table:table-cell>
          <table:table-cell office:value-type="string" calcext:value-type="string">
            <text:p>43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29T23:46:29.814719" calcext:value-type="date">
            <text:p>2017-08-29 23:46:30</text:p>
          </table:table-cell>
          <table:table-cell office:value-type="string" calcext:value-type="string">
            <text:p>43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29T23:46:31.559069" calcext:value-type="date">
            <text:p>2017-08-29 23:46:32</text:p>
          </table:table-cell>
          <table:table-cell office:value-type="string" calcext:value-type="string">
            <text:p>43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29T23:46:33.303419" calcext:value-type="date">
            <text:p>2017-08-29 23:46:33</text:p>
          </table:table-cell>
          <table:table-cell office:value-type="string" calcext:value-type="string">
            <text:p>435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29T23:46:35.047768" calcext:value-type="date">
            <text:p>2017-08-29 23:46:35</text:p>
          </table:table-cell>
          <table:table-cell office:value-type="string" calcext:value-type="string">
            <text:p>43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7-08-29T23:46:36.792118" calcext:value-type="date">
            <text:p>2017-08-29 23:46:37</text:p>
          </table:table-cell>
          <table:table-cell office:value-type="string" calcext:value-type="string">
            <text:p>43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29T23:46:38.536468" calcext:value-type="date">
            <text:p>2017-08-29 23:46:39</text:p>
          </table:table-cell>
          <table:table-cell office:value-type="string" calcext:value-type="string">
            <text:p>43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7-08-29T23:46:40.280818" calcext:value-type="date">
            <text:p>2017-08-29 23:46:40</text:p>
          </table:table-cell>
          <table:table-cell office:value-type="string" calcext:value-type="string">
            <text:p>43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29T23:46:42.025167" calcext:value-type="date">
            <text:p>2017-08-29 23:46:42</text:p>
          </table:table-cell>
          <table:table-cell office:value-type="string" calcext:value-type="string">
            <text:p>44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46:43.769517" calcext:value-type="date">
            <text:p>2017-08-29 23:46:44</text:p>
          </table:table-cell>
          <table:table-cell office:value-type="string" calcext:value-type="string">
            <text:p>44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08-29T23:46:45.513867" calcext:value-type="date">
            <text:p>2017-08-29 23:46:46</text:p>
          </table:table-cell>
          <table:table-cell office:value-type="string" calcext:value-type="string">
            <text:p>44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29T23:46:47.258216" calcext:value-type="date">
            <text:p>2017-08-29 23:46:47</text:p>
          </table:table-cell>
          <table:table-cell office:value-type="string" calcext:value-type="string">
            <text:p>44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7-08-29T23:46:49.002566" calcext:value-type="date">
            <text:p>2017-08-29 23:46:49</text:p>
          </table:table-cell>
          <table:table-cell office:value-type="string" calcext:value-type="string">
            <text:p>44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29T23:46:50.746916" calcext:value-type="date">
            <text:p>2017-08-29 23:46:51</text:p>
          </table:table-cell>
          <table:table-cell office:value-type="string" calcext:value-type="string">
            <text:p>44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29T23:46:52.491265" calcext:value-type="date">
            <text:p>2017-08-29 23:46:52</text:p>
          </table:table-cell>
          <table:table-cell office:value-type="string" calcext:value-type="string">
            <text:p>44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7-08-29T23:46:54.235615" calcext:value-type="date">
            <text:p>2017-08-29 23:46:54</text:p>
          </table:table-cell>
          <table:table-cell office:value-type="string" calcext:value-type="string">
            <text:p>44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7-08-29T23:46:55.979965" calcext:value-type="date">
            <text:p>2017-08-29 23:46:56</text:p>
          </table:table-cell>
          <table:table-cell office:value-type="string" calcext:value-type="string">
            <text:p>44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46:57.724315" calcext:value-type="date">
            <text:p>2017-08-29 23:46:58</text:p>
          </table:table-cell>
          <table:table-cell office:value-type="string" calcext:value-type="string">
            <text:p>44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29T23:46:59.468664" calcext:value-type="date">
            <text:p>2017-08-29 23:46:59</text:p>
          </table:table-cell>
          <table:table-cell office:value-type="string" calcext:value-type="string">
            <text:p>45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29T23:47:01.213014" calcext:value-type="date">
            <text:p>2017-08-29 23:47:01</text:p>
          </table:table-cell>
          <table:table-cell office:value-type="string" calcext:value-type="string">
            <text:p>45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29T23:47:02.957364" calcext:value-type="date">
            <text:p>2017-08-29 23:47:03</text:p>
          </table:table-cell>
          <table:table-cell office:value-type="string" calcext:value-type="string">
            <text:p>45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7-08-29T23:47:04.701713" calcext:value-type="date">
            <text:p>2017-08-29 23:47:05</text:p>
          </table:table-cell>
          <table:table-cell office:value-type="string" calcext:value-type="string">
            <text:p>45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29T23:47:06.446063" calcext:value-type="date">
            <text:p>2017-08-29 23:47:06</text:p>
          </table:table-cell>
          <table:table-cell office:value-type="string" calcext:value-type="string">
            <text:p>454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29T23:47:08.190413" calcext:value-type="date">
            <text:p>2017-08-29 23:47:08</text:p>
          </table:table-cell>
          <table:table-cell office:value-type="string" calcext:value-type="string">
            <text:p>45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29T23:47:09.934762" calcext:value-type="date">
            <text:p>2017-08-29 23:47:10</text:p>
          </table:table-cell>
          <table:table-cell office:value-type="string" calcext:value-type="string">
            <text:p>45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47:11.679112" calcext:value-type="date">
            <text:p>2017-08-29 23:47:12</text:p>
          </table:table-cell>
          <table:table-cell office:value-type="string" calcext:value-type="string">
            <text:p>45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29T23:47:13.423462" calcext:value-type="date">
            <text:p>2017-08-29 23:47:13</text:p>
          </table:table-cell>
          <table:table-cell office:value-type="string" calcext:value-type="string">
            <text:p>45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29T23:47:15.167811" calcext:value-type="date">
            <text:p>2017-08-29 23:47:15</text:p>
          </table:table-cell>
          <table:table-cell office:value-type="string" calcext:value-type="string">
            <text:p>459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29T23:47:16.912161" calcext:value-type="date">
            <text:p>2017-08-29 23:47:17</text:p>
          </table:table-cell>
          <table:table-cell office:value-type="string" calcext:value-type="string">
            <text:p>46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47:18.656511" calcext:value-type="date">
            <text:p>2017-08-29 23:47:19</text:p>
          </table:table-cell>
          <table:table-cell office:value-type="string" calcext:value-type="string">
            <text:p>46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29T23:47:20.400861" calcext:value-type="date">
            <text:p>2017-08-29 23:47:20</text:p>
          </table:table-cell>
          <table:table-cell office:value-type="string" calcext:value-type="string">
            <text:p>46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29T23:47:22.14521" calcext:value-type="date">
            <text:p>2017-08-29 23:47:22</text:p>
          </table:table-cell>
          <table:table-cell office:value-type="string" calcext:value-type="string">
            <text:p>4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29T23:47:23.88956" calcext:value-type="date">
            <text:p>2017-08-29 23:47:24</text:p>
          </table:table-cell>
          <table:table-cell office:value-type="string" calcext:value-type="string">
            <text:p>46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47:25.63391" calcext:value-type="date">
            <text:p>2017-08-29 23:47:26</text:p>
          </table:table-cell>
          <table:table-cell office:value-type="string" calcext:value-type="string">
            <text:p>46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29T23:47:27.378259" calcext:value-type="date">
            <text:p>2017-08-29 23:47:27</text:p>
          </table:table-cell>
          <table:table-cell office:value-type="string" calcext:value-type="string">
            <text:p>46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29T23:47:29.122609" calcext:value-type="date">
            <text:p>2017-08-29 23:47:29</text:p>
          </table:table-cell>
          <table:table-cell office:value-type="string" calcext:value-type="string">
            <text:p>46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29T23:47:30.866959" calcext:value-type="date">
            <text:p>2017-08-29 23:47:31</text:p>
          </table:table-cell>
          <table:table-cell office:value-type="string" calcext:value-type="string">
            <text:p>46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29T23:47:32.611308" calcext:value-type="date">
            <text:p>2017-08-29 23:47:33</text:p>
          </table:table-cell>
          <table:table-cell office:value-type="string" calcext:value-type="string">
            <text:p>469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29T23:47:34.355658" calcext:value-type="date">
            <text:p>2017-08-29 23:47:34</text:p>
          </table:table-cell>
          <table:table-cell office:value-type="string" calcext:value-type="string">
            <text:p>47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29T23:47:36.100008" calcext:value-type="date">
            <text:p>2017-08-29 23:47:36</text:p>
          </table:table-cell>
          <table:table-cell office:value-type="string" calcext:value-type="string">
            <text:p>47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29T23:47:37.844358" calcext:value-type="date">
            <text:p>2017-08-29 23:47:38</text:p>
          </table:table-cell>
          <table:table-cell office:value-type="string" calcext:value-type="string">
            <text:p>47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29T23:47:39.588707" calcext:value-type="date">
            <text:p>2017-08-29 23:47:40</text:p>
          </table:table-cell>
          <table:table-cell office:value-type="string" calcext:value-type="string">
            <text:p>47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29T23:47:41.333057" calcext:value-type="date">
            <text:p>2017-08-29 23:47:41</text:p>
          </table:table-cell>
          <table:table-cell office:value-type="string" calcext:value-type="string">
            <text:p>47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47:43.077407" calcext:value-type="date">
            <text:p>2017-08-29 23:47:43</text:p>
          </table:table-cell>
          <table:table-cell office:value-type="string" calcext:value-type="string">
            <text:p>47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29T23:47:44.821756" calcext:value-type="date">
            <text:p>2017-08-29 23:47:45</text:p>
          </table:table-cell>
          <table:table-cell office:value-type="string" calcext:value-type="string">
            <text:p>47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29T23:47:46.566106" calcext:value-type="date">
            <text:p>2017-08-29 23:47:47</text:p>
          </table:table-cell>
          <table:table-cell office:value-type="string" calcext:value-type="string">
            <text:p>47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29T23:47:48.310456" calcext:value-type="date">
            <text:p>2017-08-29 23:47:48</text:p>
          </table:table-cell>
          <table:table-cell office:value-type="string" calcext:value-type="string">
            <text:p>47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29T23:47:50.054805" calcext:value-type="date">
            <text:p>2017-08-29 23:47:50</text:p>
          </table:table-cell>
          <table:table-cell office:value-type="string" calcext:value-type="string">
            <text:p>47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29T23:47:51.799155" calcext:value-type="date">
            <text:p>2017-08-29 23:47:52</text:p>
          </table:table-cell>
          <table:table-cell office:value-type="string" calcext:value-type="string">
            <text:p>48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7-08-29T23:47:53.543505" calcext:value-type="date">
            <text:p>2017-08-29 23:47:54</text:p>
          </table:table-cell>
          <table:table-cell office:value-type="string" calcext:value-type="string">
            <text:p>48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29T23:47:55.287855" calcext:value-type="date">
            <text:p>2017-08-29 23:47:55</text:p>
          </table:table-cell>
          <table:table-cell office:value-type="string" calcext:value-type="string">
            <text:p>48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29T23:47:57.032204" calcext:value-type="date">
            <text:p>2017-08-29 23:47:57</text:p>
          </table:table-cell>
          <table:table-cell office:value-type="string" calcext:value-type="string">
            <text:p>48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47:58.776554" calcext:value-type="date">
            <text:p>2017-08-29 23:47:59</text:p>
          </table:table-cell>
          <table:table-cell office:value-type="string" calcext:value-type="string">
            <text:p>4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29T23:48:00.520904" calcext:value-type="date">
            <text:p>2017-08-29 23:48:01</text:p>
          </table:table-cell>
          <table:table-cell office:value-type="string" calcext:value-type="string">
            <text:p>48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7-08-29T23:48:02.265253" calcext:value-type="date">
            <text:p>2017-08-29 23:48:02</text:p>
          </table:table-cell>
          <table:table-cell office:value-type="string" calcext:value-type="string">
            <text:p>48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29T23:48:04.009603" calcext:value-type="date">
            <text:p>2017-08-29 23:48:04</text:p>
          </table:table-cell>
          <table:table-cell office:value-type="string" calcext:value-type="string">
            <text:p>48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7-08-29T23:48:05.753953" calcext:value-type="date">
            <text:p>2017-08-29 23:48:06</text:p>
          </table:table-cell>
          <table:table-cell office:value-type="string" calcext:value-type="string">
            <text:p>48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7-08-29T23:48:07.498302" calcext:value-type="date">
            <text:p>2017-08-29 23:48:07</text:p>
          </table:table-cell>
          <table:table-cell office:value-type="string" calcext:value-type="string">
            <text:p>48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29T23:48:09.242652" calcext:value-type="date">
            <text:p>2017-08-29 23:48:09</text:p>
          </table:table-cell>
          <table:table-cell office:value-type="string" calcext:value-type="string">
            <text:p>49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29T23:48:10.987002" calcext:value-type="date">
            <text:p>2017-08-29 23:48:11</text:p>
          </table:table-cell>
          <table:table-cell office:value-type="string" calcext:value-type="string">
            <text:p>4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29T23:48:12.731351" calcext:value-type="date">
            <text:p>2017-08-29 23:48:13</text:p>
          </table:table-cell>
          <table:table-cell office:value-type="string" calcext:value-type="string">
            <text:p>49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29T23:48:14.475701" calcext:value-type="date">
            <text:p>2017-08-29 23:48:14</text:p>
          </table:table-cell>
          <table:table-cell office:value-type="string" calcext:value-type="string">
            <text:p>4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48:16.220051" calcext:value-type="date">
            <text:p>2017-08-29 23:48:16</text:p>
          </table:table-cell>
          <table:table-cell office:value-type="string" calcext:value-type="string">
            <text:p>49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48:17.964401" calcext:value-type="date">
            <text:p>2017-08-29 23:48:18</text:p>
          </table:table-cell>
          <table:table-cell office:value-type="string" calcext:value-type="string">
            <text:p>49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7-08-29T23:48:19.70875" calcext:value-type="date">
            <text:p>2017-08-29 23:48:20</text:p>
          </table:table-cell>
          <table:table-cell office:value-type="string" calcext:value-type="string">
            <text:p>4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29T23:48:21.4531" calcext:value-type="date">
            <text:p>2017-08-29 23:48:21</text:p>
          </table:table-cell>
          <table:table-cell office:value-type="string" calcext:value-type="string">
            <text:p>49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29T23:48:23.19745" calcext:value-type="date">
            <text:p>2017-08-29 23:48:23</text:p>
          </table:table-cell>
          <table:table-cell office:value-type="string" calcext:value-type="string">
            <text:p>49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7-08-29T23:48:24.941799" calcext:value-type="date">
            <text:p>2017-08-29 23:48:25</text:p>
          </table:table-cell>
          <table:table-cell office:value-type="string" calcext:value-type="string">
            <text:p>49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7-08-29T23:48:26.686149" calcext:value-type="date">
            <text:p>2017-08-29 23:48:27</text:p>
          </table:table-cell>
          <table:table-cell office:value-type="string" calcext:value-type="string">
            <text:p>50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29T23:48:28.430499" calcext:value-type="date">
            <text:p>2017-08-29 23:48:28</text:p>
          </table:table-cell>
          <table:table-cell office:value-type="string" calcext:value-type="string">
            <text:p>50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7-08-29T23:48:30.174848" calcext:value-type="date">
            <text:p>2017-08-29 23:48:30</text:p>
          </table:table-cell>
          <table:table-cell office:value-type="string" calcext:value-type="string">
            <text:p>50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29T23:48:31.919198" calcext:value-type="date">
            <text:p>2017-08-29 23:48:32</text:p>
          </table:table-cell>
          <table:table-cell office:value-type="string" calcext:value-type="string">
            <text:p>50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29T23:48:33.663548" calcext:value-type="date">
            <text:p>2017-08-29 23:48:34</text:p>
          </table:table-cell>
          <table:table-cell office:value-type="string" calcext:value-type="string">
            <text:p>50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48:35.407898" calcext:value-type="date">
            <text:p>2017-08-29 23:48:35</text:p>
          </table:table-cell>
          <table:table-cell office:value-type="string" calcext:value-type="string">
            <text:p>50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29T23:48:37.152247" calcext:value-type="date">
            <text:p>2017-08-29 23:48:37</text:p>
          </table:table-cell>
          <table:table-cell office:value-type="string" calcext:value-type="string">
            <text:p>50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29T23:48:38.896597" calcext:value-type="date">
            <text:p>2017-08-29 23:48:39</text:p>
          </table:table-cell>
          <table:table-cell office:value-type="string" calcext:value-type="string">
            <text:p>50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29T23:48:40.640947" calcext:value-type="date">
            <text:p>2017-08-29 23:48:41</text:p>
          </table:table-cell>
          <table:table-cell office:value-type="string" calcext:value-type="string">
            <text:p>50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7-08-29T23:48:42.385296" calcext:value-type="date">
            <text:p>2017-08-29 23:48:42</text:p>
          </table:table-cell>
          <table:table-cell office:value-type="string" calcext:value-type="string">
            <text:p>50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29T23:48:44.129646" calcext:value-type="date">
            <text:p>2017-08-29 23:48:44</text:p>
          </table:table-cell>
          <table:table-cell office:value-type="string" calcext:value-type="string">
            <text:p>51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29T23:48:45.873996" calcext:value-type="date">
            <text:p>2017-08-29 23:48:46</text:p>
          </table:table-cell>
          <table:table-cell office:value-type="string" calcext:value-type="string">
            <text:p>51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29T23:48:47.618345" calcext:value-type="date">
            <text:p>2017-08-29 23:48:48</text:p>
          </table:table-cell>
          <table:table-cell office:value-type="string" calcext:value-type="string">
            <text:p>51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29T23:48:49.362695" calcext:value-type="date">
            <text:p>2017-08-29 23:48:49</text:p>
          </table:table-cell>
          <table:table-cell office:value-type="string" calcext:value-type="string">
            <text:p>51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7-08-29T23:48:51.107045" calcext:value-type="date">
            <text:p>2017-08-29 23:48:51</text:p>
          </table:table-cell>
          <table:table-cell office:value-type="string" calcext:value-type="string">
            <text:p>51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29T23:48:52.851394" calcext:value-type="date">
            <text:p>2017-08-29 23:48:53</text:p>
          </table:table-cell>
          <table:table-cell office:value-type="string" calcext:value-type="string">
            <text:p>51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29T23:48:54.595744" calcext:value-type="date">
            <text:p>2017-08-29 23:48:55</text:p>
          </table:table-cell>
          <table:table-cell office:value-type="string" calcext:value-type="string">
            <text:p>51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29T23:48:56.340094" calcext:value-type="date">
            <text:p>2017-08-29 23:48:56</text:p>
          </table:table-cell>
          <table:table-cell office:value-type="string" calcext:value-type="string">
            <text:p>51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29T23:48:58.084444" calcext:value-type="date">
            <text:p>2017-08-29 23:48:58</text:p>
          </table:table-cell>
          <table:table-cell office:value-type="string" calcext:value-type="string">
            <text:p>51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29T23:48:59.828793" calcext:value-type="date">
            <text:p>2017-08-29 23:49:00</text:p>
          </table:table-cell>
          <table:table-cell office:value-type="string" calcext:value-type="string">
            <text:p>51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49:01.573143" calcext:value-type="date">
            <text:p>2017-08-29 23:49:02</text:p>
          </table:table-cell>
          <table:table-cell office:value-type="string" calcext:value-type="string">
            <text:p>52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29T23:49:03.317493" calcext:value-type="date">
            <text:p>2017-08-29 23:49:03</text:p>
          </table:table-cell>
          <table:table-cell office:value-type="string" calcext:value-type="string">
            <text:p>52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49:05.061842" calcext:value-type="date">
            <text:p>2017-08-29 23:49:05</text:p>
          </table:table-cell>
          <table:table-cell office:value-type="string" calcext:value-type="string">
            <text:p>5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29T23:49:06.806192" calcext:value-type="date">
            <text:p>2017-08-29 23:49:07</text:p>
          </table:table-cell>
          <table:table-cell office:value-type="string" calcext:value-type="string">
            <text:p>52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49:08.550542" calcext:value-type="date">
            <text:p>2017-08-29 23:49:09</text:p>
          </table:table-cell>
          <table:table-cell office:value-type="string" calcext:value-type="string">
            <text:p>52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7-08-29T23:49:10.294891" calcext:value-type="date">
            <text:p>2017-08-29 23:49:10</text:p>
          </table:table-cell>
          <table:table-cell office:value-type="string" calcext:value-type="string">
            <text:p>52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29T23:49:12.039241" calcext:value-type="date">
            <text:p>2017-08-29 23:49:12</text:p>
          </table:table-cell>
          <table:table-cell office:value-type="string" calcext:value-type="string">
            <text:p>52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29T23:49:13.783591" calcext:value-type="date">
            <text:p>2017-08-29 23:49:14</text:p>
          </table:table-cell>
          <table:table-cell office:value-type="string" calcext:value-type="string">
            <text:p>52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29T23:49:15.527941" calcext:value-type="date">
            <text:p>2017-08-29 23:49:16</text:p>
          </table:table-cell>
          <table:table-cell office:value-type="string" calcext:value-type="string">
            <text:p>52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29T23:49:17.27229" calcext:value-type="date">
            <text:p>2017-08-29 23:49:17</text:p>
          </table:table-cell>
          <table:table-cell office:value-type="string" calcext:value-type="string">
            <text:p>52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49:19.01664" calcext:value-type="date">
            <text:p>2017-08-29 23:49:19</text:p>
          </table:table-cell>
          <table:table-cell office:value-type="string" calcext:value-type="string">
            <text:p>53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29T23:49:20.76099" calcext:value-type="date">
            <text:p>2017-08-29 23:49:21</text:p>
          </table:table-cell>
          <table:table-cell office:value-type="string" calcext:value-type="string">
            <text:p>53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49:22.505339" calcext:value-type="date">
            <text:p>2017-08-29 23:49:23</text:p>
          </table:table-cell>
          <table:table-cell office:value-type="string" calcext:value-type="string">
            <text:p>53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29T23:49:24.249689" calcext:value-type="date">
            <text:p>2017-08-29 23:49:24</text:p>
          </table:table-cell>
          <table:table-cell office:value-type="string" calcext:value-type="string">
            <text:p>53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29T23:49:25.994039" calcext:value-type="date">
            <text:p>2017-08-29 23:49:26</text:p>
          </table:table-cell>
          <table:table-cell office:value-type="string" calcext:value-type="string">
            <text:p>53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49:27.738388" calcext:value-type="date">
            <text:p>2017-08-29 23:49:28</text:p>
          </table:table-cell>
          <table:table-cell office:value-type="string" calcext:value-type="string">
            <text:p>53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29T23:49:29.482738" calcext:value-type="date">
            <text:p>2017-08-29 23:49:29</text:p>
          </table:table-cell>
          <table:table-cell office:value-type="string" calcext:value-type="string">
            <text:p>53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29T23:49:31.227088" calcext:value-type="date">
            <text:p>2017-08-29 23:49:31</text:p>
          </table:table-cell>
          <table:table-cell office:value-type="string" calcext:value-type="string">
            <text:p>53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29T23:49:32.971438" calcext:value-type="date">
            <text:p>2017-08-29 23:49:33</text:p>
          </table:table-cell>
          <table:table-cell office:value-type="string" calcext:value-type="string">
            <text:p>53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29T23:49:34.715787" calcext:value-type="date">
            <text:p>2017-08-29 23:49:35</text:p>
          </table:table-cell>
          <table:table-cell office:value-type="string" calcext:value-type="string">
            <text:p>53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29T23:49:36.460137" calcext:value-type="date">
            <text:p>2017-08-29 23:49:36</text:p>
          </table:table-cell>
          <table:table-cell office:value-type="string" calcext:value-type="string">
            <text:p>54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7-08-29T23:49:38.204487" calcext:value-type="date">
            <text:p>2017-08-29 23:49:38</text:p>
          </table:table-cell>
          <table:table-cell office:value-type="string" calcext:value-type="string">
            <text:p>54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49:39.948836" calcext:value-type="date">
            <text:p>2017-08-29 23:49:40</text:p>
          </table:table-cell>
          <table:table-cell office:value-type="string" calcext:value-type="string">
            <text:p>5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29T23:49:41.693186" calcext:value-type="date">
            <text:p>2017-08-29 23:49:42</text:p>
          </table:table-cell>
          <table:table-cell office:value-type="string" calcext:value-type="string">
            <text:p>54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29T23:49:43.437536" calcext:value-type="date">
            <text:p>2017-08-29 23:49:43</text:p>
          </table:table-cell>
          <table:table-cell office:value-type="string" calcext:value-type="string">
            <text:p>544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29T23:49:45.181885" calcext:value-type="date">
            <text:p>2017-08-29 23:49:45</text:p>
          </table:table-cell>
          <table:table-cell office:value-type="string" calcext:value-type="string">
            <text:p>54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49:46.926235" calcext:value-type="date">
            <text:p>2017-08-29 23:49:47</text:p>
          </table:table-cell>
          <table:table-cell office:value-type="string" calcext:value-type="string">
            <text:p>54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49:48.670585" calcext:value-type="date">
            <text:p>2017-08-29 23:49:49</text:p>
          </table:table-cell>
          <table:table-cell office:value-type="string" calcext:value-type="string">
            <text:p>54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7-08-29T23:49:50.414934" calcext:value-type="date">
            <text:p>2017-08-29 23:49:50</text:p>
          </table:table-cell>
          <table:table-cell office:value-type="string" calcext:value-type="string">
            <text:p>54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29T23:49:52.159284" calcext:value-type="date">
            <text:p>2017-08-29 23:49:52</text:p>
          </table:table-cell>
          <table:table-cell office:value-type="string" calcext:value-type="string">
            <text:p>54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29T23:49:53.903634" calcext:value-type="date">
            <text:p>2017-08-29 23:49:54</text:p>
          </table:table-cell>
          <table:table-cell office:value-type="string" calcext:value-type="string">
            <text:p>5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29T23:49:55.647984" calcext:value-type="date">
            <text:p>2017-08-29 23:49:56</text:p>
          </table:table-cell>
          <table:table-cell office:value-type="string" calcext:value-type="string">
            <text:p>55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7-08-29T23:49:57.392333" calcext:value-type="date">
            <text:p>2017-08-29 23:49:57</text:p>
          </table:table-cell>
          <table:table-cell office:value-type="string" calcext:value-type="string">
            <text:p>55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29T23:49:59.136683" calcext:value-type="date">
            <text:p>2017-08-29 23:49:59</text:p>
          </table:table-cell>
          <table:table-cell office:value-type="string" calcext:value-type="string">
            <text:p>55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29T23:50:00.881033" calcext:value-type="date">
            <text:p>2017-08-29 23:50:01</text:p>
          </table:table-cell>
          <table:table-cell office:value-type="string" calcext:value-type="string">
            <text:p>55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29T23:50:02.625382" calcext:value-type="date">
            <text:p>2017-08-29 23:50:03</text:p>
          </table:table-cell>
          <table:table-cell office:value-type="string" calcext:value-type="string">
            <text:p>55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29T23:50:04.369732" calcext:value-type="date">
            <text:p>2017-08-29 23:50:04</text:p>
          </table:table-cell>
          <table:table-cell office:value-type="string" calcext:value-type="string">
            <text:p>5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29T23:50:06.114082" calcext:value-type="date">
            <text:p>2017-08-29 23:50:06</text:p>
          </table:table-cell>
          <table:table-cell office:value-type="string" calcext:value-type="string">
            <text:p>55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29T23:50:07.858431" calcext:value-type="date">
            <text:p>2017-08-29 23:50:08</text:p>
          </table:table-cell>
          <table:table-cell office:value-type="string" calcext:value-type="string">
            <text:p>55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8-29T23:50:09.602781" calcext:value-type="date">
            <text:p>2017-08-29 23:50:10</text:p>
          </table:table-cell>
          <table:table-cell office:value-type="string" calcext:value-type="string">
            <text:p>55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50:11.347131" calcext:value-type="date">
            <text:p>2017-08-29 23:50:11</text:p>
          </table:table-cell>
          <table:table-cell office:value-type="string" calcext:value-type="string">
            <text:p>5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29T23:50:13.091481" calcext:value-type="date">
            <text:p>2017-08-29 23:50:13</text:p>
          </table:table-cell>
          <table:table-cell office:value-type="string" calcext:value-type="string">
            <text:p>56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29T23:50:14.83583" calcext:value-type="date">
            <text:p>2017-08-29 23:50:15</text:p>
          </table:table-cell>
          <table:table-cell office:value-type="string" calcext:value-type="string">
            <text:p>56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29T23:50:16.58018" calcext:value-type="date">
            <text:p>2017-08-29 23:50:17</text:p>
          </table:table-cell>
          <table:table-cell office:value-type="string" calcext:value-type="string">
            <text:p>56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29T23:50:18.32453" calcext:value-type="date">
            <text:p>2017-08-29 23:50:18</text:p>
          </table:table-cell>
          <table:table-cell office:value-type="string" calcext:value-type="string">
            <text:p>56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29T23:50:20.068879" calcext:value-type="date">
            <text:p>2017-08-29 23:50:20</text:p>
          </table:table-cell>
          <table:table-cell office:value-type="string" calcext:value-type="string">
            <text:p>56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29T23:50:21.813229" calcext:value-type="date">
            <text:p>2017-08-29 23:50:22</text:p>
          </table:table-cell>
          <table:table-cell office:value-type="string" calcext:value-type="string">
            <text:p>56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29T23:50:23.557579" calcext:value-type="date">
            <text:p>2017-08-29 23:50:24</text:p>
          </table:table-cell>
          <table:table-cell office:value-type="string" calcext:value-type="string">
            <text:p>56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29T23:50:25.301928" calcext:value-type="date">
            <text:p>2017-08-29 23:50:25</text:p>
          </table:table-cell>
          <table:table-cell office:value-type="string" calcext:value-type="string">
            <text:p>56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29T23:50:27.046278" calcext:value-type="date">
            <text:p>2017-08-29 23:50:27</text:p>
          </table:table-cell>
          <table:table-cell office:value-type="string" calcext:value-type="string">
            <text:p>56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8-29T23:50:28.790628" calcext:value-type="date">
            <text:p>2017-08-29 23:50:29</text:p>
          </table:table-cell>
          <table:table-cell office:value-type="string" calcext:value-type="string">
            <text:p>57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8-29T23:50:30.534978" calcext:value-type="date">
            <text:p>2017-08-29 23:50:31</text:p>
          </table:table-cell>
          <table:table-cell office:value-type="string" calcext:value-type="string">
            <text:p>57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29T23:50:32.279327" calcext:value-type="date">
            <text:p>2017-08-29 23:50:32</text:p>
          </table:table-cell>
          <table:table-cell office:value-type="string" calcext:value-type="string">
            <text:p>57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29T23:50:34.023677" calcext:value-type="date">
            <text:p>2017-08-29 23:50:34</text:p>
          </table:table-cell>
          <table:table-cell office:value-type="string" calcext:value-type="string">
            <text:p>57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29T23:50:35.768027" calcext:value-type="date">
            <text:p>2017-08-29 23:50:36</text:p>
          </table:table-cell>
          <table:table-cell office:value-type="string" calcext:value-type="string">
            <text:p>57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29T23:50:37.512376" calcext:value-type="date">
            <text:p>2017-08-29 23:50:38</text:p>
          </table:table-cell>
          <table:table-cell office:value-type="string" calcext:value-type="string">
            <text:p>57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7-08-29T23:50:39.256726" calcext:value-type="date">
            <text:p>2017-08-29 23:50:39</text:p>
          </table:table-cell>
          <table:table-cell office:value-type="string" calcext:value-type="string">
            <text:p>57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29T23:50:41.001076" calcext:value-type="date">
            <text:p>2017-08-29 23:50:41</text:p>
          </table:table-cell>
          <table:table-cell office:value-type="string" calcext:value-type="string">
            <text:p>57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50:42.745425" calcext:value-type="date">
            <text:p>2017-08-29 23:50:43</text:p>
          </table:table-cell>
          <table:table-cell office:value-type="string" calcext:value-type="string">
            <text:p>578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29T23:50:44.489775" calcext:value-type="date">
            <text:p>2017-08-29 23:50:44</text:p>
          </table:table-cell>
          <table:table-cell office:value-type="string" calcext:value-type="string">
            <text:p>57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50:46.234125" calcext:value-type="date">
            <text:p>2017-08-29 23:50:46</text:p>
          </table:table-cell>
          <table:table-cell office:value-type="string" calcext:value-type="string">
            <text:p>58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8-29T23:50:47.978474" calcext:value-type="date">
            <text:p>2017-08-29 23:50:48</text:p>
          </table:table-cell>
          <table:table-cell office:value-type="string" calcext:value-type="string">
            <text:p>58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29T23:50:49.722824" calcext:value-type="date">
            <text:p>2017-08-29 23:50:50</text:p>
          </table:table-cell>
          <table:table-cell office:value-type="string" calcext:value-type="string">
            <text:p>58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50:51.467174" calcext:value-type="date">
            <text:p>2017-08-29 23:50:51</text:p>
          </table:table-cell>
          <table:table-cell office:value-type="string" calcext:value-type="string">
            <text:p>58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29T23:50:53.211524" calcext:value-type="date">
            <text:p>2017-08-29 23:50:53</text:p>
          </table:table-cell>
          <table:table-cell office:value-type="string" calcext:value-type="string">
            <text:p>58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50:54.955873" calcext:value-type="date">
            <text:p>2017-08-29 23:50:55</text:p>
          </table:table-cell>
          <table:table-cell office:value-type="string" calcext:value-type="string">
            <text:p>58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29T23:50:56.700223" calcext:value-type="date">
            <text:p>2017-08-29 23:50:57</text:p>
          </table:table-cell>
          <table:table-cell office:value-type="string" calcext:value-type="string">
            <text:p>58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29T23:50:58.444573" calcext:value-type="date">
            <text:p>2017-08-29 23:50:58</text:p>
          </table:table-cell>
          <table:table-cell office:value-type="string" calcext:value-type="string">
            <text:p>58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7-08-29T23:51:00.188922" calcext:value-type="date">
            <text:p>2017-08-29 23:51:00</text:p>
          </table:table-cell>
          <table:table-cell office:value-type="string" calcext:value-type="string">
            <text:p>58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7-08-29T23:51:01.933272" calcext:value-type="date">
            <text:p>2017-08-29 23:51:02</text:p>
          </table:table-cell>
          <table:table-cell office:value-type="string" calcext:value-type="string">
            <text:p>58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51:03.677622" calcext:value-type="date">
            <text:p>2017-08-29 23:51:04</text:p>
          </table:table-cell>
          <table:table-cell office:value-type="string" calcext:value-type="string">
            <text:p>59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29T23:51:05.421971" calcext:value-type="date">
            <text:p>2017-08-29 23:51:05</text:p>
          </table:table-cell>
          <table:table-cell office:value-type="string" calcext:value-type="string">
            <text:p>59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7-08-29T23:51:07.166321" calcext:value-type="date">
            <text:p>2017-08-29 23:51:07</text:p>
          </table:table-cell>
          <table:table-cell office:value-type="string" calcext:value-type="string">
            <text:p>59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51:08.910671" calcext:value-type="date">
            <text:p>2017-08-29 23:51:09</text:p>
          </table:table-cell>
          <table:table-cell office:value-type="string" calcext:value-type="string">
            <text:p>59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51:10.655021" calcext:value-type="date">
            <text:p>2017-08-29 23:51:11</text:p>
          </table:table-cell>
          <table:table-cell office:value-type="string" calcext:value-type="string">
            <text:p>59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51:12.39937" calcext:value-type="date">
            <text:p>2017-08-29 23:51:12</text:p>
          </table:table-cell>
          <table:table-cell office:value-type="string" calcext:value-type="string">
            <text:p>59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7-08-29T23:51:14.14372" calcext:value-type="date">
            <text:p>2017-08-29 23:51:14</text:p>
          </table:table-cell>
          <table:table-cell office:value-type="string" calcext:value-type="string">
            <text:p>59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51:15.88807" calcext:value-type="date">
            <text:p>2017-08-29 23:51:16</text:p>
          </table:table-cell>
          <table:table-cell office:value-type="string" calcext:value-type="string">
            <text:p>59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29T23:51:17.632419" calcext:value-type="date">
            <text:p>2017-08-29 23:51:18</text:p>
          </table:table-cell>
          <table:table-cell office:value-type="string" calcext:value-type="string">
            <text:p>59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29T23:51:19.376769" calcext:value-type="date">
            <text:p>2017-08-29 23:51:19</text:p>
          </table:table-cell>
          <table:table-cell office:value-type="string" calcext:value-type="string">
            <text:p>5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29T23:51:21.121119" calcext:value-type="date">
            <text:p>2017-08-29 23:51:21</text:p>
          </table:table-cell>
          <table:table-cell office:value-type="string" calcext:value-type="string">
            <text:p>60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29T23:51:22.865468" calcext:value-type="date">
            <text:p>2017-08-29 23:51:23</text:p>
          </table:table-cell>
          <table:table-cell office:value-type="string" calcext:value-type="string">
            <text:p>6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29T23:51:24.609818" calcext:value-type="date">
            <text:p>2017-08-29 23:51:25</text:p>
          </table:table-cell>
          <table:table-cell office:value-type="string" calcext:value-type="string">
            <text:p>60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8-29T23:51:26.354168" calcext:value-type="date">
            <text:p>2017-08-29 23:51:26</text:p>
          </table:table-cell>
          <table:table-cell office:value-type="string" calcext:value-type="string">
            <text:p>60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29T23:51:28.098518" calcext:value-type="date">
            <text:p>2017-08-29 23:51:28</text:p>
          </table:table-cell>
          <table:table-cell office:value-type="string" calcext:value-type="string">
            <text:p>60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29T23:51:29.842867" calcext:value-type="date">
            <text:p>2017-08-29 23:51:30</text:p>
          </table:table-cell>
          <table:table-cell office:value-type="string" calcext:value-type="string">
            <text:p>60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29T23:51:31.587217" calcext:value-type="date">
            <text:p>2017-08-29 23:51:32</text:p>
          </table:table-cell>
          <table:table-cell office:value-type="string" calcext:value-type="string">
            <text:p>60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29T23:51:33.331567" calcext:value-type="date">
            <text:p>2017-08-29 23:51:33</text:p>
          </table:table-cell>
          <table:table-cell office:value-type="string" calcext:value-type="string">
            <text:p>60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29T23:51:35.075916" calcext:value-type="date">
            <text:p>2017-08-29 23:51:35</text:p>
          </table:table-cell>
          <table:table-cell office:value-type="string" calcext:value-type="string">
            <text:p>60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29T23:51:36.820266" calcext:value-type="date">
            <text:p>2017-08-29 23:51:37</text:p>
          </table:table-cell>
          <table:table-cell office:value-type="string" calcext:value-type="string">
            <text:p>60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51:38.564616" calcext:value-type="date">
            <text:p>2017-08-29 23:51:39</text:p>
          </table:table-cell>
          <table:table-cell office:value-type="string" calcext:value-type="string">
            <text:p>610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29T23:51:40.308965" calcext:value-type="date">
            <text:p>2017-08-29 23:51:40</text:p>
          </table:table-cell>
          <table:table-cell office:value-type="string" calcext:value-type="string">
            <text:p>61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29T23:51:42.053315" calcext:value-type="date">
            <text:p>2017-08-29 23:51:42</text:p>
          </table:table-cell>
          <table:table-cell office:value-type="string" calcext:value-type="string">
            <text:p>61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29T23:51:43.797665" calcext:value-type="date">
            <text:p>2017-08-29 23:51:44</text:p>
          </table:table-cell>
          <table:table-cell office:value-type="string" calcext:value-type="string">
            <text:p>61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29T23:51:45.542014" calcext:value-type="date">
            <text:p>2017-08-29 23:51:46</text:p>
          </table:table-cell>
          <table:table-cell office:value-type="string" calcext:value-type="string">
            <text:p>61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29T23:51:47.286364" calcext:value-type="date">
            <text:p>2017-08-29 23:51:47</text:p>
          </table:table-cell>
          <table:table-cell office:value-type="string" calcext:value-type="string">
            <text:p>61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29T23:51:49.030714" calcext:value-type="date">
            <text:p>2017-08-29 23:51:49</text:p>
          </table:table-cell>
          <table:table-cell office:value-type="string" calcext:value-type="string">
            <text:p>61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7-08-29T23:51:50.775064" calcext:value-type="date">
            <text:p>2017-08-29 23:51:51</text:p>
          </table:table-cell>
          <table:table-cell office:value-type="string" calcext:value-type="string">
            <text:p>61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29T23:51:52.519413" calcext:value-type="date">
            <text:p>2017-08-29 23:51:53</text:p>
          </table:table-cell>
          <table:table-cell office:value-type="string" calcext:value-type="string">
            <text:p>61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29T23:51:54.263763" calcext:value-type="date">
            <text:p>2017-08-29 23:51:54</text:p>
          </table:table-cell>
          <table:table-cell office:value-type="string" calcext:value-type="string">
            <text:p>61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29T23:51:56.008113" calcext:value-type="date">
            <text:p>2017-08-29 23:51:56</text:p>
          </table:table-cell>
          <table:table-cell office:value-type="string" calcext:value-type="string">
            <text:p>62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51:57.752462" calcext:value-type="date">
            <text:p>2017-08-29 23:51:58</text:p>
          </table:table-cell>
          <table:table-cell office:value-type="string" calcext:value-type="string">
            <text:p>62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51:59.496812" calcext:value-type="date">
            <text:p>2017-08-29 23:51:59</text:p>
          </table:table-cell>
          <table:table-cell office:value-type="string" calcext:value-type="string">
            <text:p>6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52:01.241162" calcext:value-type="date">
            <text:p>2017-08-29 23:52:01</text:p>
          </table:table-cell>
          <table:table-cell office:value-type="string" calcext:value-type="string">
            <text:p>62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29T23:52:02.985511" calcext:value-type="date">
            <text:p>2017-08-29 23:52:03</text:p>
          </table:table-cell>
          <table:table-cell office:value-type="string" calcext:value-type="string">
            <text:p>62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29T23:52:04.729861" calcext:value-type="date">
            <text:p>2017-08-29 23:52:05</text:p>
          </table:table-cell>
          <table:table-cell office:value-type="string" calcext:value-type="string">
            <text:p>62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29T23:52:06.474211" calcext:value-type="date">
            <text:p>2017-08-29 23:52:06</text:p>
          </table:table-cell>
          <table:table-cell office:value-type="string" calcext:value-type="string">
            <text:p>62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7-08-29T23:52:08.218561" calcext:value-type="date">
            <text:p>2017-08-29 23:52:08</text:p>
          </table:table-cell>
          <table:table-cell office:value-type="string" calcext:value-type="string">
            <text:p>627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52:09.96291" calcext:value-type="date">
            <text:p>2017-08-29 23:52:10</text:p>
          </table:table-cell>
          <table:table-cell office:value-type="string" calcext:value-type="string">
            <text:p>62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52:11.70726" calcext:value-type="date">
            <text:p>2017-08-29 23:52:12</text:p>
          </table:table-cell>
          <table:table-cell office:value-type="string" calcext:value-type="string">
            <text:p>62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29T23:52:13.45161" calcext:value-type="date">
            <text:p>2017-08-29 23:52:13</text:p>
          </table:table-cell>
          <table:table-cell office:value-type="string" calcext:value-type="string">
            <text:p>63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52:15.195959" calcext:value-type="date">
            <text:p>2017-08-29 23:52:15</text:p>
          </table:table-cell>
          <table:table-cell office:value-type="string" calcext:value-type="string">
            <text:p>63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52:16.940309" calcext:value-type="date">
            <text:p>2017-08-29 23:52:17</text:p>
          </table:table-cell>
          <table:table-cell office:value-type="string" calcext:value-type="string">
            <text:p>6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29T23:52:18.684659" calcext:value-type="date">
            <text:p>2017-08-29 23:52:19</text:p>
          </table:table-cell>
          <table:table-cell office:value-type="string" calcext:value-type="string">
            <text:p>63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29T23:52:20.429008" calcext:value-type="date">
            <text:p>2017-08-29 23:52:20</text:p>
          </table:table-cell>
          <table:table-cell office:value-type="string" calcext:value-type="string">
            <text:p>63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29T23:52:22.173358" calcext:value-type="date">
            <text:p>2017-08-29 23:52:22</text:p>
          </table:table-cell>
          <table:table-cell office:value-type="string" calcext:value-type="string">
            <text:p>63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29T23:52:23.917708" calcext:value-type="date">
            <text:p>2017-08-29 23:52:24</text:p>
          </table:table-cell>
          <table:table-cell office:value-type="string" calcext:value-type="string">
            <text:p>63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29T23:52:25.662057" calcext:value-type="date">
            <text:p>2017-08-29 23:52:26</text:p>
          </table:table-cell>
          <table:table-cell office:value-type="string" calcext:value-type="string">
            <text:p>63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29T23:52:27.406407" calcext:value-type="date">
            <text:p>2017-08-29 23:52:27</text:p>
          </table:table-cell>
          <table:table-cell office:value-type="string" calcext:value-type="string">
            <text:p>63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29T23:52:29.150757" calcext:value-type="date">
            <text:p>2017-08-29 23:52:29</text:p>
          </table:table-cell>
          <table:table-cell office:value-type="string" calcext:value-type="string">
            <text:p>63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7-08-29T23:52:30.895107" calcext:value-type="date">
            <text:p>2017-08-29 23:52:31</text:p>
          </table:table-cell>
          <table:table-cell office:value-type="string" calcext:value-type="string">
            <text:p>64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29T23:52:32.639456" calcext:value-type="date">
            <text:p>2017-08-29 23:52:33</text:p>
          </table:table-cell>
          <table:table-cell office:value-type="string" calcext:value-type="string">
            <text:p>64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7-08-29T23:52:34.383806" calcext:value-type="date">
            <text:p>2017-08-29 23:52:34</text:p>
          </table:table-cell>
          <table:table-cell office:value-type="string" calcext:value-type="string">
            <text:p>6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29T23:52:36.128156" calcext:value-type="date">
            <text:p>2017-08-29 23:52:36</text:p>
          </table:table-cell>
          <table:table-cell office:value-type="string" calcext:value-type="string">
            <text:p>64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52:37.872505" calcext:value-type="date">
            <text:p>2017-08-29 23:52:38</text:p>
          </table:table-cell>
          <table:table-cell office:value-type="string" calcext:value-type="string">
            <text:p>64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29T23:52:39.616855" calcext:value-type="date">
            <text:p>2017-08-29 23:52:40</text:p>
          </table:table-cell>
          <table:table-cell office:value-type="string" calcext:value-type="string">
            <text:p>64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29T23:52:41.361205" calcext:value-type="date">
            <text:p>2017-08-29 23:52:41</text:p>
          </table:table-cell>
          <table:table-cell office:value-type="string" calcext:value-type="string">
            <text:p>64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29T23:52:43.105554" calcext:value-type="date">
            <text:p>2017-08-29 23:52:43</text:p>
          </table:table-cell>
          <table:table-cell office:value-type="string" calcext:value-type="string">
            <text:p>64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29T23:52:44.849904" calcext:value-type="date">
            <text:p>2017-08-29 23:52:45</text:p>
          </table:table-cell>
          <table:table-cell office:value-type="string" calcext:value-type="string">
            <text:p>6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52:46.594254" calcext:value-type="date">
            <text:p>2017-08-29 23:52:47</text:p>
          </table:table-cell>
          <table:table-cell office:value-type="string" calcext:value-type="string">
            <text:p>64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29T23:52:48.338604" calcext:value-type="date">
            <text:p>2017-08-29 23:52:48</text:p>
          </table:table-cell>
          <table:table-cell office:value-type="string" calcext:value-type="string">
            <text:p>65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17-08-29T23:52:50.082953" calcext:value-type="date">
            <text:p>2017-08-29 23:52:50</text:p>
          </table:table-cell>
          <table:table-cell office:value-type="string" calcext:value-type="string">
            <text:p>65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29T23:52:51.827303" calcext:value-type="date">
            <text:p>2017-08-29 23:52:52</text:p>
          </table:table-cell>
          <table:table-cell office:value-type="string" calcext:value-type="string">
            <text:p>6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29T23:52:53.571653" calcext:value-type="date">
            <text:p>2017-08-29 23:52:54</text:p>
          </table:table-cell>
          <table:table-cell office:value-type="string" calcext:value-type="string">
            <text:p>65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7-08-29T23:52:55.316002" calcext:value-type="date">
            <text:p>2017-08-29 23:52:55</text:p>
          </table:table-cell>
          <table:table-cell office:value-type="string" calcext:value-type="string">
            <text:p>65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7-08-29T23:52:57.060352" calcext:value-type="date">
            <text:p>2017-08-29 23:52:57</text:p>
          </table:table-cell>
          <table:table-cell office:value-type="string" calcext:value-type="string">
            <text:p>65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7-08-29T23:52:58.804702" calcext:value-type="date">
            <text:p>2017-08-29 23:52:59</text:p>
          </table:table-cell>
          <table:table-cell office:value-type="string" calcext:value-type="string">
            <text:p>65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53:00.549051" calcext:value-type="date">
            <text:p>2017-08-29 23:53:01</text:p>
          </table:table-cell>
          <table:table-cell office:value-type="string" calcext:value-type="string">
            <text:p>65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29T23:53:02.293401" calcext:value-type="date">
            <text:p>2017-08-29 23:53:02</text:p>
          </table:table-cell>
          <table:table-cell office:value-type="string" calcext:value-type="string">
            <text:p>65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29T23:53:04.037751" calcext:value-type="date">
            <text:p>2017-08-29 23:53:04</text:p>
          </table:table-cell>
          <table:table-cell office:value-type="string" calcext:value-type="string">
            <text:p>65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29T23:53:05.782101" calcext:value-type="date">
            <text:p>2017-08-29 23:53:06</text:p>
          </table:table-cell>
          <table:table-cell office:value-type="string" calcext:value-type="string">
            <text:p>66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29T23:53:07.52645" calcext:value-type="date">
            <text:p>2017-08-29 23:53:08</text:p>
          </table:table-cell>
          <table:table-cell office:value-type="string" calcext:value-type="string">
            <text:p>66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29T23:53:09.2708" calcext:value-type="date">
            <text:p>2017-08-29 23:53:09</text:p>
          </table:table-cell>
          <table:table-cell office:value-type="string" calcext:value-type="string">
            <text:p>66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53:11.01515" calcext:value-type="date">
            <text:p>2017-08-29 23:53:11</text:p>
          </table:table-cell>
          <table:table-cell office:value-type="string" calcext:value-type="string">
            <text:p>66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29T23:53:12.759499" calcext:value-type="date">
            <text:p>2017-08-29 23:53:13</text:p>
          </table:table-cell>
          <table:table-cell office:value-type="string" calcext:value-type="string">
            <text:p>6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29T23:53:14.503849" calcext:value-type="date">
            <text:p>2017-08-29 23:53:15</text:p>
          </table:table-cell>
          <table:table-cell office:value-type="string" calcext:value-type="string">
            <text:p>66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29T23:53:16.248199" calcext:value-type="date">
            <text:p>2017-08-29 23:53:16</text:p>
          </table:table-cell>
          <table:table-cell office:value-type="string" calcext:value-type="string">
            <text:p>6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29T23:53:17.992548" calcext:value-type="date">
            <text:p>2017-08-29 23:53:18</text:p>
          </table:table-cell>
          <table:table-cell office:value-type="string" calcext:value-type="string">
            <text:p>66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29T23:53:19.736898" calcext:value-type="date">
            <text:p>2017-08-29 23:53:20</text:p>
          </table:table-cell>
          <table:table-cell office:value-type="string" calcext:value-type="string">
            <text:p>66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29T23:53:21.481248" calcext:value-type="date">
            <text:p>2017-08-29 23:53:21</text:p>
          </table:table-cell>
          <table:table-cell office:value-type="string" calcext:value-type="string">
            <text:p>66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29T23:53:23.225597" calcext:value-type="date">
            <text:p>2017-08-29 23:53:23</text:p>
          </table:table-cell>
          <table:table-cell office:value-type="string" calcext:value-type="string">
            <text:p>67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53:24.969947" calcext:value-type="date">
            <text:p>2017-08-29 23:53:25</text:p>
          </table:table-cell>
          <table:table-cell office:value-type="string" calcext:value-type="string">
            <text:p>67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53:26.714297" calcext:value-type="date">
            <text:p>2017-08-29 23:53:27</text:p>
          </table:table-cell>
          <table:table-cell office:value-type="string" calcext:value-type="string">
            <text:p>67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29T23:53:28.458647" calcext:value-type="date">
            <text:p>2017-08-29 23:53:28</text:p>
          </table:table-cell>
          <table:table-cell office:value-type="string" calcext:value-type="string">
            <text:p>67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53:30.202996" calcext:value-type="date">
            <text:p>2017-08-29 23:53:30</text:p>
          </table:table-cell>
          <table:table-cell office:value-type="string" calcext:value-type="string">
            <text:p>67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29T23:53:31.947346" calcext:value-type="date">
            <text:p>2017-08-29 23:53:32</text:p>
          </table:table-cell>
          <table:table-cell office:value-type="string" calcext:value-type="string">
            <text:p>67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29T23:53:33.691696" calcext:value-type="date">
            <text:p>2017-08-29 23:53:34</text:p>
          </table:table-cell>
          <table:table-cell office:value-type="string" calcext:value-type="string">
            <text:p>67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29T23:53:35.436045" calcext:value-type="date">
            <text:p>2017-08-29 23:53:35</text:p>
          </table:table-cell>
          <table:table-cell office:value-type="string" calcext:value-type="string">
            <text:p>67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29T23:53:37.180395" calcext:value-type="date">
            <text:p>2017-08-29 23:53:37</text:p>
          </table:table-cell>
          <table:table-cell office:value-type="string" calcext:value-type="string">
            <text:p>67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53:38.924745" calcext:value-type="date">
            <text:p>2017-08-29 23:53:39</text:p>
          </table:table-cell>
          <table:table-cell office:value-type="string" calcext:value-type="string">
            <text:p>67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29T23:53:40.669094" calcext:value-type="date">
            <text:p>2017-08-29 23:53:41</text:p>
          </table:table-cell>
          <table:table-cell office:value-type="string" calcext:value-type="string">
            <text:p>68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29T23:53:42.413444" calcext:value-type="date">
            <text:p>2017-08-29 23:53:42</text:p>
          </table:table-cell>
          <table:table-cell office:value-type="string" calcext:value-type="string">
            <text:p>68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29T23:53:44.157794" calcext:value-type="date">
            <text:p>2017-08-29 23:53:44</text:p>
          </table:table-cell>
          <table:table-cell office:value-type="string" calcext:value-type="string">
            <text:p>68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29T23:53:45.902144" calcext:value-type="date">
            <text:p>2017-08-29 23:53:46</text:p>
          </table:table-cell>
          <table:table-cell office:value-type="string" calcext:value-type="string">
            <text:p>68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29T23:53:47.646493" calcext:value-type="date">
            <text:p>2017-08-29 23:53:48</text:p>
          </table:table-cell>
          <table:table-cell office:value-type="string" calcext:value-type="string">
            <text:p>68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29T23:53:49.390843" calcext:value-type="date">
            <text:p>2017-08-29 23:53:49</text:p>
          </table:table-cell>
          <table:table-cell office:value-type="string" calcext:value-type="string">
            <text:p>68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53:51.135193" calcext:value-type="date">
            <text:p>2017-08-29 23:53:51</text:p>
          </table:table-cell>
          <table:table-cell office:value-type="string" calcext:value-type="string">
            <text:p>68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29T23:53:52.879542" calcext:value-type="date">
            <text:p>2017-08-29 23:53:53</text:p>
          </table:table-cell>
          <table:table-cell office:value-type="string" calcext:value-type="string">
            <text:p>68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29T23:53:54.623892" calcext:value-type="date">
            <text:p>2017-08-29 23:53:55</text:p>
          </table:table-cell>
          <table:table-cell office:value-type="string" calcext:value-type="string">
            <text:p>68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29T23:53:56.368242" calcext:value-type="date">
            <text:p>2017-08-29 23:53:56</text:p>
          </table:table-cell>
          <table:table-cell office:value-type="string" calcext:value-type="string">
            <text:p>68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7-08-29T23:53:58.112591" calcext:value-type="date">
            <text:p>2017-08-29 23:53:58</text:p>
          </table:table-cell>
          <table:table-cell office:value-type="string" calcext:value-type="string">
            <text:p>69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29T23:53:59.856941" calcext:value-type="date">
            <text:p>2017-08-29 23:54:00</text:p>
          </table:table-cell>
          <table:table-cell office:value-type="string" calcext:value-type="string">
            <text:p>6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29T23:54:01.601291" calcext:value-type="date">
            <text:p>2017-08-29 23:54:02</text:p>
          </table:table-cell>
          <table:table-cell office:value-type="string" calcext:value-type="string">
            <text:p>69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54:03.345641" calcext:value-type="date">
            <text:p>2017-08-29 23:54:03</text:p>
          </table:table-cell>
          <table:table-cell office:value-type="string" calcext:value-type="string">
            <text:p>6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8-29T23:54:05.08999" calcext:value-type="date">
            <text:p>2017-08-29 23:54:05</text:p>
          </table:table-cell>
          <table:table-cell office:value-type="string" calcext:value-type="string">
            <text:p>69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29T23:54:06.83434" calcext:value-type="date">
            <text:p>2017-08-29 23:54:07</text:p>
          </table:table-cell>
          <table:table-cell office:value-type="string" calcext:value-type="string">
            <text:p>69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54:08.57869" calcext:value-type="date">
            <text:p>2017-08-29 23:54:09</text:p>
          </table:table-cell>
          <table:table-cell office:value-type="string" calcext:value-type="string">
            <text:p>69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29T23:54:10.323039" calcext:value-type="date">
            <text:p>2017-08-29 23:54:10</text:p>
          </table:table-cell>
          <table:table-cell office:value-type="string" calcext:value-type="string">
            <text:p>69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29T23:54:12.067389" calcext:value-type="date">
            <text:p>2017-08-29 23:54:12</text:p>
          </table:table-cell>
          <table:table-cell office:value-type="string" calcext:value-type="string">
            <text:p>69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29T23:54:13.811739" calcext:value-type="date">
            <text:p>2017-08-29 23:54:14</text:p>
          </table:table-cell>
          <table:table-cell office:value-type="string" calcext:value-type="string">
            <text:p>69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29T23:54:15.556088" calcext:value-type="date">
            <text:p>2017-08-29 23:54:16</text:p>
          </table:table-cell>
          <table:table-cell office:value-type="string" calcext:value-type="string">
            <text:p>70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29T23:54:17.300438" calcext:value-type="date">
            <text:p>2017-08-29 23:54:17</text:p>
          </table:table-cell>
          <table:table-cell office:value-type="string" calcext:value-type="string">
            <text:p>70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29T23:54:19.044788" calcext:value-type="date">
            <text:p>2017-08-29 23:54:19</text:p>
          </table:table-cell>
          <table:table-cell office:value-type="string" calcext:value-type="string">
            <text:p>70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54:20.789137" calcext:value-type="date">
            <text:p>2017-08-29 23:54:21</text:p>
          </table:table-cell>
          <table:table-cell office:value-type="string" calcext:value-type="string">
            <text:p>70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29T23:54:22.533487" calcext:value-type="date">
            <text:p>2017-08-29 23:54:23</text:p>
          </table:table-cell>
          <table:table-cell office:value-type="string" calcext:value-type="string">
            <text:p>70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54:24.277837" calcext:value-type="date">
            <text:p>2017-08-29 23:54:24</text:p>
          </table:table-cell>
          <table:table-cell office:value-type="string" calcext:value-type="string">
            <text:p>70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54:26.022187" calcext:value-type="date">
            <text:p>2017-08-29 23:54:26</text:p>
          </table:table-cell>
          <table:table-cell office:value-type="string" calcext:value-type="string">
            <text:p>70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7-08-29T23:54:27.766536" calcext:value-type="date">
            <text:p>2017-08-29 23:54:28</text:p>
          </table:table-cell>
          <table:table-cell office:value-type="string" calcext:value-type="string">
            <text:p>70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17-08-29T23:54:29.510886" calcext:value-type="date">
            <text:p>2017-08-29 23:54:30</text:p>
          </table:table-cell>
          <table:table-cell office:value-type="string" calcext:value-type="string">
            <text:p>70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29T23:54:31.255236" calcext:value-type="date">
            <text:p>2017-08-29 23:54:31</text:p>
          </table:table-cell>
          <table:table-cell office:value-type="string" calcext:value-type="string">
            <text:p>7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29T23:54:32.999585" calcext:value-type="date">
            <text:p>2017-08-29 23:54:33</text:p>
          </table:table-cell>
          <table:table-cell office:value-type="string" calcext:value-type="string">
            <text:p>71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54:34.743935" calcext:value-type="date">
            <text:p>2017-08-29 23:54:35</text:p>
          </table:table-cell>
          <table:table-cell office:value-type="string" calcext:value-type="string">
            <text:p>71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7-08-29T23:54:36.488285" calcext:value-type="date">
            <text:p>2017-08-29 23:54:36</text:p>
          </table:table-cell>
          <table:table-cell office:value-type="string" calcext:value-type="string">
            <text:p>71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29T23:54:38.232634" calcext:value-type="date">
            <text:p>2017-08-29 23:54:38</text:p>
          </table:table-cell>
          <table:table-cell office:value-type="string" calcext:value-type="string">
            <text:p>71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29T23:54:39.976984" calcext:value-type="date">
            <text:p>2017-08-29 23:54:40</text:p>
          </table:table-cell>
          <table:table-cell office:value-type="string" calcext:value-type="string">
            <text:p>71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29T23:54:41.721334" calcext:value-type="date">
            <text:p>2017-08-29 23:54:42</text:p>
          </table:table-cell>
          <table:table-cell office:value-type="string" calcext:value-type="string">
            <text:p>71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7-08-29T23:54:43.465684" calcext:value-type="date">
            <text:p>2017-08-29 23:54:43</text:p>
          </table:table-cell>
          <table:table-cell office:value-type="string" calcext:value-type="string">
            <text:p>71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29T23:54:45.210033" calcext:value-type="date">
            <text:p>2017-08-29 23:54:45</text:p>
          </table:table-cell>
          <table:table-cell office:value-type="string" calcext:value-type="string">
            <text:p>71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54:46.954383" calcext:value-type="date">
            <text:p>2017-08-29 23:54:47</text:p>
          </table:table-cell>
          <table:table-cell office:value-type="string" calcext:value-type="string">
            <text:p>71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29T23:54:48.698733" calcext:value-type="date">
            <text:p>2017-08-29 23:54:49</text:p>
          </table:table-cell>
          <table:table-cell office:value-type="string" calcext:value-type="string">
            <text:p>71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29T23:54:50.443082" calcext:value-type="date">
            <text:p>2017-08-29 23:54:50</text:p>
          </table:table-cell>
          <table:table-cell office:value-type="string" calcext:value-type="string">
            <text:p>72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29T23:54:52.187432" calcext:value-type="date">
            <text:p>2017-08-29 23:54:52</text:p>
          </table:table-cell>
          <table:table-cell office:value-type="string" calcext:value-type="string">
            <text:p>72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29T23:54:53.931782" calcext:value-type="date">
            <text:p>2017-08-29 23:54:54</text:p>
          </table:table-cell>
          <table:table-cell office:value-type="string" calcext:value-type="string">
            <text:p>72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29T23:54:55.676131" calcext:value-type="date">
            <text:p>2017-08-29 23:54:56</text:p>
          </table:table-cell>
          <table:table-cell office:value-type="string" calcext:value-type="string">
            <text:p>72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29T23:54:57.420481" calcext:value-type="date">
            <text:p>2017-08-29 23:54:57</text:p>
          </table:table-cell>
          <table:table-cell office:value-type="string" calcext:value-type="string">
            <text:p>72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7-08-29T23:54:59.164831" calcext:value-type="date">
            <text:p>2017-08-29 23:54:59</text:p>
          </table:table-cell>
          <table:table-cell office:value-type="string" calcext:value-type="string">
            <text:p>72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7-08-29T23:55:00.90918" calcext:value-type="date">
            <text:p>2017-08-29 23:55:01</text:p>
          </table:table-cell>
          <table:table-cell office:value-type="string" calcext:value-type="string">
            <text:p>72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55:02.65353" calcext:value-type="date">
            <text:p>2017-08-29 23:55:03</text:p>
          </table:table-cell>
          <table:table-cell office:value-type="string" calcext:value-type="string">
            <text:p>72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7-08-29T23:55:04.39788" calcext:value-type="date">
            <text:p>2017-08-29 23:55:04</text:p>
          </table:table-cell>
          <table:table-cell office:value-type="string" calcext:value-type="string">
            <text:p>72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29T23:55:06.14223" calcext:value-type="date">
            <text:p>2017-08-29 23:55:06</text:p>
          </table:table-cell>
          <table:table-cell office:value-type="string" calcext:value-type="string">
            <text:p>72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7-08-29T23:55:07.886579" calcext:value-type="date">
            <text:p>2017-08-29 23:55:08</text:p>
          </table:table-cell>
          <table:table-cell office:value-type="string" calcext:value-type="string">
            <text:p>73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29T23:55:09.630929" calcext:value-type="date">
            <text:p>2017-08-29 23:55:10</text:p>
          </table:table-cell>
          <table:table-cell office:value-type="string" calcext:value-type="string">
            <text:p>73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7-08-29T23:55:11.375279" calcext:value-type="date">
            <text:p>2017-08-29 23:55:11</text:p>
          </table:table-cell>
          <table:table-cell office:value-type="string" calcext:value-type="string">
            <text:p>7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7-08-29T23:55:13.119628" calcext:value-type="date">
            <text:p>2017-08-29 23:55:13</text:p>
          </table:table-cell>
          <table:table-cell office:value-type="string" calcext:value-type="string">
            <text:p>73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29T23:55:14.863978" calcext:value-type="date">
            <text:p>2017-08-29 23:55:15</text:p>
          </table:table-cell>
          <table:table-cell office:value-type="string" calcext:value-type="string">
            <text:p>73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29T23:55:16.608328" calcext:value-type="date">
            <text:p>2017-08-29 23:55:17</text:p>
          </table:table-cell>
          <table:table-cell office:value-type="string" calcext:value-type="string">
            <text:p>73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8-29T23:55:18.352677" calcext:value-type="date">
            <text:p>2017-08-29 23:55:18</text:p>
          </table:table-cell>
          <table:table-cell office:value-type="string" calcext:value-type="string">
            <text:p>73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29T23:55:20.097027" calcext:value-type="date">
            <text:p>2017-08-29 23:55:20</text:p>
          </table:table-cell>
          <table:table-cell office:value-type="string" calcext:value-type="string">
            <text:p>73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55:21.841377" calcext:value-type="date">
            <text:p>2017-08-29 23:55:22</text:p>
          </table:table-cell>
          <table:table-cell office:value-type="string" calcext:value-type="string">
            <text:p>73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29T23:55:23.585727" calcext:value-type="date">
            <text:p>2017-08-29 23:55:24</text:p>
          </table:table-cell>
          <table:table-cell office:value-type="string" calcext:value-type="string">
            <text:p>73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29T23:55:25.330076" calcext:value-type="date">
            <text:p>2017-08-29 23:55:25</text:p>
          </table:table-cell>
          <table:table-cell office:value-type="string" calcext:value-type="string">
            <text:p>74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29T23:55:27.074426" calcext:value-type="date">
            <text:p>2017-08-29 23:55:27</text:p>
          </table:table-cell>
          <table:table-cell office:value-type="string" calcext:value-type="string">
            <text:p>74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29T23:55:28.818776" calcext:value-type="date">
            <text:p>2017-08-29 23:55:29</text:p>
          </table:table-cell>
          <table:table-cell office:value-type="string" calcext:value-type="string">
            <text:p>7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29T23:55:30.563125" calcext:value-type="date">
            <text:p>2017-08-29 23:55:31</text:p>
          </table:table-cell>
          <table:table-cell office:value-type="string" calcext:value-type="string">
            <text:p>74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7-08-29T23:55:32.307475" calcext:value-type="date">
            <text:p>2017-08-29 23:55:32</text:p>
          </table:table-cell>
          <table:table-cell office:value-type="string" calcext:value-type="string">
            <text:p>7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29T23:55:34.051825" calcext:value-type="date">
            <text:p>2017-08-29 23:55:34</text:p>
          </table:table-cell>
          <table:table-cell office:value-type="string" calcext:value-type="string">
            <text:p>74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29T23:55:35.796174" calcext:value-type="date">
            <text:p>2017-08-29 23:55:36</text:p>
          </table:table-cell>
          <table:table-cell office:value-type="string" calcext:value-type="string">
            <text:p>74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29T23:55:37.540524" calcext:value-type="date">
            <text:p>2017-08-29 23:55:38</text:p>
          </table:table-cell>
          <table:table-cell office:value-type="string" calcext:value-type="string">
            <text:p>74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29T23:55:39.284874" calcext:value-type="date">
            <text:p>2017-08-29 23:55:39</text:p>
          </table:table-cell>
          <table:table-cell office:value-type="string" calcext:value-type="string">
            <text:p>7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29T23:55:41.029224" calcext:value-type="date">
            <text:p>2017-08-29 23:55:41</text:p>
          </table:table-cell>
          <table:table-cell office:value-type="string" calcext:value-type="string">
            <text:p>74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7-08-29T23:55:42.773573" calcext:value-type="date">
            <text:p>2017-08-29 23:55:43</text:p>
          </table:table-cell>
          <table:table-cell office:value-type="string" calcext:value-type="string">
            <text:p>7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29T23:55:44.517923" calcext:value-type="date">
            <text:p>2017-08-29 23:55:45</text:p>
          </table:table-cell>
          <table:table-cell office:value-type="string" calcext:value-type="string">
            <text:p>75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29T23:55:46.262273" calcext:value-type="date">
            <text:p>2017-08-29 23:55:46</text:p>
          </table:table-cell>
          <table:table-cell office:value-type="string" calcext:value-type="string">
            <text:p>75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7-08-29T23:55:48.006622" calcext:value-type="date">
            <text:p>2017-08-29 23:55:48</text:p>
          </table:table-cell>
          <table:table-cell office:value-type="string" calcext:value-type="string">
            <text:p>75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29T23:55:49.750972" calcext:value-type="date">
            <text:p>2017-08-29 23:55:50</text:p>
          </table:table-cell>
          <table:table-cell office:value-type="string" calcext:value-type="string">
            <text:p>75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55:51.495322" calcext:value-type="date">
            <text:p>2017-08-29 23:55:51</text:p>
          </table:table-cell>
          <table:table-cell office:value-type="string" calcext:value-type="string">
            <text:p>75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29T23:55:53.239671" calcext:value-type="date">
            <text:p>2017-08-29 23:55:53</text:p>
          </table:table-cell>
          <table:table-cell office:value-type="string" calcext:value-type="string">
            <text:p>7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29T23:55:54.984021" calcext:value-type="date">
            <text:p>2017-08-29 23:55:55</text:p>
          </table:table-cell>
          <table:table-cell office:value-type="string" calcext:value-type="string">
            <text:p>75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7-08-29T23:55:56.728371" calcext:value-type="date">
            <text:p>2017-08-29 23:55:57</text:p>
          </table:table-cell>
          <table:table-cell office:value-type="string" calcext:value-type="string">
            <text:p>75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29T23:55:58.47272" calcext:value-type="date">
            <text:p>2017-08-29 23:55:58</text:p>
          </table:table-cell>
          <table:table-cell office:value-type="string" calcext:value-type="string">
            <text:p>75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7-08-29T23:56:00.21707" calcext:value-type="date">
            <text:p>2017-08-29 23:56:00</text:p>
          </table:table-cell>
          <table:table-cell office:value-type="string" calcext:value-type="string">
            <text:p>76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29T23:56:01.96142" calcext:value-type="date">
            <text:p>2017-08-29 23:56:02</text:p>
          </table:table-cell>
          <table:table-cell office:value-type="string" calcext:value-type="string">
            <text:p>76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7-08-29T23:56:03.70577" calcext:value-type="date">
            <text:p>2017-08-29 23:56:04</text:p>
          </table:table-cell>
          <table:table-cell office:value-type="string" calcext:value-type="string">
            <text:p>76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7-08-29T23:56:05.450119" calcext:value-type="date">
            <text:p>2017-08-29 23:56:05</text:p>
          </table:table-cell>
          <table:table-cell office:value-type="string" calcext:value-type="string">
            <text:p>76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56:07.194469" calcext:value-type="date">
            <text:p>2017-08-29 23:56:07</text:p>
          </table:table-cell>
          <table:table-cell office:value-type="string" calcext:value-type="string">
            <text:p>7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29T23:56:08.938819" calcext:value-type="date">
            <text:p>2017-08-29 23:56:09</text:p>
          </table:table-cell>
          <table:table-cell office:value-type="string" calcext:value-type="string">
            <text:p>76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29T23:56:10.683168" calcext:value-type="date">
            <text:p>2017-08-29 23:56:11</text:p>
          </table:table-cell>
          <table:table-cell office:value-type="string" calcext:value-type="string">
            <text:p>76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29T23:56:12.427518" calcext:value-type="date">
            <text:p>2017-08-29 23:56:12</text:p>
          </table:table-cell>
          <table:table-cell office:value-type="string" calcext:value-type="string">
            <text:p>76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56:14.171868" calcext:value-type="date">
            <text:p>2017-08-29 23:56:14</text:p>
          </table:table-cell>
          <table:table-cell office:value-type="string" calcext:value-type="string">
            <text:p>76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29T23:56:15.916217" calcext:value-type="date">
            <text:p>2017-08-29 23:56:16</text:p>
          </table:table-cell>
          <table:table-cell office:value-type="string" calcext:value-type="string">
            <text:p>76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29T23:56:17.660567" calcext:value-type="date">
            <text:p>2017-08-29 23:56:18</text:p>
          </table:table-cell>
          <table:table-cell office:value-type="string" calcext:value-type="string">
            <text:p>77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29T23:56:19.404917" calcext:value-type="date">
            <text:p>2017-08-29 23:56:19</text:p>
          </table:table-cell>
          <table:table-cell office:value-type="string" calcext:value-type="string">
            <text:p>77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29T23:56:21.149267" calcext:value-type="date">
            <text:p>2017-08-29 23:56:21</text:p>
          </table:table-cell>
          <table:table-cell office:value-type="string" calcext:value-type="string">
            <text:p>77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29T23:56:22.893616" calcext:value-type="date">
            <text:p>2017-08-29 23:56:23</text:p>
          </table:table-cell>
          <table:table-cell office:value-type="string" calcext:value-type="string">
            <text:p>77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29T23:56:24.637966" calcext:value-type="date">
            <text:p>2017-08-29 23:56:25</text:p>
          </table:table-cell>
          <table:table-cell office:value-type="string" calcext:value-type="string">
            <text:p>774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56:26.382316" calcext:value-type="date">
            <text:p>2017-08-29 23:56:26</text:p>
          </table:table-cell>
          <table:table-cell office:value-type="string" calcext:value-type="string">
            <text:p>77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7-08-29T23:56:28.126665" calcext:value-type="date">
            <text:p>2017-08-29 23:56:28</text:p>
          </table:table-cell>
          <table:table-cell office:value-type="string" calcext:value-type="string">
            <text:p>77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7-08-29T23:56:29.871015" calcext:value-type="date">
            <text:p>2017-08-29 23:56:30</text:p>
          </table:table-cell>
          <table:table-cell office:value-type="string" calcext:value-type="string">
            <text:p>777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29T23:56:31.615365" calcext:value-type="date">
            <text:p>2017-08-29 23:56:32</text:p>
          </table:table-cell>
          <table:table-cell office:value-type="string" calcext:value-type="string">
            <text:p>77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29T23:56:33.359714" calcext:value-type="date">
            <text:p>2017-08-29 23:56:33</text:p>
          </table:table-cell>
          <table:table-cell office:value-type="string" calcext:value-type="string">
            <text:p>77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8-29T23:56:35.104064" calcext:value-type="date">
            <text:p>2017-08-29 23:56:35</text:p>
          </table:table-cell>
          <table:table-cell office:value-type="string" calcext:value-type="string">
            <text:p>78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29T23:56:36.848414" calcext:value-type="date">
            <text:p>2017-08-29 23:56:37</text:p>
          </table:table-cell>
          <table:table-cell office:value-type="string" calcext:value-type="string">
            <text:p>78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29T23:56:38.592764" calcext:value-type="date">
            <text:p>2017-08-29 23:56:39</text:p>
          </table:table-cell>
          <table:table-cell office:value-type="string" calcext:value-type="string">
            <text:p>78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29T23:56:40.337113" calcext:value-type="date">
            <text:p>2017-08-29 23:56:40</text:p>
          </table:table-cell>
          <table:table-cell office:value-type="string" calcext:value-type="string">
            <text:p>78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29T23:56:42.081463" calcext:value-type="date">
            <text:p>2017-08-29 23:56:42</text:p>
          </table:table-cell>
          <table:table-cell office:value-type="string" calcext:value-type="string">
            <text:p>7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29T23:56:43.825813" calcext:value-type="date">
            <text:p>2017-08-29 23:56:44</text:p>
          </table:table-cell>
          <table:table-cell office:value-type="string" calcext:value-type="string">
            <text:p>78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29T23:56:45.570162" calcext:value-type="date">
            <text:p>2017-08-29 23:56:46</text:p>
          </table:table-cell>
          <table:table-cell office:value-type="string" calcext:value-type="string">
            <text:p>78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56:47.314512" calcext:value-type="date">
            <text:p>2017-08-29 23:56:47</text:p>
          </table:table-cell>
          <table:table-cell office:value-type="string" calcext:value-type="string">
            <text:p>78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29T23:56:49.058862" calcext:value-type="date">
            <text:p>2017-08-29 23:56:49</text:p>
          </table:table-cell>
          <table:table-cell office:value-type="string" calcext:value-type="string">
            <text:p>7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29T23:56:50.803211" calcext:value-type="date">
            <text:p>2017-08-29 23:56:51</text:p>
          </table:table-cell>
          <table:table-cell office:value-type="string" calcext:value-type="string">
            <text:p>78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29T23:56:52.547561" calcext:value-type="date">
            <text:p>2017-08-29 23:56:53</text:p>
          </table:table-cell>
          <table:table-cell office:value-type="string" calcext:value-type="string">
            <text:p>79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7-08-29T23:56:54.291911" calcext:value-type="date">
            <text:p>2017-08-29 23:56:54</text:p>
          </table:table-cell>
          <table:table-cell office:value-type="string" calcext:value-type="string">
            <text:p>79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29T23:56:56.03626" calcext:value-type="date">
            <text:p>2017-08-29 23:56:56</text:p>
          </table:table-cell>
          <table:table-cell office:value-type="string" calcext:value-type="string">
            <text:p>79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29T23:56:57.78061" calcext:value-type="date">
            <text:p>2017-08-29 23:56:58</text:p>
          </table:table-cell>
          <table:table-cell office:value-type="string" calcext:value-type="string">
            <text:p>79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29T23:56:59.52496" calcext:value-type="date">
            <text:p>2017-08-29 23:57:00</text:p>
          </table:table-cell>
          <table:table-cell office:value-type="string" calcext:value-type="string">
            <text:p>79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7-08-29T23:57:01.26931" calcext:value-type="date">
            <text:p>2017-08-29 23:57:01</text:p>
          </table:table-cell>
          <table:table-cell office:value-type="string" calcext:value-type="string">
            <text:p>79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29T23:57:03.013659" calcext:value-type="date">
            <text:p>2017-08-29 23:57:03</text:p>
          </table:table-cell>
          <table:table-cell office:value-type="string" calcext:value-type="string">
            <text:p>79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29T23:57:04.758009" calcext:value-type="date">
            <text:p>2017-08-29 23:57:05</text:p>
          </table:table-cell>
          <table:table-cell office:value-type="string" calcext:value-type="string">
            <text:p>79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29T23:57:06.502359" calcext:value-type="date">
            <text:p>2017-08-29 23:57:07</text:p>
          </table:table-cell>
          <table:table-cell office:value-type="string" calcext:value-type="string">
            <text:p>79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29T23:57:08.246708" calcext:value-type="date">
            <text:p>2017-08-29 23:57:08</text:p>
          </table:table-cell>
          <table:table-cell office:value-type="string" calcext:value-type="string">
            <text:p>7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8-29T23:57:09.991058" calcext:value-type="date">
            <text:p>2017-08-29 23:57:10</text:p>
          </table:table-cell>
          <table:table-cell office:value-type="string" calcext:value-type="string">
            <text:p>80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7-08-29T23:57:11.735408" calcext:value-type="date">
            <text:p>2017-08-29 23:57:12</text:p>
          </table:table-cell>
          <table:table-cell office:value-type="string" calcext:value-type="string">
            <text:p>80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08-29T23:57:13.479757" calcext:value-type="date">
            <text:p>2017-08-29 23:57:13</text:p>
          </table:table-cell>
          <table:table-cell office:value-type="string" calcext:value-type="string">
            <text:p>80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29T23:57:15.224107" calcext:value-type="date">
            <text:p>2017-08-29 23:57:15</text:p>
          </table:table-cell>
          <table:table-cell office:value-type="string" calcext:value-type="string">
            <text:p>80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7-08-29T23:57:16.968457" calcext:value-type="date">
            <text:p>2017-08-29 23:57:17</text:p>
          </table:table-cell>
          <table:table-cell office:value-type="string" calcext:value-type="string">
            <text:p>80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29T23:57:18.712807" calcext:value-type="date">
            <text:p>2017-08-29 23:57:19</text:p>
          </table:table-cell>
          <table:table-cell office:value-type="string" calcext:value-type="string">
            <text:p>80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29T23:57:20.457156" calcext:value-type="date">
            <text:p>2017-08-29 23:57:20</text:p>
          </table:table-cell>
          <table:table-cell office:value-type="string" calcext:value-type="string">
            <text:p>80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29T23:57:22.201506" calcext:value-type="date">
            <text:p>2017-08-29 23:57:22</text:p>
          </table:table-cell>
          <table:table-cell office:value-type="string" calcext:value-type="string">
            <text:p>80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57:23.945856" calcext:value-type="date">
            <text:p>2017-08-29 23:57:24</text:p>
          </table:table-cell>
          <table:table-cell office:value-type="string" calcext:value-type="string">
            <text:p>80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29T23:57:25.690205" calcext:value-type="date">
            <text:p>2017-08-29 23:57:26</text:p>
          </table:table-cell>
          <table:table-cell office:value-type="string" calcext:value-type="string">
            <text:p>8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29T23:57:27.434555" calcext:value-type="date">
            <text:p>2017-08-29 23:57:27</text:p>
          </table:table-cell>
          <table:table-cell office:value-type="string" calcext:value-type="string">
            <text:p>81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57:29.178905" calcext:value-type="date">
            <text:p>2017-08-29 23:57:29</text:p>
          </table:table-cell>
          <table:table-cell office:value-type="string" calcext:value-type="string">
            <text:p>81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29T23:57:30.923254" calcext:value-type="date">
            <text:p>2017-08-29 23:57:31</text:p>
          </table:table-cell>
          <table:table-cell office:value-type="string" calcext:value-type="string">
            <text:p>81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29T23:57:32.667604" calcext:value-type="date">
            <text:p>2017-08-29 23:57:33</text:p>
          </table:table-cell>
          <table:table-cell office:value-type="string" calcext:value-type="string">
            <text:p>81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29T23:57:34.411954" calcext:value-type="date">
            <text:p>2017-08-29 23:57:34</text:p>
          </table:table-cell>
          <table:table-cell office:value-type="string" calcext:value-type="string">
            <text:p>81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29T23:57:36.156304" calcext:value-type="date">
            <text:p>2017-08-29 23:57:36</text:p>
          </table:table-cell>
          <table:table-cell office:value-type="string" calcext:value-type="string">
            <text:p>81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29T23:57:37.900653" calcext:value-type="date">
            <text:p>2017-08-29 23:57:38</text:p>
          </table:table-cell>
          <table:table-cell office:value-type="string" calcext:value-type="string">
            <text:p>81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29T23:57:39.645003" calcext:value-type="date">
            <text:p>2017-08-29 23:57:40</text:p>
          </table:table-cell>
          <table:table-cell office:value-type="string" calcext:value-type="string">
            <text:p>81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7-08-29T23:57:41.389353" calcext:value-type="date">
            <text:p>2017-08-29 23:57:41</text:p>
          </table:table-cell>
          <table:table-cell office:value-type="string" calcext:value-type="string">
            <text:p>81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29T23:57:43.133702" calcext:value-type="date">
            <text:p>2017-08-29 23:57:43</text:p>
          </table:table-cell>
          <table:table-cell office:value-type="string" calcext:value-type="string">
            <text:p>81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7-08-29T23:57:44.878052" calcext:value-type="date">
            <text:p>2017-08-29 23:57:45</text:p>
          </table:table-cell>
          <table:table-cell office:value-type="string" calcext:value-type="string">
            <text:p>82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29T23:57:46.622402" calcext:value-type="date">
            <text:p>2017-08-29 23:57:47</text:p>
          </table:table-cell>
          <table:table-cell office:value-type="string" calcext:value-type="string">
            <text:p>82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29T23:57:48.366751" calcext:value-type="date">
            <text:p>2017-08-29 23:57:48</text:p>
          </table:table-cell>
          <table:table-cell office:value-type="string" calcext:value-type="string">
            <text:p>8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29T23:57:50.111101" calcext:value-type="date">
            <text:p>2017-08-29 23:57:50</text:p>
          </table:table-cell>
          <table:table-cell office:value-type="string" calcext:value-type="string">
            <text:p>82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57:51.855451" calcext:value-type="date">
            <text:p>2017-08-29 23:57:52</text:p>
          </table:table-cell>
          <table:table-cell office:value-type="string" calcext:value-type="string">
            <text:p>82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29T23:57:53.5998" calcext:value-type="date">
            <text:p>2017-08-29 23:57:54</text:p>
          </table:table-cell>
          <table:table-cell office:value-type="string" calcext:value-type="string">
            <text:p>82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29T23:57:55.34415" calcext:value-type="date">
            <text:p>2017-08-29 23:57:55</text:p>
          </table:table-cell>
          <table:table-cell office:value-type="string" calcext:value-type="string">
            <text:p>82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29T23:57:57.0885" calcext:value-type="date">
            <text:p>2017-08-29 23:57:57</text:p>
          </table:table-cell>
          <table:table-cell office:value-type="string" calcext:value-type="string">
            <text:p>82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29T23:57:58.83285" calcext:value-type="date">
            <text:p>2017-08-29 23:57:59</text:p>
          </table:table-cell>
          <table:table-cell office:value-type="string" calcext:value-type="string">
            <text:p>82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29T23:58:00.577199" calcext:value-type="date">
            <text:p>2017-08-29 23:58:01</text:p>
          </table:table-cell>
          <table:table-cell office:value-type="string" calcext:value-type="string">
            <text:p>82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29T23:58:02.321549" calcext:value-type="date">
            <text:p>2017-08-29 23:58:02</text:p>
          </table:table-cell>
          <table:table-cell office:value-type="string" calcext:value-type="string">
            <text:p>83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29T23:58:04.065899" calcext:value-type="date">
            <text:p>2017-08-29 23:58:04</text:p>
          </table:table-cell>
          <table:table-cell office:value-type="string" calcext:value-type="string">
            <text:p>83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29T23:58:05.810248" calcext:value-type="date">
            <text:p>2017-08-29 23:58:06</text:p>
          </table:table-cell>
          <table:table-cell office:value-type="string" calcext:value-type="string">
            <text:p>8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29T23:58:07.554598" calcext:value-type="date">
            <text:p>2017-08-29 23:58:08</text:p>
          </table:table-cell>
          <table:table-cell office:value-type="string" calcext:value-type="string">
            <text:p>83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7-08-29T23:58:09.298948" calcext:value-type="date">
            <text:p>2017-08-29 23:58:09</text:p>
          </table:table-cell>
          <table:table-cell office:value-type="string" calcext:value-type="string">
            <text:p>83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29T23:58:11.043297" calcext:value-type="date">
            <text:p>2017-08-29 23:58:11</text:p>
          </table:table-cell>
          <table:table-cell office:value-type="string" calcext:value-type="string">
            <text:p>83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29T23:58:12.787647" calcext:value-type="date">
            <text:p>2017-08-29 23:58:13</text:p>
          </table:table-cell>
          <table:table-cell office:value-type="string" calcext:value-type="string">
            <text:p>836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58:14.531997" calcext:value-type="date">
            <text:p>2017-08-29 23:58:15</text:p>
          </table:table-cell>
          <table:table-cell office:value-type="string" calcext:value-type="string">
            <text:p>83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29T23:58:16.276347" calcext:value-type="date">
            <text:p>2017-08-29 23:58:16</text:p>
          </table:table-cell>
          <table:table-cell office:value-type="string" calcext:value-type="string">
            <text:p>83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29T23:58:18.020696" calcext:value-type="date">
            <text:p>2017-08-29 23:58:18</text:p>
          </table:table-cell>
          <table:table-cell office:value-type="string" calcext:value-type="string">
            <text:p>83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29T23:58:19.765046" calcext:value-type="date">
            <text:p>2017-08-29 23:58:20</text:p>
          </table:table-cell>
          <table:table-cell office:value-type="string" calcext:value-type="string">
            <text:p>84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29T23:58:21.509396" calcext:value-type="date">
            <text:p>2017-08-29 23:58:22</text:p>
          </table:table-cell>
          <table:table-cell office:value-type="string" calcext:value-type="string">
            <text:p>84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29T23:58:23.253745" calcext:value-type="date">
            <text:p>2017-08-29 23:58:23</text:p>
          </table:table-cell>
          <table:table-cell office:value-type="string" calcext:value-type="string">
            <text:p>8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29T23:58:24.998095" calcext:value-type="date">
            <text:p>2017-08-29 23:58:25</text:p>
          </table:table-cell>
          <table:table-cell office:value-type="string" calcext:value-type="string">
            <text:p>84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29T23:58:26.742445" calcext:value-type="date">
            <text:p>2017-08-29 23:58:27</text:p>
          </table:table-cell>
          <table:table-cell office:value-type="string" calcext:value-type="string">
            <text:p>8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29T23:58:28.486794" calcext:value-type="date">
            <text:p>2017-08-29 23:58:28</text:p>
          </table:table-cell>
          <table:table-cell office:value-type="string" calcext:value-type="string">
            <text:p>84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29T23:58:30.231144" calcext:value-type="date">
            <text:p>2017-08-29 23:58:30</text:p>
          </table:table-cell>
          <table:table-cell office:value-type="string" calcext:value-type="string">
            <text:p>84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7-08-29T23:58:31.975494" calcext:value-type="date">
            <text:p>2017-08-29 23:58:32</text:p>
          </table:table-cell>
          <table:table-cell office:value-type="string" calcext:value-type="string">
            <text:p>84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29T23:58:33.719843" calcext:value-type="date">
            <text:p>2017-08-29 23:58:34</text:p>
          </table:table-cell>
          <table:table-cell office:value-type="string" calcext:value-type="string">
            <text:p>84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29T23:58:35.464193" calcext:value-type="date">
            <text:p>2017-08-29 23:58:35</text:p>
          </table:table-cell>
          <table:table-cell office:value-type="string" calcext:value-type="string">
            <text:p>84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29T23:58:37.208543" calcext:value-type="date">
            <text:p>2017-08-29 23:58:37</text:p>
          </table:table-cell>
          <table:table-cell office:value-type="string" calcext:value-type="string">
            <text:p>8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8-29T23:58:38.952893" calcext:value-type="date">
            <text:p>2017-08-29 23:58:39</text:p>
          </table:table-cell>
          <table:table-cell office:value-type="string" calcext:value-type="string">
            <text:p>85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29T23:58:40.697242" calcext:value-type="date">
            <text:p>2017-08-29 23:58:41</text:p>
          </table:table-cell>
          <table:table-cell office:value-type="string" calcext:value-type="string">
            <text:p>85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29T23:58:42.441592" calcext:value-type="date">
            <text:p>2017-08-29 23:58:42</text:p>
          </table:table-cell>
          <table:table-cell office:value-type="string" calcext:value-type="string">
            <text:p>85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29T23:58:44.185942" calcext:value-type="date">
            <text:p>2017-08-29 23:58:44</text:p>
          </table:table-cell>
          <table:table-cell office:value-type="string" calcext:value-type="string">
            <text:p>85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29T23:58:45.930291" calcext:value-type="date">
            <text:p>2017-08-29 23:58:46</text:p>
          </table:table-cell>
          <table:table-cell office:value-type="string" calcext:value-type="string">
            <text:p>85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29T23:58:47.674641" calcext:value-type="date">
            <text:p>2017-08-29 23:58:48</text:p>
          </table:table-cell>
          <table:table-cell office:value-type="string" calcext:value-type="string">
            <text:p>85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29T23:58:49.418991" calcext:value-type="date">
            <text:p>2017-08-29 23:58:49</text:p>
          </table:table-cell>
          <table:table-cell office:value-type="string" calcext:value-type="string">
            <text:p>85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29T23:58:51.16334" calcext:value-type="date">
            <text:p>2017-08-29 23:58:51</text:p>
          </table:table-cell>
          <table:table-cell office:value-type="string" calcext:value-type="string">
            <text:p>85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29T23:58:52.90769" calcext:value-type="date">
            <text:p>2017-08-29 23:58:53</text:p>
          </table:table-cell>
          <table:table-cell office:value-type="string" calcext:value-type="string">
            <text:p>85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29T23:58:54.65204" calcext:value-type="date">
            <text:p>2017-08-29 23:58:55</text:p>
          </table:table-cell>
          <table:table-cell office:value-type="string" calcext:value-type="string">
            <text:p>8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29T23:58:56.39639" calcext:value-type="date">
            <text:p>2017-08-29 23:58:56</text:p>
          </table:table-cell>
          <table:table-cell office:value-type="string" calcext:value-type="string">
            <text:p>861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29T23:58:58.140739" calcext:value-type="date">
            <text:p>2017-08-29 23:58:58</text:p>
          </table:table-cell>
          <table:table-cell office:value-type="string" calcext:value-type="string">
            <text:p>86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29T23:58:59.885089" calcext:value-type="date">
            <text:p>2017-08-29 23:59:00</text:p>
          </table:table-cell>
          <table:table-cell office:value-type="string" calcext:value-type="string">
            <text:p>86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29T23:59:01.629439" calcext:value-type="date">
            <text:p>2017-08-29 23:59:02</text:p>
          </table:table-cell>
          <table:table-cell office:value-type="string" calcext:value-type="string">
            <text:p>8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29T23:59:03.373788" calcext:value-type="date">
            <text:p>2017-08-29 23:59:03</text:p>
          </table:table-cell>
          <table:table-cell office:value-type="string" calcext:value-type="string">
            <text:p>86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29T23:59:05.118138" calcext:value-type="date">
            <text:p>2017-08-29 23:59:05</text:p>
          </table:table-cell>
          <table:table-cell office:value-type="string" calcext:value-type="string">
            <text:p>8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29T23:59:06.862488" calcext:value-type="date">
            <text:p>2017-08-29 23:59:07</text:p>
          </table:table-cell>
          <table:table-cell office:value-type="string" calcext:value-type="string">
            <text:p>86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29T23:59:08.606837" calcext:value-type="date">
            <text:p>2017-08-29 23:59:09</text:p>
          </table:table-cell>
          <table:table-cell office:value-type="string" calcext:value-type="string">
            <text:p>86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7-08-29T23:59:10.351187" calcext:value-type="date">
            <text:p>2017-08-29 23:59:10</text:p>
          </table:table-cell>
          <table:table-cell office:value-type="string" calcext:value-type="string">
            <text:p>86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29T23:59:12.095537" calcext:value-type="date">
            <text:p>2017-08-29 23:59:12</text:p>
          </table:table-cell>
          <table:table-cell office:value-type="string" calcext:value-type="string">
            <text:p>87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29T23:59:13.839887" calcext:value-type="date">
            <text:p>2017-08-29 23:59:14</text:p>
          </table:table-cell>
          <table:table-cell office:value-type="string" calcext:value-type="string">
            <text:p>87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29T23:59:15.584236" calcext:value-type="date">
            <text:p>2017-08-29 23:59:16</text:p>
          </table:table-cell>
          <table:table-cell office:value-type="string" calcext:value-type="string">
            <text:p>87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29T23:59:17.328586" calcext:value-type="date">
            <text:p>2017-08-29 23:59:17</text:p>
          </table:table-cell>
          <table:table-cell office:value-type="string" calcext:value-type="string">
            <text:p>87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29T23:59:19.072936" calcext:value-type="date">
            <text:p>2017-08-29 23:59:19</text:p>
          </table:table-cell>
          <table:table-cell office:value-type="string" calcext:value-type="string">
            <text:p>87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29T23:59:20.817285" calcext:value-type="date">
            <text:p>2017-08-29 23:59:21</text:p>
          </table:table-cell>
          <table:table-cell office:value-type="string" calcext:value-type="string">
            <text:p>87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7-08-29T23:59:22.561635" calcext:value-type="date">
            <text:p>2017-08-29 23:59:23</text:p>
          </table:table-cell>
          <table:table-cell office:value-type="string" calcext:value-type="string">
            <text:p>87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29T23:59:24.305985" calcext:value-type="date">
            <text:p>2017-08-29 23:59:24</text:p>
          </table:table-cell>
          <table:table-cell office:value-type="string" calcext:value-type="string">
            <text:p>87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29T23:59:26.050334" calcext:value-type="date">
            <text:p>2017-08-29 23:59:26</text:p>
          </table:table-cell>
          <table:table-cell office:value-type="string" calcext:value-type="string">
            <text:p>87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29T23:59:27.794684" calcext:value-type="date">
            <text:p>2017-08-29 23:59:28</text:p>
          </table:table-cell>
          <table:table-cell office:value-type="string" calcext:value-type="string">
            <text:p>87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29T23:59:29.539034" calcext:value-type="date">
            <text:p>2017-08-29 23:59:30</text:p>
          </table:table-cell>
          <table:table-cell office:value-type="string" calcext:value-type="string">
            <text:p>88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29T23:59:31.283383" calcext:value-type="date">
            <text:p>2017-08-29 23:59:31</text:p>
          </table:table-cell>
          <table:table-cell office:value-type="string" calcext:value-type="string">
            <text:p>88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29T23:59:33.027733" calcext:value-type="date">
            <text:p>2017-08-29 23:59:33</text:p>
          </table:table-cell>
          <table:table-cell office:value-type="string" calcext:value-type="string">
            <text:p>88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29T23:59:34.772083" calcext:value-type="date">
            <text:p>2017-08-29 23:59:35</text:p>
          </table:table-cell>
          <table:table-cell office:value-type="string" calcext:value-type="string">
            <text:p>88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29T23:59:36.516433" calcext:value-type="date">
            <text:p>2017-08-29 23:59:37</text:p>
          </table:table-cell>
          <table:table-cell office:value-type="string" calcext:value-type="string">
            <text:p>8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29T23:59:38.260782" calcext:value-type="date">
            <text:p>2017-08-29 23:59:38</text:p>
          </table:table-cell>
          <table:table-cell office:value-type="string" calcext:value-type="string">
            <text:p>88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29T23:59:40.005132" calcext:value-type="date">
            <text:p>2017-08-29 23:59:40</text:p>
          </table:table-cell>
          <table:table-cell office:value-type="string" calcext:value-type="string">
            <text:p>88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29T23:59:41.749482" calcext:value-type="date">
            <text:p>2017-08-29 23:59:42</text:p>
          </table:table-cell>
          <table:table-cell office:value-type="string" calcext:value-type="string">
            <text:p>88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29T23:59:43.493831" calcext:value-type="date">
            <text:p>2017-08-29 23:59:43</text:p>
          </table:table-cell>
          <table:table-cell office:value-type="string" calcext:value-type="string">
            <text:p>8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29T23:59:45.238181" calcext:value-type="date">
            <text:p>2017-08-29 23:59:45</text:p>
          </table:table-cell>
          <table:table-cell office:value-type="string" calcext:value-type="string">
            <text:p>88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29T23:59:46.982531" calcext:value-type="date">
            <text:p>2017-08-29 23:59:47</text:p>
          </table:table-cell>
          <table:table-cell office:value-type="string" calcext:value-type="string">
            <text:p>89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29T23:59:48.72688" calcext:value-type="date">
            <text:p>2017-08-29 23:59:49</text:p>
          </table:table-cell>
          <table:table-cell office:value-type="string" calcext:value-type="string">
            <text:p>8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29T23:59:50.47123" calcext:value-type="date">
            <text:p>2017-08-29 23:59:50</text:p>
          </table:table-cell>
          <table:table-cell office:value-type="string" calcext:value-type="string">
            <text:p>89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29T23:59:52.21558" calcext:value-type="date">
            <text:p>2017-08-29 23:59:52</text:p>
          </table:table-cell>
          <table:table-cell office:value-type="string" calcext:value-type="string">
            <text:p>8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7-08-29T23:59:53.95993" calcext:value-type="date">
            <text:p>2017-08-29 23:59:54</text:p>
          </table:table-cell>
          <table:table-cell office:value-type="string" calcext:value-type="string">
            <text:p>89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29T23:59:55.704279" calcext:value-type="date">
            <text:p>2017-08-29 23:59:56</text:p>
          </table:table-cell>
          <table:table-cell office:value-type="string" calcext:value-type="string">
            <text:p>89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29T23:59:57.448629" calcext:value-type="date">
            <text:p>2017-08-29 23:59:57</text:p>
          </table:table-cell>
          <table:table-cell office:value-type="string" calcext:value-type="string">
            <text:p>89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29T23:59:59.192979" calcext:value-type="date">
            <text:p>2017-08-29 23:59:59</text:p>
          </table:table-cell>
          <table:table-cell office:value-type="string" calcext:value-type="string">
            <text:p>89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7-08-30T00:00:00.937328" calcext:value-type="date">
            <text:p>2017-08-30 00:00:01</text:p>
          </table:table-cell>
          <table:table-cell office:value-type="string" calcext:value-type="string">
            <text:p>89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30T00:00:02.681678" calcext:value-type="date">
            <text:p>2017-08-30 00:00:03</text:p>
          </table:table-cell>
          <table:table-cell office:value-type="string" calcext:value-type="string">
            <text:p>89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08-30T00:00:04.426028" calcext:value-type="date">
            <text:p>2017-08-30 00:00:04</text:p>
          </table:table-cell>
          <table:table-cell office:value-type="string" calcext:value-type="string">
            <text:p>90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7-08-30T00:00:06.170377" calcext:value-type="date">
            <text:p>2017-08-30 00:00:06</text:p>
          </table:table-cell>
          <table:table-cell office:value-type="string" calcext:value-type="string">
            <text:p>90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30T00:00:07.914727" calcext:value-type="date">
            <text:p>2017-08-30 00:00:08</text:p>
          </table:table-cell>
          <table:table-cell office:value-type="string" calcext:value-type="string">
            <text:p>90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7-08-30T00:00:09.659077" calcext:value-type="date">
            <text:p>2017-08-30 00:00:10</text:p>
          </table:table-cell>
          <table:table-cell office:value-type="string" calcext:value-type="string">
            <text:p>90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00:11.403427" calcext:value-type="date">
            <text:p>2017-08-30 00:00:11</text:p>
          </table:table-cell>
          <table:table-cell office:value-type="string" calcext:value-type="string">
            <text:p>90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30T00:00:13.147776" calcext:value-type="date">
            <text:p>2017-08-30 00:00:13</text:p>
          </table:table-cell>
          <table:table-cell office:value-type="string" calcext:value-type="string">
            <text:p>90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00:14.892126" calcext:value-type="date">
            <text:p>2017-08-30 00:00:15</text:p>
          </table:table-cell>
          <table:table-cell office:value-type="string" calcext:value-type="string">
            <text:p>90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00:16.636476" calcext:value-type="date">
            <text:p>2017-08-30 00:00:17</text:p>
          </table:table-cell>
          <table:table-cell office:value-type="string" calcext:value-type="string">
            <text:p>90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7-08-30T00:00:18.380825" calcext:value-type="date">
            <text:p>2017-08-30 00:00:18</text:p>
          </table:table-cell>
          <table:table-cell office:value-type="string" calcext:value-type="string">
            <text:p>90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7-08-30T00:00:20.125175" calcext:value-type="date">
            <text:p>2017-08-30 00:00:20</text:p>
          </table:table-cell>
          <table:table-cell office:value-type="string" calcext:value-type="string">
            <text:p>90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30T00:00:21.869525" calcext:value-type="date">
            <text:p>2017-08-30 00:00:22</text:p>
          </table:table-cell>
          <table:table-cell office:value-type="string" calcext:value-type="string">
            <text:p>91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08-30T00:00:23.613874" calcext:value-type="date">
            <text:p>2017-08-30 00:00:24</text:p>
          </table:table-cell>
          <table:table-cell office:value-type="string" calcext:value-type="string">
            <text:p>91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7-08-30T00:00:25.358224" calcext:value-type="date">
            <text:p>2017-08-30 00:00:25</text:p>
          </table:table-cell>
          <table:table-cell office:value-type="string" calcext:value-type="string">
            <text:p>91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30T00:00:27.102574" calcext:value-type="date">
            <text:p>2017-08-30 00:00:27</text:p>
          </table:table-cell>
          <table:table-cell office:value-type="string" calcext:value-type="string">
            <text:p>91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30T00:00:28.846923" calcext:value-type="date">
            <text:p>2017-08-30 00:00:29</text:p>
          </table:table-cell>
          <table:table-cell office:value-type="string" calcext:value-type="string">
            <text:p>91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30T00:00:30.591273" calcext:value-type="date">
            <text:p>2017-08-30 00:00:31</text:p>
          </table:table-cell>
          <table:table-cell office:value-type="string" calcext:value-type="string">
            <text:p>91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30T00:00:32.335623" calcext:value-type="date">
            <text:p>2017-08-30 00:00:32</text:p>
          </table:table-cell>
          <table:table-cell office:value-type="string" calcext:value-type="string">
            <text:p>91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7-08-30T00:00:34.079973" calcext:value-type="date">
            <text:p>2017-08-30 00:00:34</text:p>
          </table:table-cell>
          <table:table-cell office:value-type="string" calcext:value-type="string">
            <text:p>91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00:35.824322" calcext:value-type="date">
            <text:p>2017-08-30 00:00:36</text:p>
          </table:table-cell>
          <table:table-cell office:value-type="string" calcext:value-type="string">
            <text:p>91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30T00:00:37.568672" calcext:value-type="date">
            <text:p>2017-08-30 00:00:38</text:p>
          </table:table-cell>
          <table:table-cell office:value-type="string" calcext:value-type="string">
            <text:p>91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00:39.313022" calcext:value-type="date">
            <text:p>2017-08-30 00:00:39</text:p>
          </table:table-cell>
          <table:table-cell office:value-type="string" calcext:value-type="string">
            <text:p>92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00:41.057371" calcext:value-type="date">
            <text:p>2017-08-30 00:00:41</text:p>
          </table:table-cell>
          <table:table-cell office:value-type="string" calcext:value-type="string">
            <text:p>92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00:42.801721" calcext:value-type="date">
            <text:p>2017-08-30 00:00:43</text:p>
          </table:table-cell>
          <table:table-cell office:value-type="string" calcext:value-type="string">
            <text:p>9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30T00:00:44.546071" calcext:value-type="date">
            <text:p>2017-08-30 00:00:45</text:p>
          </table:table-cell>
          <table:table-cell office:value-type="string" calcext:value-type="string">
            <text:p>92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30T00:00:46.29042" calcext:value-type="date">
            <text:p>2017-08-30 00:00:46</text:p>
          </table:table-cell>
          <table:table-cell office:value-type="string" calcext:value-type="string">
            <text:p>92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30T00:00:48.03477" calcext:value-type="date">
            <text:p>2017-08-30 00:00:48</text:p>
          </table:table-cell>
          <table:table-cell office:value-type="string" calcext:value-type="string">
            <text:p>92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30T00:00:49.77912" calcext:value-type="date">
            <text:p>2017-08-30 00:00:50</text:p>
          </table:table-cell>
          <table:table-cell office:value-type="string" calcext:value-type="string">
            <text:p>92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30T00:00:51.52347" calcext:value-type="date">
            <text:p>2017-08-30 00:00:52</text:p>
          </table:table-cell>
          <table:table-cell office:value-type="string" calcext:value-type="string">
            <text:p>92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00:53.267819" calcext:value-type="date">
            <text:p>2017-08-30 00:00:53</text:p>
          </table:table-cell>
          <table:table-cell office:value-type="string" calcext:value-type="string">
            <text:p>92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30T00:00:55.012169" calcext:value-type="date">
            <text:p>2017-08-30 00:00:55</text:p>
          </table:table-cell>
          <table:table-cell office:value-type="string" calcext:value-type="string">
            <text:p>92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30T00:00:56.756519" calcext:value-type="date">
            <text:p>2017-08-30 00:00:57</text:p>
          </table:table-cell>
          <table:table-cell office:value-type="string" calcext:value-type="string">
            <text:p>93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8-30T00:00:58.500868" calcext:value-type="date">
            <text:p>2017-08-30 00:00:59</text:p>
          </table:table-cell>
          <table:table-cell office:value-type="string" calcext:value-type="string">
            <text:p>93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30T00:01:00.245218" calcext:value-type="date">
            <text:p>2017-08-30 00:01:00</text:p>
          </table:table-cell>
          <table:table-cell office:value-type="string" calcext:value-type="string">
            <text:p>93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30T00:01:01.989568" calcext:value-type="date">
            <text:p>2017-08-30 00:01:02</text:p>
          </table:table-cell>
          <table:table-cell office:value-type="string" calcext:value-type="string">
            <text:p>933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30T00:01:03.733917" calcext:value-type="date">
            <text:p>2017-08-30 00:01:04</text:p>
          </table:table-cell>
          <table:table-cell office:value-type="string" calcext:value-type="string">
            <text:p>93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30T00:01:05.478267" calcext:value-type="date">
            <text:p>2017-08-30 00:01:05</text:p>
          </table:table-cell>
          <table:table-cell office:value-type="string" calcext:value-type="string">
            <text:p>93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01:07.222617" calcext:value-type="date">
            <text:p>2017-08-30 00:01:07</text:p>
          </table:table-cell>
          <table:table-cell office:value-type="string" calcext:value-type="string">
            <text:p>93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30T00:01:08.966966" calcext:value-type="date">
            <text:p>2017-08-30 00:01:09</text:p>
          </table:table-cell>
          <table:table-cell office:value-type="string" calcext:value-type="string">
            <text:p>93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7-08-30T00:01:10.711316" calcext:value-type="date">
            <text:p>2017-08-30 00:01:11</text:p>
          </table:table-cell>
          <table:table-cell office:value-type="string" calcext:value-type="string">
            <text:p>93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01:12.455666" calcext:value-type="date">
            <text:p>2017-08-30 00:01:12</text:p>
          </table:table-cell>
          <table:table-cell office:value-type="string" calcext:value-type="string">
            <text:p>93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7-08-30T00:01:14.200016" calcext:value-type="date">
            <text:p>2017-08-30 00:01:14</text:p>
          </table:table-cell>
          <table:table-cell office:value-type="string" calcext:value-type="string">
            <text:p>94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01:15.944365" calcext:value-type="date">
            <text:p>2017-08-30 00:01:16</text:p>
          </table:table-cell>
          <table:table-cell office:value-type="string" calcext:value-type="string">
            <text:p>94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01:17.688715" calcext:value-type="date">
            <text:p>2017-08-30 00:01:18</text:p>
          </table:table-cell>
          <table:table-cell office:value-type="string" calcext:value-type="string">
            <text:p>94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30T00:01:19.433065" calcext:value-type="date">
            <text:p>2017-08-30 00:01:19</text:p>
          </table:table-cell>
          <table:table-cell office:value-type="string" calcext:value-type="string">
            <text:p>943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01:21.177414" calcext:value-type="date">
            <text:p>2017-08-30 00:01:21</text:p>
          </table:table-cell>
          <table:table-cell office:value-type="string" calcext:value-type="string">
            <text:p>94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30T00:01:22.921764" calcext:value-type="date">
            <text:p>2017-08-30 00:01:23</text:p>
          </table:table-cell>
          <table:table-cell office:value-type="string" calcext:value-type="string">
            <text:p>94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30T00:01:24.666114" calcext:value-type="date">
            <text:p>2017-08-30 00:01:25</text:p>
          </table:table-cell>
          <table:table-cell office:value-type="string" calcext:value-type="string">
            <text:p>94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30T00:01:26.410463" calcext:value-type="date">
            <text:p>2017-08-30 00:01:26</text:p>
          </table:table-cell>
          <table:table-cell office:value-type="string" calcext:value-type="string">
            <text:p>94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30T00:01:28.154813" calcext:value-type="date">
            <text:p>2017-08-30 00:01:28</text:p>
          </table:table-cell>
          <table:table-cell office:value-type="string" calcext:value-type="string">
            <text:p>94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30T00:01:29.899163" calcext:value-type="date">
            <text:p>2017-08-30 00:01:30</text:p>
          </table:table-cell>
          <table:table-cell office:value-type="string" calcext:value-type="string">
            <text:p>94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7-08-30T00:01:31.643513" calcext:value-type="date">
            <text:p>2017-08-30 00:01:32</text:p>
          </table:table-cell>
          <table:table-cell office:value-type="string" calcext:value-type="string">
            <text:p>950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01:33.387862" calcext:value-type="date">
            <text:p>2017-08-30 00:01:33</text:p>
          </table:table-cell>
          <table:table-cell office:value-type="string" calcext:value-type="string">
            <text:p>9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30T00:01:35.132212" calcext:value-type="date">
            <text:p>2017-08-30 00:01:35</text:p>
          </table:table-cell>
          <table:table-cell office:value-type="string" calcext:value-type="string">
            <text:p>9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30T00:01:36.876562" calcext:value-type="date">
            <text:p>2017-08-30 00:01:37</text:p>
          </table:table-cell>
          <table:table-cell office:value-type="string" calcext:value-type="string">
            <text:p>95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7-08-30T00:01:38.620911" calcext:value-type="date">
            <text:p>2017-08-30 00:01:39</text:p>
          </table:table-cell>
          <table:table-cell office:value-type="string" calcext:value-type="string">
            <text:p>95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30T00:01:40.365261" calcext:value-type="date">
            <text:p>2017-08-30 00:01:40</text:p>
          </table:table-cell>
          <table:table-cell office:value-type="string" calcext:value-type="string">
            <text:p>95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30T00:01:42.109611" calcext:value-type="date">
            <text:p>2017-08-30 00:01:42</text:p>
          </table:table-cell>
          <table:table-cell office:value-type="string" calcext:value-type="string">
            <text:p>9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7-08-30T00:01:43.85396" calcext:value-type="date">
            <text:p>2017-08-30 00:01:44</text:p>
          </table:table-cell>
          <table:table-cell office:value-type="string" calcext:value-type="string">
            <text:p>95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01:45.59831" calcext:value-type="date">
            <text:p>2017-08-30 00:01:46</text:p>
          </table:table-cell>
          <table:table-cell office:value-type="string" calcext:value-type="string">
            <text:p>95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01:47.34266" calcext:value-type="date">
            <text:p>2017-08-30 00:01:47</text:p>
          </table:table-cell>
          <table:table-cell office:value-type="string" calcext:value-type="string">
            <text:p>95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30T00:01:49.08701" calcext:value-type="date">
            <text:p>2017-08-30 00:01:49</text:p>
          </table:table-cell>
          <table:table-cell office:value-type="string" calcext:value-type="string">
            <text:p>96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30T00:01:50.831359" calcext:value-type="date">
            <text:p>2017-08-30 00:01:51</text:p>
          </table:table-cell>
          <table:table-cell office:value-type="string" calcext:value-type="string">
            <text:p>96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7-08-30T00:01:52.575709" calcext:value-type="date">
            <text:p>2017-08-30 00:01:53</text:p>
          </table:table-cell>
          <table:table-cell office:value-type="string" calcext:value-type="string">
            <text:p>96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01:54.320059" calcext:value-type="date">
            <text:p>2017-08-30 00:01:54</text:p>
          </table:table-cell>
          <table:table-cell office:value-type="string" calcext:value-type="string">
            <text:p>96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30T00:01:56.064408" calcext:value-type="date">
            <text:p>2017-08-30 00:01:56</text:p>
          </table:table-cell>
          <table:table-cell office:value-type="string" calcext:value-type="string">
            <text:p>9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30T00:01:57.808758" calcext:value-type="date">
            <text:p>2017-08-30 00:01:58</text:p>
          </table:table-cell>
          <table:table-cell office:value-type="string" calcext:value-type="string">
            <text:p>96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30T00:01:59.553108" calcext:value-type="date">
            <text:p>2017-08-30 00:02:00</text:p>
          </table:table-cell>
          <table:table-cell office:value-type="string" calcext:value-type="string">
            <text:p>96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02:01.297457" calcext:value-type="date">
            <text:p>2017-08-30 00:02:01</text:p>
          </table:table-cell>
          <table:table-cell office:value-type="string" calcext:value-type="string">
            <text:p>96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02:03.041807" calcext:value-type="date">
            <text:p>2017-08-30 00:02:03</text:p>
          </table:table-cell>
          <table:table-cell office:value-type="string" calcext:value-type="string">
            <text:p>96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30T00:02:04.786157" calcext:value-type="date">
            <text:p>2017-08-30 00:02:05</text:p>
          </table:table-cell>
          <table:table-cell office:value-type="string" calcext:value-type="string">
            <text:p>96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30T00:02:06.530506" calcext:value-type="date">
            <text:p>2017-08-30 00:02:07</text:p>
          </table:table-cell>
          <table:table-cell office:value-type="string" calcext:value-type="string">
            <text:p>97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02:08.274856" calcext:value-type="date">
            <text:p>2017-08-30 00:02:08</text:p>
          </table:table-cell>
          <table:table-cell office:value-type="string" calcext:value-type="string">
            <text:p>97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02:10.019206" calcext:value-type="date">
            <text:p>2017-08-30 00:02:10</text:p>
          </table:table-cell>
          <table:table-cell office:value-type="string" calcext:value-type="string">
            <text:p>972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02:11.763556" calcext:value-type="date">
            <text:p>2017-08-30 00:02:12</text:p>
          </table:table-cell>
          <table:table-cell office:value-type="string" calcext:value-type="string">
            <text:p>97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30T00:02:13.507905" calcext:value-type="date">
            <text:p>2017-08-30 00:02:14</text:p>
          </table:table-cell>
          <table:table-cell office:value-type="string" calcext:value-type="string">
            <text:p>97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02:15.252255" calcext:value-type="date">
            <text:p>2017-08-30 00:02:15</text:p>
          </table:table-cell>
          <table:table-cell office:value-type="string" calcext:value-type="string">
            <text:p>97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30T00:02:16.996605" calcext:value-type="date">
            <text:p>2017-08-30 00:02:17</text:p>
          </table:table-cell>
          <table:table-cell office:value-type="string" calcext:value-type="string">
            <text:p>97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30T00:02:18.740954" calcext:value-type="date">
            <text:p>2017-08-30 00:02:19</text:p>
          </table:table-cell>
          <table:table-cell office:value-type="string" calcext:value-type="string">
            <text:p>97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02:20.485304" calcext:value-type="date">
            <text:p>2017-08-30 00:02:20</text:p>
          </table:table-cell>
          <table:table-cell office:value-type="string" calcext:value-type="string">
            <text:p>97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02:22.229654" calcext:value-type="date">
            <text:p>2017-08-30 00:02:22</text:p>
          </table:table-cell>
          <table:table-cell office:value-type="string" calcext:value-type="string">
            <text:p>97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30T00:02:23.974003" calcext:value-type="date">
            <text:p>2017-08-30 00:02:24</text:p>
          </table:table-cell>
          <table:table-cell office:value-type="string" calcext:value-type="string">
            <text:p>98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02:25.718353" calcext:value-type="date">
            <text:p>2017-08-30 00:02:26</text:p>
          </table:table-cell>
          <table:table-cell office:value-type="string" calcext:value-type="string">
            <text:p>981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7-08-30T00:02:27.462703" calcext:value-type="date">
            <text:p>2017-08-30 00:02:27</text:p>
          </table:table-cell>
          <table:table-cell office:value-type="string" calcext:value-type="string">
            <text:p>98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08-30T00:02:29.207053" calcext:value-type="date">
            <text:p>2017-08-30 00:02:29</text:p>
          </table:table-cell>
          <table:table-cell office:value-type="string" calcext:value-type="string">
            <text:p>98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7-08-30T00:02:30.951402" calcext:value-type="date">
            <text:p>2017-08-30 00:02:31</text:p>
          </table:table-cell>
          <table:table-cell office:value-type="string" calcext:value-type="string">
            <text:p>98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30T00:02:32.695752" calcext:value-type="date">
            <text:p>2017-08-30 00:02:33</text:p>
          </table:table-cell>
          <table:table-cell office:value-type="string" calcext:value-type="string">
            <text:p>98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30T00:02:34.440102" calcext:value-type="date">
            <text:p>2017-08-30 00:02:34</text:p>
          </table:table-cell>
          <table:table-cell office:value-type="string" calcext:value-type="string">
            <text:p>98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02:36.184451" calcext:value-type="date">
            <text:p>2017-08-30 00:02:36</text:p>
          </table:table-cell>
          <table:table-cell office:value-type="string" calcext:value-type="string">
            <text:p>98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30T00:02:37.928801" calcext:value-type="date">
            <text:p>2017-08-30 00:02:38</text:p>
          </table:table-cell>
          <table:table-cell office:value-type="string" calcext:value-type="string">
            <text:p>988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02:39.673151" calcext:value-type="date">
            <text:p>2017-08-30 00:02:40</text:p>
          </table:table-cell>
          <table:table-cell office:value-type="string" calcext:value-type="string">
            <text:p>98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02:41.4175" calcext:value-type="date">
            <text:p>2017-08-30 00:02:41</text:p>
          </table:table-cell>
          <table:table-cell office:value-type="string" calcext:value-type="string">
            <text:p>99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30T00:02:43.16185" calcext:value-type="date">
            <text:p>2017-08-30 00:02:43</text:p>
          </table:table-cell>
          <table:table-cell office:value-type="string" calcext:value-type="string">
            <text:p>99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02:44.9062" calcext:value-type="date">
            <text:p>2017-08-30 00:02:45</text:p>
          </table:table-cell>
          <table:table-cell office:value-type="string" calcext:value-type="string">
            <text:p>99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30T00:02:46.65055" calcext:value-type="date">
            <text:p>2017-08-30 00:02:47</text:p>
          </table:table-cell>
          <table:table-cell office:value-type="string" calcext:value-type="string">
            <text:p>99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30T00:02:48.394899" calcext:value-type="date">
            <text:p>2017-08-30 00:02:48</text:p>
          </table:table-cell>
          <table:table-cell office:value-type="string" calcext:value-type="string">
            <text:p>99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7-08-30T00:02:50.139249" calcext:value-type="date">
            <text:p>2017-08-30 00:02:50</text:p>
          </table:table-cell>
          <table:table-cell office:value-type="string" calcext:value-type="string">
            <text:p>99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30T00:02:51.883599" calcext:value-type="date">
            <text:p>2017-08-30 00:02:52</text:p>
          </table:table-cell>
          <table:table-cell office:value-type="string" calcext:value-type="string">
            <text:p>99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30T00:02:53.627948" calcext:value-type="date">
            <text:p>2017-08-30 00:02:54</text:p>
          </table:table-cell>
          <table:table-cell office:value-type="string" calcext:value-type="string">
            <text:p>99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02:55.372298" calcext:value-type="date">
            <text:p>2017-08-30 00:02:55</text:p>
          </table:table-cell>
          <table:table-cell office:value-type="string" calcext:value-type="string">
            <text:p>99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02:57.116648" calcext:value-type="date">
            <text:p>2017-08-30 00:02:57</text:p>
          </table:table-cell>
          <table:table-cell office:value-type="string" calcext:value-type="string">
            <text:p>99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30T00:02:58.860997" calcext:value-type="date">
            <text:p>2017-08-30 00:02:59</text:p>
          </table:table-cell>
          <table:table-cell office:value-type="string" calcext:value-type="string">
            <text:p>100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30T00:03:00.605347" calcext:value-type="date">
            <text:p>2017-08-30 00:03:01</text:p>
          </table:table-cell>
          <table:table-cell office:value-type="string" calcext:value-type="string">
            <text:p>100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03:02.349697" calcext:value-type="date">
            <text:p>2017-08-30 00:03:02</text:p>
          </table:table-cell>
          <table:table-cell office:value-type="string" calcext:value-type="string">
            <text:p>100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30T00:03:04.094046" calcext:value-type="date">
            <text:p>2017-08-30 00:03:04</text:p>
          </table:table-cell>
          <table:table-cell office:value-type="string" calcext:value-type="string">
            <text:p>100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30T00:03:05.838396" calcext:value-type="date">
            <text:p>2017-08-30 00:03:06</text:p>
          </table:table-cell>
          <table:table-cell office:value-type="string" calcext:value-type="string">
            <text:p>100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7-08-30T00:03:07.582746" calcext:value-type="date">
            <text:p>2017-08-30 00:03:08</text:p>
          </table:table-cell>
          <table:table-cell office:value-type="string" calcext:value-type="string">
            <text:p>100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03:09.327096" calcext:value-type="date">
            <text:p>2017-08-30 00:03:09</text:p>
          </table:table-cell>
          <table:table-cell office:value-type="string" calcext:value-type="string">
            <text:p>100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7-08-30T00:03:11.071445" calcext:value-type="date">
            <text:p>2017-08-30 00:03:11</text:p>
          </table:table-cell>
          <table:table-cell office:value-type="string" calcext:value-type="string">
            <text:p>100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30T00:03:12.815795" calcext:value-type="date">
            <text:p>2017-08-30 00:03:13</text:p>
          </table:table-cell>
          <table:table-cell office:value-type="string" calcext:value-type="string">
            <text:p>100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30T00:03:14.560145" calcext:value-type="date">
            <text:p>2017-08-30 00:03:15</text:p>
          </table:table-cell>
          <table:table-cell office:value-type="string" calcext:value-type="string">
            <text:p>10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03:16.304494" calcext:value-type="date">
            <text:p>2017-08-30 00:03:16</text:p>
          </table:table-cell>
          <table:table-cell office:value-type="string" calcext:value-type="string">
            <text:p>1010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30T00:03:18.048844" calcext:value-type="date">
            <text:p>2017-08-30 00:03:18</text:p>
          </table:table-cell>
          <table:table-cell office:value-type="string" calcext:value-type="string">
            <text:p>101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03:19.793194" calcext:value-type="date">
            <text:p>2017-08-30 00:03:20</text:p>
          </table:table-cell>
          <table:table-cell office:value-type="string" calcext:value-type="string">
            <text:p>101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03:21.537543" calcext:value-type="date">
            <text:p>2017-08-30 00:03:22</text:p>
          </table:table-cell>
          <table:table-cell office:value-type="string" calcext:value-type="string">
            <text:p>101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30T00:03:23.281893" calcext:value-type="date">
            <text:p>2017-08-30 00:03:23</text:p>
          </table:table-cell>
          <table:table-cell office:value-type="string" calcext:value-type="string">
            <text:p>101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03:25.026243" calcext:value-type="date">
            <text:p>2017-08-30 00:03:25</text:p>
          </table:table-cell>
          <table:table-cell office:value-type="string" calcext:value-type="string">
            <text:p>101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7-08-30T00:03:26.770593" calcext:value-type="date">
            <text:p>2017-08-30 00:03:27</text:p>
          </table:table-cell>
          <table:table-cell office:value-type="string" calcext:value-type="string">
            <text:p>101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30T00:03:28.514942" calcext:value-type="date">
            <text:p>2017-08-30 00:03:29</text:p>
          </table:table-cell>
          <table:table-cell office:value-type="string" calcext:value-type="string">
            <text:p>101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7-08-30T00:03:30.259292" calcext:value-type="date">
            <text:p>2017-08-30 00:03:30</text:p>
          </table:table-cell>
          <table:table-cell office:value-type="string" calcext:value-type="string">
            <text:p>101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30T00:03:32.003642" calcext:value-type="date">
            <text:p>2017-08-30 00:03:32</text:p>
          </table:table-cell>
          <table:table-cell office:value-type="string" calcext:value-type="string">
            <text:p>101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03:33.747991" calcext:value-type="date">
            <text:p>2017-08-30 00:03:34</text:p>
          </table:table-cell>
          <table:table-cell office:value-type="string" calcext:value-type="string">
            <text:p>102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30T00:03:35.492341" calcext:value-type="date">
            <text:p>2017-08-30 00:03:35</text:p>
          </table:table-cell>
          <table:table-cell office:value-type="string" calcext:value-type="string">
            <text:p>102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30T00:03:37.236691" calcext:value-type="date">
            <text:p>2017-08-30 00:03:37</text:p>
          </table:table-cell>
          <table:table-cell office:value-type="string" calcext:value-type="string">
            <text:p>10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30T00:03:38.98104" calcext:value-type="date">
            <text:p>2017-08-30 00:03:39</text:p>
          </table:table-cell>
          <table:table-cell office:value-type="string" calcext:value-type="string">
            <text:p>102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7-08-30T00:03:40.72539" calcext:value-type="date">
            <text:p>2017-08-30 00:03:41</text:p>
          </table:table-cell>
          <table:table-cell office:value-type="string" calcext:value-type="string">
            <text:p>102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30T00:03:42.46974" calcext:value-type="date">
            <text:p>2017-08-30 00:03:42</text:p>
          </table:table-cell>
          <table:table-cell office:value-type="string" calcext:value-type="string">
            <text:p>102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30T00:03:44.214089" calcext:value-type="date">
            <text:p>2017-08-30 00:03:44</text:p>
          </table:table-cell>
          <table:table-cell office:value-type="string" calcext:value-type="string">
            <text:p>102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30T00:03:45.958439" calcext:value-type="date">
            <text:p>2017-08-30 00:03:46</text:p>
          </table:table-cell>
          <table:table-cell office:value-type="string" calcext:value-type="string">
            <text:p>102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30T00:03:47.702789" calcext:value-type="date">
            <text:p>2017-08-30 00:03:48</text:p>
          </table:table-cell>
          <table:table-cell office:value-type="string" calcext:value-type="string">
            <text:p>102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30T00:03:49.447139" calcext:value-type="date">
            <text:p>2017-08-30 00:03:49</text:p>
          </table:table-cell>
          <table:table-cell office:value-type="string" calcext:value-type="string">
            <text:p>102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30T00:03:51.191488" calcext:value-type="date">
            <text:p>2017-08-30 00:03:51</text:p>
          </table:table-cell>
          <table:table-cell office:value-type="string" calcext:value-type="string">
            <text:p>103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30T00:03:52.935838" calcext:value-type="date">
            <text:p>2017-08-30 00:03:53</text:p>
          </table:table-cell>
          <table:table-cell office:value-type="string" calcext:value-type="string">
            <text:p>103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30T00:03:54.680188" calcext:value-type="date">
            <text:p>2017-08-30 00:03:55</text:p>
          </table:table-cell>
          <table:table-cell office:value-type="string" calcext:value-type="string">
            <text:p>103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30T00:03:56.424537" calcext:value-type="date">
            <text:p>2017-08-30 00:03:56</text:p>
          </table:table-cell>
          <table:table-cell office:value-type="string" calcext:value-type="string">
            <text:p>103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03:58.168887" calcext:value-type="date">
            <text:p>2017-08-30 00:03:58</text:p>
          </table:table-cell>
          <table:table-cell office:value-type="string" calcext:value-type="string">
            <text:p>103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30T00:03:59.913237" calcext:value-type="date">
            <text:p>2017-08-30 00:04:00</text:p>
          </table:table-cell>
          <table:table-cell office:value-type="string" calcext:value-type="string">
            <text:p>103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30T00:04:01.657586" calcext:value-type="date">
            <text:p>2017-08-30 00:04:02</text:p>
          </table:table-cell>
          <table:table-cell office:value-type="string" calcext:value-type="string">
            <text:p>103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04:03.401936" calcext:value-type="date">
            <text:p>2017-08-30 00:04:03</text:p>
          </table:table-cell>
          <table:table-cell office:value-type="string" calcext:value-type="string">
            <text:p>103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30T00:04:05.146286" calcext:value-type="date">
            <text:p>2017-08-30 00:04:05</text:p>
          </table:table-cell>
          <table:table-cell office:value-type="string" calcext:value-type="string">
            <text:p>103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30T00:04:06.890636" calcext:value-type="date">
            <text:p>2017-08-30 00:04:07</text:p>
          </table:table-cell>
          <table:table-cell office:value-type="string" calcext:value-type="string">
            <text:p>103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30T00:04:08.634985" calcext:value-type="date">
            <text:p>2017-08-30 00:04:09</text:p>
          </table:table-cell>
          <table:table-cell office:value-type="string" calcext:value-type="string">
            <text:p>104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08-30T00:04:10.379335" calcext:value-type="date">
            <text:p>2017-08-30 00:04:10</text:p>
          </table:table-cell>
          <table:table-cell office:value-type="string" calcext:value-type="string">
            <text:p>104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04:12.123685" calcext:value-type="date">
            <text:p>2017-08-30 00:04:12</text:p>
          </table:table-cell>
          <table:table-cell office:value-type="string" calcext:value-type="string">
            <text:p>10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30T00:04:13.868034" calcext:value-type="date">
            <text:p>2017-08-30 00:04:14</text:p>
          </table:table-cell>
          <table:table-cell office:value-type="string" calcext:value-type="string">
            <text:p>104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04:15.612384" calcext:value-type="date">
            <text:p>2017-08-30 00:04:16</text:p>
          </table:table-cell>
          <table:table-cell office:value-type="string" calcext:value-type="string">
            <text:p>10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7-08-30T00:04:17.356734" calcext:value-type="date">
            <text:p>2017-08-30 00:04:17</text:p>
          </table:table-cell>
          <table:table-cell office:value-type="string" calcext:value-type="string">
            <text:p>104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8-30T00:04:19.101083" calcext:value-type="date">
            <text:p>2017-08-30 00:04:19</text:p>
          </table:table-cell>
          <table:table-cell office:value-type="string" calcext:value-type="string">
            <text:p>104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30T00:04:20.845433" calcext:value-type="date">
            <text:p>2017-08-30 00:04:21</text:p>
          </table:table-cell>
          <table:table-cell office:value-type="string" calcext:value-type="string">
            <text:p>104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30T00:04:22.589783" calcext:value-type="date">
            <text:p>2017-08-30 00:04:23</text:p>
          </table:table-cell>
          <table:table-cell office:value-type="string" calcext:value-type="string">
            <text:p>104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7-08-30T00:04:24.334133" calcext:value-type="date">
            <text:p>2017-08-30 00:04:24</text:p>
          </table:table-cell>
          <table:table-cell office:value-type="string" calcext:value-type="string">
            <text:p>104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04:26.078482" calcext:value-type="date">
            <text:p>2017-08-30 00:04:26</text:p>
          </table:table-cell>
          <table:table-cell office:value-type="string" calcext:value-type="string">
            <text:p>105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30T00:04:27.822832" calcext:value-type="date">
            <text:p>2017-08-30 00:04:28</text:p>
          </table:table-cell>
          <table:table-cell office:value-type="string" calcext:value-type="string">
            <text:p>10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04:29.567182" calcext:value-type="date">
            <text:p>2017-08-30 00:04:30</text:p>
          </table:table-cell>
          <table:table-cell office:value-type="string" calcext:value-type="string">
            <text:p>10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04:31.311531" calcext:value-type="date">
            <text:p>2017-08-30 00:04:31</text:p>
          </table:table-cell>
          <table:table-cell office:value-type="string" calcext:value-type="string">
            <text:p>105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30T00:04:33.055881" calcext:value-type="date">
            <text:p>2017-08-30 00:04:33</text:p>
          </table:table-cell>
          <table:table-cell office:value-type="string" calcext:value-type="string">
            <text:p>105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30T00:04:34.800231" calcext:value-type="date">
            <text:p>2017-08-30 00:04:35</text:p>
          </table:table-cell>
          <table:table-cell office:value-type="string" calcext:value-type="string">
            <text:p>105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30T00:04:36.54458" calcext:value-type="date">
            <text:p>2017-08-30 00:04:37</text:p>
          </table:table-cell>
          <table:table-cell office:value-type="string" calcext:value-type="string">
            <text:p>105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04:38.28893" calcext:value-type="date">
            <text:p>2017-08-30 00:04:38</text:p>
          </table:table-cell>
          <table:table-cell office:value-type="string" calcext:value-type="string">
            <text:p>105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04:40.03328" calcext:value-type="date">
            <text:p>2017-08-30 00:04:40</text:p>
          </table:table-cell>
          <table:table-cell office:value-type="string" calcext:value-type="string">
            <text:p>1058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30T00:04:41.777629" calcext:value-type="date">
            <text:p>2017-08-30 00:04:42</text:p>
          </table:table-cell>
          <table:table-cell office:value-type="string" calcext:value-type="string">
            <text:p>105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8-30T00:04:43.521979" calcext:value-type="date">
            <text:p>2017-08-30 00:04:44</text:p>
          </table:table-cell>
          <table:table-cell office:value-type="string" calcext:value-type="string">
            <text:p>10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30T00:04:45.266329" calcext:value-type="date">
            <text:p>2017-08-30 00:04:45</text:p>
          </table:table-cell>
          <table:table-cell office:value-type="string" calcext:value-type="string">
            <text:p>106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8-30T00:04:47.010679" calcext:value-type="date">
            <text:p>2017-08-30 00:04:47</text:p>
          </table:table-cell>
          <table:table-cell office:value-type="string" calcext:value-type="string">
            <text:p>106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30T00:04:48.755028" calcext:value-type="date">
            <text:p>2017-08-30 00:04:49</text:p>
          </table:table-cell>
          <table:table-cell office:value-type="string" calcext:value-type="string">
            <text:p>10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7-08-30T00:04:50.499378" calcext:value-type="date">
            <text:p>2017-08-30 00:04:50</text:p>
          </table:table-cell>
          <table:table-cell office:value-type="string" calcext:value-type="string">
            <text:p>106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30T00:04:52.243728" calcext:value-type="date">
            <text:p>2017-08-30 00:04:52</text:p>
          </table:table-cell>
          <table:table-cell office:value-type="string" calcext:value-type="string">
            <text:p>106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04:53.988077" calcext:value-type="date">
            <text:p>2017-08-30 00:04:54</text:p>
          </table:table-cell>
          <table:table-cell office:value-type="string" calcext:value-type="string">
            <text:p>10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30T00:04:55.732427" calcext:value-type="date">
            <text:p>2017-08-30 00:04:56</text:p>
          </table:table-cell>
          <table:table-cell office:value-type="string" calcext:value-type="string">
            <text:p>106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30T00:04:57.476777" calcext:value-type="date">
            <text:p>2017-08-30 00:04:57</text:p>
          </table:table-cell>
          <table:table-cell office:value-type="string" calcext:value-type="string">
            <text:p>106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04:59.221126" calcext:value-type="date">
            <text:p>2017-08-30 00:04:59</text:p>
          </table:table-cell>
          <table:table-cell office:value-type="string" calcext:value-type="string">
            <text:p>106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7-08-30T00:05:00.965476" calcext:value-type="date">
            <text:p>2017-08-30 00:05:01</text:p>
          </table:table-cell>
          <table:table-cell office:value-type="string" calcext:value-type="string">
            <text:p>107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30T00:05:02.709826" calcext:value-type="date">
            <text:p>2017-08-30 00:05:03</text:p>
          </table:table-cell>
          <table:table-cell office:value-type="string" calcext:value-type="string">
            <text:p>107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05:04.454176" calcext:value-type="date">
            <text:p>2017-08-30 00:05:04</text:p>
          </table:table-cell>
          <table:table-cell office:value-type="string" calcext:value-type="string">
            <text:p>107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7-08-30T00:05:06.198525" calcext:value-type="date">
            <text:p>2017-08-30 00:05:06</text:p>
          </table:table-cell>
          <table:table-cell office:value-type="string" calcext:value-type="string">
            <text:p>107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05:07.942875" calcext:value-type="date">
            <text:p>2017-08-30 00:05:08</text:p>
          </table:table-cell>
          <table:table-cell office:value-type="string" calcext:value-type="string">
            <text:p>107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30T00:05:09.687225" calcext:value-type="date">
            <text:p>2017-08-30 00:05:10</text:p>
          </table:table-cell>
          <table:table-cell office:value-type="string" calcext:value-type="string">
            <text:p>1075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30T00:05:11.431574" calcext:value-type="date">
            <text:p>2017-08-30 00:05:11</text:p>
          </table:table-cell>
          <table:table-cell office:value-type="string" calcext:value-type="string">
            <text:p>107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05:13.175924" calcext:value-type="date">
            <text:p>2017-08-30 00:05:13</text:p>
          </table:table-cell>
          <table:table-cell office:value-type="string" calcext:value-type="string">
            <text:p>107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30T00:05:14.920274" calcext:value-type="date">
            <text:p>2017-08-30 00:05:15</text:p>
          </table:table-cell>
          <table:table-cell office:value-type="string" calcext:value-type="string">
            <text:p>107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30T00:05:16.664623" calcext:value-type="date">
            <text:p>2017-08-30 00:05:17</text:p>
          </table:table-cell>
          <table:table-cell office:value-type="string" calcext:value-type="string">
            <text:p>107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30T00:05:18.408973" calcext:value-type="date">
            <text:p>2017-08-30 00:05:18</text:p>
          </table:table-cell>
          <table:table-cell office:value-type="string" calcext:value-type="string">
            <text:p>108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30T00:05:20.153323" calcext:value-type="date">
            <text:p>2017-08-30 00:05:20</text:p>
          </table:table-cell>
          <table:table-cell office:value-type="string" calcext:value-type="string">
            <text:p>108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30T00:05:21.897673" calcext:value-type="date">
            <text:p>2017-08-30 00:05:22</text:p>
          </table:table-cell>
          <table:table-cell office:value-type="string" calcext:value-type="string">
            <text:p>108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30T00:05:23.642022" calcext:value-type="date">
            <text:p>2017-08-30 00:05:24</text:p>
          </table:table-cell>
          <table:table-cell office:value-type="string" calcext:value-type="string">
            <text:p>108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05:25.386372" calcext:value-type="date">
            <text:p>2017-08-30 00:05:25</text:p>
          </table:table-cell>
          <table:table-cell office:value-type="string" calcext:value-type="string">
            <text:p>108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30T00:05:27.130722" calcext:value-type="date">
            <text:p>2017-08-30 00:05:27</text:p>
          </table:table-cell>
          <table:table-cell office:value-type="string" calcext:value-type="string">
            <text:p>1085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7-08-30T00:05:28.875071" calcext:value-type="date">
            <text:p>2017-08-30 00:05:29</text:p>
          </table:table-cell>
          <table:table-cell office:value-type="string" calcext:value-type="string">
            <text:p>108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30T00:05:30.619421" calcext:value-type="date">
            <text:p>2017-08-30 00:05:31</text:p>
          </table:table-cell>
          <table:table-cell office:value-type="string" calcext:value-type="string">
            <text:p>108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30T00:05:32.363771" calcext:value-type="date">
            <text:p>2017-08-30 00:05:32</text:p>
          </table:table-cell>
          <table:table-cell office:value-type="string" calcext:value-type="string">
            <text:p>108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30T00:05:34.10812" calcext:value-type="date">
            <text:p>2017-08-30 00:05:34</text:p>
          </table:table-cell>
          <table:table-cell office:value-type="string" calcext:value-type="string">
            <text:p>108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05:35.85247" calcext:value-type="date">
            <text:p>2017-08-30 00:05:36</text:p>
          </table:table-cell>
          <table:table-cell office:value-type="string" calcext:value-type="string">
            <text:p>109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30T00:05:37.59682" calcext:value-type="date">
            <text:p>2017-08-30 00:05:38</text:p>
          </table:table-cell>
          <table:table-cell office:value-type="string" calcext:value-type="string">
            <text:p>10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7-08-30T00:05:39.341169" calcext:value-type="date">
            <text:p>2017-08-30 00:05:39</text:p>
          </table:table-cell>
          <table:table-cell office:value-type="string" calcext:value-type="string">
            <text:p>109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30T00:05:41.085519" calcext:value-type="date">
            <text:p>2017-08-30 00:05:41</text:p>
          </table:table-cell>
          <table:table-cell office:value-type="string" calcext:value-type="string">
            <text:p>109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30T00:05:42.829869" calcext:value-type="date">
            <text:p>2017-08-30 00:05:43</text:p>
          </table:table-cell>
          <table:table-cell office:value-type="string" calcext:value-type="string">
            <text:p>109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30T00:05:44.574219" calcext:value-type="date">
            <text:p>2017-08-30 00:05:45</text:p>
          </table:table-cell>
          <table:table-cell office:value-type="string" calcext:value-type="string">
            <text:p>109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30T00:05:46.318568" calcext:value-type="date">
            <text:p>2017-08-30 00:05:46</text:p>
          </table:table-cell>
          <table:table-cell office:value-type="string" calcext:value-type="string">
            <text:p>10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30T00:05:48.062918" calcext:value-type="date">
            <text:p>2017-08-30 00:05:48</text:p>
          </table:table-cell>
          <table:table-cell office:value-type="string" calcext:value-type="string">
            <text:p>109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05:49.807268" calcext:value-type="date">
            <text:p>2017-08-30 00:05:50</text:p>
          </table:table-cell>
          <table:table-cell office:value-type="string" calcext:value-type="string">
            <text:p>109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05:51.551617" calcext:value-type="date">
            <text:p>2017-08-30 00:05:52</text:p>
          </table:table-cell>
          <table:table-cell office:value-type="string" calcext:value-type="string">
            <text:p>109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30T00:05:53.295967" calcext:value-type="date">
            <text:p>2017-08-30 00:05:53</text:p>
          </table:table-cell>
          <table:table-cell office:value-type="string" calcext:value-type="string">
            <text:p>110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7-08-30T00:05:55.040317" calcext:value-type="date">
            <text:p>2017-08-30 00:05:55</text:p>
          </table:table-cell>
          <table:table-cell office:value-type="string" calcext:value-type="string">
            <text:p>11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30T00:05:56.784666" calcext:value-type="date">
            <text:p>2017-08-30 00:05:57</text:p>
          </table:table-cell>
          <table:table-cell office:value-type="string" calcext:value-type="string">
            <text:p>110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30T00:05:58.529016" calcext:value-type="date">
            <text:p>2017-08-30 00:05:59</text:p>
          </table:table-cell>
          <table:table-cell office:value-type="string" calcext:value-type="string">
            <text:p>110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30T00:06:00.273366" calcext:value-type="date">
            <text:p>2017-08-30 00:06:00</text:p>
          </table:table-cell>
          <table:table-cell office:value-type="string" calcext:value-type="string">
            <text:p>110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30T00:06:02.017716" calcext:value-type="date">
            <text:p>2017-08-30 00:06:02</text:p>
          </table:table-cell>
          <table:table-cell office:value-type="string" calcext:value-type="string">
            <text:p>110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30T00:06:03.762065" calcext:value-type="date">
            <text:p>2017-08-30 00:06:04</text:p>
          </table:table-cell>
          <table:table-cell office:value-type="string" calcext:value-type="string">
            <text:p>110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06:05.506415" calcext:value-type="date">
            <text:p>2017-08-30 00:06:06</text:p>
          </table:table-cell>
          <table:table-cell office:value-type="string" calcext:value-type="string">
            <text:p>110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30T00:06:07.250765" calcext:value-type="date">
            <text:p>2017-08-30 00:06:07</text:p>
          </table:table-cell>
          <table:table-cell office:value-type="string" calcext:value-type="string">
            <text:p>1108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06:08.995114" calcext:value-type="date">
            <text:p>2017-08-30 00:06:09</text:p>
          </table:table-cell>
          <table:table-cell office:value-type="string" calcext:value-type="string">
            <text:p>110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06:10.739464" calcext:value-type="date">
            <text:p>2017-08-30 00:06:11</text:p>
          </table:table-cell>
          <table:table-cell office:value-type="string" calcext:value-type="string">
            <text:p>111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30T00:06:12.483814" calcext:value-type="date">
            <text:p>2017-08-30 00:06:12</text:p>
          </table:table-cell>
          <table:table-cell office:value-type="string" calcext:value-type="string">
            <text:p>111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7-08-30T00:06:14.228163" calcext:value-type="date">
            <text:p>2017-08-30 00:06:14</text:p>
          </table:table-cell>
          <table:table-cell office:value-type="string" calcext:value-type="string">
            <text:p>111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30T00:06:15.972513" calcext:value-type="date">
            <text:p>2017-08-30 00:06:16</text:p>
          </table:table-cell>
          <table:table-cell office:value-type="string" calcext:value-type="string">
            <text:p>111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30T00:06:17.716863" calcext:value-type="date">
            <text:p>2017-08-30 00:06:18</text:p>
          </table:table-cell>
          <table:table-cell office:value-type="string" calcext:value-type="string">
            <text:p>111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7-08-30T00:06:19.461213" calcext:value-type="date">
            <text:p>2017-08-30 00:06:19</text:p>
          </table:table-cell>
          <table:table-cell office:value-type="string" calcext:value-type="string">
            <text:p>111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06:21.205562" calcext:value-type="date">
            <text:p>2017-08-30 00:06:21</text:p>
          </table:table-cell>
          <table:table-cell office:value-type="string" calcext:value-type="string">
            <text:p>1116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30T00:06:22.949912" calcext:value-type="date">
            <text:p>2017-08-30 00:06:23</text:p>
          </table:table-cell>
          <table:table-cell office:value-type="string" calcext:value-type="string">
            <text:p>111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30T00:06:24.694262" calcext:value-type="date">
            <text:p>2017-08-30 00:06:25</text:p>
          </table:table-cell>
          <table:table-cell office:value-type="string" calcext:value-type="string">
            <text:p>111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7-08-30T00:06:26.438611" calcext:value-type="date">
            <text:p>2017-08-30 00:06:26</text:p>
          </table:table-cell>
          <table:table-cell office:value-type="string" calcext:value-type="string">
            <text:p>111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7-08-30T00:06:28.182961" calcext:value-type="date">
            <text:p>2017-08-30 00:06:28</text:p>
          </table:table-cell>
          <table:table-cell office:value-type="string" calcext:value-type="string">
            <text:p>112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30T00:06:29.927311" calcext:value-type="date">
            <text:p>2017-08-30 00:06:30</text:p>
          </table:table-cell>
          <table:table-cell office:value-type="string" calcext:value-type="string">
            <text:p>112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7-08-30T00:06:31.67166" calcext:value-type="date">
            <text:p>2017-08-30 00:06:32</text:p>
          </table:table-cell>
          <table:table-cell office:value-type="string" calcext:value-type="string">
            <text:p>112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30T00:06:33.41601" calcext:value-type="date">
            <text:p>2017-08-30 00:06:33</text:p>
          </table:table-cell>
          <table:table-cell office:value-type="string" calcext:value-type="string">
            <text:p>112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30T00:06:35.16036" calcext:value-type="date">
            <text:p>2017-08-30 00:06:35</text:p>
          </table:table-cell>
          <table:table-cell office:value-type="string" calcext:value-type="string">
            <text:p>112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30T00:06:36.904709" calcext:value-type="date">
            <text:p>2017-08-30 00:06:37</text:p>
          </table:table-cell>
          <table:table-cell office:value-type="string" calcext:value-type="string">
            <text:p>112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30T00:06:38.649059" calcext:value-type="date">
            <text:p>2017-08-30 00:06:39</text:p>
          </table:table-cell>
          <table:table-cell office:value-type="string" calcext:value-type="string">
            <text:p>112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30T00:06:40.393409" calcext:value-type="date">
            <text:p>2017-08-30 00:06:40</text:p>
          </table:table-cell>
          <table:table-cell office:value-type="string" calcext:value-type="string">
            <text:p>112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06:42.137759" calcext:value-type="date">
            <text:p>2017-08-30 00:06:42</text:p>
          </table:table-cell>
          <table:table-cell office:value-type="string" calcext:value-type="string">
            <text:p>112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7-08-30T00:06:43.882108" calcext:value-type="date">
            <text:p>2017-08-30 00:06:44</text:p>
          </table:table-cell>
          <table:table-cell office:value-type="string" calcext:value-type="string">
            <text:p>112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7-08-30T00:06:45.626458" calcext:value-type="date">
            <text:p>2017-08-30 00:06:46</text:p>
          </table:table-cell>
          <table:table-cell office:value-type="string" calcext:value-type="string">
            <text:p>113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06:47.370808" calcext:value-type="date">
            <text:p>2017-08-30 00:06:47</text:p>
          </table:table-cell>
          <table:table-cell office:value-type="string" calcext:value-type="string">
            <text:p>113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30T00:06:49.115157" calcext:value-type="date">
            <text:p>2017-08-30 00:06:49</text:p>
          </table:table-cell>
          <table:table-cell office:value-type="string" calcext:value-type="string">
            <text:p>113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7-08-30T00:06:50.859507" calcext:value-type="date">
            <text:p>2017-08-30 00:06:51</text:p>
          </table:table-cell>
          <table:table-cell office:value-type="string" calcext:value-type="string">
            <text:p>113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06:52.603857" calcext:value-type="date">
            <text:p>2017-08-30 00:06:53</text:p>
          </table:table-cell>
          <table:table-cell office:value-type="string" calcext:value-type="string">
            <text:p>113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7-08-30T00:06:54.348206" calcext:value-type="date">
            <text:p>2017-08-30 00:06:54</text:p>
          </table:table-cell>
          <table:table-cell office:value-type="string" calcext:value-type="string">
            <text:p>113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30T00:06:56.092556" calcext:value-type="date">
            <text:p>2017-08-30 00:06:56</text:p>
          </table:table-cell>
          <table:table-cell office:value-type="string" calcext:value-type="string">
            <text:p>113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7-08-30T00:06:57.836906" calcext:value-type="date">
            <text:p>2017-08-30 00:06:58</text:p>
          </table:table-cell>
          <table:table-cell office:value-type="string" calcext:value-type="string">
            <text:p>113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30T00:06:59.581256" calcext:value-type="date">
            <text:p>2017-08-30 00:07:00</text:p>
          </table:table-cell>
          <table:table-cell office:value-type="string" calcext:value-type="string">
            <text:p>113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07:01.325605" calcext:value-type="date">
            <text:p>2017-08-30 00:07:01</text:p>
          </table:table-cell>
          <table:table-cell office:value-type="string" calcext:value-type="string">
            <text:p>113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30T00:07:03.069955" calcext:value-type="date">
            <text:p>2017-08-30 00:07:03</text:p>
          </table:table-cell>
          <table:table-cell office:value-type="string" calcext:value-type="string">
            <text:p>114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30T00:07:04.814305" calcext:value-type="date">
            <text:p>2017-08-30 00:07:05</text:p>
          </table:table-cell>
          <table:table-cell office:value-type="string" calcext:value-type="string">
            <text:p>114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7-08-30T00:07:06.558654" calcext:value-type="date">
            <text:p>2017-08-30 00:07:07</text:p>
          </table:table-cell>
          <table:table-cell office:value-type="string" calcext:value-type="string">
            <text:p>114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7-08-30T00:07:08.303004" calcext:value-type="date">
            <text:p>2017-08-30 00:07:08</text:p>
          </table:table-cell>
          <table:table-cell office:value-type="string" calcext:value-type="string">
            <text:p>114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7-08-30T00:07:10.047354" calcext:value-type="date">
            <text:p>2017-08-30 00:07:10</text:p>
          </table:table-cell>
          <table:table-cell office:value-type="string" calcext:value-type="string">
            <text:p>11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7-08-30T00:07:11.791703" calcext:value-type="date">
            <text:p>2017-08-30 00:07:12</text:p>
          </table:table-cell>
          <table:table-cell office:value-type="string" calcext:value-type="string">
            <text:p>1145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30T00:07:13.536053" calcext:value-type="date">
            <text:p>2017-08-30 00:07:14</text:p>
          </table:table-cell>
          <table:table-cell office:value-type="string" calcext:value-type="string">
            <text:p>114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07:15.280403" calcext:value-type="date">
            <text:p>2017-08-30 00:07:15</text:p>
          </table:table-cell>
          <table:table-cell office:value-type="string" calcext:value-type="string">
            <text:p>114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30T00:07:17.024752" calcext:value-type="date">
            <text:p>2017-08-30 00:07:17</text:p>
          </table:table-cell>
          <table:table-cell office:value-type="string" calcext:value-type="string">
            <text:p>114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07:18.769102" calcext:value-type="date">
            <text:p>2017-08-30 00:07:19</text:p>
          </table:table-cell>
          <table:table-cell office:value-type="string" calcext:value-type="string">
            <text:p>114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30T00:07:20.513452" calcext:value-type="date">
            <text:p>2017-08-30 00:07:21</text:p>
          </table:table-cell>
          <table:table-cell office:value-type="string" calcext:value-type="string">
            <text:p>11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07:22.257802" calcext:value-type="date">
            <text:p>2017-08-30 00:07:22</text:p>
          </table:table-cell>
          <table:table-cell office:value-type="string" calcext:value-type="string">
            <text:p>11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7-08-30T00:07:24.002151" calcext:value-type="date">
            <text:p>2017-08-30 00:07:24</text:p>
          </table:table-cell>
          <table:table-cell office:value-type="string" calcext:value-type="string">
            <text:p>11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07:25.746501" calcext:value-type="date">
            <text:p>2017-08-30 00:07:26</text:p>
          </table:table-cell>
          <table:table-cell office:value-type="string" calcext:value-type="string">
            <text:p>115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07:27.490851" calcext:value-type="date">
            <text:p>2017-08-30 00:07:27</text:p>
          </table:table-cell>
          <table:table-cell office:value-type="string" calcext:value-type="string">
            <text:p>115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30T00:07:29.2352" calcext:value-type="date">
            <text:p>2017-08-30 00:07:29</text:p>
          </table:table-cell>
          <table:table-cell office:value-type="string" calcext:value-type="string">
            <text:p>115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30T00:07:30.97955" calcext:value-type="date">
            <text:p>2017-08-30 00:07:31</text:p>
          </table:table-cell>
          <table:table-cell office:value-type="string" calcext:value-type="string">
            <text:p>115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7-08-30T00:07:32.7239" calcext:value-type="date">
            <text:p>2017-08-30 00:07:33</text:p>
          </table:table-cell>
          <table:table-cell office:value-type="string" calcext:value-type="string">
            <text:p>115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07:34.468249" calcext:value-type="date">
            <text:p>2017-08-30 00:07:34</text:p>
          </table:table-cell>
          <table:table-cell office:value-type="string" calcext:value-type="string">
            <text:p>115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30T00:07:36.212599" calcext:value-type="date">
            <text:p>2017-08-30 00:07:36</text:p>
          </table:table-cell>
          <table:table-cell office:value-type="string" calcext:value-type="string">
            <text:p>115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30T00:07:37.956949" calcext:value-type="date">
            <text:p>2017-08-30 00:07:38</text:p>
          </table:table-cell>
          <table:table-cell office:value-type="string" calcext:value-type="string">
            <text:p>116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30T00:07:39.701299" calcext:value-type="date">
            <text:p>2017-08-30 00:07:40</text:p>
          </table:table-cell>
          <table:table-cell office:value-type="string" calcext:value-type="string">
            <text:p>116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07:41.445648" calcext:value-type="date">
            <text:p>2017-08-30 00:07:41</text:p>
          </table:table-cell>
          <table:table-cell office:value-type="string" calcext:value-type="string">
            <text:p>116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30T00:07:43.189998" calcext:value-type="date">
            <text:p>2017-08-30 00:07:43</text:p>
          </table:table-cell>
          <table:table-cell office:value-type="string" calcext:value-type="string">
            <text:p>11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7-08-30T00:07:44.934348" calcext:value-type="date">
            <text:p>2017-08-30 00:07:45</text:p>
          </table:table-cell>
          <table:table-cell office:value-type="string" calcext:value-type="string">
            <text:p>1164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30T00:07:46.678697" calcext:value-type="date">
            <text:p>2017-08-30 00:07:47</text:p>
          </table:table-cell>
          <table:table-cell office:value-type="string" calcext:value-type="string">
            <text:p>116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07:48.423047" calcext:value-type="date">
            <text:p>2017-08-30 00:07:48</text:p>
          </table:table-cell>
          <table:table-cell office:value-type="string" calcext:value-type="string">
            <text:p>116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07:50.167397" calcext:value-type="date">
            <text:p>2017-08-30 00:07:50</text:p>
          </table:table-cell>
          <table:table-cell office:value-type="string" calcext:value-type="string">
            <text:p>116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8-30T00:07:51.911746" calcext:value-type="date">
            <text:p>2017-08-30 00:07:52</text:p>
          </table:table-cell>
          <table:table-cell office:value-type="string" calcext:value-type="string">
            <text:p>116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30T00:07:53.656096" calcext:value-type="date">
            <text:p>2017-08-30 00:07:54</text:p>
          </table:table-cell>
          <table:table-cell office:value-type="string" calcext:value-type="string">
            <text:p>116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07:55.400446" calcext:value-type="date">
            <text:p>2017-08-30 00:07:55</text:p>
          </table:table-cell>
          <table:table-cell office:value-type="string" calcext:value-type="string">
            <text:p>117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8-30T00:07:57.144796" calcext:value-type="date">
            <text:p>2017-08-30 00:07:57</text:p>
          </table:table-cell>
          <table:table-cell office:value-type="string" calcext:value-type="string">
            <text:p>117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30T00:07:58.889145" calcext:value-type="date">
            <text:p>2017-08-30 00:07:59</text:p>
          </table:table-cell>
          <table:table-cell office:value-type="string" calcext:value-type="string">
            <text:p>117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30T00:08:00.633495" calcext:value-type="date">
            <text:p>2017-08-30 00:08:01</text:p>
          </table:table-cell>
          <table:table-cell office:value-type="string" calcext:value-type="string">
            <text:p>117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08:02.377845" calcext:value-type="date">
            <text:p>2017-08-30 00:08:02</text:p>
          </table:table-cell>
          <table:table-cell office:value-type="string" calcext:value-type="string">
            <text:p>117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30T00:08:04.122194" calcext:value-type="date">
            <text:p>2017-08-30 00:08:04</text:p>
          </table:table-cell>
          <table:table-cell office:value-type="string" calcext:value-type="string">
            <text:p>117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08:05.866544" calcext:value-type="date">
            <text:p>2017-08-30 00:08:06</text:p>
          </table:table-cell>
          <table:table-cell office:value-type="string" calcext:value-type="string">
            <text:p>117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30T00:08:07.610894" calcext:value-type="date">
            <text:p>2017-08-30 00:08:08</text:p>
          </table:table-cell>
          <table:table-cell office:value-type="string" calcext:value-type="string">
            <text:p>117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30T00:08:09.355243" calcext:value-type="date">
            <text:p>2017-08-30 00:08:09</text:p>
          </table:table-cell>
          <table:table-cell office:value-type="string" calcext:value-type="string">
            <text:p>117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30T00:08:11.099593" calcext:value-type="date">
            <text:p>2017-08-30 00:08:11</text:p>
          </table:table-cell>
          <table:table-cell office:value-type="string" calcext:value-type="string">
            <text:p>117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7-08-30T00:08:12.843943" calcext:value-type="date">
            <text:p>2017-08-30 00:08:13</text:p>
          </table:table-cell>
          <table:table-cell office:value-type="string" calcext:value-type="string">
            <text:p>118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08:14.588292" calcext:value-type="date">
            <text:p>2017-08-30 00:08:15</text:p>
          </table:table-cell>
          <table:table-cell office:value-type="string" calcext:value-type="string">
            <text:p>118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08:16.332642" calcext:value-type="date">
            <text:p>2017-08-30 00:08:16</text:p>
          </table:table-cell>
          <table:table-cell office:value-type="string" calcext:value-type="string">
            <text:p>118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7-08-30T00:08:18.076992" calcext:value-type="date">
            <text:p>2017-08-30 00:08:18</text:p>
          </table:table-cell>
          <table:table-cell office:value-type="string" calcext:value-type="string">
            <text:p>118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30T00:08:19.821342" calcext:value-type="date">
            <text:p>2017-08-30 00:08:20</text:p>
          </table:table-cell>
          <table:table-cell office:value-type="string" calcext:value-type="string">
            <text:p>11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08:21.565691" calcext:value-type="date">
            <text:p>2017-08-30 00:08:22</text:p>
          </table:table-cell>
          <table:table-cell office:value-type="string" calcext:value-type="string">
            <text:p>118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7-08-30T00:08:23.310041" calcext:value-type="date">
            <text:p>2017-08-30 00:08:23</text:p>
          </table:table-cell>
          <table:table-cell office:value-type="string" calcext:value-type="string">
            <text:p>118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8-30T00:08:25.054391" calcext:value-type="date">
            <text:p>2017-08-30 00:08:25</text:p>
          </table:table-cell>
          <table:table-cell office:value-type="string" calcext:value-type="string">
            <text:p>118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30T00:08:26.79874" calcext:value-type="date">
            <text:p>2017-08-30 00:08:27</text:p>
          </table:table-cell>
          <table:table-cell office:value-type="string" calcext:value-type="string">
            <text:p>11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30T00:08:28.54309" calcext:value-type="date">
            <text:p>2017-08-30 00:08:29</text:p>
          </table:table-cell>
          <table:table-cell office:value-type="string" calcext:value-type="string">
            <text:p>118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30T00:08:30.28744" calcext:value-type="date">
            <text:p>2017-08-30 00:08:30</text:p>
          </table:table-cell>
          <table:table-cell office:value-type="string" calcext:value-type="string">
            <text:p>119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7-08-30T00:08:32.031789" calcext:value-type="date">
            <text:p>2017-08-30 00:08:32</text:p>
          </table:table-cell>
          <table:table-cell office:value-type="string" calcext:value-type="string">
            <text:p>119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7-08-30T00:08:33.776139" calcext:value-type="date">
            <text:p>2017-08-30 00:08:34</text:p>
          </table:table-cell>
          <table:table-cell office:value-type="string" calcext:value-type="string">
            <text:p>119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30T00:08:35.520489" calcext:value-type="date">
            <text:p>2017-08-30 00:08:36</text:p>
          </table:table-cell>
          <table:table-cell office:value-type="string" calcext:value-type="string">
            <text:p>119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08:37.264839" calcext:value-type="date">
            <text:p>2017-08-30 00:08:37</text:p>
          </table:table-cell>
          <table:table-cell office:value-type="string" calcext:value-type="string">
            <text:p>119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30T00:08:39.009188" calcext:value-type="date">
            <text:p>2017-08-30 00:08:39</text:p>
          </table:table-cell>
          <table:table-cell office:value-type="string" calcext:value-type="string">
            <text:p>119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08:40.753538" calcext:value-type="date">
            <text:p>2017-08-30 00:08:41</text:p>
          </table:table-cell>
          <table:table-cell office:value-type="string" calcext:value-type="string">
            <text:p>119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30T00:08:42.497888" calcext:value-type="date">
            <text:p>2017-08-30 00:08:42</text:p>
          </table:table-cell>
          <table:table-cell office:value-type="string" calcext:value-type="string">
            <text:p>119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30T00:08:44.242237" calcext:value-type="date">
            <text:p>2017-08-30 00:08:44</text:p>
          </table:table-cell>
          <table:table-cell office:value-type="string" calcext:value-type="string">
            <text:p>119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30T00:08:45.986587" calcext:value-type="date">
            <text:p>2017-08-30 00:08:46</text:p>
          </table:table-cell>
          <table:table-cell office:value-type="string" calcext:value-type="string">
            <text:p>119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30T00:08:47.730937" calcext:value-type="date">
            <text:p>2017-08-30 00:08:48</text:p>
          </table:table-cell>
          <table:table-cell office:value-type="string" calcext:value-type="string">
            <text:p>120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30T00:08:49.475286" calcext:value-type="date">
            <text:p>2017-08-30 00:08:49</text:p>
          </table:table-cell>
          <table:table-cell office:value-type="string" calcext:value-type="string">
            <text:p>120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30T00:08:51.219636" calcext:value-type="date">
            <text:p>2017-08-30 00:08:51</text:p>
          </table:table-cell>
          <table:table-cell office:value-type="string" calcext:value-type="string">
            <text:p>120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08:52.963986" calcext:value-type="date">
            <text:p>2017-08-30 00:08:53</text:p>
          </table:table-cell>
          <table:table-cell office:value-type="string" calcext:value-type="string">
            <text:p>120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30T00:08:54.708336" calcext:value-type="date">
            <text:p>2017-08-30 00:08:55</text:p>
          </table:table-cell>
          <table:table-cell office:value-type="string" calcext:value-type="string">
            <text:p>120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08:56.452685" calcext:value-type="date">
            <text:p>2017-08-30 00:08:56</text:p>
          </table:table-cell>
          <table:table-cell office:value-type="string" calcext:value-type="string">
            <text:p>120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08:58.197035" calcext:value-type="date">
            <text:p>2017-08-30 00:08:58</text:p>
          </table:table-cell>
          <table:table-cell office:value-type="string" calcext:value-type="string">
            <text:p>1206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30T00:08:59.941385" calcext:value-type="date">
            <text:p>2017-08-30 00:09:00</text:p>
          </table:table-cell>
          <table:table-cell office:value-type="string" calcext:value-type="string">
            <text:p>120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30T00:09:01.685734" calcext:value-type="date">
            <text:p>2017-08-30 00:09:02</text:p>
          </table:table-cell>
          <table:table-cell office:value-type="string" calcext:value-type="string">
            <text:p>120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30T00:09:03.430084" calcext:value-type="date">
            <text:p>2017-08-30 00:09:03</text:p>
          </table:table-cell>
          <table:table-cell office:value-type="string" calcext:value-type="string">
            <text:p>120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7-08-30T00:09:05.174434" calcext:value-type="date">
            <text:p>2017-08-30 00:09:05</text:p>
          </table:table-cell>
          <table:table-cell office:value-type="string" calcext:value-type="string">
            <text:p>121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17-08-30T00:09:06.918783" calcext:value-type="date">
            <text:p>2017-08-30 00:09:07</text:p>
          </table:table-cell>
          <table:table-cell office:value-type="string" calcext:value-type="string">
            <text:p>121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30T00:09:08.663133" calcext:value-type="date">
            <text:p>2017-08-30 00:09:09</text:p>
          </table:table-cell>
          <table:table-cell office:value-type="string" calcext:value-type="string">
            <text:p>121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30T00:09:10.407483" calcext:value-type="date">
            <text:p>2017-08-30 00:09:10</text:p>
          </table:table-cell>
          <table:table-cell office:value-type="string" calcext:value-type="string">
            <text:p>121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08-30T00:09:12.151832" calcext:value-type="date">
            <text:p>2017-08-30 00:09:12</text:p>
          </table:table-cell>
          <table:table-cell office:value-type="string" calcext:value-type="string">
            <text:p>121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30T00:09:13.896182" calcext:value-type="date">
            <text:p>2017-08-30 00:09:14</text:p>
          </table:table-cell>
          <table:table-cell office:value-type="string" calcext:value-type="string">
            <text:p>121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09:15.640532" calcext:value-type="date">
            <text:p>2017-08-30 00:09:16</text:p>
          </table:table-cell>
          <table:table-cell office:value-type="string" calcext:value-type="string">
            <text:p>121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09:17.384882" calcext:value-type="date">
            <text:p>2017-08-30 00:09:17</text:p>
          </table:table-cell>
          <table:table-cell office:value-type="string" calcext:value-type="string">
            <text:p>121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30T00:09:19.129231" calcext:value-type="date">
            <text:p>2017-08-30 00:09:19</text:p>
          </table:table-cell>
          <table:table-cell office:value-type="string" calcext:value-type="string">
            <text:p>121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30T00:09:20.873581" calcext:value-type="date">
            <text:p>2017-08-30 00:09:21</text:p>
          </table:table-cell>
          <table:table-cell office:value-type="string" calcext:value-type="string">
            <text:p>121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09:22.617931" calcext:value-type="date">
            <text:p>2017-08-30 00:09:23</text:p>
          </table:table-cell>
          <table:table-cell office:value-type="string" calcext:value-type="string">
            <text:p>122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09:24.36228" calcext:value-type="date">
            <text:p>2017-08-30 00:09:24</text:p>
          </table:table-cell>
          <table:table-cell office:value-type="string" calcext:value-type="string">
            <text:p>122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09:26.10663" calcext:value-type="date">
            <text:p>2017-08-30 00:09:26</text:p>
          </table:table-cell>
          <table:table-cell office:value-type="string" calcext:value-type="string">
            <text:p>122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7-08-30T00:09:27.85098" calcext:value-type="date">
            <text:p>2017-08-30 00:09:28</text:p>
          </table:table-cell>
          <table:table-cell office:value-type="string" calcext:value-type="string">
            <text:p>122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30T00:09:29.595329" calcext:value-type="date">
            <text:p>2017-08-30 00:09:30</text:p>
          </table:table-cell>
          <table:table-cell office:value-type="string" calcext:value-type="string">
            <text:p>122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7-08-30T00:09:31.339679" calcext:value-type="date">
            <text:p>2017-08-30 00:09:31</text:p>
          </table:table-cell>
          <table:table-cell office:value-type="string" calcext:value-type="string">
            <text:p>122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30T00:09:33.084029" calcext:value-type="date">
            <text:p>2017-08-30 00:09:33</text:p>
          </table:table-cell>
          <table:table-cell office:value-type="string" calcext:value-type="string">
            <text:p>122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30T00:09:34.828379" calcext:value-type="date">
            <text:p>2017-08-30 00:09:35</text:p>
          </table:table-cell>
          <table:table-cell office:value-type="string" calcext:value-type="string">
            <text:p>122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09:36.572728" calcext:value-type="date">
            <text:p>2017-08-30 00:09:37</text:p>
          </table:table-cell>
          <table:table-cell office:value-type="string" calcext:value-type="string">
            <text:p>122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30T00:09:38.317078" calcext:value-type="date">
            <text:p>2017-08-30 00:09:38</text:p>
          </table:table-cell>
          <table:table-cell office:value-type="string" calcext:value-type="string">
            <text:p>122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8-30T00:09:40.061428" calcext:value-type="date">
            <text:p>2017-08-30 00:09:40</text:p>
          </table:table-cell>
          <table:table-cell office:value-type="string" calcext:value-type="string">
            <text:p>123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30T00:09:41.805777" calcext:value-type="date">
            <text:p>2017-08-30 00:09:42</text:p>
          </table:table-cell>
          <table:table-cell office:value-type="string" calcext:value-type="string">
            <text:p>123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30T00:09:43.550127" calcext:value-type="date">
            <text:p>2017-08-30 00:09:44</text:p>
          </table:table-cell>
          <table:table-cell office:value-type="string" calcext:value-type="string">
            <text:p>12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7-08-30T00:09:45.294477" calcext:value-type="date">
            <text:p>2017-08-30 00:09:45</text:p>
          </table:table-cell>
          <table:table-cell office:value-type="string" calcext:value-type="string">
            <text:p>123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7-08-30T00:09:47.038826" calcext:value-type="date">
            <text:p>2017-08-30 00:09:47</text:p>
          </table:table-cell>
          <table:table-cell office:value-type="string" calcext:value-type="string">
            <text:p>123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09:48.783176" calcext:value-type="date">
            <text:p>2017-08-30 00:09:49</text:p>
          </table:table-cell>
          <table:table-cell office:value-type="string" calcext:value-type="string">
            <text:p>123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30T00:09:50.527526" calcext:value-type="date">
            <text:p>2017-08-30 00:09:51</text:p>
          </table:table-cell>
          <table:table-cell office:value-type="string" calcext:value-type="string">
            <text:p>1236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30T00:09:52.271875" calcext:value-type="date">
            <text:p>2017-08-30 00:09:52</text:p>
          </table:table-cell>
          <table:table-cell office:value-type="string" calcext:value-type="string">
            <text:p>123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30T00:09:54.016225" calcext:value-type="date">
            <text:p>2017-08-30 00:09:54</text:p>
          </table:table-cell>
          <table:table-cell office:value-type="string" calcext:value-type="string">
            <text:p>123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30T00:09:55.760575" calcext:value-type="date">
            <text:p>2017-08-30 00:09:56</text:p>
          </table:table-cell>
          <table:table-cell office:value-type="string" calcext:value-type="string">
            <text:p>123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7-08-30T00:09:57.504925" calcext:value-type="date">
            <text:p>2017-08-30 00:09:58</text:p>
          </table:table-cell>
          <table:table-cell office:value-type="string" calcext:value-type="string">
            <text:p>124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09:59.249274" calcext:value-type="date">
            <text:p>2017-08-30 00:09:59</text:p>
          </table:table-cell>
          <table:table-cell office:value-type="string" calcext:value-type="string">
            <text:p>124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7-08-30T00:10:00.993624" calcext:value-type="date">
            <text:p>2017-08-30 00:10:01</text:p>
          </table:table-cell>
          <table:table-cell office:value-type="string" calcext:value-type="string">
            <text:p>12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30T00:10:02.737974" calcext:value-type="date">
            <text:p>2017-08-30 00:10:03</text:p>
          </table:table-cell>
          <table:table-cell office:value-type="string" calcext:value-type="string">
            <text:p>124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7-08-30T00:10:04.482323" calcext:value-type="date">
            <text:p>2017-08-30 00:10:04</text:p>
          </table:table-cell>
          <table:table-cell office:value-type="string" calcext:value-type="string">
            <text:p>124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30T00:10:06.226673" calcext:value-type="date">
            <text:p>2017-08-30 00:10:06</text:p>
          </table:table-cell>
          <table:table-cell office:value-type="string" calcext:value-type="string">
            <text:p>124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10:07.971023" calcext:value-type="date">
            <text:p>2017-08-30 00:10:08</text:p>
          </table:table-cell>
          <table:table-cell office:value-type="string" calcext:value-type="string">
            <text:p>124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08-30T00:10:09.715372" calcext:value-type="date">
            <text:p>2017-08-30 00:10:10</text:p>
          </table:table-cell>
          <table:table-cell office:value-type="string" calcext:value-type="string">
            <text:p>124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30T00:10:11.459722" calcext:value-type="date">
            <text:p>2017-08-30 00:10:11</text:p>
          </table:table-cell>
          <table:table-cell office:value-type="string" calcext:value-type="string">
            <text:p>124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30T00:10:13.204072" calcext:value-type="date">
            <text:p>2017-08-30 00:10:13</text:p>
          </table:table-cell>
          <table:table-cell office:value-type="string" calcext:value-type="string">
            <text:p>124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7-08-30T00:10:14.948422" calcext:value-type="date">
            <text:p>2017-08-30 00:10:15</text:p>
          </table:table-cell>
          <table:table-cell office:value-type="string" calcext:value-type="string">
            <text:p>1250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7-08-30T00:10:16.692771" calcext:value-type="date">
            <text:p>2017-08-30 00:10:17</text:p>
          </table:table-cell>
          <table:table-cell office:value-type="string" calcext:value-type="string">
            <text:p>125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30T00:10:18.437121" calcext:value-type="date">
            <text:p>2017-08-30 00:10:18</text:p>
          </table:table-cell>
          <table:table-cell office:value-type="string" calcext:value-type="string">
            <text:p>125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7-08-30T00:10:20.181471" calcext:value-type="date">
            <text:p>2017-08-30 00:10:20</text:p>
          </table:table-cell>
          <table:table-cell office:value-type="string" calcext:value-type="string">
            <text:p>125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7-08-30T00:10:21.92582" calcext:value-type="date">
            <text:p>2017-08-30 00:10:22</text:p>
          </table:table-cell>
          <table:table-cell office:value-type="string" calcext:value-type="string">
            <text:p>125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10:23.67017" calcext:value-type="date">
            <text:p>2017-08-30 00:10:24</text:p>
          </table:table-cell>
          <table:table-cell office:value-type="string" calcext:value-type="string">
            <text:p>125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30T00:10:25.41452" calcext:value-type="date">
            <text:p>2017-08-30 00:10:25</text:p>
          </table:table-cell>
          <table:table-cell office:value-type="string" calcext:value-type="string">
            <text:p>125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30T00:10:27.158869" calcext:value-type="date">
            <text:p>2017-08-30 00:10:27</text:p>
          </table:table-cell>
          <table:table-cell office:value-type="string" calcext:value-type="string">
            <text:p>125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30T00:10:28.903219" calcext:value-type="date">
            <text:p>2017-08-30 00:10:29</text:p>
          </table:table-cell>
          <table:table-cell office:value-type="string" calcext:value-type="string">
            <text:p>125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30T00:10:30.647569" calcext:value-type="date">
            <text:p>2017-08-30 00:10:31</text:p>
          </table:table-cell>
          <table:table-cell office:value-type="string" calcext:value-type="string">
            <text:p>125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30T00:10:32.391919" calcext:value-type="date">
            <text:p>2017-08-30 00:10:32</text:p>
          </table:table-cell>
          <table:table-cell office:value-type="string" calcext:value-type="string">
            <text:p>126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30T00:10:34.136268" calcext:value-type="date">
            <text:p>2017-08-30 00:10:34</text:p>
          </table:table-cell>
          <table:table-cell office:value-type="string" calcext:value-type="string">
            <text:p>126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30T00:10:35.880618" calcext:value-type="date">
            <text:p>2017-08-30 00:10:36</text:p>
          </table:table-cell>
          <table:table-cell office:value-type="string" calcext:value-type="string">
            <text:p>126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7-08-30T00:10:37.624968" calcext:value-type="date">
            <text:p>2017-08-30 00:10:38</text:p>
          </table:table-cell>
          <table:table-cell office:value-type="string" calcext:value-type="string">
            <text:p>126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30T00:10:39.369317" calcext:value-type="date">
            <text:p>2017-08-30 00:10:39</text:p>
          </table:table-cell>
          <table:table-cell office:value-type="string" calcext:value-type="string">
            <text:p>12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30T00:10:41.113667" calcext:value-type="date">
            <text:p>2017-08-30 00:10:41</text:p>
          </table:table-cell>
          <table:table-cell office:value-type="string" calcext:value-type="string">
            <text:p>126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30T00:10:42.858017" calcext:value-type="date">
            <text:p>2017-08-30 00:10:43</text:p>
          </table:table-cell>
          <table:table-cell office:value-type="string" calcext:value-type="string">
            <text:p>126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30T00:10:44.602366" calcext:value-type="date">
            <text:p>2017-08-30 00:10:45</text:p>
          </table:table-cell>
          <table:table-cell office:value-type="string" calcext:value-type="string">
            <text:p>126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10:46.346716" calcext:value-type="date">
            <text:p>2017-08-30 00:10:46</text:p>
          </table:table-cell>
          <table:table-cell office:value-type="string" calcext:value-type="string">
            <text:p>126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10:48.091066" calcext:value-type="date">
            <text:p>2017-08-30 00:10:48</text:p>
          </table:table-cell>
          <table:table-cell office:value-type="string" calcext:value-type="string">
            <text:p>126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30T00:10:49.835415" calcext:value-type="date">
            <text:p>2017-08-30 00:10:50</text:p>
          </table:table-cell>
          <table:table-cell office:value-type="string" calcext:value-type="string">
            <text:p>127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30T00:10:51.579765" calcext:value-type="date">
            <text:p>2017-08-30 00:10:52</text:p>
          </table:table-cell>
          <table:table-cell office:value-type="string" calcext:value-type="string">
            <text:p>127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30T00:10:53.324115" calcext:value-type="date">
            <text:p>2017-08-30 00:10:53</text:p>
          </table:table-cell>
          <table:table-cell office:value-type="string" calcext:value-type="string">
            <text:p>127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30T00:10:55.068465" calcext:value-type="date">
            <text:p>2017-08-30 00:10:55</text:p>
          </table:table-cell>
          <table:table-cell office:value-type="string" calcext:value-type="string">
            <text:p>127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30T00:10:56.812814" calcext:value-type="date">
            <text:p>2017-08-30 00:10:57</text:p>
          </table:table-cell>
          <table:table-cell office:value-type="string" calcext:value-type="string">
            <text:p>127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10:58.557164" calcext:value-type="date">
            <text:p>2017-08-30 00:10:59</text:p>
          </table:table-cell>
          <table:table-cell office:value-type="string" calcext:value-type="string">
            <text:p>127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11:00.301514" calcext:value-type="date">
            <text:p>2017-08-30 00:11:00</text:p>
          </table:table-cell>
          <table:table-cell office:value-type="string" calcext:value-type="string">
            <text:p>1276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7-08-30T00:11:02.045863" calcext:value-type="date">
            <text:p>2017-08-30 00:11:02</text:p>
          </table:table-cell>
          <table:table-cell office:value-type="string" calcext:value-type="string">
            <text:p>127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30T00:11:03.790213" calcext:value-type="date">
            <text:p>2017-08-30 00:11:04</text:p>
          </table:table-cell>
          <table:table-cell office:value-type="string" calcext:value-type="string">
            <text:p>127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7-08-30T00:11:05.534563" calcext:value-type="date">
            <text:p>2017-08-30 00:11:06</text:p>
          </table:table-cell>
          <table:table-cell office:value-type="string" calcext:value-type="string">
            <text:p>127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30T00:11:07.278912" calcext:value-type="date">
            <text:p>2017-08-30 00:11:07</text:p>
          </table:table-cell>
          <table:table-cell office:value-type="string" calcext:value-type="string">
            <text:p>128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30T00:11:09.023262" calcext:value-type="date">
            <text:p>2017-08-30 00:11:09</text:p>
          </table:table-cell>
          <table:table-cell office:value-type="string" calcext:value-type="string">
            <text:p>128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7-08-30T00:11:10.767612" calcext:value-type="date">
            <text:p>2017-08-30 00:11:11</text:p>
          </table:table-cell>
          <table:table-cell office:value-type="string" calcext:value-type="string">
            <text:p>128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11:12.511962" calcext:value-type="date">
            <text:p>2017-08-30 00:11:13</text:p>
          </table:table-cell>
          <table:table-cell office:value-type="string" calcext:value-type="string">
            <text:p>128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7-08-30T00:11:14.256311" calcext:value-type="date">
            <text:p>2017-08-30 00:11:14</text:p>
          </table:table-cell>
          <table:table-cell office:value-type="string" calcext:value-type="string">
            <text:p>12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30T00:11:16.000661" calcext:value-type="date">
            <text:p>2017-08-30 00:11:16</text:p>
          </table:table-cell>
          <table:table-cell office:value-type="string" calcext:value-type="string">
            <text:p>128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8-30T00:11:17.745011" calcext:value-type="date">
            <text:p>2017-08-30 00:11:18</text:p>
          </table:table-cell>
          <table:table-cell office:value-type="string" calcext:value-type="string">
            <text:p>128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7-08-30T00:11:19.48936" calcext:value-type="date">
            <text:p>2017-08-30 00:11:19</text:p>
          </table:table-cell>
          <table:table-cell office:value-type="string" calcext:value-type="string">
            <text:p>128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11:21.23371" calcext:value-type="date">
            <text:p>2017-08-30 00:11:21</text:p>
          </table:table-cell>
          <table:table-cell office:value-type="string" calcext:value-type="string">
            <text:p>128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11:22.97806" calcext:value-type="date">
            <text:p>2017-08-30 00:11:23</text:p>
          </table:table-cell>
          <table:table-cell office:value-type="string" calcext:value-type="string">
            <text:p>128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7-08-30T00:11:24.722409" calcext:value-type="date">
            <text:p>2017-08-30 00:11:25</text:p>
          </table:table-cell>
          <table:table-cell office:value-type="string" calcext:value-type="string">
            <text:p>129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30T00:11:26.466759" calcext:value-type="date">
            <text:p>2017-08-30 00:11:26</text:p>
          </table:table-cell>
          <table:table-cell office:value-type="string" calcext:value-type="string">
            <text:p>129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30T00:11:28.211109" calcext:value-type="date">
            <text:p>2017-08-30 00:11:28</text:p>
          </table:table-cell>
          <table:table-cell office:value-type="string" calcext:value-type="string">
            <text:p>129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30T00:11:29.955459" calcext:value-type="date">
            <text:p>2017-08-30 00:11:30</text:p>
          </table:table-cell>
          <table:table-cell office:value-type="string" calcext:value-type="string">
            <text:p>129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30T00:11:31.699808" calcext:value-type="date">
            <text:p>2017-08-30 00:11:32</text:p>
          </table:table-cell>
          <table:table-cell office:value-type="string" calcext:value-type="string">
            <text:p>129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11:33.444158" calcext:value-type="date">
            <text:p>2017-08-30 00:11:33</text:p>
          </table:table-cell>
          <table:table-cell office:value-type="string" calcext:value-type="string">
            <text:p>129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30T00:11:35.188508" calcext:value-type="date">
            <text:p>2017-08-30 00:11:35</text:p>
          </table:table-cell>
          <table:table-cell office:value-type="string" calcext:value-type="string">
            <text:p>12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11:36.932857" calcext:value-type="date">
            <text:p>2017-08-30 00:11:37</text:p>
          </table:table-cell>
          <table:table-cell office:value-type="string" calcext:value-type="string">
            <text:p>129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30T00:11:38.677207" calcext:value-type="date">
            <text:p>2017-08-30 00:11:39</text:p>
          </table:table-cell>
          <table:table-cell office:value-type="string" calcext:value-type="string">
            <text:p>129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30T00:11:40.421557" calcext:value-type="date">
            <text:p>2017-08-30 00:11:40</text:p>
          </table:table-cell>
          <table:table-cell office:value-type="string" calcext:value-type="string">
            <text:p>129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30T00:11:42.165906" calcext:value-type="date">
            <text:p>2017-08-30 00:11:42</text:p>
          </table:table-cell>
          <table:table-cell office:value-type="string" calcext:value-type="string">
            <text:p>130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7-08-30T00:11:43.910256" calcext:value-type="date">
            <text:p>2017-08-30 00:11:44</text:p>
          </table:table-cell>
          <table:table-cell office:value-type="string" calcext:value-type="string">
            <text:p>13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30T00:11:45.654606" calcext:value-type="date">
            <text:p>2017-08-30 00:11:46</text:p>
          </table:table-cell>
          <table:table-cell office:value-type="string" calcext:value-type="string">
            <text:p>130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7-08-30T00:11:47.398955" calcext:value-type="date">
            <text:p>2017-08-30 00:11:47</text:p>
          </table:table-cell>
          <table:table-cell office:value-type="string" calcext:value-type="string">
            <text:p>130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7-08-30T00:11:49.143305" calcext:value-type="date">
            <text:p>2017-08-30 00:11:49</text:p>
          </table:table-cell>
          <table:table-cell office:value-type="string" calcext:value-type="string">
            <text:p>130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30T00:11:50.887655" calcext:value-type="date">
            <text:p>2017-08-30 00:11:51</text:p>
          </table:table-cell>
          <table:table-cell office:value-type="string" calcext:value-type="string">
            <text:p>130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30T00:11:52.632005" calcext:value-type="date">
            <text:p>2017-08-30 00:11:53</text:p>
          </table:table-cell>
          <table:table-cell office:value-type="string" calcext:value-type="string">
            <text:p>130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8-30T00:11:54.376354" calcext:value-type="date">
            <text:p>2017-08-30 00:11:54</text:p>
          </table:table-cell>
          <table:table-cell office:value-type="string" calcext:value-type="string">
            <text:p>130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11:56.120704" calcext:value-type="date">
            <text:p>2017-08-30 00:11:56</text:p>
          </table:table-cell>
          <table:table-cell office:value-type="string" calcext:value-type="string">
            <text:p>130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30T00:11:57.865054" calcext:value-type="date">
            <text:p>2017-08-30 00:11:58</text:p>
          </table:table-cell>
          <table:table-cell office:value-type="string" calcext:value-type="string">
            <text:p>13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11:59.609403" calcext:value-type="date">
            <text:p>2017-08-30 00:12:00</text:p>
          </table:table-cell>
          <table:table-cell office:value-type="string" calcext:value-type="string">
            <text:p>131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30T00:12:01.353753" calcext:value-type="date">
            <text:p>2017-08-30 00:12:01</text:p>
          </table:table-cell>
          <table:table-cell office:value-type="string" calcext:value-type="string">
            <text:p>131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30T00:12:03.098103" calcext:value-type="date">
            <text:p>2017-08-30 00:12:03</text:p>
          </table:table-cell>
          <table:table-cell office:value-type="string" calcext:value-type="string">
            <text:p>131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12:04.842452" calcext:value-type="date">
            <text:p>2017-08-30 00:12:05</text:p>
          </table:table-cell>
          <table:table-cell office:value-type="string" calcext:value-type="string">
            <text:p>131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12:06.586802" calcext:value-type="date">
            <text:p>2017-08-30 00:12:07</text:p>
          </table:table-cell>
          <table:table-cell office:value-type="string" calcext:value-type="string">
            <text:p>131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30T00:12:08.331152" calcext:value-type="date">
            <text:p>2017-08-30 00:12:08</text:p>
          </table:table-cell>
          <table:table-cell office:value-type="string" calcext:value-type="string">
            <text:p>131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12:10.075502" calcext:value-type="date">
            <text:p>2017-08-30 00:12:10</text:p>
          </table:table-cell>
          <table:table-cell office:value-type="string" calcext:value-type="string">
            <text:p>131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7-08-30T00:12:11.819851" calcext:value-type="date">
            <text:p>2017-08-30 00:12:12</text:p>
          </table:table-cell>
          <table:table-cell office:value-type="string" calcext:value-type="string">
            <text:p>131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7-08-30T00:12:13.564201" calcext:value-type="date">
            <text:p>2017-08-30 00:12:14</text:p>
          </table:table-cell>
          <table:table-cell office:value-type="string" calcext:value-type="string">
            <text:p>131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30T00:12:15.308551" calcext:value-type="date">
            <text:p>2017-08-30 00:12:15</text:p>
          </table:table-cell>
          <table:table-cell office:value-type="string" calcext:value-type="string">
            <text:p>131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30T00:12:17.0529" calcext:value-type="date">
            <text:p>2017-08-30 00:12:17</text:p>
          </table:table-cell>
          <table:table-cell office:value-type="string" calcext:value-type="string">
            <text:p>132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30T00:12:18.79725" calcext:value-type="date">
            <text:p>2017-08-30 00:12:19</text:p>
          </table:table-cell>
          <table:table-cell office:value-type="string" calcext:value-type="string">
            <text:p>132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7-08-30T00:12:20.5416" calcext:value-type="date">
            <text:p>2017-08-30 00:12:21</text:p>
          </table:table-cell>
          <table:table-cell office:value-type="string" calcext:value-type="string">
            <text:p>132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30T00:12:22.285949" calcext:value-type="date">
            <text:p>2017-08-30 00:12:22</text:p>
          </table:table-cell>
          <table:table-cell office:value-type="string" calcext:value-type="string">
            <text:p>132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30T00:12:24.030299" calcext:value-type="date">
            <text:p>2017-08-30 00:12:24</text:p>
          </table:table-cell>
          <table:table-cell office:value-type="string" calcext:value-type="string">
            <text:p>132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12:25.774649" calcext:value-type="date">
            <text:p>2017-08-30 00:12:26</text:p>
          </table:table-cell>
          <table:table-cell office:value-type="string" calcext:value-type="string">
            <text:p>132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30T00:12:27.518999" calcext:value-type="date">
            <text:p>2017-08-30 00:12:28</text:p>
          </table:table-cell>
          <table:table-cell office:value-type="string" calcext:value-type="string">
            <text:p>132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30T00:12:29.263348" calcext:value-type="date">
            <text:p>2017-08-30 00:12:29</text:p>
          </table:table-cell>
          <table:table-cell office:value-type="string" calcext:value-type="string">
            <text:p>132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7-08-30T00:12:31.007698" calcext:value-type="date">
            <text:p>2017-08-30 00:12:31</text:p>
          </table:table-cell>
          <table:table-cell office:value-type="string" calcext:value-type="string">
            <text:p>132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30T00:12:32.752048" calcext:value-type="date">
            <text:p>2017-08-30 00:12:33</text:p>
          </table:table-cell>
          <table:table-cell office:value-type="string" calcext:value-type="string">
            <text:p>132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30T00:12:34.496397" calcext:value-type="date">
            <text:p>2017-08-30 00:12:34</text:p>
          </table:table-cell>
          <table:table-cell office:value-type="string" calcext:value-type="string">
            <text:p>133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30T00:12:36.240747" calcext:value-type="date">
            <text:p>2017-08-30 00:12:36</text:p>
          </table:table-cell>
          <table:table-cell office:value-type="string" calcext:value-type="string">
            <text:p>133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30T00:12:37.985097" calcext:value-type="date">
            <text:p>2017-08-30 00:12:38</text:p>
          </table:table-cell>
          <table:table-cell office:value-type="string" calcext:value-type="string">
            <text:p>133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12:39.729446" calcext:value-type="date">
            <text:p>2017-08-30 00:12:40</text:p>
          </table:table-cell>
          <table:table-cell office:value-type="string" calcext:value-type="string">
            <text:p>133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30T00:12:41.473796" calcext:value-type="date">
            <text:p>2017-08-30 00:12:41</text:p>
          </table:table-cell>
          <table:table-cell office:value-type="string" calcext:value-type="string">
            <text:p>133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7-08-30T00:12:43.218146" calcext:value-type="date">
            <text:p>2017-08-30 00:12:43</text:p>
          </table:table-cell>
          <table:table-cell office:value-type="string" calcext:value-type="string">
            <text:p>1335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8-30T00:12:44.962495" calcext:value-type="date">
            <text:p>2017-08-30 00:12:45</text:p>
          </table:table-cell>
          <table:table-cell office:value-type="string" calcext:value-type="string">
            <text:p>133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30T00:12:46.706845" calcext:value-type="date">
            <text:p>2017-08-30 00:12:47</text:p>
          </table:table-cell>
          <table:table-cell office:value-type="string" calcext:value-type="string">
            <text:p>133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30T00:12:48.451195" calcext:value-type="date">
            <text:p>2017-08-30 00:12:48</text:p>
          </table:table-cell>
          <table:table-cell office:value-type="string" calcext:value-type="string">
            <text:p>133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30T00:12:50.195545" calcext:value-type="date">
            <text:p>2017-08-30 00:12:50</text:p>
          </table:table-cell>
          <table:table-cell office:value-type="string" calcext:value-type="string">
            <text:p>133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7-08-30T00:12:51.939894" calcext:value-type="date">
            <text:p>2017-08-30 00:12:52</text:p>
          </table:table-cell>
          <table:table-cell office:value-type="string" calcext:value-type="string">
            <text:p>134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7-08-30T00:12:53.684244" calcext:value-type="date">
            <text:p>2017-08-30 00:12:54</text:p>
          </table:table-cell>
          <table:table-cell office:value-type="string" calcext:value-type="string">
            <text:p>134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12:55.428594" calcext:value-type="date">
            <text:p>2017-08-30 00:12:55</text:p>
          </table:table-cell>
          <table:table-cell office:value-type="string" calcext:value-type="string">
            <text:p>134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12:57.172943" calcext:value-type="date">
            <text:p>2017-08-30 00:12:57</text:p>
          </table:table-cell>
          <table:table-cell office:value-type="string" calcext:value-type="string">
            <text:p>134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30T00:12:58.917293" calcext:value-type="date">
            <text:p>2017-08-30 00:12:59</text:p>
          </table:table-cell>
          <table:table-cell office:value-type="string" calcext:value-type="string">
            <text:p>13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7-08-30T00:13:00.661643" calcext:value-type="date">
            <text:p>2017-08-30 00:13:01</text:p>
          </table:table-cell>
          <table:table-cell office:value-type="string" calcext:value-type="string">
            <text:p>134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30T00:13:02.405992" calcext:value-type="date">
            <text:p>2017-08-30 00:13:02</text:p>
          </table:table-cell>
          <table:table-cell office:value-type="string" calcext:value-type="string">
            <text:p>134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30T00:13:04.150342" calcext:value-type="date">
            <text:p>2017-08-30 00:13:04</text:p>
          </table:table-cell>
          <table:table-cell office:value-type="string" calcext:value-type="string">
            <text:p>134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13:05.894692" calcext:value-type="date">
            <text:p>2017-08-30 00:13:06</text:p>
          </table:table-cell>
          <table:table-cell office:value-type="string" calcext:value-type="string">
            <text:p>13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30T00:13:07.639042" calcext:value-type="date">
            <text:p>2017-08-30 00:13:08</text:p>
          </table:table-cell>
          <table:table-cell office:value-type="string" calcext:value-type="string">
            <text:p>134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7-08-30T00:13:09.383391" calcext:value-type="date">
            <text:p>2017-08-30 00:13:09</text:p>
          </table:table-cell>
          <table:table-cell office:value-type="string" calcext:value-type="string">
            <text:p>135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13:11.127741" calcext:value-type="date">
            <text:p>2017-08-30 00:13:11</text:p>
          </table:table-cell>
          <table:table-cell office:value-type="string" calcext:value-type="string">
            <text:p>135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30T00:13:12.872091" calcext:value-type="date">
            <text:p>2017-08-30 00:13:13</text:p>
          </table:table-cell>
          <table:table-cell office:value-type="string" calcext:value-type="string">
            <text:p>135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30T00:13:14.61644" calcext:value-type="date">
            <text:p>2017-08-30 00:13:15</text:p>
          </table:table-cell>
          <table:table-cell office:value-type="string" calcext:value-type="string">
            <text:p>135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13:16.36079" calcext:value-type="date">
            <text:p>2017-08-30 00:13:16</text:p>
          </table:table-cell>
          <table:table-cell office:value-type="string" calcext:value-type="string">
            <text:p>135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13:18.10514" calcext:value-type="date">
            <text:p>2017-08-30 00:13:18</text:p>
          </table:table-cell>
          <table:table-cell office:value-type="string" calcext:value-type="string">
            <text:p>135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30T00:13:19.849489" calcext:value-type="date">
            <text:p>2017-08-30 00:13:20</text:p>
          </table:table-cell>
          <table:table-cell office:value-type="string" calcext:value-type="string">
            <text:p>135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7-08-30T00:13:21.593839" calcext:value-type="date">
            <text:p>2017-08-30 00:13:22</text:p>
          </table:table-cell>
          <table:table-cell office:value-type="string" calcext:value-type="string">
            <text:p>135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13:23.338189" calcext:value-type="date">
            <text:p>2017-08-30 00:13:23</text:p>
          </table:table-cell>
          <table:table-cell office:value-type="string" calcext:value-type="string">
            <text:p>135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30T00:13:25.082538" calcext:value-type="date">
            <text:p>2017-08-30 00:13:25</text:p>
          </table:table-cell>
          <table:table-cell office:value-type="string" calcext:value-type="string">
            <text:p>135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13:26.826888" calcext:value-type="date">
            <text:p>2017-08-30 00:13:27</text:p>
          </table:table-cell>
          <table:table-cell office:value-type="string" calcext:value-type="string">
            <text:p>136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30T00:13:28.571238" calcext:value-type="date">
            <text:p>2017-08-30 00:13:29</text:p>
          </table:table-cell>
          <table:table-cell office:value-type="string" calcext:value-type="string">
            <text:p>136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30T00:13:30.315588" calcext:value-type="date">
            <text:p>2017-08-30 00:13:30</text:p>
          </table:table-cell>
          <table:table-cell office:value-type="string" calcext:value-type="string">
            <text:p>136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13:32.059937" calcext:value-type="date">
            <text:p>2017-08-30 00:13:32</text:p>
          </table:table-cell>
          <table:table-cell office:value-type="string" calcext:value-type="string">
            <text:p>136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13:33.804287" calcext:value-type="date">
            <text:p>2017-08-30 00:13:34</text:p>
          </table:table-cell>
          <table:table-cell office:value-type="string" calcext:value-type="string">
            <text:p>136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30T00:13:35.548637" calcext:value-type="date">
            <text:p>2017-08-30 00:13:36</text:p>
          </table:table-cell>
          <table:table-cell office:value-type="string" calcext:value-type="string">
            <text:p>136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13:37.292986" calcext:value-type="date">
            <text:p>2017-08-30 00:13:37</text:p>
          </table:table-cell>
          <table:table-cell office:value-type="string" calcext:value-type="string">
            <text:p>13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30T00:13:39.037336" calcext:value-type="date">
            <text:p>2017-08-30 00:13:39</text:p>
          </table:table-cell>
          <table:table-cell office:value-type="string" calcext:value-type="string">
            <text:p>136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30T00:13:40.781686" calcext:value-type="date">
            <text:p>2017-08-30 00:13:41</text:p>
          </table:table-cell>
          <table:table-cell office:value-type="string" calcext:value-type="string">
            <text:p>136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13:42.526035" calcext:value-type="date">
            <text:p>2017-08-30 00:13:43</text:p>
          </table:table-cell>
          <table:table-cell office:value-type="string" calcext:value-type="string">
            <text:p>136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30T00:13:44.270385" calcext:value-type="date">
            <text:p>2017-08-30 00:13:44</text:p>
          </table:table-cell>
          <table:table-cell office:value-type="string" calcext:value-type="string">
            <text:p>137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13:46.014735" calcext:value-type="date">
            <text:p>2017-08-30 00:13:46</text:p>
          </table:table-cell>
          <table:table-cell office:value-type="string" calcext:value-type="string">
            <text:p>137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7-08-30T00:13:47.759085" calcext:value-type="date">
            <text:p>2017-08-30 00:13:48</text:p>
          </table:table-cell>
          <table:table-cell office:value-type="string" calcext:value-type="string">
            <text:p>137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13:49.503434" calcext:value-type="date">
            <text:p>2017-08-30 00:13:50</text:p>
          </table:table-cell>
          <table:table-cell office:value-type="string" calcext:value-type="string">
            <text:p>137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30T00:13:51.247784" calcext:value-type="date">
            <text:p>2017-08-30 00:13:51</text:p>
          </table:table-cell>
          <table:table-cell office:value-type="string" calcext:value-type="string">
            <text:p>137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30T00:13:52.992134" calcext:value-type="date">
            <text:p>2017-08-30 00:13:53</text:p>
          </table:table-cell>
          <table:table-cell office:value-type="string" calcext:value-type="string">
            <text:p>137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7-08-30T00:13:54.736483" calcext:value-type="date">
            <text:p>2017-08-30 00:13:55</text:p>
          </table:table-cell>
          <table:table-cell office:value-type="string" calcext:value-type="string">
            <text:p>137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7-08-30T00:13:56.480833" calcext:value-type="date">
            <text:p>2017-08-30 00:13:56</text:p>
          </table:table-cell>
          <table:table-cell office:value-type="string" calcext:value-type="string">
            <text:p>137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30T00:13:58.225183" calcext:value-type="date">
            <text:p>2017-08-30 00:13:58</text:p>
          </table:table-cell>
          <table:table-cell office:value-type="string" calcext:value-type="string">
            <text:p>137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8-30T00:13:59.969532" calcext:value-type="date">
            <text:p>2017-08-30 00:14:00</text:p>
          </table:table-cell>
          <table:table-cell office:value-type="string" calcext:value-type="string">
            <text:p>137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14:01.713882" calcext:value-type="date">
            <text:p>2017-08-30 00:14:02</text:p>
          </table:table-cell>
          <table:table-cell office:value-type="string" calcext:value-type="string">
            <text:p>138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30T00:14:03.458232" calcext:value-type="date">
            <text:p>2017-08-30 00:14:03</text:p>
          </table:table-cell>
          <table:table-cell office:value-type="string" calcext:value-type="string">
            <text:p>138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7-08-30T00:14:05.202582" calcext:value-type="date">
            <text:p>2017-08-30 00:14:05</text:p>
          </table:table-cell>
          <table:table-cell office:value-type="string" calcext:value-type="string">
            <text:p>138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7-08-30T00:14:06.946931" calcext:value-type="date">
            <text:p>2017-08-30 00:14:07</text:p>
          </table:table-cell>
          <table:table-cell office:value-type="string" calcext:value-type="string">
            <text:p>138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30T00:14:08.691281" calcext:value-type="date">
            <text:p>2017-08-30 00:14:09</text:p>
          </table:table-cell>
          <table:table-cell office:value-type="string" calcext:value-type="string">
            <text:p>13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7-08-30T00:14:10.435631" calcext:value-type="date">
            <text:p>2017-08-30 00:14:10</text:p>
          </table:table-cell>
          <table:table-cell office:value-type="string" calcext:value-type="string">
            <text:p>138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7-08-30T00:14:12.17998" calcext:value-type="date">
            <text:p>2017-08-30 00:14:12</text:p>
          </table:table-cell>
          <table:table-cell office:value-type="string" calcext:value-type="string">
            <text:p>138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7-08-30T00:14:13.92433" calcext:value-type="date">
            <text:p>2017-08-30 00:14:14</text:p>
          </table:table-cell>
          <table:table-cell office:value-type="string" calcext:value-type="string">
            <text:p>138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7-08-30T00:14:15.66868" calcext:value-type="date">
            <text:p>2017-08-30 00:14:16</text:p>
          </table:table-cell>
          <table:table-cell office:value-type="string" calcext:value-type="string">
            <text:p>13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7-08-30T00:14:17.413029" calcext:value-type="date">
            <text:p>2017-08-30 00:14:17</text:p>
          </table:table-cell>
          <table:table-cell office:value-type="string" calcext:value-type="string">
            <text:p>138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7-08-30T00:14:19.157379" calcext:value-type="date">
            <text:p>2017-08-30 00:14:19</text:p>
          </table:table-cell>
          <table:table-cell office:value-type="string" calcext:value-type="string">
            <text:p>139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14:20.901729" calcext:value-type="date">
            <text:p>2017-08-30 00:14:21</text:p>
          </table:table-cell>
          <table:table-cell office:value-type="string" calcext:value-type="string">
            <text:p>139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7-08-30T00:14:22.646078" calcext:value-type="date">
            <text:p>2017-08-30 00:14:23</text:p>
          </table:table-cell>
          <table:table-cell office:value-type="string" calcext:value-type="string">
            <text:p>139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14:24.390428" calcext:value-type="date">
            <text:p>2017-08-30 00:14:24</text:p>
          </table:table-cell>
          <table:table-cell office:value-type="string" calcext:value-type="string">
            <text:p>139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30T00:14:26.134778" calcext:value-type="date">
            <text:p>2017-08-30 00:14:26</text:p>
          </table:table-cell>
          <table:table-cell office:value-type="string" calcext:value-type="string">
            <text:p>139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14:27.879128" calcext:value-type="date">
            <text:p>2017-08-30 00:14:28</text:p>
          </table:table-cell>
          <table:table-cell office:value-type="string" calcext:value-type="string">
            <text:p>139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08-30T00:14:29.623477" calcext:value-type="date">
            <text:p>2017-08-30 00:14:30</text:p>
          </table:table-cell>
          <table:table-cell office:value-type="string" calcext:value-type="string">
            <text:p>13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30T00:14:31.367827" calcext:value-type="date">
            <text:p>2017-08-30 00:14:31</text:p>
          </table:table-cell>
          <table:table-cell office:value-type="string" calcext:value-type="string">
            <text:p>139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7-08-30T00:14:33.112177" calcext:value-type="date">
            <text:p>2017-08-30 00:14:33</text:p>
          </table:table-cell>
          <table:table-cell office:value-type="string" calcext:value-type="string">
            <text:p>139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14:34.856526" calcext:value-type="date">
            <text:p>2017-08-30 00:14:35</text:p>
          </table:table-cell>
          <table:table-cell office:value-type="string" calcext:value-type="string">
            <text:p>13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30T00:14:36.600876" calcext:value-type="date">
            <text:p>2017-08-30 00:14:37</text:p>
          </table:table-cell>
          <table:table-cell office:value-type="string" calcext:value-type="string">
            <text:p>140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30T00:14:38.345226" calcext:value-type="date">
            <text:p>2017-08-30 00:14:38</text:p>
          </table:table-cell>
          <table:table-cell office:value-type="string" calcext:value-type="string">
            <text:p>14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7-08-30T00:14:40.089575" calcext:value-type="date">
            <text:p>2017-08-30 00:14:40</text:p>
          </table:table-cell>
          <table:table-cell office:value-type="string" calcext:value-type="string">
            <text:p>140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7-08-30T00:14:41.833925" calcext:value-type="date">
            <text:p>2017-08-30 00:14:42</text:p>
          </table:table-cell>
          <table:table-cell office:value-type="string" calcext:value-type="string">
            <text:p>140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14:43.578275" calcext:value-type="date">
            <text:p>2017-08-30 00:14:44</text:p>
          </table:table-cell>
          <table:table-cell office:value-type="string" calcext:value-type="string">
            <text:p>140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30T00:14:45.322625" calcext:value-type="date">
            <text:p>2017-08-30 00:14:45</text:p>
          </table:table-cell>
          <table:table-cell office:value-type="string" calcext:value-type="string">
            <text:p>140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30T00:14:47.066974" calcext:value-type="date">
            <text:p>2017-08-30 00:14:47</text:p>
          </table:table-cell>
          <table:table-cell office:value-type="string" calcext:value-type="string">
            <text:p>140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30T00:14:48.811324" calcext:value-type="date">
            <text:p>2017-08-30 00:14:49</text:p>
          </table:table-cell>
          <table:table-cell office:value-type="string" calcext:value-type="string">
            <text:p>140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30T00:14:50.555674" calcext:value-type="date">
            <text:p>2017-08-30 00:14:51</text:p>
          </table:table-cell>
          <table:table-cell office:value-type="string" calcext:value-type="string">
            <text:p>140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30T00:14:52.300023" calcext:value-type="date">
            <text:p>2017-08-30 00:14:52</text:p>
          </table:table-cell>
          <table:table-cell office:value-type="string" calcext:value-type="string">
            <text:p>140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7-08-30T00:14:54.044373" calcext:value-type="date">
            <text:p>2017-08-30 00:14:54</text:p>
          </table:table-cell>
          <table:table-cell office:value-type="string" calcext:value-type="string">
            <text:p>1410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7-08-30T00:14:55.788723" calcext:value-type="date">
            <text:p>2017-08-30 00:14:56</text:p>
          </table:table-cell>
          <table:table-cell office:value-type="string" calcext:value-type="string">
            <text:p>141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30T00:14:57.533072" calcext:value-type="date">
            <text:p>2017-08-30 00:14:58</text:p>
          </table:table-cell>
          <table:table-cell office:value-type="string" calcext:value-type="string">
            <text:p>141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30T00:14:59.277422" calcext:value-type="date">
            <text:p>2017-08-30 00:14:59</text:p>
          </table:table-cell>
          <table:table-cell office:value-type="string" calcext:value-type="string">
            <text:p>141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30T00:15:01.021772" calcext:value-type="date">
            <text:p>2017-08-30 00:15:01</text:p>
          </table:table-cell>
          <table:table-cell office:value-type="string" calcext:value-type="string">
            <text:p>141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30T00:15:02.766122" calcext:value-type="date">
            <text:p>2017-08-30 00:15:03</text:p>
          </table:table-cell>
          <table:table-cell office:value-type="string" calcext:value-type="string">
            <text:p>141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30T00:15:04.510471" calcext:value-type="date">
            <text:p>2017-08-30 00:15:05</text:p>
          </table:table-cell>
          <table:table-cell office:value-type="string" calcext:value-type="string">
            <text:p>141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30T00:15:06.254821" calcext:value-type="date">
            <text:p>2017-08-30 00:15:06</text:p>
          </table:table-cell>
          <table:table-cell office:value-type="string" calcext:value-type="string">
            <text:p>1417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30T00:15:07.999171" calcext:value-type="date">
            <text:p>2017-08-30 00:15:08</text:p>
          </table:table-cell>
          <table:table-cell office:value-type="string" calcext:value-type="string">
            <text:p>1418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15:09.74352" calcext:value-type="date">
            <text:p>2017-08-30 00:15:10</text:p>
          </table:table-cell>
          <table:table-cell office:value-type="string" calcext:value-type="string">
            <text:p>141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30T00:15:11.48787" calcext:value-type="date">
            <text:p>2017-08-30 00:15:11</text:p>
          </table:table-cell>
          <table:table-cell office:value-type="string" calcext:value-type="string">
            <text:p>142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15:13.23222" calcext:value-type="date">
            <text:p>2017-08-30 00:15:13</text:p>
          </table:table-cell>
          <table:table-cell office:value-type="string" calcext:value-type="string">
            <text:p>142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15:14.976569" calcext:value-type="date">
            <text:p>2017-08-30 00:15:15</text:p>
          </table:table-cell>
          <table:table-cell office:value-type="string" calcext:value-type="string">
            <text:p>14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30T00:15:16.720919" calcext:value-type="date">
            <text:p>2017-08-30 00:15:17</text:p>
          </table:table-cell>
          <table:table-cell office:value-type="string" calcext:value-type="string">
            <text:p>142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7-08-30T00:15:18.465269" calcext:value-type="date">
            <text:p>2017-08-30 00:15:18</text:p>
          </table:table-cell>
          <table:table-cell office:value-type="string" calcext:value-type="string">
            <text:p>1424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30T00:15:20.209618" calcext:value-type="date">
            <text:p>2017-08-30 00:15:20</text:p>
          </table:table-cell>
          <table:table-cell office:value-type="string" calcext:value-type="string">
            <text:p>142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30T00:15:21.953968" calcext:value-type="date">
            <text:p>2017-08-30 00:15:22</text:p>
          </table:table-cell>
          <table:table-cell office:value-type="string" calcext:value-type="string">
            <text:p>142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7-08-30T00:15:23.698318" calcext:value-type="date">
            <text:p>2017-08-30 00:15:24</text:p>
          </table:table-cell>
          <table:table-cell office:value-type="string" calcext:value-type="string">
            <text:p>142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15:25.442668" calcext:value-type="date">
            <text:p>2017-08-30 00:15:25</text:p>
          </table:table-cell>
          <table:table-cell office:value-type="string" calcext:value-type="string">
            <text:p>142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30T00:15:27.187017" calcext:value-type="date">
            <text:p>2017-08-30 00:15:27</text:p>
          </table:table-cell>
          <table:table-cell office:value-type="string" calcext:value-type="string">
            <text:p>142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15:28.931367" calcext:value-type="date">
            <text:p>2017-08-30 00:15:29</text:p>
          </table:table-cell>
          <table:table-cell office:value-type="string" calcext:value-type="string">
            <text:p>143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30T00:15:30.675717" calcext:value-type="date">
            <text:p>2017-08-30 00:15:31</text:p>
          </table:table-cell>
          <table:table-cell office:value-type="string" calcext:value-type="string">
            <text:p>143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7-08-30T00:15:32.420066" calcext:value-type="date">
            <text:p>2017-08-30 00:15:32</text:p>
          </table:table-cell>
          <table:table-cell office:value-type="string" calcext:value-type="string">
            <text:p>143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7-08-30T00:15:34.164416" calcext:value-type="date">
            <text:p>2017-08-30 00:15:34</text:p>
          </table:table-cell>
          <table:table-cell office:value-type="string" calcext:value-type="string">
            <text:p>143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7-08-30T00:15:35.908766" calcext:value-type="date">
            <text:p>2017-08-30 00:15:36</text:p>
          </table:table-cell>
          <table:table-cell office:value-type="string" calcext:value-type="string">
            <text:p>143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7-08-30T00:15:37.653115" calcext:value-type="date">
            <text:p>2017-08-30 00:15:38</text:p>
          </table:table-cell>
          <table:table-cell office:value-type="string" calcext:value-type="string">
            <text:p>143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15:39.397465" calcext:value-type="date">
            <text:p>2017-08-30 00:15:39</text:p>
          </table:table-cell>
          <table:table-cell office:value-type="string" calcext:value-type="string">
            <text:p>143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15:41.141815" calcext:value-type="date">
            <text:p>2017-08-30 00:15:41</text:p>
          </table:table-cell>
          <table:table-cell office:value-type="string" calcext:value-type="string">
            <text:p>143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30T00:15:42.886165" calcext:value-type="date">
            <text:p>2017-08-30 00:15:43</text:p>
          </table:table-cell>
          <table:table-cell office:value-type="string" calcext:value-type="string">
            <text:p>143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30T00:15:44.630514" calcext:value-type="date">
            <text:p>2017-08-30 00:15:45</text:p>
          </table:table-cell>
          <table:table-cell office:value-type="string" calcext:value-type="string">
            <text:p>143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7-08-30T00:15:46.374864" calcext:value-type="date">
            <text:p>2017-08-30 00:15:46</text:p>
          </table:table-cell>
          <table:table-cell office:value-type="string" calcext:value-type="string">
            <text:p>144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30T00:15:48.119214" calcext:value-type="date">
            <text:p>2017-08-30 00:15:48</text:p>
          </table:table-cell>
          <table:table-cell office:value-type="string" calcext:value-type="string">
            <text:p>144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7-08-30T00:15:49.863563" calcext:value-type="date">
            <text:p>2017-08-30 00:15:50</text:p>
          </table:table-cell>
          <table:table-cell office:value-type="string" calcext:value-type="string">
            <text:p>144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30T00:15:51.607913" calcext:value-type="date">
            <text:p>2017-08-30 00:15:52</text:p>
          </table:table-cell>
          <table:table-cell office:value-type="string" calcext:value-type="string">
            <text:p>144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7-08-30T00:15:53.352263" calcext:value-type="date">
            <text:p>2017-08-30 00:15:53</text:p>
          </table:table-cell>
          <table:table-cell office:value-type="string" calcext:value-type="string">
            <text:p>144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15:55.096612" calcext:value-type="date">
            <text:p>2017-08-30 00:15:55</text:p>
          </table:table-cell>
          <table:table-cell office:value-type="string" calcext:value-type="string">
            <text:p>144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30T00:15:56.840962" calcext:value-type="date">
            <text:p>2017-08-30 00:15:57</text:p>
          </table:table-cell>
          <table:table-cell office:value-type="string" calcext:value-type="string">
            <text:p>144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30T00:15:58.585312" calcext:value-type="date">
            <text:p>2017-08-30 00:15:59</text:p>
          </table:table-cell>
          <table:table-cell office:value-type="string" calcext:value-type="string">
            <text:p>144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30T00:16:00.329661" calcext:value-type="date">
            <text:p>2017-08-30 00:16:00</text:p>
          </table:table-cell>
          <table:table-cell office:value-type="string" calcext:value-type="string">
            <text:p>144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30T00:16:02.074011" calcext:value-type="date">
            <text:p>2017-08-30 00:16:02</text:p>
          </table:table-cell>
          <table:table-cell office:value-type="string" calcext:value-type="string">
            <text:p>144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30T00:16:03.818361" calcext:value-type="date">
            <text:p>2017-08-30 00:16:04</text:p>
          </table:table-cell>
          <table:table-cell office:value-type="string" calcext:value-type="string">
            <text:p>145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30T00:16:05.562711" calcext:value-type="date">
            <text:p>2017-08-30 00:16:06</text:p>
          </table:table-cell>
          <table:table-cell office:value-type="string" calcext:value-type="string">
            <text:p>145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16:07.30706" calcext:value-type="date">
            <text:p>2017-08-30 00:16:07</text:p>
          </table:table-cell>
          <table:table-cell office:value-type="string" calcext:value-type="string">
            <text:p>145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8-30T00:16:09.05141" calcext:value-type="date">
            <text:p>2017-08-30 00:16:09</text:p>
          </table:table-cell>
          <table:table-cell office:value-type="string" calcext:value-type="string">
            <text:p>145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30T00:16:10.79576" calcext:value-type="date">
            <text:p>2017-08-30 00:16:11</text:p>
          </table:table-cell>
          <table:table-cell office:value-type="string" calcext:value-type="string">
            <text:p>145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16:12.540109" calcext:value-type="date">
            <text:p>2017-08-30 00:16:13</text:p>
          </table:table-cell>
          <table:table-cell office:value-type="string" calcext:value-type="string">
            <text:p>145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8-30T00:16:14.284459" calcext:value-type="date">
            <text:p>2017-08-30 00:16:14</text:p>
          </table:table-cell>
          <table:table-cell office:value-type="string" calcext:value-type="string">
            <text:p>145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30T00:16:16.028809" calcext:value-type="date">
            <text:p>2017-08-30 00:16:16</text:p>
          </table:table-cell>
          <table:table-cell office:value-type="string" calcext:value-type="string">
            <text:p>145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16:17.773158" calcext:value-type="date">
            <text:p>2017-08-30 00:16:18</text:p>
          </table:table-cell>
          <table:table-cell office:value-type="string" calcext:value-type="string">
            <text:p>145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30T00:16:19.517508" calcext:value-type="date">
            <text:p>2017-08-30 00:16:20</text:p>
          </table:table-cell>
          <table:table-cell office:value-type="string" calcext:value-type="string">
            <text:p>145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30T00:16:21.261858" calcext:value-type="date">
            <text:p>2017-08-30 00:16:21</text:p>
          </table:table-cell>
          <table:table-cell office:value-type="string" calcext:value-type="string">
            <text:p>14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08-30T00:16:23.006208" calcext:value-type="date">
            <text:p>2017-08-30 00:16:23</text:p>
          </table:table-cell>
          <table:table-cell office:value-type="string" calcext:value-type="string">
            <text:p>146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16:24.750557" calcext:value-type="date">
            <text:p>2017-08-30 00:16:25</text:p>
          </table:table-cell>
          <table:table-cell office:value-type="string" calcext:value-type="string">
            <text:p>146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30T00:16:26.494907" calcext:value-type="date">
            <text:p>2017-08-30 00:16:26</text:p>
          </table:table-cell>
          <table:table-cell office:value-type="string" calcext:value-type="string">
            <text:p>14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30T00:16:28.239257" calcext:value-type="date">
            <text:p>2017-08-30 00:16:28</text:p>
          </table:table-cell>
          <table:table-cell office:value-type="string" calcext:value-type="string">
            <text:p>14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7-08-30T00:16:29.983606" calcext:value-type="date">
            <text:p>2017-08-30 00:16:30</text:p>
          </table:table-cell>
          <table:table-cell office:value-type="string" calcext:value-type="string">
            <text:p>146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7-08-30T00:16:31.727956" calcext:value-type="date">
            <text:p>2017-08-30 00:16:32</text:p>
          </table:table-cell>
          <table:table-cell office:value-type="string" calcext:value-type="string">
            <text:p>14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30T00:16:33.472306" calcext:value-type="date">
            <text:p>2017-08-30 00:16:33</text:p>
          </table:table-cell>
          <table:table-cell office:value-type="string" calcext:value-type="string">
            <text:p>146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16:35.216655" calcext:value-type="date">
            <text:p>2017-08-30 00:16:35</text:p>
          </table:table-cell>
          <table:table-cell office:value-type="string" calcext:value-type="string">
            <text:p>146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30T00:16:36.961005" calcext:value-type="date">
            <text:p>2017-08-30 00:16:37</text:p>
          </table:table-cell>
          <table:table-cell office:value-type="string" calcext:value-type="string">
            <text:p>146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30T00:16:38.705355" calcext:value-type="date">
            <text:p>2017-08-30 00:16:39</text:p>
          </table:table-cell>
          <table:table-cell office:value-type="string" calcext:value-type="string">
            <text:p>147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30T00:16:40.449705" calcext:value-type="date">
            <text:p>2017-08-30 00:16:40</text:p>
          </table:table-cell>
          <table:table-cell office:value-type="string" calcext:value-type="string">
            <text:p>147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30T00:16:42.194054" calcext:value-type="date">
            <text:p>2017-08-30 00:16:42</text:p>
          </table:table-cell>
          <table:table-cell office:value-type="string" calcext:value-type="string">
            <text:p>147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7-08-30T00:16:43.938404" calcext:value-type="date">
            <text:p>2017-08-30 00:16:44</text:p>
          </table:table-cell>
          <table:table-cell office:value-type="string" calcext:value-type="string">
            <text:p>147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7-08-30T00:16:45.682754" calcext:value-type="date">
            <text:p>2017-08-30 00:16:46</text:p>
          </table:table-cell>
          <table:table-cell office:value-type="string" calcext:value-type="string">
            <text:p>147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30T00:16:47.427103" calcext:value-type="date">
            <text:p>2017-08-30 00:16:47</text:p>
          </table:table-cell>
          <table:table-cell office:value-type="string" calcext:value-type="string">
            <text:p>147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7-08-30T00:16:49.171453" calcext:value-type="date">
            <text:p>2017-08-30 00:16:49</text:p>
          </table:table-cell>
          <table:table-cell office:value-type="string" calcext:value-type="string">
            <text:p>147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30T00:16:50.915803" calcext:value-type="date">
            <text:p>2017-08-30 00:16:51</text:p>
          </table:table-cell>
          <table:table-cell office:value-type="string" calcext:value-type="string">
            <text:p>147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16:52.660152" calcext:value-type="date">
            <text:p>2017-08-30 00:16:53</text:p>
          </table:table-cell>
          <table:table-cell office:value-type="string" calcext:value-type="string">
            <text:p>147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16:54.404502" calcext:value-type="date">
            <text:p>2017-08-30 00:16:54</text:p>
          </table:table-cell>
          <table:table-cell office:value-type="string" calcext:value-type="string">
            <text:p>147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7-08-30T00:16:56.148852" calcext:value-type="date">
            <text:p>2017-08-30 00:16:56</text:p>
          </table:table-cell>
          <table:table-cell office:value-type="string" calcext:value-type="string">
            <text:p>148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16:57.893201" calcext:value-type="date">
            <text:p>2017-08-30 00:16:58</text:p>
          </table:table-cell>
          <table:table-cell office:value-type="string" calcext:value-type="string">
            <text:p>148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30T00:16:59.637551" calcext:value-type="date">
            <text:p>2017-08-30 00:17:00</text:p>
          </table:table-cell>
          <table:table-cell office:value-type="string" calcext:value-type="string">
            <text:p>148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7-08-30T00:17:01.381901" calcext:value-type="date">
            <text:p>2017-08-30 00:17:01</text:p>
          </table:table-cell>
          <table:table-cell office:value-type="string" calcext:value-type="string">
            <text:p>148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17:03.126251" calcext:value-type="date">
            <text:p>2017-08-30 00:17:03</text:p>
          </table:table-cell>
          <table:table-cell office:value-type="string" calcext:value-type="string">
            <text:p>14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17:04.8706" calcext:value-type="date">
            <text:p>2017-08-30 00:17:05</text:p>
          </table:table-cell>
          <table:table-cell office:value-type="string" calcext:value-type="string">
            <text:p>148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30T00:17:06.61495" calcext:value-type="date">
            <text:p>2017-08-30 00:17:07</text:p>
          </table:table-cell>
          <table:table-cell office:value-type="string" calcext:value-type="string">
            <text:p>148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30T00:17:08.3593" calcext:value-type="date">
            <text:p>2017-08-30 00:17:08</text:p>
          </table:table-cell>
          <table:table-cell office:value-type="string" calcext:value-type="string">
            <text:p>148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30T00:17:10.103649" calcext:value-type="date">
            <text:p>2017-08-30 00:17:10</text:p>
          </table:table-cell>
          <table:table-cell office:value-type="string" calcext:value-type="string">
            <text:p>14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17:11.847999" calcext:value-type="date">
            <text:p>2017-08-30 00:17:12</text:p>
          </table:table-cell>
          <table:table-cell office:value-type="string" calcext:value-type="string">
            <text:p>1489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30T00:17:13.592349" calcext:value-type="date">
            <text:p>2017-08-30 00:17:14</text:p>
          </table:table-cell>
          <table:table-cell office:value-type="string" calcext:value-type="string">
            <text:p>149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30T00:17:15.336698" calcext:value-type="date">
            <text:p>2017-08-30 00:17:15</text:p>
          </table:table-cell>
          <table:table-cell office:value-type="string" calcext:value-type="string">
            <text:p>1491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30T00:17:17.081048" calcext:value-type="date">
            <text:p>2017-08-30 00:17:17</text:p>
          </table:table-cell>
          <table:table-cell office:value-type="string" calcext:value-type="string">
            <text:p>149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17:18.825398" calcext:value-type="date">
            <text:p>2017-08-30 00:17:19</text:p>
          </table:table-cell>
          <table:table-cell office:value-type="string" calcext:value-type="string">
            <text:p>14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17-08-30T00:17:20.569748" calcext:value-type="date">
            <text:p>2017-08-30 00:17:21</text:p>
          </table:table-cell>
          <table:table-cell office:value-type="string" calcext:value-type="string">
            <text:p>149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7-08-30T00:17:22.314097" calcext:value-type="date">
            <text:p>2017-08-30 00:17:22</text:p>
          </table:table-cell>
          <table:table-cell office:value-type="string" calcext:value-type="string">
            <text:p>149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17:24.058447" calcext:value-type="date">
            <text:p>2017-08-30 00:17:24</text:p>
          </table:table-cell>
          <table:table-cell office:value-type="string" calcext:value-type="string">
            <text:p>149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7-08-30T00:17:25.802797" calcext:value-type="date">
            <text:p>2017-08-30 00:17:26</text:p>
          </table:table-cell>
          <table:table-cell office:value-type="string" calcext:value-type="string">
            <text:p>149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30T00:17:27.547146" calcext:value-type="date">
            <text:p>2017-08-30 00:17:28</text:p>
          </table:table-cell>
          <table:table-cell office:value-type="string" calcext:value-type="string">
            <text:p>149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30T00:17:29.291496" calcext:value-type="date">
            <text:p>2017-08-30 00:17:29</text:p>
          </table:table-cell>
          <table:table-cell office:value-type="string" calcext:value-type="string">
            <text:p>14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17:31.035846" calcext:value-type="date">
            <text:p>2017-08-30 00:17:31</text:p>
          </table:table-cell>
          <table:table-cell office:value-type="string" calcext:value-type="string">
            <text:p>150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17:32.780195" calcext:value-type="date">
            <text:p>2017-08-30 00:17:33</text:p>
          </table:table-cell>
          <table:table-cell office:value-type="string" calcext:value-type="string">
            <text:p>150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17:34.524545" calcext:value-type="date">
            <text:p>2017-08-30 00:17:35</text:p>
          </table:table-cell>
          <table:table-cell office:value-type="string" calcext:value-type="string">
            <text:p>150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30T00:17:36.268895" calcext:value-type="date">
            <text:p>2017-08-30 00:17:36</text:p>
          </table:table-cell>
          <table:table-cell office:value-type="string" calcext:value-type="string">
            <text:p>150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30T00:17:38.013245" calcext:value-type="date">
            <text:p>2017-08-30 00:17:38</text:p>
          </table:table-cell>
          <table:table-cell office:value-type="string" calcext:value-type="string">
            <text:p>150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30T00:17:39.757594" calcext:value-type="date">
            <text:p>2017-08-30 00:17:40</text:p>
          </table:table-cell>
          <table:table-cell office:value-type="string" calcext:value-type="string">
            <text:p>150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30T00:17:41.501944" calcext:value-type="date">
            <text:p>2017-08-30 00:17:42</text:p>
          </table:table-cell>
          <table:table-cell office:value-type="string" calcext:value-type="string">
            <text:p>150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30T00:17:43.246294" calcext:value-type="date">
            <text:p>2017-08-30 00:17:43</text:p>
          </table:table-cell>
          <table:table-cell office:value-type="string" calcext:value-type="string">
            <text:p>150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17:44.990643" calcext:value-type="date">
            <text:p>2017-08-30 00:17:45</text:p>
          </table:table-cell>
          <table:table-cell office:value-type="string" calcext:value-type="string">
            <text:p>150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30T00:17:46.734993" calcext:value-type="date">
            <text:p>2017-08-30 00:17:47</text:p>
          </table:table-cell>
          <table:table-cell office:value-type="string" calcext:value-type="string">
            <text:p>150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30T00:17:48.479343" calcext:value-type="date">
            <text:p>2017-08-30 00:17:48</text:p>
          </table:table-cell>
          <table:table-cell office:value-type="string" calcext:value-type="string">
            <text:p>151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08-30T00:17:50.223692" calcext:value-type="date">
            <text:p>2017-08-30 00:17:50</text:p>
          </table:table-cell>
          <table:table-cell office:value-type="string" calcext:value-type="string">
            <text:p>151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17:51.968042" calcext:value-type="date">
            <text:p>2017-08-30 00:17:52</text:p>
          </table:table-cell>
          <table:table-cell office:value-type="string" calcext:value-type="string">
            <text:p>151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30T00:17:53.712392" calcext:value-type="date">
            <text:p>2017-08-30 00:17:54</text:p>
          </table:table-cell>
          <table:table-cell office:value-type="string" calcext:value-type="string">
            <text:p>151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7-08-30T00:17:55.456741" calcext:value-type="date">
            <text:p>2017-08-30 00:17:55</text:p>
          </table:table-cell>
          <table:table-cell office:value-type="string" calcext:value-type="string">
            <text:p>151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30T00:17:57.201091" calcext:value-type="date">
            <text:p>2017-08-30 00:17:57</text:p>
          </table:table-cell>
          <table:table-cell office:value-type="string" calcext:value-type="string">
            <text:p>151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7-08-30T00:17:58.945441" calcext:value-type="date">
            <text:p>2017-08-30 00:17:59</text:p>
          </table:table-cell>
          <table:table-cell office:value-type="string" calcext:value-type="string">
            <text:p>151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7-08-30T00:18:00.689791" calcext:value-type="date">
            <text:p>2017-08-30 00:18:01</text:p>
          </table:table-cell>
          <table:table-cell office:value-type="string" calcext:value-type="string">
            <text:p>151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30T00:18:02.43414" calcext:value-type="date">
            <text:p>2017-08-30 00:18:02</text:p>
          </table:table-cell>
          <table:table-cell office:value-type="string" calcext:value-type="string">
            <text:p>151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18:04.17849" calcext:value-type="date">
            <text:p>2017-08-30 00:18:04</text:p>
          </table:table-cell>
          <table:table-cell office:value-type="string" calcext:value-type="string">
            <text:p>151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30T00:18:05.92284" calcext:value-type="date">
            <text:p>2017-08-30 00:18:06</text:p>
          </table:table-cell>
          <table:table-cell office:value-type="string" calcext:value-type="string">
            <text:p>152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18:07.667189" calcext:value-type="date">
            <text:p>2017-08-30 00:18:08</text:p>
          </table:table-cell>
          <table:table-cell office:value-type="string" calcext:value-type="string">
            <text:p>152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30T00:18:09.411539" calcext:value-type="date">
            <text:p>2017-08-30 00:18:09</text:p>
          </table:table-cell>
          <table:table-cell office:value-type="string" calcext:value-type="string">
            <text:p>15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7-08-30T00:18:11.155889" calcext:value-type="date">
            <text:p>2017-08-30 00:18:11</text:p>
          </table:table-cell>
          <table:table-cell office:value-type="string" calcext:value-type="string">
            <text:p>152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30T00:18:12.900238" calcext:value-type="date">
            <text:p>2017-08-30 00:18:13</text:p>
          </table:table-cell>
          <table:table-cell office:value-type="string" calcext:value-type="string">
            <text:p>152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18:14.644588" calcext:value-type="date">
            <text:p>2017-08-30 00:18:15</text:p>
          </table:table-cell>
          <table:table-cell office:value-type="string" calcext:value-type="string">
            <text:p>152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30T00:18:16.388938" calcext:value-type="date">
            <text:p>2017-08-30 00:18:16</text:p>
          </table:table-cell>
          <table:table-cell office:value-type="string" calcext:value-type="string">
            <text:p>152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18:18.133288" calcext:value-type="date">
            <text:p>2017-08-30 00:18:18</text:p>
          </table:table-cell>
          <table:table-cell office:value-type="string" calcext:value-type="string">
            <text:p>152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7-08-30T00:18:19.877637" calcext:value-type="date">
            <text:p>2017-08-30 00:18:20</text:p>
          </table:table-cell>
          <table:table-cell office:value-type="string" calcext:value-type="string">
            <text:p>152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08-30T00:18:21.621987" calcext:value-type="date">
            <text:p>2017-08-30 00:18:22</text:p>
          </table:table-cell>
          <table:table-cell office:value-type="string" calcext:value-type="string">
            <text:p>152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30T00:18:23.366337" calcext:value-type="date">
            <text:p>2017-08-30 00:18:23</text:p>
          </table:table-cell>
          <table:table-cell office:value-type="string" calcext:value-type="string">
            <text:p>153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30T00:18:25.110686" calcext:value-type="date">
            <text:p>2017-08-30 00:18:25</text:p>
          </table:table-cell>
          <table:table-cell office:value-type="string" calcext:value-type="string">
            <text:p>153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18:26.855036" calcext:value-type="date">
            <text:p>2017-08-30 00:18:27</text:p>
          </table:table-cell>
          <table:table-cell office:value-type="string" calcext:value-type="string">
            <text:p>153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30T00:18:28.599386" calcext:value-type="date">
            <text:p>2017-08-30 00:18:29</text:p>
          </table:table-cell>
          <table:table-cell office:value-type="string" calcext:value-type="string">
            <text:p>153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30T00:18:30.343735" calcext:value-type="date">
            <text:p>2017-08-30 00:18:30</text:p>
          </table:table-cell>
          <table:table-cell office:value-type="string" calcext:value-type="string">
            <text:p>153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18:32.088085" calcext:value-type="date">
            <text:p>2017-08-30 00:18:32</text:p>
          </table:table-cell>
          <table:table-cell office:value-type="string" calcext:value-type="string">
            <text:p>153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18:33.832435" calcext:value-type="date">
            <text:p>2017-08-30 00:18:34</text:p>
          </table:table-cell>
          <table:table-cell office:value-type="string" calcext:value-type="string">
            <text:p>153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18:35.576784" calcext:value-type="date">
            <text:p>2017-08-30 00:18:36</text:p>
          </table:table-cell>
          <table:table-cell office:value-type="string" calcext:value-type="string">
            <text:p>153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30T00:18:37.321134" calcext:value-type="date">
            <text:p>2017-08-30 00:18:37</text:p>
          </table:table-cell>
          <table:table-cell office:value-type="string" calcext:value-type="string">
            <text:p>153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30T00:18:39.065484" calcext:value-type="date">
            <text:p>2017-08-30 00:18:39</text:p>
          </table:table-cell>
          <table:table-cell office:value-type="string" calcext:value-type="string">
            <text:p>153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30T00:18:40.809834" calcext:value-type="date">
            <text:p>2017-08-30 00:18:41</text:p>
          </table:table-cell>
          <table:table-cell office:value-type="string" calcext:value-type="string">
            <text:p>154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18:42.554183" calcext:value-type="date">
            <text:p>2017-08-30 00:18:43</text:p>
          </table:table-cell>
          <table:table-cell office:value-type="string" calcext:value-type="string">
            <text:p>154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7-08-30T00:18:44.298533" calcext:value-type="date">
            <text:p>2017-08-30 00:18:44</text:p>
          </table:table-cell>
          <table:table-cell office:value-type="string" calcext:value-type="string">
            <text:p>15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18:46.042883" calcext:value-type="date">
            <text:p>2017-08-30 00:18:46</text:p>
          </table:table-cell>
          <table:table-cell office:value-type="string" calcext:value-type="string">
            <text:p>154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7-08-30T00:18:47.787232" calcext:value-type="date">
            <text:p>2017-08-30 00:18:48</text:p>
          </table:table-cell>
          <table:table-cell office:value-type="string" calcext:value-type="string">
            <text:p>15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30T00:18:49.531582" calcext:value-type="date">
            <text:p>2017-08-30 00:18:50</text:p>
          </table:table-cell>
          <table:table-cell office:value-type="string" calcext:value-type="string">
            <text:p>154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18:51.275932" calcext:value-type="date">
            <text:p>2017-08-30 00:18:51</text:p>
          </table:table-cell>
          <table:table-cell office:value-type="string" calcext:value-type="string">
            <text:p>154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7-08-30T00:18:53.020281" calcext:value-type="date">
            <text:p>2017-08-30 00:18:53</text:p>
          </table:table-cell>
          <table:table-cell office:value-type="string" calcext:value-type="string">
            <text:p>154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7-08-30T00:18:54.764631" calcext:value-type="date">
            <text:p>2017-08-30 00:18:55</text:p>
          </table:table-cell>
          <table:table-cell office:value-type="string" calcext:value-type="string">
            <text:p>15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30T00:18:56.508981" calcext:value-type="date">
            <text:p>2017-08-30 00:18:57</text:p>
          </table:table-cell>
          <table:table-cell office:value-type="string" calcext:value-type="string">
            <text:p>154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18:58.253331" calcext:value-type="date">
            <text:p>2017-08-30 00:18:58</text:p>
          </table:table-cell>
          <table:table-cell office:value-type="string" calcext:value-type="string">
            <text:p>155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30T00:18:59.99768" calcext:value-type="date">
            <text:p>2017-08-30 00:19:00</text:p>
          </table:table-cell>
          <table:table-cell office:value-type="string" calcext:value-type="string">
            <text:p>15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30T00:19:01.74203" calcext:value-type="date">
            <text:p>2017-08-30 00:19:02</text:p>
          </table:table-cell>
          <table:table-cell office:value-type="string" calcext:value-type="string">
            <text:p>155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7-08-30T00:19:03.48638" calcext:value-type="date">
            <text:p>2017-08-30 00:19:03</text:p>
          </table:table-cell>
          <table:table-cell office:value-type="string" calcext:value-type="string">
            <text:p>155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30T00:19:05.230729" calcext:value-type="date">
            <text:p>2017-08-30 00:19:05</text:p>
          </table:table-cell>
          <table:table-cell office:value-type="string" calcext:value-type="string">
            <text:p>155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30T00:19:06.975079" calcext:value-type="date">
            <text:p>2017-08-30 00:19:07</text:p>
          </table:table-cell>
          <table:table-cell office:value-type="string" calcext:value-type="string">
            <text:p>155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30T00:19:08.719429" calcext:value-type="date">
            <text:p>2017-08-30 00:19:09</text:p>
          </table:table-cell>
          <table:table-cell office:value-type="string" calcext:value-type="string">
            <text:p>155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7-08-30T00:19:10.463778" calcext:value-type="date">
            <text:p>2017-08-30 00:19:10</text:p>
          </table:table-cell>
          <table:table-cell office:value-type="string" calcext:value-type="string">
            <text:p>155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19:12.208128" calcext:value-type="date">
            <text:p>2017-08-30 00:19:12</text:p>
          </table:table-cell>
          <table:table-cell office:value-type="string" calcext:value-type="string">
            <text:p>155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30T00:19:13.952478" calcext:value-type="date">
            <text:p>2017-08-30 00:19:14</text:p>
          </table:table-cell>
          <table:table-cell office:value-type="string" calcext:value-type="string">
            <text:p>155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30T00:19:15.696828" calcext:value-type="date">
            <text:p>2017-08-30 00:19:16</text:p>
          </table:table-cell>
          <table:table-cell office:value-type="string" calcext:value-type="string">
            <text:p>156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30T00:19:17.441177" calcext:value-type="date">
            <text:p>2017-08-30 00:19:17</text:p>
          </table:table-cell>
          <table:table-cell office:value-type="string" calcext:value-type="string">
            <text:p>156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7-08-30T00:19:19.185527" calcext:value-type="date">
            <text:p>2017-08-30 00:19:19</text:p>
          </table:table-cell>
          <table:table-cell office:value-type="string" calcext:value-type="string">
            <text:p>156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30T00:19:20.929877" calcext:value-type="date">
            <text:p>2017-08-30 00:19:21</text:p>
          </table:table-cell>
          <table:table-cell office:value-type="string" calcext:value-type="string">
            <text:p>156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08-30T00:19:22.674226" calcext:value-type="date">
            <text:p>2017-08-30 00:19:23</text:p>
          </table:table-cell>
          <table:table-cell office:value-type="string" calcext:value-type="string">
            <text:p>156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7-08-30T00:19:24.418576" calcext:value-type="date">
            <text:p>2017-08-30 00:19:24</text:p>
          </table:table-cell>
          <table:table-cell office:value-type="string" calcext:value-type="string">
            <text:p>156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8-30T00:19:26.162926" calcext:value-type="date">
            <text:p>2017-08-30 00:19:26</text:p>
          </table:table-cell>
          <table:table-cell office:value-type="string" calcext:value-type="string">
            <text:p>156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30T00:19:27.907275" calcext:value-type="date">
            <text:p>2017-08-30 00:19:28</text:p>
          </table:table-cell>
          <table:table-cell office:value-type="string" calcext:value-type="string">
            <text:p>156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19:29.651625" calcext:value-type="date">
            <text:p>2017-08-30 00:19:30</text:p>
          </table:table-cell>
          <table:table-cell office:value-type="string" calcext:value-type="string">
            <text:p>156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19:31.395975" calcext:value-type="date">
            <text:p>2017-08-30 00:19:31</text:p>
          </table:table-cell>
          <table:table-cell office:value-type="string" calcext:value-type="string">
            <text:p>156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30T00:19:33.140324" calcext:value-type="date">
            <text:p>2017-08-30 00:19:33</text:p>
          </table:table-cell>
          <table:table-cell office:value-type="string" calcext:value-type="string">
            <text:p>157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7-08-30T00:19:34.884674" calcext:value-type="date">
            <text:p>2017-08-30 00:19:35</text:p>
          </table:table-cell>
          <table:table-cell office:value-type="string" calcext:value-type="string">
            <text:p>157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30T00:19:36.629024" calcext:value-type="date">
            <text:p>2017-08-30 00:19:37</text:p>
          </table:table-cell>
          <table:table-cell office:value-type="string" calcext:value-type="string">
            <text:p>157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7-08-30T00:19:38.373374" calcext:value-type="date">
            <text:p>2017-08-30 00:19:38</text:p>
          </table:table-cell>
          <table:table-cell office:value-type="string" calcext:value-type="string">
            <text:p>157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7-08-30T00:19:40.117723" calcext:value-type="date">
            <text:p>2017-08-30 00:19:40</text:p>
          </table:table-cell>
          <table:table-cell office:value-type="string" calcext:value-type="string">
            <text:p>157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30T00:19:41.862073" calcext:value-type="date">
            <text:p>2017-08-30 00:19:42</text:p>
          </table:table-cell>
          <table:table-cell office:value-type="string" calcext:value-type="string">
            <text:p>157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19:43.606423" calcext:value-type="date">
            <text:p>2017-08-30 00:19:44</text:p>
          </table:table-cell>
          <table:table-cell office:value-type="string" calcext:value-type="string">
            <text:p>157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30T00:19:45.350772" calcext:value-type="date">
            <text:p>2017-08-30 00:19:45</text:p>
          </table:table-cell>
          <table:table-cell office:value-type="string" calcext:value-type="string">
            <text:p>157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7-08-30T00:19:47.095122" calcext:value-type="date">
            <text:p>2017-08-30 00:19:47</text:p>
          </table:table-cell>
          <table:table-cell office:value-type="string" calcext:value-type="string">
            <text:p>157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30T00:19:48.839472" calcext:value-type="date">
            <text:p>2017-08-30 00:19:49</text:p>
          </table:table-cell>
          <table:table-cell office:value-type="string" calcext:value-type="string">
            <text:p>157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30T00:19:50.583821" calcext:value-type="date">
            <text:p>2017-08-30 00:19:51</text:p>
          </table:table-cell>
          <table:table-cell office:value-type="string" calcext:value-type="string">
            <text:p>158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7-08-30T00:19:52.328171" calcext:value-type="date">
            <text:p>2017-08-30 00:19:52</text:p>
          </table:table-cell>
          <table:table-cell office:value-type="string" calcext:value-type="string">
            <text:p>158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7-08-30T00:19:54.072521" calcext:value-type="date">
            <text:p>2017-08-30 00:19:54</text:p>
          </table:table-cell>
          <table:table-cell office:value-type="string" calcext:value-type="string">
            <text:p>158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7-08-30T00:19:55.816871" calcext:value-type="date">
            <text:p>2017-08-30 00:19:56</text:p>
          </table:table-cell>
          <table:table-cell office:value-type="string" calcext:value-type="string">
            <text:p>158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17-08-30T00:19:57.56122" calcext:value-type="date">
            <text:p>2017-08-30 00:19:58</text:p>
          </table:table-cell>
          <table:table-cell office:value-type="string" calcext:value-type="string">
            <text:p>158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19:59.30557" calcext:value-type="date">
            <text:p>2017-08-30 00:19:59</text:p>
          </table:table-cell>
          <table:table-cell office:value-type="string" calcext:value-type="string">
            <text:p>158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30T00:20:01.04992" calcext:value-type="date">
            <text:p>2017-08-30 00:20:01</text:p>
          </table:table-cell>
          <table:table-cell office:value-type="string" calcext:value-type="string">
            <text:p>1586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20:02.794269" calcext:value-type="date">
            <text:p>2017-08-30 00:20:03</text:p>
          </table:table-cell>
          <table:table-cell office:value-type="string" calcext:value-type="string">
            <text:p>158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20:04.538619" calcext:value-type="date">
            <text:p>2017-08-30 00:20:05</text:p>
          </table:table-cell>
          <table:table-cell office:value-type="string" calcext:value-type="string">
            <text:p>158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7-08-30T00:20:06.282969" calcext:value-type="date">
            <text:p>2017-08-30 00:20:06</text:p>
          </table:table-cell>
          <table:table-cell office:value-type="string" calcext:value-type="string">
            <text:p>158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20:08.027318" calcext:value-type="date">
            <text:p>2017-08-30 00:20:08</text:p>
          </table:table-cell>
          <table:table-cell office:value-type="string" calcext:value-type="string">
            <text:p>159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30T00:20:09.771668" calcext:value-type="date">
            <text:p>2017-08-30 00:20:10</text:p>
          </table:table-cell>
          <table:table-cell office:value-type="string" calcext:value-type="string">
            <text:p>159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30T00:20:11.516018" calcext:value-type="date">
            <text:p>2017-08-30 00:20:12</text:p>
          </table:table-cell>
          <table:table-cell office:value-type="string" calcext:value-type="string">
            <text:p>159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30T00:20:13.260368" calcext:value-type="date">
            <text:p>2017-08-30 00:20:13</text:p>
          </table:table-cell>
          <table:table-cell office:value-type="string" calcext:value-type="string">
            <text:p>15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20:15.004717" calcext:value-type="date">
            <text:p>2017-08-30 00:20:15</text:p>
          </table:table-cell>
          <table:table-cell office:value-type="string" calcext:value-type="string">
            <text:p>159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30T00:20:16.749067" calcext:value-type="date">
            <text:p>2017-08-30 00:20:17</text:p>
          </table:table-cell>
          <table:table-cell office:value-type="string" calcext:value-type="string">
            <text:p>159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30T00:20:18.493417" calcext:value-type="date">
            <text:p>2017-08-30 00:20:18</text:p>
          </table:table-cell>
          <table:table-cell office:value-type="string" calcext:value-type="string">
            <text:p>159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7-08-30T00:20:20.237766" calcext:value-type="date">
            <text:p>2017-08-30 00:20:20</text:p>
          </table:table-cell>
          <table:table-cell office:value-type="string" calcext:value-type="string">
            <text:p>159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20:21.982116" calcext:value-type="date">
            <text:p>2017-08-30 00:20:22</text:p>
          </table:table-cell>
          <table:table-cell office:value-type="string" calcext:value-type="string">
            <text:p>1598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7-08-30T00:20:23.726466" calcext:value-type="date">
            <text:p>2017-08-30 00:20:24</text:p>
          </table:table-cell>
          <table:table-cell office:value-type="string" calcext:value-type="string">
            <text:p>159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7-08-30T00:20:25.470815" calcext:value-type="date">
            <text:p>2017-08-30 00:20:25</text:p>
          </table:table-cell>
          <table:table-cell office:value-type="string" calcext:value-type="string">
            <text:p>160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30T00:20:27.215165" calcext:value-type="date">
            <text:p>2017-08-30 00:20:27</text:p>
          </table:table-cell>
          <table:table-cell office:value-type="string" calcext:value-type="string">
            <text:p>160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30T00:20:28.959515" calcext:value-type="date">
            <text:p>2017-08-30 00:20:29</text:p>
          </table:table-cell>
          <table:table-cell office:value-type="string" calcext:value-type="string">
            <text:p>160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7-08-30T00:20:30.703864" calcext:value-type="date">
            <text:p>2017-08-30 00:20:31</text:p>
          </table:table-cell>
          <table:table-cell office:value-type="string" calcext:value-type="string">
            <text:p>160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30T00:20:32.448214" calcext:value-type="date">
            <text:p>2017-08-30 00:20:32</text:p>
          </table:table-cell>
          <table:table-cell office:value-type="string" calcext:value-type="string">
            <text:p>160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30T00:20:34.192564" calcext:value-type="date">
            <text:p>2017-08-30 00:20:34</text:p>
          </table:table-cell>
          <table:table-cell office:value-type="string" calcext:value-type="string">
            <text:p>160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30T00:20:35.936914" calcext:value-type="date">
            <text:p>2017-08-30 00:20:36</text:p>
          </table:table-cell>
          <table:table-cell office:value-type="string" calcext:value-type="string">
            <text:p>160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7-08-30T00:20:37.681263" calcext:value-type="date">
            <text:p>2017-08-30 00:20:38</text:p>
          </table:table-cell>
          <table:table-cell office:value-type="string" calcext:value-type="string">
            <text:p>160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30T00:20:39.425613" calcext:value-type="date">
            <text:p>2017-08-30 00:20:39</text:p>
          </table:table-cell>
          <table:table-cell office:value-type="string" calcext:value-type="string">
            <text:p>1608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7-08-30T00:20:41.169963" calcext:value-type="date">
            <text:p>2017-08-30 00:20:41</text:p>
          </table:table-cell>
          <table:table-cell office:value-type="string" calcext:value-type="string">
            <text:p>160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20:42.914312" calcext:value-type="date">
            <text:p>2017-08-30 00:20:43</text:p>
          </table:table-cell>
          <table:table-cell office:value-type="string" calcext:value-type="string">
            <text:p>161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30T00:20:44.658662" calcext:value-type="date">
            <text:p>2017-08-30 00:20:45</text:p>
          </table:table-cell>
          <table:table-cell office:value-type="string" calcext:value-type="string">
            <text:p>161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7-08-30T00:20:46.403012" calcext:value-type="date">
            <text:p>2017-08-30 00:20:46</text:p>
          </table:table-cell>
          <table:table-cell office:value-type="string" calcext:value-type="string">
            <text:p>161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30T00:20:48.147361" calcext:value-type="date">
            <text:p>2017-08-30 00:20:48</text:p>
          </table:table-cell>
          <table:table-cell office:value-type="string" calcext:value-type="string">
            <text:p>161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7-08-30T00:20:49.891711" calcext:value-type="date">
            <text:p>2017-08-30 00:20:50</text:p>
          </table:table-cell>
          <table:table-cell office:value-type="string" calcext:value-type="string">
            <text:p>161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20:51.636061" calcext:value-type="date">
            <text:p>2017-08-30 00:20:52</text:p>
          </table:table-cell>
          <table:table-cell office:value-type="string" calcext:value-type="string">
            <text:p>161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7-08-30T00:20:53.380411" calcext:value-type="date">
            <text:p>2017-08-30 00:20:53</text:p>
          </table:table-cell>
          <table:table-cell office:value-type="string" calcext:value-type="string">
            <text:p>1616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8-30T00:20:55.12476" calcext:value-type="date">
            <text:p>2017-08-30 00:20:55</text:p>
          </table:table-cell>
          <table:table-cell office:value-type="string" calcext:value-type="string">
            <text:p>161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20:56.86911" calcext:value-type="date">
            <text:p>2017-08-30 00:20:57</text:p>
          </table:table-cell>
          <table:table-cell office:value-type="string" calcext:value-type="string">
            <text:p>161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7-08-30T00:20:58.61346" calcext:value-type="date">
            <text:p>2017-08-30 00:20:59</text:p>
          </table:table-cell>
          <table:table-cell office:value-type="string" calcext:value-type="string">
            <text:p>161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30T00:21:00.357809" calcext:value-type="date">
            <text:p>2017-08-30 00:21:00</text:p>
          </table:table-cell>
          <table:table-cell office:value-type="string" calcext:value-type="string">
            <text:p>162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30T00:21:02.102159" calcext:value-type="date">
            <text:p>2017-08-30 00:21:02</text:p>
          </table:table-cell>
          <table:table-cell office:value-type="string" calcext:value-type="string">
            <text:p>162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30T00:21:03.846509" calcext:value-type="date">
            <text:p>2017-08-30 00:21:04</text:p>
          </table:table-cell>
          <table:table-cell office:value-type="string" calcext:value-type="string">
            <text:p>162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21:05.590858" calcext:value-type="date">
            <text:p>2017-08-30 00:21:06</text:p>
          </table:table-cell>
          <table:table-cell office:value-type="string" calcext:value-type="string">
            <text:p>162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21:07.335208" calcext:value-type="date">
            <text:p>2017-08-30 00:21:07</text:p>
          </table:table-cell>
          <table:table-cell office:value-type="string" calcext:value-type="string">
            <text:p>162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30T00:21:09.079558" calcext:value-type="date">
            <text:p>2017-08-30 00:21:09</text:p>
          </table:table-cell>
          <table:table-cell office:value-type="string" calcext:value-type="string">
            <text:p>162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7-08-30T00:21:10.823908" calcext:value-type="date">
            <text:p>2017-08-30 00:21:11</text:p>
          </table:table-cell>
          <table:table-cell office:value-type="string" calcext:value-type="string">
            <text:p>162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21:12.568257" calcext:value-type="date">
            <text:p>2017-08-30 00:21:13</text:p>
          </table:table-cell>
          <table:table-cell office:value-type="string" calcext:value-type="string">
            <text:p>162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30T00:21:14.312607" calcext:value-type="date">
            <text:p>2017-08-30 00:21:14</text:p>
          </table:table-cell>
          <table:table-cell office:value-type="string" calcext:value-type="string">
            <text:p>162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30T00:21:16.056957" calcext:value-type="date">
            <text:p>2017-08-30 00:21:16</text:p>
          </table:table-cell>
          <table:table-cell office:value-type="string" calcext:value-type="string">
            <text:p>162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7-08-30T00:21:17.801306" calcext:value-type="date">
            <text:p>2017-08-30 00:21:18</text:p>
          </table:table-cell>
          <table:table-cell office:value-type="string" calcext:value-type="string">
            <text:p>163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7-08-30T00:21:19.545656" calcext:value-type="date">
            <text:p>2017-08-30 00:21:20</text:p>
          </table:table-cell>
          <table:table-cell office:value-type="string" calcext:value-type="string">
            <text:p>163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30T00:21:21.290006" calcext:value-type="date">
            <text:p>2017-08-30 00:21:21</text:p>
          </table:table-cell>
          <table:table-cell office:value-type="string" calcext:value-type="string">
            <text:p>163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30T00:21:23.034355" calcext:value-type="date">
            <text:p>2017-08-30 00:21:23</text:p>
          </table:table-cell>
          <table:table-cell office:value-type="string" calcext:value-type="string">
            <text:p>163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30T00:21:24.778705" calcext:value-type="date">
            <text:p>2017-08-30 00:21:25</text:p>
          </table:table-cell>
          <table:table-cell office:value-type="string" calcext:value-type="string">
            <text:p>163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30T00:21:26.523055" calcext:value-type="date">
            <text:p>2017-08-30 00:21:27</text:p>
          </table:table-cell>
          <table:table-cell office:value-type="string" calcext:value-type="string">
            <text:p>163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30T00:21:28.267404" calcext:value-type="date">
            <text:p>2017-08-30 00:21:28</text:p>
          </table:table-cell>
          <table:table-cell office:value-type="string" calcext:value-type="string">
            <text:p>163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30T00:21:30.011754" calcext:value-type="date">
            <text:p>2017-08-30 00:21:30</text:p>
          </table:table-cell>
          <table:table-cell office:value-type="string" calcext:value-type="string">
            <text:p>163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30T00:21:31.756104" calcext:value-type="date">
            <text:p>2017-08-30 00:21:32</text:p>
          </table:table-cell>
          <table:table-cell office:value-type="string" calcext:value-type="string">
            <text:p>163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30T00:21:33.500454" calcext:value-type="date">
            <text:p>2017-08-30 00:21:34</text:p>
          </table:table-cell>
          <table:table-cell office:value-type="string" calcext:value-type="string">
            <text:p>163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7-08-30T00:21:35.244803" calcext:value-type="date">
            <text:p>2017-08-30 00:21:35</text:p>
          </table:table-cell>
          <table:table-cell office:value-type="string" calcext:value-type="string">
            <text:p>164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7-08-30T00:21:36.989153" calcext:value-type="date">
            <text:p>2017-08-30 00:21:37</text:p>
          </table:table-cell>
          <table:table-cell office:value-type="string" calcext:value-type="string">
            <text:p>164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21:38.733503" calcext:value-type="date">
            <text:p>2017-08-30 00:21:39</text:p>
          </table:table-cell>
          <table:table-cell office:value-type="string" calcext:value-type="string">
            <text:p>164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8-30T00:21:40.477852" calcext:value-type="date">
            <text:p>2017-08-30 00:21:40</text:p>
          </table:table-cell>
          <table:table-cell office:value-type="string" calcext:value-type="string">
            <text:p>1643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8-30T00:21:42.222202" calcext:value-type="date">
            <text:p>2017-08-30 00:21:42</text:p>
          </table:table-cell>
          <table:table-cell office:value-type="string" calcext:value-type="string">
            <text:p>164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7-08-30T00:21:43.966552" calcext:value-type="date">
            <text:p>2017-08-30 00:21:44</text:p>
          </table:table-cell>
          <table:table-cell office:value-type="string" calcext:value-type="string">
            <text:p>164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7-08-30T00:21:45.710901" calcext:value-type="date">
            <text:p>2017-08-30 00:21:46</text:p>
          </table:table-cell>
          <table:table-cell office:value-type="string" calcext:value-type="string">
            <text:p>164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30T00:21:47.455251" calcext:value-type="date">
            <text:p>2017-08-30 00:21:47</text:p>
          </table:table-cell>
          <table:table-cell office:value-type="string" calcext:value-type="string">
            <text:p>1647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7-08-30T00:21:49.199601" calcext:value-type="date">
            <text:p>2017-08-30 00:21:49</text:p>
          </table:table-cell>
          <table:table-cell office:value-type="string" calcext:value-type="string">
            <text:p>16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21:50.943951" calcext:value-type="date">
            <text:p>2017-08-30 00:21:51</text:p>
          </table:table-cell>
          <table:table-cell office:value-type="string" calcext:value-type="string">
            <text:p>164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21:52.6883" calcext:value-type="date">
            <text:p>2017-08-30 00:21:53</text:p>
          </table:table-cell>
          <table:table-cell office:value-type="string" calcext:value-type="string">
            <text:p>16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30T00:21:54.43265" calcext:value-type="date">
            <text:p>2017-08-30 00:21:54</text:p>
          </table:table-cell>
          <table:table-cell office:value-type="string" calcext:value-type="string">
            <text:p>165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21:56.177" calcext:value-type="date">
            <text:p>2017-08-30 00:21:56</text:p>
          </table:table-cell>
          <table:table-cell office:value-type="string" calcext:value-type="string">
            <text:p>165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7-08-30T00:21:57.921349" calcext:value-type="date">
            <text:p>2017-08-30 00:21:58</text:p>
          </table:table-cell>
          <table:table-cell office:value-type="string" calcext:value-type="string">
            <text:p>165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30T00:21:59.665699" calcext:value-type="date">
            <text:p>2017-08-30 00:22:00</text:p>
          </table:table-cell>
          <table:table-cell office:value-type="string" calcext:value-type="string">
            <text:p>165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30T00:22:01.410049" calcext:value-type="date">
            <text:p>2017-08-30 00:22:01</text:p>
          </table:table-cell>
          <table:table-cell office:value-type="string" calcext:value-type="string">
            <text:p>165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7-08-30T00:22:03.154398" calcext:value-type="date">
            <text:p>2017-08-30 00:22:03</text:p>
          </table:table-cell>
          <table:table-cell office:value-type="string" calcext:value-type="string">
            <text:p>1656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30T00:22:04.898748" calcext:value-type="date">
            <text:p>2017-08-30 00:22:05</text:p>
          </table:table-cell>
          <table:table-cell office:value-type="string" calcext:value-type="string">
            <text:p>165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30T00:22:06.643098" calcext:value-type="date">
            <text:p>2017-08-30 00:22:07</text:p>
          </table:table-cell>
          <table:table-cell office:value-type="string" calcext:value-type="string">
            <text:p>165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22:08.387447" calcext:value-type="date">
            <text:p>2017-08-30 00:22:08</text:p>
          </table:table-cell>
          <table:table-cell office:value-type="string" calcext:value-type="string">
            <text:p>165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7-08-30T00:22:10.131797" calcext:value-type="date">
            <text:p>2017-08-30 00:22:10</text:p>
          </table:table-cell>
          <table:table-cell office:value-type="string" calcext:value-type="string">
            <text:p>166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30T00:22:11.876147" calcext:value-type="date">
            <text:p>2017-08-30 00:22:12</text:p>
          </table:table-cell>
          <table:table-cell office:value-type="string" calcext:value-type="string">
            <text:p>166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30T00:22:13.620497" calcext:value-type="date">
            <text:p>2017-08-30 00:22:14</text:p>
          </table:table-cell>
          <table:table-cell office:value-type="string" calcext:value-type="string">
            <text:p>166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7-08-30T00:22:15.364846" calcext:value-type="date">
            <text:p>2017-08-30 00:22:15</text:p>
          </table:table-cell>
          <table:table-cell office:value-type="string" calcext:value-type="string">
            <text:p>166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30T00:22:17.109196" calcext:value-type="date">
            <text:p>2017-08-30 00:22:17</text:p>
          </table:table-cell>
          <table:table-cell office:value-type="string" calcext:value-type="string">
            <text:p>166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22:18.853546" calcext:value-type="date">
            <text:p>2017-08-30 00:22:19</text:p>
          </table:table-cell>
          <table:table-cell office:value-type="string" calcext:value-type="string">
            <text:p>166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30T00:22:20.597895" calcext:value-type="date">
            <text:p>2017-08-30 00:22:21</text:p>
          </table:table-cell>
          <table:table-cell office:value-type="string" calcext:value-type="string">
            <text:p>16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7-08-30T00:22:22.342245" calcext:value-type="date">
            <text:p>2017-08-30 00:22:22</text:p>
          </table:table-cell>
          <table:table-cell office:value-type="string" calcext:value-type="string">
            <text:p>166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22:24.086595" calcext:value-type="date">
            <text:p>2017-08-30 00:22:24</text:p>
          </table:table-cell>
          <table:table-cell office:value-type="string" calcext:value-type="string">
            <text:p>166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22:25.830944" calcext:value-type="date">
            <text:p>2017-08-30 00:22:26</text:p>
          </table:table-cell>
          <table:table-cell office:value-type="string" calcext:value-type="string">
            <text:p>166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30T00:22:27.575294" calcext:value-type="date">
            <text:p>2017-08-30 00:22:28</text:p>
          </table:table-cell>
          <table:table-cell office:value-type="string" calcext:value-type="string">
            <text:p>167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30T00:22:29.319644" calcext:value-type="date">
            <text:p>2017-08-30 00:22:29</text:p>
          </table:table-cell>
          <table:table-cell office:value-type="string" calcext:value-type="string">
            <text:p>167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30T00:22:31.063994" calcext:value-type="date">
            <text:p>2017-08-30 00:22:31</text:p>
          </table:table-cell>
          <table:table-cell office:value-type="string" calcext:value-type="string">
            <text:p>167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7-08-30T00:22:32.808343" calcext:value-type="date">
            <text:p>2017-08-30 00:22:33</text:p>
          </table:table-cell>
          <table:table-cell office:value-type="string" calcext:value-type="string">
            <text:p>167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7-08-30T00:22:34.552693" calcext:value-type="date">
            <text:p>2017-08-30 00:22:35</text:p>
          </table:table-cell>
          <table:table-cell office:value-type="string" calcext:value-type="string">
            <text:p>167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30T00:22:36.297043" calcext:value-type="date">
            <text:p>2017-08-30 00:22:36</text:p>
          </table:table-cell>
          <table:table-cell office:value-type="string" calcext:value-type="string">
            <text:p>167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7-08-30T00:22:38.041392" calcext:value-type="date">
            <text:p>2017-08-30 00:22:38</text:p>
          </table:table-cell>
          <table:table-cell office:value-type="string" calcext:value-type="string">
            <text:p>167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22:39.785742" calcext:value-type="date">
            <text:p>2017-08-30 00:22:40</text:p>
          </table:table-cell>
          <table:table-cell office:value-type="string" calcext:value-type="string">
            <text:p>167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30T00:22:41.530092" calcext:value-type="date">
            <text:p>2017-08-30 00:22:42</text:p>
          </table:table-cell>
          <table:table-cell office:value-type="string" calcext:value-type="string">
            <text:p>167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30T00:22:43.274441" calcext:value-type="date">
            <text:p>2017-08-30 00:22:43</text:p>
          </table:table-cell>
          <table:table-cell office:value-type="string" calcext:value-type="string">
            <text:p>167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7-08-30T00:22:45.018791" calcext:value-type="date">
            <text:p>2017-08-30 00:22:45</text:p>
          </table:table-cell>
          <table:table-cell office:value-type="string" calcext:value-type="string">
            <text:p>168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30T00:22:46.763141" calcext:value-type="date">
            <text:p>2017-08-30 00:22:47</text:p>
          </table:table-cell>
          <table:table-cell office:value-type="string" calcext:value-type="string">
            <text:p>1681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7-08-30T00:22:48.507491" calcext:value-type="date">
            <text:p>2017-08-30 00:22:49</text:p>
          </table:table-cell>
          <table:table-cell office:value-type="string" calcext:value-type="string">
            <text:p>168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22:50.25184" calcext:value-type="date">
            <text:p>2017-08-30 00:22:50</text:p>
          </table:table-cell>
          <table:table-cell office:value-type="string" calcext:value-type="string">
            <text:p>168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30T00:22:51.99619" calcext:value-type="date">
            <text:p>2017-08-30 00:22:52</text:p>
          </table:table-cell>
          <table:table-cell office:value-type="string" calcext:value-type="string">
            <text:p>1684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7-08-30T00:22:53.74054" calcext:value-type="date">
            <text:p>2017-08-30 00:22:54</text:p>
          </table:table-cell>
          <table:table-cell office:value-type="string" calcext:value-type="string">
            <text:p>168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30T00:22:55.484889" calcext:value-type="date">
            <text:p>2017-08-30 00:22:55</text:p>
          </table:table-cell>
          <table:table-cell office:value-type="string" calcext:value-type="string">
            <text:p>168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22:57.229239" calcext:value-type="date">
            <text:p>2017-08-30 00:22:57</text:p>
          </table:table-cell>
          <table:table-cell office:value-type="string" calcext:value-type="string">
            <text:p>168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22:58.973589" calcext:value-type="date">
            <text:p>2017-08-30 00:22:59</text:p>
          </table:table-cell>
          <table:table-cell office:value-type="string" calcext:value-type="string">
            <text:p>16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30T00:23:00.717938" calcext:value-type="date">
            <text:p>2017-08-30 00:23:01</text:p>
          </table:table-cell>
          <table:table-cell office:value-type="string" calcext:value-type="string">
            <text:p>168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7-08-30T00:23:02.462288" calcext:value-type="date">
            <text:p>2017-08-30 00:23:02</text:p>
          </table:table-cell>
          <table:table-cell office:value-type="string" calcext:value-type="string">
            <text:p>169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23:04.206638" calcext:value-type="date">
            <text:p>2017-08-30 00:23:04</text:p>
          </table:table-cell>
          <table:table-cell office:value-type="string" calcext:value-type="string">
            <text:p>169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30T00:23:05.950987" calcext:value-type="date">
            <text:p>2017-08-30 00:23:06</text:p>
          </table:table-cell>
          <table:table-cell office:value-type="string" calcext:value-type="string">
            <text:p>169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7-08-30T00:23:07.695337" calcext:value-type="date">
            <text:p>2017-08-30 00:23:08</text:p>
          </table:table-cell>
          <table:table-cell office:value-type="string" calcext:value-type="string">
            <text:p>169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7-08-30T00:23:09.439687" calcext:value-type="date">
            <text:p>2017-08-30 00:23:09</text:p>
          </table:table-cell>
          <table:table-cell office:value-type="string" calcext:value-type="string">
            <text:p>169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7-08-30T00:23:11.184037" calcext:value-type="date">
            <text:p>2017-08-30 00:23:11</text:p>
          </table:table-cell>
          <table:table-cell office:value-type="string" calcext:value-type="string">
            <text:p>169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30T00:23:12.928386" calcext:value-type="date">
            <text:p>2017-08-30 00:23:13</text:p>
          </table:table-cell>
          <table:table-cell office:value-type="string" calcext:value-type="string">
            <text:p>16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23:14.672736" calcext:value-type="date">
            <text:p>2017-08-30 00:23:15</text:p>
          </table:table-cell>
          <table:table-cell office:value-type="string" calcext:value-type="string">
            <text:p>169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23:16.417086" calcext:value-type="date">
            <text:p>2017-08-30 00:23:16</text:p>
          </table:table-cell>
          <table:table-cell office:value-type="string" calcext:value-type="string">
            <text:p>169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23:18.161435" calcext:value-type="date">
            <text:p>2017-08-30 00:23:18</text:p>
          </table:table-cell>
          <table:table-cell office:value-type="string" calcext:value-type="string">
            <text:p>169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30T00:23:19.905785" calcext:value-type="date">
            <text:p>2017-08-30 00:23:20</text:p>
          </table:table-cell>
          <table:table-cell office:value-type="string" calcext:value-type="string">
            <text:p>170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7-08-30T00:23:21.650135" calcext:value-type="date">
            <text:p>2017-08-30 00:23:22</text:p>
          </table:table-cell>
          <table:table-cell office:value-type="string" calcext:value-type="string">
            <text:p>17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30T00:23:23.394484" calcext:value-type="date">
            <text:p>2017-08-30 00:23:23</text:p>
          </table:table-cell>
          <table:table-cell office:value-type="string" calcext:value-type="string">
            <text:p>170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7-08-30T00:23:25.138834" calcext:value-type="date">
            <text:p>2017-08-30 00:23:25</text:p>
          </table:table-cell>
          <table:table-cell office:value-type="string" calcext:value-type="string">
            <text:p>170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30T00:23:26.883184" calcext:value-type="date">
            <text:p>2017-08-30 00:23:27</text:p>
          </table:table-cell>
          <table:table-cell office:value-type="string" calcext:value-type="string">
            <text:p>170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23:28.627534" calcext:value-type="date">
            <text:p>2017-08-30 00:23:29</text:p>
          </table:table-cell>
          <table:table-cell office:value-type="string" calcext:value-type="string">
            <text:p>170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30T00:23:30.371883" calcext:value-type="date">
            <text:p>2017-08-30 00:23:30</text:p>
          </table:table-cell>
          <table:table-cell office:value-type="string" calcext:value-type="string">
            <text:p>170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30T00:23:32.116233" calcext:value-type="date">
            <text:p>2017-08-30 00:23:32</text:p>
          </table:table-cell>
          <table:table-cell office:value-type="string" calcext:value-type="string">
            <text:p>170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23:33.860583" calcext:value-type="date">
            <text:p>2017-08-30 00:23:34</text:p>
          </table:table-cell>
          <table:table-cell office:value-type="string" calcext:value-type="string">
            <text:p>170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23:35.604932" calcext:value-type="date">
            <text:p>2017-08-30 00:23:36</text:p>
          </table:table-cell>
          <table:table-cell office:value-type="string" calcext:value-type="string">
            <text:p>170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23:37.349282" calcext:value-type="date">
            <text:p>2017-08-30 00:23:37</text:p>
          </table:table-cell>
          <table:table-cell office:value-type="string" calcext:value-type="string">
            <text:p>171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30T00:23:39.093632" calcext:value-type="date">
            <text:p>2017-08-30 00:23:39</text:p>
          </table:table-cell>
          <table:table-cell office:value-type="string" calcext:value-type="string">
            <text:p>171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23:40.837981" calcext:value-type="date">
            <text:p>2017-08-30 00:23:41</text:p>
          </table:table-cell>
          <table:table-cell office:value-type="string" calcext:value-type="string">
            <text:p>171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23:42.582331" calcext:value-type="date">
            <text:p>2017-08-30 00:23:43</text:p>
          </table:table-cell>
          <table:table-cell office:value-type="string" calcext:value-type="string">
            <text:p>1713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23:44.326681" calcext:value-type="date">
            <text:p>2017-08-30 00:23:44</text:p>
          </table:table-cell>
          <table:table-cell office:value-type="string" calcext:value-type="string">
            <text:p>171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30T00:23:46.071031" calcext:value-type="date">
            <text:p>2017-08-30 00:23:46</text:p>
          </table:table-cell>
          <table:table-cell office:value-type="string" calcext:value-type="string">
            <text:p>171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08-30T00:23:47.81538" calcext:value-type="date">
            <text:p>2017-08-30 00:23:48</text:p>
          </table:table-cell>
          <table:table-cell office:value-type="string" calcext:value-type="string">
            <text:p>171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30T00:23:49.55973" calcext:value-type="date">
            <text:p>2017-08-30 00:23:50</text:p>
          </table:table-cell>
          <table:table-cell office:value-type="string" calcext:value-type="string">
            <text:p>171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30T00:23:51.30408" calcext:value-type="date">
            <text:p>2017-08-30 00:23:51</text:p>
          </table:table-cell>
          <table:table-cell office:value-type="string" calcext:value-type="string">
            <text:p>171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30T00:23:53.048429" calcext:value-type="date">
            <text:p>2017-08-30 00:23:53</text:p>
          </table:table-cell>
          <table:table-cell office:value-type="string" calcext:value-type="string">
            <text:p>171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30T00:23:54.792779" calcext:value-type="date">
            <text:p>2017-08-30 00:23:55</text:p>
          </table:table-cell>
          <table:table-cell office:value-type="string" calcext:value-type="string">
            <text:p>172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30T00:23:56.537129" calcext:value-type="date">
            <text:p>2017-08-30 00:23:57</text:p>
          </table:table-cell>
          <table:table-cell office:value-type="string" calcext:value-type="string">
            <text:p>172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30T00:23:58.281478" calcext:value-type="date">
            <text:p>2017-08-30 00:23:58</text:p>
          </table:table-cell>
          <table:table-cell office:value-type="string" calcext:value-type="string">
            <text:p>172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30T00:24:00.025828" calcext:value-type="date">
            <text:p>2017-08-30 00:24:00</text:p>
          </table:table-cell>
          <table:table-cell office:value-type="string" calcext:value-type="string">
            <text:p>172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7-08-30T00:24:01.770178" calcext:value-type="date">
            <text:p>2017-08-30 00:24:02</text:p>
          </table:table-cell>
          <table:table-cell office:value-type="string" calcext:value-type="string">
            <text:p>172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30T00:24:03.514527" calcext:value-type="date">
            <text:p>2017-08-30 00:24:04</text:p>
          </table:table-cell>
          <table:table-cell office:value-type="string" calcext:value-type="string">
            <text:p>1725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30T00:24:05.258877" calcext:value-type="date">
            <text:p>2017-08-30 00:24:05</text:p>
          </table:table-cell>
          <table:table-cell office:value-type="string" calcext:value-type="string">
            <text:p>172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24:07.003227" calcext:value-type="date">
            <text:p>2017-08-30 00:24:07</text:p>
          </table:table-cell>
          <table:table-cell office:value-type="string" calcext:value-type="string">
            <text:p>172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7-08-30T00:24:08.747577" calcext:value-type="date">
            <text:p>2017-08-30 00:24:09</text:p>
          </table:table-cell>
          <table:table-cell office:value-type="string" calcext:value-type="string">
            <text:p>172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30T00:24:10.491926" calcext:value-type="date">
            <text:p>2017-08-30 00:24:10</text:p>
          </table:table-cell>
          <table:table-cell office:value-type="string" calcext:value-type="string">
            <text:p>172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24:12.236276" calcext:value-type="date">
            <text:p>2017-08-30 00:24:12</text:p>
          </table:table-cell>
          <table:table-cell office:value-type="string" calcext:value-type="string">
            <text:p>173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7-08-30T00:24:13.980626" calcext:value-type="date">
            <text:p>2017-08-30 00:24:14</text:p>
          </table:table-cell>
          <table:table-cell office:value-type="string" calcext:value-type="string">
            <text:p>173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7-08-30T00:24:15.724975" calcext:value-type="date">
            <text:p>2017-08-30 00:24:16</text:p>
          </table:table-cell>
          <table:table-cell office:value-type="string" calcext:value-type="string">
            <text:p>17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7-08-30T00:24:17.469325" calcext:value-type="date">
            <text:p>2017-08-30 00:24:17</text:p>
          </table:table-cell>
          <table:table-cell office:value-type="string" calcext:value-type="string">
            <text:p>173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24:19.213675" calcext:value-type="date">
            <text:p>2017-08-30 00:24:19</text:p>
          </table:table-cell>
          <table:table-cell office:value-type="string" calcext:value-type="string">
            <text:p>1734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30T00:24:20.958024" calcext:value-type="date">
            <text:p>2017-08-30 00:24:21</text:p>
          </table:table-cell>
          <table:table-cell office:value-type="string" calcext:value-type="string">
            <text:p>173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30T00:24:22.702374" calcext:value-type="date">
            <text:p>2017-08-30 00:24:23</text:p>
          </table:table-cell>
          <table:table-cell office:value-type="string" calcext:value-type="string">
            <text:p>173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30T00:24:24.446724" calcext:value-type="date">
            <text:p>2017-08-30 00:24:24</text:p>
          </table:table-cell>
          <table:table-cell office:value-type="string" calcext:value-type="string">
            <text:p>173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7-08-30T00:24:26.191074" calcext:value-type="date">
            <text:p>2017-08-30 00:24:26</text:p>
          </table:table-cell>
          <table:table-cell office:value-type="string" calcext:value-type="string">
            <text:p>173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30T00:24:27.935423" calcext:value-type="date">
            <text:p>2017-08-30 00:24:28</text:p>
          </table:table-cell>
          <table:table-cell office:value-type="string" calcext:value-type="string">
            <text:p>173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24:29.679773" calcext:value-type="date">
            <text:p>2017-08-30 00:24:30</text:p>
          </table:table-cell>
          <table:table-cell office:value-type="string" calcext:value-type="string">
            <text:p>174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7-08-30T00:24:31.424123" calcext:value-type="date">
            <text:p>2017-08-30 00:24:31</text:p>
          </table:table-cell>
          <table:table-cell office:value-type="string" calcext:value-type="string">
            <text:p>174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30T00:24:33.168472" calcext:value-type="date">
            <text:p>2017-08-30 00:24:33</text:p>
          </table:table-cell>
          <table:table-cell office:value-type="string" calcext:value-type="string">
            <text:p>174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7-08-30T00:24:34.912822" calcext:value-type="date">
            <text:p>2017-08-30 00:24:35</text:p>
          </table:table-cell>
          <table:table-cell office:value-type="string" calcext:value-type="string">
            <text:p>174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30T00:24:36.657172" calcext:value-type="date">
            <text:p>2017-08-30 00:24:37</text:p>
          </table:table-cell>
          <table:table-cell office:value-type="string" calcext:value-type="string">
            <text:p>174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30T00:24:38.401521" calcext:value-type="date">
            <text:p>2017-08-30 00:24:38</text:p>
          </table:table-cell>
          <table:table-cell office:value-type="string" calcext:value-type="string">
            <text:p>174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7-08-30T00:24:40.145871" calcext:value-type="date">
            <text:p>2017-08-30 00:24:40</text:p>
          </table:table-cell>
          <table:table-cell office:value-type="string" calcext:value-type="string">
            <text:p>174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7-08-30T00:24:41.890221" calcext:value-type="date">
            <text:p>2017-08-30 00:24:42</text:p>
          </table:table-cell>
          <table:table-cell office:value-type="string" calcext:value-type="string">
            <text:p>174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30T00:24:43.63457" calcext:value-type="date">
            <text:p>2017-08-30 00:24:44</text:p>
          </table:table-cell>
          <table:table-cell office:value-type="string" calcext:value-type="string">
            <text:p>174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24:45.37892" calcext:value-type="date">
            <text:p>2017-08-30 00:24:45</text:p>
          </table:table-cell>
          <table:table-cell office:value-type="string" calcext:value-type="string">
            <text:p>174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7-08-30T00:24:47.12327" calcext:value-type="date">
            <text:p>2017-08-30 00:24:47</text:p>
          </table:table-cell>
          <table:table-cell office:value-type="string" calcext:value-type="string">
            <text:p>175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7-08-30T00:24:48.86762" calcext:value-type="date">
            <text:p>2017-08-30 00:24:49</text:p>
          </table:table-cell>
          <table:table-cell office:value-type="string" calcext:value-type="string">
            <text:p>175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30T00:24:50.611969" calcext:value-type="date">
            <text:p>2017-08-30 00:24:51</text:p>
          </table:table-cell>
          <table:table-cell office:value-type="string" calcext:value-type="string">
            <text:p>175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24:52.356319" calcext:value-type="date">
            <text:p>2017-08-30 00:24:52</text:p>
          </table:table-cell>
          <table:table-cell office:value-type="string" calcext:value-type="string">
            <text:p>175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24:54.100669" calcext:value-type="date">
            <text:p>2017-08-30 00:24:54</text:p>
          </table:table-cell>
          <table:table-cell office:value-type="string" calcext:value-type="string">
            <text:p>175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7-08-30T00:24:55.845018" calcext:value-type="date">
            <text:p>2017-08-30 00:24:56</text:p>
          </table:table-cell>
          <table:table-cell office:value-type="string" calcext:value-type="string">
            <text:p>175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7-08-30T00:24:57.589368" calcext:value-type="date">
            <text:p>2017-08-30 00:24:58</text:p>
          </table:table-cell>
          <table:table-cell office:value-type="string" calcext:value-type="string">
            <text:p>175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7-08-30T00:24:59.333718" calcext:value-type="date">
            <text:p>2017-08-30 00:24:59</text:p>
          </table:table-cell>
          <table:table-cell office:value-type="string" calcext:value-type="string">
            <text:p>175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25:01.078067" calcext:value-type="date">
            <text:p>2017-08-30 00:25:01</text:p>
          </table:table-cell>
          <table:table-cell office:value-type="string" calcext:value-type="string">
            <text:p>175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7-08-30T00:25:02.822417" calcext:value-type="date">
            <text:p>2017-08-30 00:25:03</text:p>
          </table:table-cell>
          <table:table-cell office:value-type="string" calcext:value-type="string">
            <text:p>175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25:04.566767" calcext:value-type="date">
            <text:p>2017-08-30 00:25:05</text:p>
          </table:table-cell>
          <table:table-cell office:value-type="string" calcext:value-type="string">
            <text:p>176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25:06.311117" calcext:value-type="date">
            <text:p>2017-08-30 00:25:06</text:p>
          </table:table-cell>
          <table:table-cell office:value-type="string" calcext:value-type="string">
            <text:p>176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30T00:25:08.055466" calcext:value-type="date">
            <text:p>2017-08-30 00:25:08</text:p>
          </table:table-cell>
          <table:table-cell office:value-type="string" calcext:value-type="string">
            <text:p>176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7-08-30T00:25:09.799816" calcext:value-type="date">
            <text:p>2017-08-30 00:25:10</text:p>
          </table:table-cell>
          <table:table-cell office:value-type="string" calcext:value-type="string">
            <text:p>176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30T00:25:11.544166" calcext:value-type="date">
            <text:p>2017-08-30 00:25:12</text:p>
          </table:table-cell>
          <table:table-cell office:value-type="string" calcext:value-type="string">
            <text:p>17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30T00:25:13.288515" calcext:value-type="date">
            <text:p>2017-08-30 00:25:13</text:p>
          </table:table-cell>
          <table:table-cell office:value-type="string" calcext:value-type="string">
            <text:p>176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30T00:25:15.032865" calcext:value-type="date">
            <text:p>2017-08-30 00:25:15</text:p>
          </table:table-cell>
          <table:table-cell office:value-type="string" calcext:value-type="string">
            <text:p>176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7-08-30T00:25:16.777215" calcext:value-type="date">
            <text:p>2017-08-30 00:25:17</text:p>
          </table:table-cell>
          <table:table-cell office:value-type="string" calcext:value-type="string">
            <text:p>176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25:18.521564" calcext:value-type="date">
            <text:p>2017-08-30 00:25:19</text:p>
          </table:table-cell>
          <table:table-cell office:value-type="string" calcext:value-type="string">
            <text:p>176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7-08-30T00:25:20.265914" calcext:value-type="date">
            <text:p>2017-08-30 00:25:20</text:p>
          </table:table-cell>
          <table:table-cell office:value-type="string" calcext:value-type="string">
            <text:p>176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7-08-30T00:25:22.010264" calcext:value-type="date">
            <text:p>2017-08-30 00:25:22</text:p>
          </table:table-cell>
          <table:table-cell office:value-type="string" calcext:value-type="string">
            <text:p>177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30T00:25:23.754614" calcext:value-type="date">
            <text:p>2017-08-30 00:25:24</text:p>
          </table:table-cell>
          <table:table-cell office:value-type="string" calcext:value-type="string">
            <text:p>177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7-08-30T00:25:25.498963" calcext:value-type="date">
            <text:p>2017-08-30 00:25:25</text:p>
          </table:table-cell>
          <table:table-cell office:value-type="string" calcext:value-type="string">
            <text:p>177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7-08-30T00:25:27.243313" calcext:value-type="date">
            <text:p>2017-08-30 00:25:27</text:p>
          </table:table-cell>
          <table:table-cell office:value-type="string" calcext:value-type="string">
            <text:p>1773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30T00:25:28.987663" calcext:value-type="date">
            <text:p>2017-08-30 00:25:29</text:p>
          </table:table-cell>
          <table:table-cell office:value-type="string" calcext:value-type="string">
            <text:p>177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30T00:25:30.732012" calcext:value-type="date">
            <text:p>2017-08-30 00:25:31</text:p>
          </table:table-cell>
          <table:table-cell office:value-type="string" calcext:value-type="string">
            <text:p>177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25:32.476362" calcext:value-type="date">
            <text:p>2017-08-30 00:25:32</text:p>
          </table:table-cell>
          <table:table-cell office:value-type="string" calcext:value-type="string">
            <text:p>177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7-08-30T00:25:34.220712" calcext:value-type="date">
            <text:p>2017-08-30 00:25:34</text:p>
          </table:table-cell>
          <table:table-cell office:value-type="string" calcext:value-type="string">
            <text:p>177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7-08-30T00:25:35.965061" calcext:value-type="date">
            <text:p>2017-08-30 00:25:36</text:p>
          </table:table-cell>
          <table:table-cell office:value-type="string" calcext:value-type="string">
            <text:p>177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25:37.709411" calcext:value-type="date">
            <text:p>2017-08-30 00:25:38</text:p>
          </table:table-cell>
          <table:table-cell office:value-type="string" calcext:value-type="string">
            <text:p>177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7-08-30T00:25:39.453761" calcext:value-type="date">
            <text:p>2017-08-30 00:25:39</text:p>
          </table:table-cell>
          <table:table-cell office:value-type="string" calcext:value-type="string">
            <text:p>178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30T00:25:41.19811" calcext:value-type="date">
            <text:p>2017-08-30 00:25:41</text:p>
          </table:table-cell>
          <table:table-cell office:value-type="string" calcext:value-type="string">
            <text:p>178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7-08-30T00:25:42.94246" calcext:value-type="date">
            <text:p>2017-08-30 00:25:43</text:p>
          </table:table-cell>
          <table:table-cell office:value-type="string" calcext:value-type="string">
            <text:p>178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30T00:25:44.68681" calcext:value-type="date">
            <text:p>2017-08-30 00:25:45</text:p>
          </table:table-cell>
          <table:table-cell office:value-type="string" calcext:value-type="string">
            <text:p>178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7-08-30T00:25:46.43116" calcext:value-type="date">
            <text:p>2017-08-30 00:25:46</text:p>
          </table:table-cell>
          <table:table-cell office:value-type="string" calcext:value-type="string">
            <text:p>17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7-08-30T00:25:48.175509" calcext:value-type="date">
            <text:p>2017-08-30 00:25:48</text:p>
          </table:table-cell>
          <table:table-cell office:value-type="string" calcext:value-type="string">
            <text:p>178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7-08-30T00:25:49.919859" calcext:value-type="date">
            <text:p>2017-08-30 00:25:50</text:p>
          </table:table-cell>
          <table:table-cell office:value-type="string" calcext:value-type="string">
            <text:p>178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25:51.664209" calcext:value-type="date">
            <text:p>2017-08-30 00:25:52</text:p>
          </table:table-cell>
          <table:table-cell office:value-type="string" calcext:value-type="string">
            <text:p>178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7-08-30T00:25:53.408558" calcext:value-type="date">
            <text:p>2017-08-30 00:25:53</text:p>
          </table:table-cell>
          <table:table-cell office:value-type="string" calcext:value-type="string">
            <text:p>178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7-08-30T00:25:55.152908" calcext:value-type="date">
            <text:p>2017-08-30 00:25:55</text:p>
          </table:table-cell>
          <table:table-cell office:value-type="string" calcext:value-type="string">
            <text:p>178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7-08-30T00:25:56.897258" calcext:value-type="date">
            <text:p>2017-08-30 00:25:57</text:p>
          </table:table-cell>
          <table:table-cell office:value-type="string" calcext:value-type="string">
            <text:p>179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7-08-30T00:25:58.641607" calcext:value-type="date">
            <text:p>2017-08-30 00:25:59</text:p>
          </table:table-cell>
          <table:table-cell office:value-type="string" calcext:value-type="string">
            <text:p>17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7-08-30T00:26:00.385957" calcext:value-type="date">
            <text:p>2017-08-30 00:26:00</text:p>
          </table:table-cell>
          <table:table-cell office:value-type="string" calcext:value-type="string">
            <text:p>1792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7-08-30T00:26:02.130307" calcext:value-type="date">
            <text:p>2017-08-30 00:26:02</text:p>
          </table:table-cell>
          <table:table-cell office:value-type="string" calcext:value-type="string">
            <text:p>179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7-08-30T00:26:03.874657" calcext:value-type="date">
            <text:p>2017-08-30 00:26:04</text:p>
          </table:table-cell>
          <table:table-cell office:value-type="string" calcext:value-type="string">
            <text:p>179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7-08-30T00:26:05.619006" calcext:value-type="date">
            <text:p>2017-08-30 00:26:06</text:p>
          </table:table-cell>
          <table:table-cell office:value-type="string" calcext:value-type="string">
            <text:p>179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8-30T00:26:07.363356" calcext:value-type="date">
            <text:p>2017-08-30 00:26:07</text:p>
          </table:table-cell>
          <table:table-cell office:value-type="string" calcext:value-type="string">
            <text:p>179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7-08-30T00:26:09.107706" calcext:value-type="date">
            <text:p>2017-08-30 00:26:09</text:p>
          </table:table-cell>
          <table:table-cell office:value-type="string" calcext:value-type="string">
            <text:p>179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7-08-30T00:26:10.852055" calcext:value-type="date">
            <text:p>2017-08-30 00:26:11</text:p>
          </table:table-cell>
          <table:table-cell office:value-type="string" calcext:value-type="string">
            <text:p>179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7-08-30T00:26:12.596405" calcext:value-type="date">
            <text:p>2017-08-30 00:26:13</text:p>
          </table:table-cell>
          <table:table-cell office:value-type="string" calcext:value-type="string">
            <text:p>17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26:14.340755" calcext:value-type="date">
            <text:p>2017-08-30 00:26:14</text:p>
          </table:table-cell>
          <table:table-cell office:value-type="string" calcext:value-type="string">
            <text:p>180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7-08-30T00:26:16.085104" calcext:value-type="date">
            <text:p>2017-08-30 00:26:16</text:p>
          </table:table-cell>
          <table:table-cell office:value-type="string" calcext:value-type="string">
            <text:p>180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26:17.829454" calcext:value-type="date">
            <text:p>2017-08-30 00:26:18</text:p>
          </table:table-cell>
          <table:table-cell office:value-type="string" calcext:value-type="string">
            <text:p>180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26:19.573804" calcext:value-type="date">
            <text:p>2017-08-30 00:26:20</text:p>
          </table:table-cell>
          <table:table-cell office:value-type="string" calcext:value-type="string">
            <text:p>180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7-08-30T00:26:21.318154" calcext:value-type="date">
            <text:p>2017-08-30 00:26:21</text:p>
          </table:table-cell>
          <table:table-cell office:value-type="string" calcext:value-type="string">
            <text:p>180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7-08-30T00:26:23.062503" calcext:value-type="date">
            <text:p>2017-08-30 00:26:23</text:p>
          </table:table-cell>
          <table:table-cell office:value-type="string" calcext:value-type="string">
            <text:p>180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7-08-30T00:26:24.806853" calcext:value-type="date">
            <text:p>2017-08-30 00:26:25</text:p>
          </table:table-cell>
          <table:table-cell office:value-type="string" calcext:value-type="string">
            <text:p>180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30T00:26:26.551203" calcext:value-type="date">
            <text:p>2017-08-30 00:26:27</text:p>
          </table:table-cell>
          <table:table-cell office:value-type="string" calcext:value-type="string">
            <text:p>180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30T00:26:28.295552" calcext:value-type="date">
            <text:p>2017-08-30 00:26:28</text:p>
          </table:table-cell>
          <table:table-cell office:value-type="string" calcext:value-type="string">
            <text:p>180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26:30.039902" calcext:value-type="date">
            <text:p>2017-08-30 00:26:30</text:p>
          </table:table-cell>
          <table:table-cell office:value-type="string" calcext:value-type="string">
            <text:p>180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7-08-30T00:26:31.784252" calcext:value-type="date">
            <text:p>2017-08-30 00:26:32</text:p>
          </table:table-cell>
          <table:table-cell office:value-type="string" calcext:value-type="string">
            <text:p>181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30T00:26:33.528601" calcext:value-type="date">
            <text:p>2017-08-30 00:26:34</text:p>
          </table:table-cell>
          <table:table-cell office:value-type="string" calcext:value-type="string">
            <text:p>181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30T00:26:35.272951" calcext:value-type="date">
            <text:p>2017-08-30 00:26:35</text:p>
          </table:table-cell>
          <table:table-cell office:value-type="string" calcext:value-type="string">
            <text:p>181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7-08-30T00:26:37.017301" calcext:value-type="date">
            <text:p>2017-08-30 00:26:37</text:p>
          </table:table-cell>
          <table:table-cell office:value-type="string" calcext:value-type="string">
            <text:p>181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26:38.76165" calcext:value-type="date">
            <text:p>2017-08-30 00:26:39</text:p>
          </table:table-cell>
          <table:table-cell office:value-type="string" calcext:value-type="string">
            <text:p>181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26:40.506" calcext:value-type="date">
            <text:p>2017-08-30 00:26:41</text:p>
          </table:table-cell>
          <table:table-cell office:value-type="string" calcext:value-type="string">
            <text:p>181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7-08-30T00:26:42.25035" calcext:value-type="date">
            <text:p>2017-08-30 00:26:42</text:p>
          </table:table-cell>
          <table:table-cell office:value-type="string" calcext:value-type="string">
            <text:p>181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7-08-30T00:26:43.9947" calcext:value-type="date">
            <text:p>2017-08-30 00:26:44</text:p>
          </table:table-cell>
          <table:table-cell office:value-type="string" calcext:value-type="string">
            <text:p>181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7-08-30T00:26:45.739049" calcext:value-type="date">
            <text:p>2017-08-30 00:26:46</text:p>
          </table:table-cell>
          <table:table-cell office:value-type="string" calcext:value-type="string">
            <text:p>181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7-08-30T00:26:47.483399" calcext:value-type="date">
            <text:p>2017-08-30 00:26:47</text:p>
          </table:table-cell>
          <table:table-cell office:value-type="string" calcext:value-type="string">
            <text:p>181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7-08-30T00:26:49.227749" calcext:value-type="date">
            <text:p>2017-08-30 00:26:49</text:p>
          </table:table-cell>
          <table:table-cell office:value-type="string" calcext:value-type="string">
            <text:p>182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7-08-30T00:26:50.972098" calcext:value-type="date">
            <text:p>2017-08-30 00:26:51</text:p>
          </table:table-cell>
          <table:table-cell office:value-type="string" calcext:value-type="string">
            <text:p>182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30T00:26:52.716448" calcext:value-type="date">
            <text:p>2017-08-30 00:26:53</text:p>
          </table:table-cell>
          <table:table-cell office:value-type="string" calcext:value-type="string">
            <text:p>182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26:54.460798" calcext:value-type="date">
            <text:p>2017-08-30 00:26:54</text:p>
          </table:table-cell>
          <table:table-cell office:value-type="string" calcext:value-type="string">
            <text:p>182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26:56.205147" calcext:value-type="date">
            <text:p>2017-08-30 00:26:56</text:p>
          </table:table-cell>
          <table:table-cell office:value-type="string" calcext:value-type="string">
            <text:p>182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7-08-30T00:26:57.949497" calcext:value-type="date">
            <text:p>2017-08-30 00:26:58</text:p>
          </table:table-cell>
          <table:table-cell office:value-type="string" calcext:value-type="string">
            <text:p>182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26:59.693847" calcext:value-type="date">
            <text:p>2017-08-30 00:27:00</text:p>
          </table:table-cell>
          <table:table-cell office:value-type="string" calcext:value-type="string">
            <text:p>182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7-08-30T00:27:01.438197" calcext:value-type="date">
            <text:p>2017-08-30 00:27:01</text:p>
          </table:table-cell>
          <table:table-cell office:value-type="string" calcext:value-type="string">
            <text:p>182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30T00:27:03.182546" calcext:value-type="date">
            <text:p>2017-08-30 00:27:03</text:p>
          </table:table-cell>
          <table:table-cell office:value-type="string" calcext:value-type="string">
            <text:p>1828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8-30T00:27:04.926896" calcext:value-type="date">
            <text:p>2017-08-30 00:27:05</text:p>
          </table:table-cell>
          <table:table-cell office:value-type="string" calcext:value-type="string">
            <text:p>182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30T00:27:06.671246" calcext:value-type="date">
            <text:p>2017-08-30 00:27:07</text:p>
          </table:table-cell>
          <table:table-cell office:value-type="string" calcext:value-type="string">
            <text:p>183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27:08.415595" calcext:value-type="date">
            <text:p>2017-08-30 00:27:08</text:p>
          </table:table-cell>
          <table:table-cell office:value-type="string" calcext:value-type="string">
            <text:p>1831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30T00:27:10.159945" calcext:value-type="date">
            <text:p>2017-08-30 00:27:10</text:p>
          </table:table-cell>
          <table:table-cell office:value-type="string" calcext:value-type="string">
            <text:p>183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7-08-30T00:27:11.904295" calcext:value-type="date">
            <text:p>2017-08-30 00:27:12</text:p>
          </table:table-cell>
          <table:table-cell office:value-type="string" calcext:value-type="string">
            <text:p>183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7-08-30T00:27:13.648644" calcext:value-type="date">
            <text:p>2017-08-30 00:27:14</text:p>
          </table:table-cell>
          <table:table-cell office:value-type="string" calcext:value-type="string">
            <text:p>183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7-08-30T00:27:15.392994" calcext:value-type="date">
            <text:p>2017-08-30 00:27:15</text:p>
          </table:table-cell>
          <table:table-cell office:value-type="string" calcext:value-type="string">
            <text:p>183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7-08-30T00:27:17.137344" calcext:value-type="date">
            <text:p>2017-08-30 00:27:17</text:p>
          </table:table-cell>
          <table:table-cell office:value-type="string" calcext:value-type="string">
            <text:p>183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7-08-30T00:27:18.881694" calcext:value-type="date">
            <text:p>2017-08-30 00:27:19</text:p>
          </table:table-cell>
          <table:table-cell office:value-type="string" calcext:value-type="string">
            <text:p>183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27:20.626043" calcext:value-type="date">
            <text:p>2017-08-30 00:27:21</text:p>
          </table:table-cell>
          <table:table-cell office:value-type="string" calcext:value-type="string">
            <text:p>183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7-08-30T00:27:22.370393" calcext:value-type="date">
            <text:p>2017-08-30 00:27:22</text:p>
          </table:table-cell>
          <table:table-cell office:value-type="string" calcext:value-type="string">
            <text:p>1839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7-08-30T00:27:24.114743" calcext:value-type="date">
            <text:p>2017-08-30 00:27:24</text:p>
          </table:table-cell>
          <table:table-cell office:value-type="string" calcext:value-type="string">
            <text:p>184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30T00:27:25.859092" calcext:value-type="date">
            <text:p>2017-08-30 00:27:26</text:p>
          </table:table-cell>
          <table:table-cell office:value-type="string" calcext:value-type="string">
            <text:p>184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7-08-30T00:27:27.603442" calcext:value-type="date">
            <text:p>2017-08-30 00:27:28</text:p>
          </table:table-cell>
          <table:table-cell office:value-type="string" calcext:value-type="string">
            <text:p>184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7-08-30T00:27:29.347792" calcext:value-type="date">
            <text:p>2017-08-30 00:27:29</text:p>
          </table:table-cell>
          <table:table-cell office:value-type="string" calcext:value-type="string">
            <text:p>184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7-08-30T00:27:31.092141" calcext:value-type="date">
            <text:p>2017-08-30 00:27:31</text:p>
          </table:table-cell>
          <table:table-cell office:value-type="string" calcext:value-type="string">
            <text:p>184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7-08-30T00:27:32.836491" calcext:value-type="date">
            <text:p>2017-08-30 00:27:33</text:p>
          </table:table-cell>
          <table:table-cell office:value-type="string" calcext:value-type="string">
            <text:p>184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30T00:27:34.580841" calcext:value-type="date">
            <text:p>2017-08-30 00:27:35</text:p>
          </table:table-cell>
          <table:table-cell office:value-type="string" calcext:value-type="string">
            <text:p>184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08-30T00:27:36.32519" calcext:value-type="date">
            <text:p>2017-08-30 00:27:36</text:p>
          </table:table-cell>
          <table:table-cell office:value-type="string" calcext:value-type="string">
            <text:p>184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30T00:27:38.06954" calcext:value-type="date">
            <text:p>2017-08-30 00:27:38</text:p>
          </table:table-cell>
          <table:table-cell office:value-type="string" calcext:value-type="string">
            <text:p>184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7-08-30T00:27:39.81389" calcext:value-type="date">
            <text:p>2017-08-30 00:27:40</text:p>
          </table:table-cell>
          <table:table-cell office:value-type="string" calcext:value-type="string">
            <text:p>184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27:41.55824" calcext:value-type="date">
            <text:p>2017-08-30 00:27:42</text:p>
          </table:table-cell>
          <table:table-cell office:value-type="string" calcext:value-type="string">
            <text:p>185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7-08-30T00:27:43.302589" calcext:value-type="date">
            <text:p>2017-08-30 00:27:43</text:p>
          </table:table-cell>
          <table:table-cell office:value-type="string" calcext:value-type="string">
            <text:p>1851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27:45.046939" calcext:value-type="date">
            <text:p>2017-08-30 00:27:45</text:p>
          </table:table-cell>
          <table:table-cell office:value-type="string" calcext:value-type="string">
            <text:p>185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7-08-30T00:27:46.791289" calcext:value-type="date">
            <text:p>2017-08-30 00:27:47</text:p>
          </table:table-cell>
          <table:table-cell office:value-type="string" calcext:value-type="string">
            <text:p>185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7-08-30T00:27:48.535638" calcext:value-type="date">
            <text:p>2017-08-30 00:27:49</text:p>
          </table:table-cell>
          <table:table-cell office:value-type="string" calcext:value-type="string">
            <text:p>185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30T00:27:50.279988" calcext:value-type="date">
            <text:p>2017-08-30 00:27:50</text:p>
          </table:table-cell>
          <table:table-cell office:value-type="string" calcext:value-type="string">
            <text:p>1855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7-08-30T00:27:52.024338" calcext:value-type="date">
            <text:p>2017-08-30 00:27:52</text:p>
          </table:table-cell>
          <table:table-cell office:value-type="string" calcext:value-type="string">
            <text:p>185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7-08-30T00:27:53.768687" calcext:value-type="date">
            <text:p>2017-08-30 00:27:54</text:p>
          </table:table-cell>
          <table:table-cell office:value-type="string" calcext:value-type="string">
            <text:p>1857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7-08-30T00:27:55.513037" calcext:value-type="date">
            <text:p>2017-08-30 00:27:56</text:p>
          </table:table-cell>
          <table:table-cell office:value-type="string" calcext:value-type="string">
            <text:p>185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7-08-30T00:27:57.257387" calcext:value-type="date">
            <text:p>2017-08-30 00:27:57</text:p>
          </table:table-cell>
          <table:table-cell office:value-type="string" calcext:value-type="string">
            <text:p>185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7-08-30T00:27:59.001737" calcext:value-type="date">
            <text:p>2017-08-30 00:27:59</text:p>
          </table:table-cell>
          <table:table-cell office:value-type="string" calcext:value-type="string">
            <text:p>186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7-08-30T00:28:00.746086" calcext:value-type="date">
            <text:p>2017-08-30 00:28:01</text:p>
          </table:table-cell>
          <table:table-cell office:value-type="string" calcext:value-type="string">
            <text:p>186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30T00:28:02.490436" calcext:value-type="date">
            <text:p>2017-08-30 00:28:02</text:p>
          </table:table-cell>
          <table:table-cell office:value-type="string" calcext:value-type="string">
            <text:p>186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30T00:28:04.234786" calcext:value-type="date">
            <text:p>2017-08-30 00:28:04</text:p>
          </table:table-cell>
          <table:table-cell office:value-type="string" calcext:value-type="string">
            <text:p>186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7-08-30T00:28:05.979135" calcext:value-type="date">
            <text:p>2017-08-30 00:28:06</text:p>
          </table:table-cell>
          <table:table-cell office:value-type="string" calcext:value-type="string">
            <text:p>186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7-08-30T00:28:07.723485" calcext:value-type="date">
            <text:p>2017-08-30 00:28:08</text:p>
          </table:table-cell>
          <table:table-cell office:value-type="string" calcext:value-type="string">
            <text:p>186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28:09.467835" calcext:value-type="date">
            <text:p>2017-08-30 00:28:09</text:p>
          </table:table-cell>
          <table:table-cell office:value-type="string" calcext:value-type="string">
            <text:p>186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7-08-30T00:28:11.212184" calcext:value-type="date">
            <text:p>2017-08-30 00:28:11</text:p>
          </table:table-cell>
          <table:table-cell office:value-type="string" calcext:value-type="string">
            <text:p>186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7-08-30T00:28:12.956534" calcext:value-type="date">
            <text:p>2017-08-30 00:28:13</text:p>
          </table:table-cell>
          <table:table-cell office:value-type="string" calcext:value-type="string">
            <text:p>186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7-08-30T00:28:14.700884" calcext:value-type="date">
            <text:p>2017-08-30 00:28:15</text:p>
          </table:table-cell>
          <table:table-cell office:value-type="string" calcext:value-type="string">
            <text:p>186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7-08-30T00:28:16.445233" calcext:value-type="date">
            <text:p>2017-08-30 00:28:16</text:p>
          </table:table-cell>
          <table:table-cell office:value-type="string" calcext:value-type="string">
            <text:p>187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7-08-30T00:28:18.189583" calcext:value-type="date">
            <text:p>2017-08-30 00:28:18</text:p>
          </table:table-cell>
          <table:table-cell office:value-type="string" calcext:value-type="string">
            <text:p>187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7-08-30T00:28:19.933933" calcext:value-type="date">
            <text:p>2017-08-30 00:28:20</text:p>
          </table:table-cell>
          <table:table-cell office:value-type="string" calcext:value-type="string">
            <text:p>187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7-08-30T00:28:21.678283" calcext:value-type="date">
            <text:p>2017-08-30 00:28:22</text:p>
          </table:table-cell>
          <table:table-cell office:value-type="string" calcext:value-type="string">
            <text:p>187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30T00:28:23.422632" calcext:value-type="date">
            <text:p>2017-08-30 00:28:23</text:p>
          </table:table-cell>
          <table:table-cell office:value-type="string" calcext:value-type="string">
            <text:p>187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7-08-30T00:28:25.166982" calcext:value-type="date">
            <text:p>2017-08-30 00:28:25</text:p>
          </table:table-cell>
          <table:table-cell office:value-type="string" calcext:value-type="string">
            <text:p>187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7-08-30T00:28:26.911332" calcext:value-type="date">
            <text:p>2017-08-30 00:28:27</text:p>
          </table:table-cell>
          <table:table-cell office:value-type="string" calcext:value-type="string">
            <text:p>1876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28:28.655681" calcext:value-type="date">
            <text:p>2017-08-30 00:28:29</text:p>
          </table:table-cell>
          <table:table-cell office:value-type="string" calcext:value-type="string">
            <text:p>187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28:30.400031" calcext:value-type="date">
            <text:p>2017-08-30 00:28:30</text:p>
          </table:table-cell>
          <table:table-cell office:value-type="string" calcext:value-type="string">
            <text:p>1878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7-08-30T00:28:32.144381" calcext:value-type="date">
            <text:p>2017-08-30 00:28:32</text:p>
          </table:table-cell>
          <table:table-cell office:value-type="string" calcext:value-type="string">
            <text:p>1879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30T00:28:33.88873" calcext:value-type="date">
            <text:p>2017-08-30 00:28:34</text:p>
          </table:table-cell>
          <table:table-cell office:value-type="string" calcext:value-type="string">
            <text:p>188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7-08-30T00:28:35.63308" calcext:value-type="date">
            <text:p>2017-08-30 00:28:36</text:p>
          </table:table-cell>
          <table:table-cell office:value-type="string" calcext:value-type="string">
            <text:p>188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30T00:28:37.37743" calcext:value-type="date">
            <text:p>2017-08-30 00:28:37</text:p>
          </table:table-cell>
          <table:table-cell office:value-type="string" calcext:value-type="string">
            <text:p>188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30T00:28:39.12178" calcext:value-type="date">
            <text:p>2017-08-30 00:28:39</text:p>
          </table:table-cell>
          <table:table-cell office:value-type="string" calcext:value-type="string">
            <text:p>1883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30T00:28:40.866129" calcext:value-type="date">
            <text:p>2017-08-30 00:28:41</text:p>
          </table:table-cell>
          <table:table-cell office:value-type="string" calcext:value-type="string">
            <text:p>1884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7-08-30T00:28:42.610479" calcext:value-type="date">
            <text:p>2017-08-30 00:28:43</text:p>
          </table:table-cell>
          <table:table-cell office:value-type="string" calcext:value-type="string">
            <text:p>188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30T00:28:44.354829" calcext:value-type="date">
            <text:p>2017-08-30 00:28:44</text:p>
          </table:table-cell>
          <table:table-cell office:value-type="string" calcext:value-type="string">
            <text:p>188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28:46.099178" calcext:value-type="date">
            <text:p>2017-08-30 00:28:46</text:p>
          </table:table-cell>
          <table:table-cell office:value-type="string" calcext:value-type="string">
            <text:p>188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7-08-30T00:28:47.843528" calcext:value-type="date">
            <text:p>2017-08-30 00:28:48</text:p>
          </table:table-cell>
          <table:table-cell office:value-type="string" calcext:value-type="string">
            <text:p>188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30T00:28:49.587878" calcext:value-type="date">
            <text:p>2017-08-30 00:28:50</text:p>
          </table:table-cell>
          <table:table-cell office:value-type="string" calcext:value-type="string">
            <text:p>188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7-08-30T00:28:51.332227" calcext:value-type="date">
            <text:p>2017-08-30 00:28:51</text:p>
          </table:table-cell>
          <table:table-cell office:value-type="string" calcext:value-type="string">
            <text:p>189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30T00:28:53.076577" calcext:value-type="date">
            <text:p>2017-08-30 00:28:53</text:p>
          </table:table-cell>
          <table:table-cell office:value-type="string" calcext:value-type="string">
            <text:p>18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7-08-30T00:28:54.820927" calcext:value-type="date">
            <text:p>2017-08-30 00:28:55</text:p>
          </table:table-cell>
          <table:table-cell office:value-type="string" calcext:value-type="string">
            <text:p>1892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30T00:28:56.565277" calcext:value-type="date">
            <text:p>2017-08-30 00:28:57</text:p>
          </table:table-cell>
          <table:table-cell office:value-type="string" calcext:value-type="string">
            <text:p>1893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7-08-30T00:28:58.309626" calcext:value-type="date">
            <text:p>2017-08-30 00:28:58</text:p>
          </table:table-cell>
          <table:table-cell office:value-type="string" calcext:value-type="string">
            <text:p>189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7-08-30T00:29:00.053976" calcext:value-type="date">
            <text:p>2017-08-30 00:29:00</text:p>
          </table:table-cell>
          <table:table-cell office:value-type="string" calcext:value-type="string">
            <text:p>189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29:01.798326" calcext:value-type="date">
            <text:p>2017-08-30 00:29:02</text:p>
          </table:table-cell>
          <table:table-cell office:value-type="string" calcext:value-type="string">
            <text:p>189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7-08-30T00:29:03.542675" calcext:value-type="date">
            <text:p>2017-08-30 00:29:04</text:p>
          </table:table-cell>
          <table:table-cell office:value-type="string" calcext:value-type="string">
            <text:p>1897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7-08-30T00:29:05.287025" calcext:value-type="date">
            <text:p>2017-08-30 00:29:05</text:p>
          </table:table-cell>
          <table:table-cell office:value-type="string" calcext:value-type="string">
            <text:p>189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7-08-30T00:29:07.031375" calcext:value-type="date">
            <text:p>2017-08-30 00:29:07</text:p>
          </table:table-cell>
          <table:table-cell office:value-type="string" calcext:value-type="string">
            <text:p>189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7-08-30T00:29:08.775724" calcext:value-type="date">
            <text:p>2017-08-30 00:29:09</text:p>
          </table:table-cell>
          <table:table-cell office:value-type="string" calcext:value-type="string">
            <text:p>1900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7-08-30T00:29:10.520074" calcext:value-type="date">
            <text:p>2017-08-30 00:29:11</text:p>
          </table:table-cell>
          <table:table-cell office:value-type="string" calcext:value-type="string">
            <text:p>190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7-08-30T00:29:12.264424" calcext:value-type="date">
            <text:p>2017-08-30 00:29:12</text:p>
          </table:table-cell>
          <table:table-cell office:value-type="string" calcext:value-type="string">
            <text:p>190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7-08-30T00:29:14.008773" calcext:value-type="date">
            <text:p>2017-08-30 00:29:14</text:p>
          </table:table-cell>
          <table:table-cell office:value-type="string" calcext:value-type="string">
            <text:p>1903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7-08-30T00:29:15.753123" calcext:value-type="date">
            <text:p>2017-08-30 00:29:16</text:p>
          </table:table-cell>
          <table:table-cell office:value-type="string" calcext:value-type="string">
            <text:p>1904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30T00:29:17.497473" calcext:value-type="date">
            <text:p>2017-08-30 00:29:17</text:p>
          </table:table-cell>
          <table:table-cell office:value-type="string" calcext:value-type="string">
            <text:p>190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30T00:29:19.241823" calcext:value-type="date">
            <text:p>2017-08-30 00:29:19</text:p>
          </table:table-cell>
          <table:table-cell office:value-type="string" calcext:value-type="string">
            <text:p>190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7-08-30T00:29:20.986172" calcext:value-type="date">
            <text:p>2017-08-30 00:29:21</text:p>
          </table:table-cell>
          <table:table-cell office:value-type="string" calcext:value-type="string">
            <text:p>190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7-08-30T00:29:22.730522" calcext:value-type="date">
            <text:p>2017-08-30 00:29:23</text:p>
          </table:table-cell>
          <table:table-cell office:value-type="string" calcext:value-type="string">
            <text:p>190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7-08-30T00:29:24.474872" calcext:value-type="date">
            <text:p>2017-08-30 00:29:24</text:p>
          </table:table-cell>
          <table:table-cell office:value-type="string" calcext:value-type="string">
            <text:p>190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29:26.219221" calcext:value-type="date">
            <text:p>2017-08-30 00:29:26</text:p>
          </table:table-cell>
          <table:table-cell office:value-type="string" calcext:value-type="string">
            <text:p>191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7-08-30T00:29:27.963571" calcext:value-type="date">
            <text:p>2017-08-30 00:29:28</text:p>
          </table:table-cell>
          <table:table-cell office:value-type="string" calcext:value-type="string">
            <text:p>191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8-30T00:29:29.707921" calcext:value-type="date">
            <text:p>2017-08-30 00:29:30</text:p>
          </table:table-cell>
          <table:table-cell office:value-type="string" calcext:value-type="string">
            <text:p>191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7-08-30T00:29:31.45227" calcext:value-type="date">
            <text:p>2017-08-30 00:29:31</text:p>
          </table:table-cell>
          <table:table-cell office:value-type="string" calcext:value-type="string">
            <text:p>191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7-08-30T00:29:33.19662" calcext:value-type="date">
            <text:p>2017-08-30 00:29:33</text:p>
          </table:table-cell>
          <table:table-cell office:value-type="string" calcext:value-type="string">
            <text:p>191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7-08-30T00:29:34.94097" calcext:value-type="date">
            <text:p>2017-08-30 00:29:35</text:p>
          </table:table-cell>
          <table:table-cell office:value-type="string" calcext:value-type="string">
            <text:p>1915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7-08-30T00:29:36.68532" calcext:value-type="date">
            <text:p>2017-08-30 00:29:37</text:p>
          </table:table-cell>
          <table:table-cell office:value-type="string" calcext:value-type="string">
            <text:p>191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7-08-30T00:29:38.429669" calcext:value-type="date">
            <text:p>2017-08-30 00:29:38</text:p>
          </table:table-cell>
          <table:table-cell office:value-type="string" calcext:value-type="string">
            <text:p>1917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29:40.174019" calcext:value-type="date">
            <text:p>2017-08-30 00:29:40</text:p>
          </table:table-cell>
          <table:table-cell office:value-type="string" calcext:value-type="string">
            <text:p>191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7-08-30T00:29:41.918369" calcext:value-type="date">
            <text:p>2017-08-30 00:29:42</text:p>
          </table:table-cell>
          <table:table-cell office:value-type="string" calcext:value-type="string">
            <text:p>1919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30T00:29:43.662718" calcext:value-type="date">
            <text:p>2017-08-30 00:29:44</text:p>
          </table:table-cell>
          <table:table-cell office:value-type="string" calcext:value-type="string">
            <text:p>1920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29:45.407068" calcext:value-type="date">
            <text:p>2017-08-30 00:29:45</text:p>
          </table:table-cell>
          <table:table-cell office:value-type="string" calcext:value-type="string">
            <text:p>192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7-08-30T00:29:47.151418" calcext:value-type="date">
            <text:p>2017-08-30 00:29:47</text:p>
          </table:table-cell>
          <table:table-cell office:value-type="string" calcext:value-type="string">
            <text:p>192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7-08-30T00:29:48.895767" calcext:value-type="date">
            <text:p>2017-08-30 00:29:49</text:p>
          </table:table-cell>
          <table:table-cell office:value-type="string" calcext:value-type="string">
            <text:p>192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30T00:29:50.640117" calcext:value-type="date">
            <text:p>2017-08-30 00:29:51</text:p>
          </table:table-cell>
          <table:table-cell office:value-type="string" calcext:value-type="string">
            <text:p>192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7-08-30T00:29:52.384467" calcext:value-type="date">
            <text:p>2017-08-30 00:29:52</text:p>
          </table:table-cell>
          <table:table-cell office:value-type="string" calcext:value-type="string">
            <text:p>192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30T00:29:54.128817" calcext:value-type="date">
            <text:p>2017-08-30 00:29:54</text:p>
          </table:table-cell>
          <table:table-cell office:value-type="string" calcext:value-type="string">
            <text:p>192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7-08-30T00:29:55.873166" calcext:value-type="date">
            <text:p>2017-08-30 00:29:56</text:p>
          </table:table-cell>
          <table:table-cell office:value-type="string" calcext:value-type="string">
            <text:p>192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7-08-30T00:29:57.617516" calcext:value-type="date">
            <text:p>2017-08-30 00:29:58</text:p>
          </table:table-cell>
          <table:table-cell office:value-type="string" calcext:value-type="string">
            <text:p>192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7-08-30T00:29:59.361866" calcext:value-type="date">
            <text:p>2017-08-30 00:29:59</text:p>
          </table:table-cell>
          <table:table-cell office:value-type="string" calcext:value-type="string">
            <text:p>192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30T00:30:01.106215" calcext:value-type="date">
            <text:p>2017-08-30 00:30:01</text:p>
          </table:table-cell>
          <table:table-cell office:value-type="string" calcext:value-type="string">
            <text:p>1930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7-08-30T00:30:02.850565" calcext:value-type="date">
            <text:p>2017-08-30 00:30:03</text:p>
          </table:table-cell>
          <table:table-cell office:value-type="string" calcext:value-type="string">
            <text:p>1931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7-08-30T00:30:04.594915" calcext:value-type="date">
            <text:p>2017-08-30 00:30:05</text:p>
          </table:table-cell>
          <table:table-cell office:value-type="string" calcext:value-type="string">
            <text:p>1932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30:06.339264" calcext:value-type="date">
            <text:p>2017-08-30 00:30:06</text:p>
          </table:table-cell>
          <table:table-cell office:value-type="string" calcext:value-type="string">
            <text:p>193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7-08-30T00:30:08.083614" calcext:value-type="date">
            <text:p>2017-08-30 00:30:08</text:p>
          </table:table-cell>
          <table:table-cell office:value-type="string" calcext:value-type="string">
            <text:p>193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7-08-30T00:30:09.827964" calcext:value-type="date">
            <text:p>2017-08-30 00:30:10</text:p>
          </table:table-cell>
          <table:table-cell office:value-type="string" calcext:value-type="string">
            <text:p>193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7-08-30T00:30:11.572313" calcext:value-type="date">
            <text:p>2017-08-30 00:30:12</text:p>
          </table:table-cell>
          <table:table-cell office:value-type="string" calcext:value-type="string">
            <text:p>193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7-08-30T00:30:13.316663" calcext:value-type="date">
            <text:p>2017-08-30 00:30:13</text:p>
          </table:table-cell>
          <table:table-cell office:value-type="string" calcext:value-type="string">
            <text:p>193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7-08-30T00:30:15.061013" calcext:value-type="date">
            <text:p>2017-08-30 00:30:15</text:p>
          </table:table-cell>
          <table:table-cell office:value-type="string" calcext:value-type="string">
            <text:p>193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7-08-30T00:30:16.805363" calcext:value-type="date">
            <text:p>2017-08-30 00:30:17</text:p>
          </table:table-cell>
          <table:table-cell office:value-type="string" calcext:value-type="string">
            <text:p>1939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7-08-30T00:30:18.549712" calcext:value-type="date">
            <text:p>2017-08-30 00:30:19</text:p>
          </table:table-cell>
          <table:table-cell office:value-type="string" calcext:value-type="string">
            <text:p>1940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7-08-30T00:30:20.294062" calcext:value-type="date">
            <text:p>2017-08-30 00:30:20</text:p>
          </table:table-cell>
          <table:table-cell office:value-type="string" calcext:value-type="string">
            <text:p>1941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7-08-30T00:30:22.038412" calcext:value-type="date">
            <text:p>2017-08-30 00:30:22</text:p>
          </table:table-cell>
          <table:table-cell office:value-type="string" calcext:value-type="string">
            <text:p>1942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7-08-30T00:30:23.782761" calcext:value-type="date">
            <text:p>2017-08-30 00:30:24</text:p>
          </table:table-cell>
          <table:table-cell office:value-type="string" calcext:value-type="string">
            <text:p>194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7-08-30T00:30:25.527111" calcext:value-type="date">
            <text:p>2017-08-30 00:30:26</text:p>
          </table:table-cell>
          <table:table-cell office:value-type="string" calcext:value-type="string">
            <text:p>194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7-08-30T00:30:27.271461" calcext:value-type="date">
            <text:p>2017-08-30 00:30:27</text:p>
          </table:table-cell>
          <table:table-cell office:value-type="string" calcext:value-type="string">
            <text:p>194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8-30T00:30:29.01581" calcext:value-type="date">
            <text:p>2017-08-30 00:30:29</text:p>
          </table:table-cell>
          <table:table-cell office:value-type="string" calcext:value-type="string">
            <text:p>1946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7-08-30T00:30:30.76016" calcext:value-type="date">
            <text:p>2017-08-30 00:30:31</text:p>
          </table:table-cell>
          <table:table-cell office:value-type="string" calcext:value-type="string">
            <text:p>1947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7-08-30T00:30:32.50451" calcext:value-type="date">
            <text:p>2017-08-30 00:30:33</text:p>
          </table:table-cell>
          <table:table-cell office:value-type="string" calcext:value-type="string">
            <text:p>194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7-08-30T00:30:34.24886" calcext:value-type="date">
            <text:p>2017-08-30 00:30:34</text:p>
          </table:table-cell>
          <table:table-cell office:value-type="string" calcext:value-type="string">
            <text:p>194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7-08-30T00:30:35.993209" calcext:value-type="date">
            <text:p>2017-08-30 00:30:36</text:p>
          </table:table-cell>
          <table:table-cell office:value-type="string" calcext:value-type="string">
            <text:p>195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7-08-30T00:30:37.737559" calcext:value-type="date">
            <text:p>2017-08-30 00:30:38</text:p>
          </table:table-cell>
          <table:table-cell office:value-type="string" calcext:value-type="string">
            <text:p>195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7-08-30T00:30:39.481909" calcext:value-type="date">
            <text:p>2017-08-30 00:30:39</text:p>
          </table:table-cell>
          <table:table-cell office:value-type="string" calcext:value-type="string">
            <text:p>1952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7-08-30T00:30:41.226258" calcext:value-type="date">
            <text:p>2017-08-30 00:30:41</text:p>
          </table:table-cell>
          <table:table-cell office:value-type="string" calcext:value-type="string">
            <text:p>1953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7-08-30T00:30:42.970608" calcext:value-type="date">
            <text:p>2017-08-30 00:30:43</text:p>
          </table:table-cell>
          <table:table-cell office:value-type="string" calcext:value-type="string">
            <text:p>1954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7-08-30T00:30:44.714958" calcext:value-type="date">
            <text:p>2017-08-30 00:30:45</text:p>
          </table:table-cell>
          <table:table-cell office:value-type="string" calcext:value-type="string">
            <text:p>1955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30:46.459307" calcext:value-type="date">
            <text:p>2017-08-30 00:30:46</text:p>
          </table:table-cell>
          <table:table-cell office:value-type="string" calcext:value-type="string">
            <text:p>195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30T00:30:48.203657" calcext:value-type="date">
            <text:p>2017-08-30 00:30:48</text:p>
          </table:table-cell>
          <table:table-cell office:value-type="string" calcext:value-type="string">
            <text:p>195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30:49.948007" calcext:value-type="date">
            <text:p>2017-08-30 00:30:50</text:p>
          </table:table-cell>
          <table:table-cell office:value-type="string" calcext:value-type="string">
            <text:p>195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7-08-30T00:30:51.692356" calcext:value-type="date">
            <text:p>2017-08-30 00:30:52</text:p>
          </table:table-cell>
          <table:table-cell office:value-type="string" calcext:value-type="string">
            <text:p>1959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7-08-30T00:30:53.436706" calcext:value-type="date">
            <text:p>2017-08-30 00:30:53</text:p>
          </table:table-cell>
          <table:table-cell office:value-type="string" calcext:value-type="string">
            <text:p>196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8-30T00:30:55.181056" calcext:value-type="date">
            <text:p>2017-08-30 00:30:55</text:p>
          </table:table-cell>
          <table:table-cell office:value-type="string" calcext:value-type="string">
            <text:p>196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7-08-30T00:30:56.925406" calcext:value-type="date">
            <text:p>2017-08-30 00:30:57</text:p>
          </table:table-cell>
          <table:table-cell office:value-type="string" calcext:value-type="string">
            <text:p>196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7-08-30T00:30:58.669755" calcext:value-type="date">
            <text:p>2017-08-30 00:30:59</text:p>
          </table:table-cell>
          <table:table-cell office:value-type="string" calcext:value-type="string">
            <text:p>196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7-08-30T00:31:00.414105" calcext:value-type="date">
            <text:p>2017-08-30 00:31:00</text:p>
          </table:table-cell>
          <table:table-cell office:value-type="string" calcext:value-type="string">
            <text:p>196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7-08-30T00:31:02.158455" calcext:value-type="date">
            <text:p>2017-08-30 00:31:02</text:p>
          </table:table-cell>
          <table:table-cell office:value-type="string" calcext:value-type="string">
            <text:p>196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7-08-30T00:31:03.902804" calcext:value-type="date">
            <text:p>2017-08-30 00:31:04</text:p>
          </table:table-cell>
          <table:table-cell office:value-type="string" calcext:value-type="string">
            <text:p>1966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7-08-30T00:31:05.647154" calcext:value-type="date">
            <text:p>2017-08-30 00:31:06</text:p>
          </table:table-cell>
          <table:table-cell office:value-type="string" calcext:value-type="string">
            <text:p>196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7-08-30T00:31:07.391504" calcext:value-type="date">
            <text:p>2017-08-30 00:31:07</text:p>
          </table:table-cell>
          <table:table-cell office:value-type="string" calcext:value-type="string">
            <text:p>1968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7-08-30T00:31:09.135853" calcext:value-type="date">
            <text:p>2017-08-30 00:31:09</text:p>
          </table:table-cell>
          <table:table-cell office:value-type="string" calcext:value-type="string">
            <text:p>196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7-08-30T00:31:10.880203" calcext:value-type="date">
            <text:p>2017-08-30 00:31:11</text:p>
          </table:table-cell>
          <table:table-cell office:value-type="string" calcext:value-type="string">
            <text:p>197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7-08-30T00:31:12.624553" calcext:value-type="date">
            <text:p>2017-08-30 00:31:13</text:p>
          </table:table-cell>
          <table:table-cell office:value-type="string" calcext:value-type="string">
            <text:p>197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7-08-30T00:31:14.368903" calcext:value-type="date">
            <text:p>2017-08-30 00:31:14</text:p>
          </table:table-cell>
          <table:table-cell office:value-type="string" calcext:value-type="string">
            <text:p>1972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7-08-30T00:31:16.113252" calcext:value-type="date">
            <text:p>2017-08-30 00:31:16</text:p>
          </table:table-cell>
          <table:table-cell office:value-type="string" calcext:value-type="string">
            <text:p>1973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7-08-30T00:31:17.857602" calcext:value-type="date">
            <text:p>2017-08-30 00:31:18</text:p>
          </table:table-cell>
          <table:table-cell office:value-type="string" calcext:value-type="string">
            <text:p>197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7-08-30T00:31:19.601952" calcext:value-type="date">
            <text:p>2017-08-30 00:31:20</text:p>
          </table:table-cell>
          <table:table-cell office:value-type="string" calcext:value-type="string">
            <text:p>1975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30T00:31:21.346301" calcext:value-type="date">
            <text:p>2017-08-30 00:31:21</text:p>
          </table:table-cell>
          <table:table-cell office:value-type="string" calcext:value-type="string">
            <text:p>1976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7-08-30T00:31:23.090651" calcext:value-type="date">
            <text:p>2017-08-30 00:31:23</text:p>
          </table:table-cell>
          <table:table-cell office:value-type="string" calcext:value-type="string">
            <text:p>1977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7-08-30T00:31:24.835001" calcext:value-type="date">
            <text:p>2017-08-30 00:31:25</text:p>
          </table:table-cell>
          <table:table-cell office:value-type="string" calcext:value-type="string">
            <text:p>1978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7-08-30T00:31:26.57935" calcext:value-type="date">
            <text:p>2017-08-30 00:31:27</text:p>
          </table:table-cell>
          <table:table-cell office:value-type="string" calcext:value-type="string">
            <text:p>1979 LOREM IPSUM DOLO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7-08-30T00:31:28.3237" calcext:value-type="date">
            <text:p>2017-08-30 00:31:28</text:p>
          </table:table-cell>
          <table:table-cell office:value-type="string" calcext:value-type="string">
            <text:p>1980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7-08-30T00:31:30.06805" calcext:value-type="date">
            <text:p>2017-08-30 00:31:30</text:p>
          </table:table-cell>
          <table:table-cell office:value-type="string" calcext:value-type="string">
            <text:p>1981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30T00:31:31.8124" calcext:value-type="date">
            <text:p>2017-08-30 00:31:32</text:p>
          </table:table-cell>
          <table:table-cell office:value-type="string" calcext:value-type="string">
            <text:p>1982 LOREM IPSUM DOLO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7-08-30T00:31:33.556749" calcext:value-type="date">
            <text:p>2017-08-30 00:31:34</text:p>
          </table:table-cell>
          <table:table-cell office:value-type="string" calcext:value-type="string">
            <text:p>1983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7-08-30T00:31:35.301099" calcext:value-type="date">
            <text:p>2017-08-30 00:31:35</text:p>
          </table:table-cell>
          <table:table-cell office:value-type="string" calcext:value-type="string">
            <text:p>1984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7-08-30T00:31:37.045449" calcext:value-type="date">
            <text:p>2017-08-30 00:31:37</text:p>
          </table:table-cell>
          <table:table-cell office:value-type="string" calcext:value-type="string">
            <text:p>1985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7-08-30T00:31:38.789798" calcext:value-type="date">
            <text:p>2017-08-30 00:31:39</text:p>
          </table:table-cell>
          <table:table-cell office:value-type="string" calcext:value-type="string">
            <text:p>1986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7-08-30T00:31:40.534148" calcext:value-type="date">
            <text:p>2017-08-30 00:31:41</text:p>
          </table:table-cell>
          <table:table-cell office:value-type="string" calcext:value-type="string">
            <text:p>198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7-08-30T00:31:42.278498" calcext:value-type="date">
            <text:p>2017-08-30 00:31:42</text:p>
          </table:table-cell>
          <table:table-cell office:value-type="string" calcext:value-type="string">
            <text:p>1988 LOREM IPSUM DO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7-08-30T00:31:44.022847" calcext:value-type="date">
            <text:p>2017-08-30 00:31:44</text:p>
          </table:table-cell>
          <table:table-cell office:value-type="string" calcext:value-type="string">
            <text:p>1989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7-08-30T00:31:45.767197" calcext:value-type="date">
            <text:p>2017-08-30 00:31:46</text:p>
          </table:table-cell>
          <table:table-cell office:value-type="string" calcext:value-type="string">
            <text:p>1990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7-08-30T00:31:47.511547" calcext:value-type="date">
            <text:p>2017-08-30 00:31:48</text:p>
          </table:table-cell>
          <table:table-cell office:value-type="string" calcext:value-type="string">
            <text:p>1991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7-08-30T00:31:49.255896" calcext:value-type="date">
            <text:p>2017-08-30 00:31:49</text:p>
          </table:table-cell>
          <table:table-cell office:value-type="string" calcext:value-type="string">
            <text:p>1992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7-08-30T00:31:51.000246" calcext:value-type="date">
            <text:p>2017-08-30 00:31:51</text:p>
          </table:table-cell>
          <table:table-cell office:value-type="string" calcext:value-type="string">
            <text:p>1993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8-30T00:31:52.744596" calcext:value-type="date">
            <text:p>2017-08-30 00:31:53</text:p>
          </table:table-cell>
          <table:table-cell office:value-type="string" calcext:value-type="string">
            <text:p>1994 LOREM IPSUM DOL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7-08-30T00:31:54.488946" calcext:value-type="date">
            <text:p>2017-08-30 00:31:54</text:p>
          </table:table-cell>
          <table:table-cell office:value-type="string" calcext:value-type="string">
            <text:p>1995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7-08-30T00:31:56.233295" calcext:value-type="date">
            <text:p>2017-08-30 00:31:56</text:p>
          </table:table-cell>
          <table:table-cell office:value-type="string" calcext:value-type="string">
            <text:p>1996 LOREM IPSUM DOLO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7-08-30T00:31:57.977645" calcext:value-type="date">
            <text:p>2017-08-30 00:31:58</text:p>
          </table:table-cell>
          <table:table-cell office:value-type="string" calcext:value-type="string">
            <text:p>1997 LOREM IPSUM DO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7-08-30T00:31:59.721995" calcext:value-type="date">
            <text:p>2017-08-30 00:32:00</text:p>
          </table:table-cell>
          <table:table-cell office:value-type="string" calcext:value-type="string">
            <text:p>1998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7-08-30T00:32:01.466344" calcext:value-type="date">
            <text:p>2017-08-30 00:32:01</text:p>
          </table:table-cell>
          <table:table-cell office:value-type="string" calcext:value-type="string">
            <text:p>1999 LOREM IPSUM D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7-08-30T00:32:03.210694" calcext:value-type="date">
            <text:p>2017-08-30 00:32:03</text:p>
          </table:table-cell>
          <table:table-cell office:value-type="string" calcext:value-type="string">
            <text:p>2000 LOREM IPSUM DOLOR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35:09.968932263</dc:date>
    <meta:editing-duration>PT1M26S</meta:editing-duration>
    <meta:editing-cycles>1</meta:editing-cycles>
    <meta:generator>LibreOffice/5.1.6.2$Linux_X86_64 LibreOffice_project/10m0$Build-2</meta:generator>
    <meta:document-statistic meta:table-count="1" meta:cell-count="10000" meta:object-count="0"/>
  </office:meta>
</office:document-meta>
</file>